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Reference 1" svg:font-family="'MS Reference 1'" style:font-adornments="Standard" style:font-pitch="variable" style:font-charset="x-symbol"/>
    <style:font-face style:name="Frutiger 55 Roman" svg:font-family="'Frutiger 55 Roman'" style:font-family-generic="roman"/>
    <style:font-face style:name="Arial1" svg:font-family="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647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1.637cm"/>
    </style:style>
    <style:style style:name="co10" style:family="table-column">
      <style:table-column-properties fo:break-before="auto" style:column-width="2.053cm"/>
    </style:style>
    <style:style style:name="co11" style:family="table-column">
      <style:table-column-properties fo:break-before="auto" style:column-width="0.658cm"/>
    </style:style>
    <style:style style:name="co12" style:family="table-column">
      <style:table-column-properties fo:break-before="auto" style:column-width="7.574cm"/>
    </style:style>
    <style:style style:name="co13" style:family="table-column">
      <style:table-column-properties fo:break-before="auto" style:column-width="4.523cm"/>
    </style:style>
    <style:style style:name="co14" style:family="table-column">
      <style:table-column-properties fo:break-before="auto" style:column-width="0.681cm"/>
    </style:style>
    <style:style style:name="co15" style:family="table-column">
      <style:table-column-properties fo:break-before="auto" style:column-width="3.14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4.001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9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0pt" style:text-underline-style="none" style:font-size-asian="10pt" style:font-size-complex="10pt"/>
    </style:style>
    <style:style style:name="ce2" style:family="table-cell" style:parent-style-name="Default" style:data-style-name="N109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Arial" fo:font-size="10pt" style:font-size-asian="10pt" style:font-size-complex="10pt"/>
    </style:style>
    <style:style style:name="ce3" style:family="table-cell" style:parent-style-name="Default" style:data-style-name="N109">
      <style:table-cell-properties fo:border-bottom="none" fo:border-left="0.002cm solid #000000" fo:border-right="none" fo:border-top="none"/>
      <style:text-properties style:font-name="Arial" fo:font-size="10pt" style:font-size-asian="10pt" style:font-size-complex="10pt"/>
    </style:style>
    <style:style style:name="ce4" style:family="table-cell" style:parent-style-name="Default" style:data-style-name="N109">
      <style:table-cell-properties fo:border-bottom="0.002cm solid #000000" fo:border-left="0.002cm solid #000000" fo:border-right="none" fo:border-top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style:font-name="Arial" fo:font-size="10pt" style:font-size-asian="10pt" style:font-size-complex="10pt"/>
    </style:style>
    <style:style style:name="ce6" style:family="table-cell" style:parent-style-name="Default" style:data-style-name="N109">
      <style:table-cell-properties fo:border-bottom="0.002cm solid #000000" fo:border-left="0.002cm solid #000000" fo:border-right="none" fo:border-top="none"/>
      <style:text-properties style:font-name="Arial" fo:font-size="9pt" style:font-size-asian="9pt" style:font-size-complex="9pt"/>
    </style:style>
    <style:style style:name="ce7" style:family="table-cell" style:parent-style-name="Default" style:data-style-name="N109">
      <style:text-properties fo:font-size="9pt" style:font-size-asian="9pt" style:font-size-complex="9pt"/>
    </style:style>
    <style:style style:name="ce8" style:family="table-cell" style:parent-style-name="Default" style:data-style-name="N109">
      <style:text-properties fo:color="#000000" style:font-name="Segoe UI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9" style:family="table-cell" style:parent-style-name="Default" style:data-style-name="N109">
      <style:table-cell-properties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109">
      <style:text-properties fo:font-size="11pt" style:font-size-asian="11pt" style:font-size-complex="11pt"/>
    </style:style>
    <style:style style:name="ce11" style:family="table-cell" style:parent-style-name="Default" style:data-style-name="N109"/>
    <style:style style:name="ce12" style:family="table-cell" style:parent-style-name="Default" style:data-style-name="N109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9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9">
      <style:table-cell-properties fo:border-bottom="none" fo:background-color="#e6e6e6" fo:border-left="0.002cm solid #000000" fo:border-right="0.002cm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9">
      <style:table-cell-properties fo:border-bottom="0.002cm solid #000000" fo:background-color="#e6e6e6" fo:border-left="0.002cm solid #000000" fo:border-right="0.002cm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9">
      <style:table-cell-properties fo:border-bottom="0.002cm solid #000000" fo:background-color="#e6e6e6" fo:border-left="0.002cm solid #000000" fo:border-right="0.002cm solid #000000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09">
      <style:table-cell-properties fo:border="none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109">
      <style:table-cell-properties fo:wrap-option="wrap" fo:border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109"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09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9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Arial" fo:font-size="10pt" style:text-underline-style="none" style:font-size-asian="10pt" style:font-size-complex="10pt"/>
    </style:style>
    <style:style style:name="ce2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24" style:family="table-cell" style:parent-style-name="Default" style:data-style-name="N109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25" style:family="table-cell" style:parent-style-name="Default" style:data-style-name="N109">
      <style:text-properties style:font-name="Arial" fo:font-size="10pt" style:font-size-asian="10pt" style:font-size-complex="10pt"/>
    </style:style>
    <style:style style:name="ce26" style:family="table-cell" style:parent-style-name="Default" style:data-style-name="N109">
      <style:table-cell-properties fo:border="none"/>
      <style:text-properties style:font-name="Arial" fo:font-size="10pt" style:font-size-asian="10pt" style:font-size-complex="10pt"/>
    </style:style>
    <style:style style:name="ce27" style:family="table-cell" style:parent-style-name="Default" style:data-style-name="N109">
      <style:table-cell-properties fo:border="none"/>
      <style:text-properties fo:font-size="9pt" style:font-size-asian="9pt" style:font-size-complex="9pt"/>
    </style:style>
    <style:style style:name="ce28" style:family="table-cell" style:parent-style-name="Default" style:data-style-name="N109">
      <style:table-cell-properties fo:wrap-option="wrap" fo:border="none" style:vertical-align="top"/>
      <style:text-properties fo:font-size="9pt" style:font-size-asian="9pt" style:font-size-complex="9pt"/>
    </style:style>
    <style:style style:name="ce29" style:family="table-cell" style:parent-style-name="Default" style:data-style-name="N109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0" style:family="table-cell" style:parent-style-name="Default" style:data-style-name="N109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style:font-size-asian="10pt" style:font-size-complex="10pt"/>
    </style:style>
    <style:style style:name="ce31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style:font-name="Arial" fo:font-size="10pt" style:font-size-asian="10pt" style:font-size-complex="10pt"/>
    </style:style>
    <style:style style:name="ce32" style:family="table-cell" style:parent-style-name="Default" style:data-style-name="N11">
      <style:table-cell-properties fo:background-color="transparent"/>
      <style:text-properties fo:color="#000080" fo:font-size="9pt" style:font-size-asian="9pt" style:font-size-complex="9pt"/>
    </style:style>
    <style:style style:name="ce33" style:family="table-cell" style:parent-style-name="Default" style:data-style-name="N109">
      <style:table-cell-properties fo:background-color="transparent" fo:border="none"/>
      <style:text-properties fo:font-size="9pt" style:font-size-asian="9pt" style:font-size-complex="9pt"/>
    </style:style>
    <style:style style:name="ce34" style:family="table-cell" style:parent-style-name="Default" style:data-style-name="N109">
      <style:table-cell-properties fo:background-color="transparent" fo:wrap-option="wrap" fo:border="none" style:vertical-align="top"/>
      <style:text-properties fo:font-size="9pt" style:font-size-asian="9pt" style:font-size-complex="9pt"/>
    </style:style>
    <style:style style:name="ce35" style:family="table-cell" style:parent-style-name="Default" style:data-style-name="N11">
      <style:text-properties fo:color="#000080" fo:font-size="11pt" style:font-size-asian="11pt" style:font-size-complex="11pt"/>
    </style:style>
    <style:style style:name="ce36" style:family="table-cell" style:parent-style-name="Default" style:data-style-name="N11">
      <style:text-properties fo:color="#000080"/>
    </style:style>
    <style:style style:name="ce37" style:family="table-cell" style:parent-style-name="Default" style:data-style-name="N109">
      <style:table-cell-properties fo:border-bottom="0.002cm solid #000000" fo:background-color="#ffffcc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09">
      <style:table-cell-properties fo:background-color="#ffffcc"/>
      <style:text-properties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09">
      <style:table-cell-properties fo:border-bottom="0.002cm solid #000000" fo:background-color="#ffffcc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09">
      <style:table-cell-properties fo:background-color="transparent" fo:border="none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109">
      <style:table-cell-properties fo:background-color="transparent" fo:wrap-option="wrap" fo:border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1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80" style:font-name="Arial" fo:font-size="10pt" style:text-underline-style="none" style:font-size-asian="10pt" style:font-size-complex="10pt"/>
    </style:style>
    <style:style style:name="ce43" style:family="table-cell" style:parent-style-name="Default">
      <style:table-cell-properties fo:border-bottom="none" fo:border-left="0.002cm solid #000000" fo:border-right="0.002cm solid #000000" fo:border-top="none"/>
    </style:style>
    <style:style style:name="ce4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5" style:family="table-cell" style:parent-style-name="Default">
      <style:table-cell-properties fo:wrap-option="wrap" style:vertical-align="top"/>
    </style:style>
    <style:style style:name="ce46" style:family="table-cell" style:parent-style-name="Default" style:data-style-name="N11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80" style:font-name="Arial" fo:font-size="10pt" style:text-underline-style="none" style:font-size-asian="10pt" style:font-size-complex="10pt"/>
    </style:style>
    <style:style style:name="ce47" style:family="table-cell" style:parent-style-name="Default" style:data-style-name="N11">
      <style:text-properties fo:color="#000080" style:font-name="Arial" fo:font-size="10pt" style:font-size-asian="10pt" style:font-size-complex="10pt"/>
    </style:style>
    <style:style style:name="ce48" style:family="table-cell" style:parent-style-name="Default" style:data-style-name="N11">
      <style:table-cell-properties fo:border-bottom="none" fo:border-left="0.002cm solid #000000" fo:border-right="0.002cm solid #000000" fo:border-top="none"/>
      <style:text-properties fo:color="#000080" style:font-name="Arial" fo:font-size="10pt" style:font-size-asian="10pt" style:font-size-complex="10pt"/>
    </style:style>
    <style:style style:name="ce49" style:family="table-cell" style:parent-style-name="Default" style:data-style-name="N11">
      <style:table-cell-properties fo:border-bottom="0.002cm solid #000000" fo:border-left="0.002cm solid #000000" fo:border-right="0.002cm solid #000000" fo:border-top="none"/>
      <style:text-properties fo:color="#000080" style:font-name="Arial" fo:font-size="10pt" style:font-size-asian="10pt" style:font-size-complex="10pt"/>
    </style:style>
    <style:style style:name="ce50" style:family="table-cell" style:parent-style-name="Default" style:data-style-name="N11">
      <style:table-cell-properties fo:background-color="transparent" fo:wrap-option="wrap" style:vertical-align="top"/>
      <style:text-properties fo:color="#000080" fo:font-size="9pt" style:font-size-asian="9pt" style:font-size-complex="9pt"/>
    </style:style>
    <style:style style:name="ce51" style:family="table-cell" style:parent-style-name="Default" style:data-style-name="N109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80" style:font-name="Arial" fo:font-size="10pt" style:text-underline-style="none" style:font-size-asian="10pt" style:font-size-complex="10pt"/>
    </style:style>
    <style:style style:name="ce52" style:family="table-cell" style:parent-style-name="Default" style:data-style-name="N109">
      <style:table-cell-properties fo:border-bottom="none" fo:border-left="0.002cm solid #000000" fo:border-right="0.002cm solid #000000" fo:border-top="none"/>
      <style:text-properties fo:color="#000080" style:font-name="Arial" fo:font-size="10pt" style:font-size-asian="10pt" style:font-size-complex="10pt"/>
    </style:style>
    <style:style style:name="ce53" style:family="table-cell" style:parent-style-name="Default" style:data-style-name="N109">
      <style:table-cell-properties fo:border-bottom="0.002cm solid #000000" fo:border-left="0.002cm solid #000000" fo:border-right="0.002cm solid #000000" fo:border-top="none"/>
      <style:text-properties fo:color="#000080" style:font-name="Arial" fo:font-size="10pt" style:font-size-asian="10pt" style:font-size-complex="10pt"/>
    </style:style>
    <style:style style:name="ce54" style:family="table-cell" style:parent-style-name="Default" style:data-style-name="N109">
      <style:table-cell-properties fo:background-color="transparent"/>
      <style:text-properties fo:color="#000080" fo:font-size="9pt" style:font-size-asian="9pt" style:font-size-complex="9pt"/>
    </style:style>
    <style:style style:name="ce55" style:family="table-cell" style:parent-style-name="Default" style:data-style-name="N109">
      <style:table-cell-properties fo:background-color="transparent" fo:wrap-option="wrap" style:vertical-align="top"/>
      <style:text-properties fo:color="#000080" fo:font-size="9pt" style:font-size-asian="9pt" style:font-size-complex="9pt"/>
    </style:style>
    <style:style style:name="ce56" style:family="table-cell" style:parent-style-name="Default" style:data-style-name="N109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use-window-font-color="true" style:font-name="Arial" fo:font-size="10pt" style:text-underline-style="none" style:font-size-asian="10pt" style:font-size-complex="10pt"/>
    </style:style>
    <style:style style:name="ce57" style:family="table-cell" style:parent-style-name="Default" style:data-style-name="N109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end" fo:margin-left="0cm"/>
      <style:text-properties style:use-window-font-color="true" style:font-name="Arial" fo:font-size="10pt" style:font-size-asian="10pt" style:font-size-complex="10pt"/>
    </style:style>
    <style:style style:name="ce58" style:family="table-cell" style:parent-style-name="Default" style:data-style-name="N109">
      <style:table-cell-properties fo:border-bottom="none" fo:background-color="transparent" fo:border-left="0.002cm solid #000000" fo:border-right="0.002cm solid #000000" fo:border-top="none"/>
      <style:text-properties style:use-window-font-color="true" style:font-name="Arial" fo:font-size="10pt" style:font-size-asian="10pt" style:font-size-complex="10pt"/>
    </style:style>
    <style:style style:name="ce59" style:family="table-cell" style:parent-style-name="Default" style:data-style-name="N109">
      <style:table-cell-properties fo:border-bottom="0.002cm solid #000000" fo:background-color="transparent" fo:border-left="0.002cm solid #000000" fo:border-right="0.002cm solid #000000" fo:border-top="none"/>
      <style:text-properties style:use-window-font-color="true" style:font-name="Arial" fo:font-size="10pt" style:font-size-asian="10pt" style:font-size-complex="10pt"/>
    </style:style>
    <style:style style:name="ce60" style:family="table-cell" style:parent-style-name="Default" style:data-style-name="N109">
      <style:table-cell-properties fo:border-bottom="none" fo:background-color="transparent" fo:border-left="none" fo:border-right="0.002cm solid #000000" fo:border-top="none"/>
      <style:text-properties style:use-window-font-color="true" style:font-name="Arial" fo:font-size="10pt" style:font-size-asian="10pt" style:font-size-complex="10pt"/>
    </style:style>
    <style:style style:name="ce61" style:family="table-cell" style:parent-style-name="Default" style:data-style-name="N109">
      <style:table-cell-properties fo:background-color="transparent" fo:border="none"/>
      <style:text-properties style:use-window-font-color="true" fo:font-size="9pt" style:font-size-asian="9pt" style:font-size-complex="9pt"/>
    </style:style>
    <style:style style:name="ce62" style:family="table-cell" style:parent-style-name="Default" style:data-style-name="N109">
      <style:table-cell-properties fo:background-color="transparent" fo:wrap-option="wrap" fo:border="none" style:vertical-align="top"/>
      <style:text-properties style:use-window-font-color="true" fo:font-size="9pt" style:font-size-asian="9pt" style:font-size-complex="9pt"/>
    </style:style>
    <style:style style:name="ce63" style:family="table-cell" style:parent-style-name="Default" style:data-style-name="N109">
      <style:table-cell-properties fo:background-color="transparent"/>
      <style:text-properties style:use-window-font-color="true" fo:font-size="11pt" style:font-size-asian="11pt" style:font-size-complex="11pt"/>
    </style:style>
    <style:style style:name="ce64" style:family="table-cell" style:parent-style-name="Default" style:data-style-name="N109">
      <style:table-cell-properties fo:background-color="transparent"/>
      <style:text-properties style:use-window-font-color="true"/>
    </style:style>
    <style:style style:name="ce65" style:family="table-cell" style:parent-style-name="Default">
      <style:table-cell-properties fo:background-color="transparent"/>
      <style:text-properties style:use-window-font-color="true"/>
    </style:style>
    <style:style style:name="ce6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Arial" fo:font-size="10pt" style:text-underline-style="none" style:font-size-asian="10pt" style:font-size-complex="10pt"/>
    </style:style>
    <style:style style:name="ce67" style:family="table-cell" style:parent-style-name="Default"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transparent" fo:wrap-option="wrap" style:vertical-align="top"/>
      <style:text-properties fo:font-size="9pt" style:font-size-asian="9pt" style:font-size-complex="9pt"/>
    </style:style>
    <style:style style:name="ce71" style:family="table-cell" style:parent-style-name="Default">
      <style:text-properties fo:font-size="11pt" style:font-size-asian="11pt" style:font-size-complex="11pt"/>
    </style:style>
    <style:style style:name="ce72" style:family="table-cell" style:parent-style-name="Default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none" fo:background-color="#ffffcc" fo:border-left="0.002cm solid #000000" fo:border-right="0.002cm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0.002cm solid #000000" fo:background-color="#ffffcc" fo:border-left="0.002cm solid #000000" fo:border-right="0.002cm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able-cell-properties fo:background-color="transparent" fo:wrap-option="wrap" style:vertical-align="top"/>
      <style:text-properties fo:font-size="9pt" fo:font-weight="bold" style:font-size-asian="9pt" style:font-weight-asian="bold" style:font-size-complex="9pt" style:font-weight-complex="bold"/>
    </style:style>
    <style:style style:name="ce7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115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80" style:font-name="Arial" fo:font-size="10pt" style:text-underline-style="none" style:font-size-asian="10pt" style:font-size-complex="10pt"/>
    </style:style>
    <style:style style:name="ce79" style:family="table-cell" style:parent-style-name="Default" style:data-style-name="N115">
      <style:table-cell-properties fo:border-bottom="none" fo:border-left="0.002cm solid #000000" fo:border-right="0.002cm solid #000000" fo:border-top="none"/>
      <style:text-properties fo:color="#000080" style:font-name="Arial" fo:font-size="10pt" style:font-size-asian="10pt" style:font-size-complex="10pt"/>
    </style:style>
    <style:style style:name="ce80" style:family="table-cell" style:parent-style-name="Default" style:data-style-name="N115">
      <style:table-cell-properties fo:border-bottom="0.002cm solid #000000" fo:border-left="0.002cm solid #000000" fo:border-right="0.002cm solid #000000" fo:border-top="none"/>
      <style:text-properties fo:color="#000080" style:font-name="Arial" fo:font-size="10pt" style:font-size-asian="10pt" style:font-size-complex="10pt"/>
    </style:style>
    <style:style style:name="ce81" style:family="table-cell" style:parent-style-name="Default" style:data-style-name="N115">
      <style:text-properties fo:color="#000080" fo:font-size="9pt" style:font-size-asian="9pt" style:font-size-complex="9pt"/>
    </style:style>
    <style:style style:name="ce82" style:family="table-cell" style:parent-style-name="Default" style:data-style-name="N115">
      <style:table-cell-properties fo:wrap-option="wrap" style:vertical-align="top"/>
      <style:text-properties fo:color="#000080" fo:font-size="9pt" style:font-size-asian="9pt" style:font-size-complex="9pt"/>
    </style:style>
    <style:style style:name="ce83" style:family="table-cell" style:parent-style-name="Default" style:data-style-name="N115">
      <style:text-properties fo:font-size="11pt" style:font-size-asian="11pt" style:font-size-complex="11pt"/>
    </style:style>
    <style:style style:name="ce84" style:family="table-cell" style:parent-style-name="Default" style:data-style-name="N115"/>
    <style:style style:name="ce85" style:family="table-cell" style:parent-style-name="Default" style:data-style-name="N109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6" style:family="table-cell" style:parent-style-name="Default" style:data-style-name="N109">
      <style:table-cell-properties fo:wrap-option="wrap" style:vertical-align="top"/>
      <style:text-properties fo:font-size="9pt" style:font-size-asian="9pt" style:font-size-complex="9pt"/>
    </style:style>
    <style:style style:name="ce87" style:family="table-cell" style:parent-style-name="Default" style:data-style-name="N109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5c8526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 style:data-style-name="N10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109">
      <style:table-cell-properties fo:background-color="#ffff00"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 style:data-style-name="N109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109">
      <style:table-cell-properties fo:border-bottom="0.002cm solid #000000" fo:background-color="#ffff00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fo:border-bottom="0.002cm solid #000000" fo:wrap-option="wrap" fo:border-left="none" fo:border-right="none" fo:border-top="none" style:vertical-align="middle"/>
    </style:style>
    <style:style style:name="ce94" style:family="table-cell" style:parent-style-name="Default" style:data-style-name="N109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order-bottom="0.002cm solid #000000" fo:border-left="none" fo:border-right="none" fo:border-top="none" style:vertical-align="middle"/>
    </style:style>
    <style:style style:name="ce96" style:family="table-cell" style:parent-style-name="Default" style:data-style-name="N109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fo:border-bottom="0.002cm solid #000000" fo:border-left="none" fo:border-right="none" fo:border-top="none" style:vertical-align="middle"/>
      <style:text-properties style:text-underline-style="solid" style:text-underline-width="auto" style:text-underline-color="font-color"/>
    </style:style>
    <style:style style:name="ce10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order-bottom="0.002cm solid #000000" fo:border-left="none" fo:border-right="none" fo:border-top="none"/>
    </style:style>
    <style:style style:name="ce106" style:family="table-cell" style:parent-style-name="Default">
      <style:table-cell-properties fo:border-bottom="0.002cm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 style:data-style-name="N109">
      <style:table-cell-properties fo:border-bottom="0.002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2cm solid #000000" fo:background-color="#23ff23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3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14" style:family="table-cell" style:parent-style-name="Default">
      <style:text-properties fo:font-style="italic" style:font-style-asian="italic" style:font-style-complex="italic"/>
    </style:style>
    <style:style style:name="ce11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 style:data-style-name="N109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09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0" style:family="table-cell" style:parent-style-name="Default"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21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122" style:family="table-cell" style:parent-style-name="Default">
      <style:table-cell-properties fo:wrap-option="wrap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font-name="Tahom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Frutiger 55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420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 style:data-style-name="N109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1" style:family="table-cell" style:parent-style-name="Default" style:data-style-name="N109">
      <style:table-cell-properties fo:border-bottom="0.002cm solid #000000" fo:background-color="transparent" fo:border-left="none" fo:border-right="none" fo:border-top="none" style:vertical-align="middle"/>
      <style:text-properties fo:font-weight="normal" style:font-weight-asian="normal" style:font-weight-complex="normal"/>
    </style:style>
    <style:style style:name="ce132" style:family="table-cell" style:parent-style-name="Default" style:data-style-name="N109">
      <style:table-cell-properties fo:border-bottom="0.002cm solid #000000" fo:background-color="transparent" fo:border-left="none" fo:border-right="none" fo:border-top="none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109">
      <style:table-cell-properties fo:border-bottom="0.002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 style:data-style-name="N109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 style:data-style-name="N109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 style:data-style-name="N109">
      <style:table-cell-properties fo:border-bottom="0.002cm solid #000000" fo:background-color="#ffff00" fo:border-left="none" fo:border-right="none" fo:border-top="none" style:vertical-align="middle"/>
      <style:text-properties fo:font-weight="normal" style:font-weight-asian="normal" style:font-weight-complex="normal"/>
    </style:style>
    <style:style style:name="ce137" style:family="table-cell" style:parent-style-name="Default" style:data-style-name="N109">
      <style:table-cell-properties fo:background-color="#ffff00" fo:border="none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 style:data-style-name="N109">
      <style:table-cell-properties fo:border-bottom="0.002cm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139" style:family="table-cell" style:parent-style-name="Default" style:data-style-name="N109">
      <style:table-cell-properties fo:border-bottom="0.002cm solid #000000" fo:background-color="#ffff00" fo:border-left="none" fo:border-right="none" fo:border-top="none" style:vertical-align="middle"/>
      <style:text-properties fo:font-weight="bold" style:font-weight-asian="bold" style:font-weight-complex="bold"/>
    </style:style>
    <style:style style:name="ce140" style:family="table-cell" style:parent-style-name="Default" style:data-style-name="N109">
      <style:table-cell-properties fo:border-bottom="0.002cm solid #000000" fo:background-color="transparent" fo:border-left="none" fo:border-right="none" fo:border-top="none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1" style:family="table-cell" style:parent-style-name="Default" style:data-style-name="N109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 style:data-style-name="N118"/>
    <style:style style:name="ce143" style:family="table-cell" style:parent-style-name="Default" style:data-style-name="N109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 style:data-style-name="N109">
      <style:table-cell-properties fo:border-bottom="0.002cm solid #000000" fo:background-color="#23ff23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color="#ff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46" style:family="table-cell" style:parent-style-name="Default" style:data-style-name="N10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15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color="#ff420e" fo:font-size="14pt" fo:font-weight="bold" style:font-size-asian="14pt" style:font-weight-asian="bold" style:font-size-complex="14pt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57" style:family="table-cell" style:parent-style-name="Default">
      <style:text-properties fo:font-size="9pt" style:font-size-asian="9pt" style:font-size-complex="9pt"/>
    </style:style>
    <style:style style:name="ce15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60" style:family="table-cell" style:parent-style-name="Default" style:data-style-name="N117">
      <style:text-properties fo:font-size="9pt" style:font-size-asian="9pt" style:font-size-complex="9pt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S Reference 1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5000b" fo:font-weight="bold" style:font-weight-asian="bold" style:font-weight-complex="bold"/>
    </style:style>
    <style:style style:name="T7" style:family="text">
      <style:text-properties fo:color="#c5000b"/>
    </style:style>
  </office:automatic-styles>
  <office:body>
    <office:spreadsheet>
      <table:table table:name="Steuerklasse-3" table:style-name="ta1" table:print="false"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65"/>
        <table:table-column table:style-name="co9" table:default-cell-style-name="Default"/>
        <table:table-column table:style-name="co1" table:default-cell-style-name="ce2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number-columns-repeated="1006" table:default-cell-style-name="Default"/>
        <table:table-row table:style-name="ro1">
          <table:table-cell table:style-name="ce1" office:value-type="string">
            <text:p>Y-Achse</text:p>
          </table:table-cell>
          <table:table-cell table:style-name="ce12" office:value-type="string">
            <text:p>Brutto</text:p>
          </table:table-cell>
          <table:table-cell table:style-name="ce22" office:value-type="string">
            <text:p>Ist-Steuer (incl. Soli)</text:p>
          </table:table-cell>
          <table:table-cell table:style-name="ce29" office:value-type="string">
            <text:p>Beitrag KV+PV</text:p>
          </table:table-cell>
          <table:table-cell table:style-name="ce37" office:value-type="string">
            <text:p>Ist-Netto</text:p>
          </table:table-cell>
          <table:table-cell table:style-name="ce42" office:value-type="string">
            <text:p>Ist-Abgaben</text:p>
          </table:table-cell>
          <table:table-cell table:style-name="ce46" office:value-type="string">
            <text:p>Ist-Abgabe-Satz</text:p>
          </table:table-cell>
          <table:table-cell table:style-name="ce51" office:value-type="string">
            <text:p>AG-Anteil KV + PV</text:p>
          </table:table-cell>
          <table:table-cell table:style-name="ce56" office:value-type="string">
            <text:p>Beitrag RV+AV</text:p>
          </table:table-cell>
          <table:table-cell table:style-name="ce66" office:value-type="string">
            <text:p>Abgaben mit BGE</text:p>
          </table:table-cell>
          <table:table-cell table:style-name="ce72" office:value-type="string">
            <text:p>Netto mit BGE</text:p>
          </table:table-cell>
          <table:table-cell table:style-name="ce78" office:value-type="string">
            <text:p>Abgabesatz mit BGE</text:p>
          </table:table-cell>
          <table:table-cell table:style-name="ce85"/>
          <table:table-cell table:style-name="ce87" office:value-type="currency" office:currency="EUR" office:value="1260">
            <text:p>1.260 €</text:p>
          </table:table-cell>
          <table:table-cell table:style-name="ce126" office:value-type="float" office:value="53">
            <text:p>53</text:p>
          </table:table-cell>
          <table:table-cell table:style-name="ce155" office:value-type="string">
            <text:p>%</text:p>
          </table:table-cell>
          <table:table-cell table:style-name="ce159" table:number-columns-repeated="1007"/>
          <table:table-cell/>
        </table:table-row>
        <table:table-row table:style-name="ro2">
          <table:table-cell table:style-name="ce2" office:value-type="currency" office:currency="EUR" office:value="0">
            <text:p>0 €</text:p>
          </table:table-cell>
          <table:table-cell table:style-name="ce13" office:value-type="currency" office:currency="EUR" office:value="0">
            <text:p>0 €</text:p>
          </table:table-cell>
          <table:table-cell table:style-name="ce23" office:value-type="currency" office:currency="EUR" office:value="0">
            <text:p>0 €</text:p>
          </table:table-cell>
          <table:table-cell table:style-name="ce30"/>
          <table:table-cell table:style-name="ce38" table:formula="of:=[.B2]-[.C2]-[.D2]" office:value-type="currency" office:currency="EUR" office:value="0">
            <text:p>0 €</text:p>
          </table:table-cell>
          <table:table-cell table:style-name="ce43" table:formula="of:=[.C2]+[.D2]" office:value-type="currency" office:currency="EUR" office:value="0">
            <text:p>0 €</text:p>
          </table:table-cell>
          <table:table-cell table:style-name="ce47"/>
          <table:table-cell table:style-name="ce52"/>
          <table:table-cell table:style-name="ce57"/>
          <table:table-cell table:style-name="ce67" table:formula="of:=([.B2]-[.I2])*[.$O$1]/100-[.$N$1]*2+[.$N$6]*2" office:value-type="currency" office:currency="EUR" office:value="-1900">
            <text:p>-1.900 €</text:p>
          </table:table-cell>
          <table:table-cell table:style-name="ce73" table:formula="of:=[.B2]-[.J2]" office:value-type="currency" office:currency="EUR" office:value="1900">
            <text:p>1.900 €</text:p>
          </table:table-cell>
          <table:table-cell table:style-name="ce79"/>
          <table:table-cell table:style-name="ce23"/>
          <table:table-cell table:style-name="ce88" office:value-type="string">
            <text:p>(BGE monatlich)</text:p>
          </table:table-cell>
          <table:table-cell table:style-name="ce88" office:value-type="string">
            <text:p>(Gesamt-Steuersatz)</text:p>
          </table:table-cell>
          <table:table-cell table:style-name="ce156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200">
            <text:p>200 €</text:p>
          </table:table-cell>
          <table:table-cell table:style-name="ce23" office:value-type="currency" office:currency="EUR" office:value="0">
            <text:p>0 €</text:p>
          </table:table-cell>
          <table:table-cell table:style-name="ce23" office:value-type="currency" office:currency="EUR" office:value="20">
            <text:p>20 €</text:p>
          </table:table-cell>
          <table:table-cell table:style-name="ce38" table:formula="of:=[.B3]-[.C3]-[.D3]" office:value-type="currency" office:currency="EUR" office:value="180">
            <text:p>180 €</text:p>
          </table:table-cell>
          <table:table-cell table:style-name="ce43" table:formula="of:=[.C3]+[.D3]" office:value-type="currency" office:currency="EUR" office:value="20">
            <text:p>20 €</text:p>
          </table:table-cell>
          <table:table-cell table:style-name="ce48" table:formula="of:=1-[.E3]/[.B3]" office:value-type="percentage" office:value="0.1">
            <text:p>10,00%</text:p>
          </table:table-cell>
          <table:table-cell table:style-name="ce52" table:formula="of:=[.B3]*0.08575" office:value-type="currency" office:currency="EUR" office:value="17.15">
            <text:p>17 €</text:p>
          </table:table-cell>
          <table:table-cell table:style-name="ce58" office:value-type="currency" office:currency="EUR" office:value="22">
            <text:p>22 €</text:p>
          </table:table-cell>
          <table:table-cell table:style-name="ce67" table:formula="of:=([.B3]+[.H3]-[.I3])*[.$O$1]/100-[.$N$1]*2+[.$N$6]*2" office:value-type="currency" office:currency="EUR" office:value="-1796.5705">
            <text:p>-1.797 €</text:p>
          </table:table-cell>
          <table:table-cell table:style-name="ce73" table:formula="of:=[.B3]+[.H3]-[.J3]" office:value-type="currency" office:currency="EUR" office:value="2013.7205">
            <text:p>2.014 €</text:p>
          </table:table-cell>
          <table:table-cell table:style-name="ce79" table:formula="of:=1-[.K3]/[.B3]" office:value-type="percentage" office:value="-9.0686025">
            <text:p>-906,86%</text:p>
          </table:table-cell>
          <table:table-cell table:style-name="ce23"/>
          <table:table-cell table:style-name="ce89" office:value-type="string">
            <text:p>davon geht ab an Krankenversicherungen:</text:p>
          </table:table-cell>
          <table:table-cell table:style-name="ce127"/>
          <table:table-cell table:style-name="ce156" table:number-columns-repeated="1008"/>
          <table:table-cell/>
        </table:table-row>
        <table:table-row table:style-name="ro2">
          <table:table-cell table:style-name="ce3" table:formula="of:=[.B4]" office:value-type="currency" office:currency="EUR" office:value="400">
            <text:p>400 €</text:p>
          </table:table-cell>
          <table:table-cell table:style-name="ce14" office:value-type="currency" office:currency="EUR" office:value="400">
            <text:p>400 €</text:p>
          </table:table-cell>
          <table:table-cell table:style-name="ce23" office:value-type="currency" office:currency="EUR" office:value="0">
            <text:p>0 €</text:p>
          </table:table-cell>
          <table:table-cell table:style-name="ce23" office:value-type="currency" office:currency="EUR" office:value="40">
            <text:p>40 €</text:p>
          </table:table-cell>
          <table:table-cell table:style-name="ce38" table:formula="of:=[.B4]-[.C4]-[.D4]" office:value-type="currency" office:currency="EUR" office:value="360">
            <text:p>360 €</text:p>
          </table:table-cell>
          <table:table-cell table:style-name="ce43" table:formula="of:=[.C4]+[.D4]" office:value-type="currency" office:currency="EUR" office:value="40">
            <text:p>40 €</text:p>
          </table:table-cell>
          <table:table-cell table:style-name="ce48" table:formula="of:=1-[.E4]/[.B4]" office:value-type="percentage" office:value="0.1">
            <text:p>10,00%</text:p>
          </table:table-cell>
          <table:table-cell table:style-name="ce52" table:formula="of:=[.B4]*0.08575" office:value-type="currency" office:currency="EUR" office:value="34.3">
            <text:p>34 €</text:p>
          </table:table-cell>
          <table:table-cell table:style-name="ce58" office:value-type="currency" office:currency="EUR" office:value="43">
            <text:p>43 €</text:p>
          </table:table-cell>
          <table:table-cell table:style-name="ce67" table:formula="of:=([.B4]+[.H4]-[.I4])*[.$O$1]/100-[.$N$1]*2+[.$N$6]*2" office:value-type="currency" office:currency="EUR" office:value="-1692.611">
            <text:p>-1.693 €</text:p>
          </table:table-cell>
          <table:table-cell table:style-name="ce73" table:formula="of:=[.B4]+[.H4]-[.J4]" office:value-type="currency" office:currency="EUR" office:value="2126.911">
            <text:p>2.127 €</text:p>
          </table:table-cell>
          <table:table-cell table:style-name="ce79" table:formula="of:=1-[.K4]/[.B4]" office:value-type="percentage" office:value="-4.3172775">
            <text:p>-431,73%</text:p>
          </table:table-cell>
          <table:table-cell table:style-name="ce23"/>
          <table:table-cell table:style-name="ce90" office:value-type="currency" office:currency="EUR" office:value="260">
            <text:p>260 €</text:p>
          </table:table-cell>
          <table:table-cell table:style-name="ce128" office:value-type="string">
            <text:p><text:s text:c="2"/>Krankenversicherung</text:p>
          </table:table-cell>
          <table:table-cell table:style-name="ce156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600">
            <text:p>600 €</text:p>
          </table:table-cell>
          <table:table-cell table:style-name="ce23" office:value-type="currency" office:currency="EUR" office:value="0">
            <text:p>0 €</text:p>
          </table:table-cell>
          <table:table-cell table:style-name="ce23" office:value-type="currency" office:currency="EUR" office:value="60">
            <text:p>60 €</text:p>
          </table:table-cell>
          <table:table-cell table:style-name="ce38" table:formula="of:=[.B5]-[.C5]-[.D5]" office:value-type="currency" office:currency="EUR" office:value="540">
            <text:p>540 €</text:p>
          </table:table-cell>
          <table:table-cell table:style-name="ce43" table:formula="of:=[.C5]+[.D5]" office:value-type="currency" office:currency="EUR" office:value="60">
            <text:p>60 €</text:p>
          </table:table-cell>
          <table:table-cell table:style-name="ce48" table:formula="of:=1-[.E5]/[.B5]" office:value-type="percentage" office:value="0.1">
            <text:p>10,00%</text:p>
          </table:table-cell>
          <table:table-cell table:style-name="ce52" table:formula="of:=[.B5]*0.08575" office:value-type="currency" office:currency="EUR" office:value="51.45">
            <text:p>51 €</text:p>
          </table:table-cell>
          <table:table-cell table:style-name="ce58" office:value-type="currency" office:currency="EUR" office:value="65">
            <text:p>65 €</text:p>
          </table:table-cell>
          <table:table-cell table:style-name="ce67" table:formula="of:=([.B5]+[.H5]-[.I5])*[.$O$1]/100-[.$N$1]*2+[.$N$6]*2" office:value-type="currency" office:currency="EUR" office:value="-1589.1815">
            <text:p>-1.589 €</text:p>
          </table:table-cell>
          <table:table-cell table:style-name="ce73" table:formula="of:=[.B5]+[.H5]-[.J5]" office:value-type="currency" office:currency="EUR" office:value="2240.6315">
            <text:p>2.241 €</text:p>
          </table:table-cell>
          <table:table-cell table:style-name="ce79" table:formula="of:=1-[.K5]/[.B5]" office:value-type="percentage" office:value="-2.73438583333333">
            <text:p>-273,44%</text:p>
          </table:table-cell>
          <table:table-cell table:style-name="ce23"/>
          <table:table-cell table:style-name="ce90" office:value-type="currency" office:currency="EUR" office:value="50">
            <text:p>50 €</text:p>
          </table:table-cell>
          <table:table-cell table:style-name="ce128" office:value-type="string">
            <text:p><text:s text:c="2"/>Pflegeversicherung</text:p>
          </table:table-cell>
          <table:table-cell table:style-name="ce156" table:number-columns-repeated="1008"/>
          <table:table-cell/>
        </table:table-row>
        <table:table-row table:style-name="ro2">
          <table:table-cell table:style-name="ce4" table:formula="of:=[.B6]" office:value-type="currency" office:currency="EUR" office:value="800">
            <text:p>800 €</text:p>
          </table:table-cell>
          <table:table-cell table:style-name="ce15" office:value-type="currency" office:currency="EUR" office:value="800">
            <text:p>800 €</text:p>
          </table:table-cell>
          <table:table-cell table:style-name="ce24" office:value-type="currency" office:currency="EUR" office:value="0">
            <text:p>0 €</text:p>
          </table:table-cell>
          <table:table-cell table:style-name="ce31" office:value-type="currency" office:currency="EUR" office:value="79">
            <text:p>79 €</text:p>
          </table:table-cell>
          <table:table-cell table:style-name="ce39" table:formula="of:=[.B6]-[.C6]-[.D6]" office:value-type="currency" office:currency="EUR" office:value="721">
            <text:p>721 €</text:p>
          </table:table-cell>
          <table:table-cell table:style-name="ce44" table:formula="of:=[.C6]+[.D6]" office:value-type="currency" office:currency="EUR" office:value="79">
            <text:p>79 €</text:p>
          </table:table-cell>
          <table:table-cell table:style-name="ce49" table:formula="of:=1-[.E6]/[.B6]" office:value-type="percentage" office:value="0.09875">
            <text:p>9,88%</text:p>
          </table:table-cell>
          <table:table-cell table:style-name="ce53" table:formula="of:=[.B6]*0.08575" office:value-type="currency" office:currency="EUR" office:value="68.6">
            <text:p>69 €</text:p>
          </table:table-cell>
          <table:table-cell table:style-name="ce59" office:value-type="currency" office:currency="EUR" office:value="86">
            <text:p>86 €</text:p>
          </table:table-cell>
          <table:table-cell table:style-name="ce68" table:formula="of:=([.B6]+[.H6]-[.I6])*[.$O$1]/100-[.$N$1]*2+[.$N$6]*2" office:value-type="currency" office:currency="EUR" office:value="-1485.222">
            <text:p>-1.485 €</text:p>
          </table:table-cell>
          <table:table-cell table:style-name="ce74" table:formula="of:=[.B6]+[.H6]-[.J6]" office:value-type="currency" office:currency="EUR" office:value="2353.822">
            <text:p>2.354 €</text:p>
          </table:table-cell>
          <table:table-cell table:style-name="ce80" table:formula="of:=1-[.K6]/[.B6]" office:value-type="percentage" office:value="-1.9422775">
            <text:p>-194,23%</text:p>
          </table:table-cell>
          <table:table-cell table:style-name="ce25"/>
          <table:table-cell table:style-name="ce91" table:formula="of:=SUM([.N4:.N5])" office:value-type="currency" office:currency="EUR" office:value="310">
            <text:p>310 €</text:p>
          </table:table-cell>
          <table:table-cell table:style-name="ce129" office:value-type="string">
            <text:p><text:s text:c="2"/>an Krankenkassen gesamt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000">
            <text:p>1.000 €</text:p>
          </table:table-cell>
          <table:table-cell table:style-name="ce25" office:value-type="currency" office:currency="EUR" office:value="0">
            <text:p>0 €</text:p>
          </table:table-cell>
          <table:table-cell table:style-name="ce23" office:value-type="currency" office:currency="EUR" office:value="99">
            <text:p>99 €</text:p>
          </table:table-cell>
          <table:table-cell table:style-name="ce38" table:formula="of:=[.B7]-[.C7]-[.D7]" office:value-type="currency" office:currency="EUR" office:value="901">
            <text:p>901 €</text:p>
          </table:table-cell>
          <table:table-cell table:style-name="ce43" table:formula="of:=[.C7]+[.D7]" office:value-type="currency" office:currency="EUR" office:value="99">
            <text:p>99 €</text:p>
          </table:table-cell>
          <table:table-cell table:style-name="ce48" table:formula="of:=1-[.E7]/[.B7]" office:value-type="percentage" office:value="0.099">
            <text:p>9,90%</text:p>
          </table:table-cell>
          <table:table-cell table:style-name="ce52" table:formula="of:=[.B7]*0.08575" office:value-type="currency" office:currency="EUR" office:value="85.75">
            <text:p>86 €</text:p>
          </table:table-cell>
          <table:table-cell table:style-name="ce58" office:value-type="currency" office:currency="EUR" office:value="108">
            <text:p>108 €</text:p>
          </table:table-cell>
          <table:table-cell table:style-name="ce67" table:formula="of:=([.B7]+[.H7]-[.I7])*[.$O$1]/100-[.$N$1]*2+[.$N$6]*2" office:value-type="currency" office:currency="EUR" office:value="-1381.7925">
            <text:p>-1.382 €</text:p>
          </table:table-cell>
          <table:table-cell table:style-name="ce73" table:formula="of:=[.B7]+[.H7]-[.J7]" office:value-type="currency" office:currency="EUR" office:value="2467.5425">
            <text:p>2.468 €</text:p>
          </table:table-cell>
          <table:table-cell table:style-name="ce79" table:formula="of:=1-[.K7]/[.B7]" office:value-type="percentage" office:value="-1.4675425">
            <text:p>-146,75%</text:p>
          </table:table-cell>
          <table:table-cell table:style-name="ce25"/>
          <table:table-cell table:number-columns-repeated="2"/>
          <table:table-cell table:style-name="ce157" table:number-columns-repeated="1008"/>
          <table:table-cell/>
        </table:table-row>
        <table:table-row table:style-name="ro2">
          <table:table-cell table:style-name="ce3" table:formula="of:=[.B8]" office:value-type="currency" office:currency="EUR" office:value="1200">
            <text:p>1.200 €</text:p>
          </table:table-cell>
          <table:table-cell table:style-name="ce14" office:value-type="currency" office:currency="EUR" office:value="1200">
            <text:p>1.200 €</text:p>
          </table:table-cell>
          <table:table-cell table:style-name="ce25" office:value-type="currency" office:currency="EUR" office:value="0">
            <text:p>0 €</text:p>
          </table:table-cell>
          <table:table-cell table:style-name="ce23" office:value-type="currency" office:currency="EUR" office:value="119">
            <text:p>119 €</text:p>
          </table:table-cell>
          <table:table-cell table:style-name="ce38" table:formula="of:=[.B8]-[.C8]-[.D8]" office:value-type="currency" office:currency="EUR" office:value="1081">
            <text:p>1.081 €</text:p>
          </table:table-cell>
          <table:table-cell table:style-name="ce43" table:formula="of:=[.C8]+[.D8]" office:value-type="currency" office:currency="EUR" office:value="119">
            <text:p>119 €</text:p>
          </table:table-cell>
          <table:table-cell table:style-name="ce48" table:formula="of:=1-[.E8]/[.B8]" office:value-type="percentage" office:value="0.0991666666666666">
            <text:p>9,92%</text:p>
          </table:table-cell>
          <table:table-cell table:style-name="ce52" table:formula="of:=[.B8]*0.08575" office:value-type="currency" office:currency="EUR" office:value="102.9">
            <text:p>103 €</text:p>
          </table:table-cell>
          <table:table-cell table:style-name="ce58" office:value-type="currency" office:currency="EUR" office:value="130">
            <text:p>130 €</text:p>
          </table:table-cell>
          <table:table-cell table:style-name="ce67" table:formula="of:=([.B8]+[.H8]-[.I8])*[.$O$1]/100-[.$N$1]*2+[.$N$6]*2" office:value-type="currency" office:currency="EUR" office:value="-1278.363">
            <text:p>-1.278 €</text:p>
          </table:table-cell>
          <table:table-cell table:style-name="ce73" table:formula="of:=[.B8]+[.H8]-[.J8]" office:value-type="currency" office:currency="EUR" office:value="2581.263">
            <text:p>2.581 €</text:p>
          </table:table-cell>
          <table:table-cell table:style-name="ce79" table:formula="of:=1-[.K8]/[.B8]" office:value-type="percentage" office:value="-1.1510525">
            <text:p>-115,11%</text:p>
          </table:table-cell>
          <table:table-cell table:style-name="ce25"/>
          <table:table-cell table:style-name="ce89" office:value-type="string">
            <text:p>BGE für Kinder bis 18 Jahre:</text:p>
          </table:table-cell>
          <table:table-cell table:style-name="ce127"/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400">
            <text:p>1.400 €</text:p>
          </table:table-cell>
          <table:table-cell table:style-name="ce25" office:value-type="currency" office:currency="EUR" office:value="0">
            <text:p>0 €</text:p>
          </table:table-cell>
          <table:table-cell table:style-name="ce23" office:value-type="currency" office:currency="EUR" office:value="139">
            <text:p>139 €</text:p>
          </table:table-cell>
          <table:table-cell table:style-name="ce38" table:formula="of:=[.B9]-[.C9]-[.D9]" office:value-type="currency" office:currency="EUR" office:value="1261">
            <text:p>1.261 €</text:p>
          </table:table-cell>
          <table:table-cell table:style-name="ce43" table:formula="of:=[.C9]+[.D9]" office:value-type="currency" office:currency="EUR" office:value="139">
            <text:p>139 €</text:p>
          </table:table-cell>
          <table:table-cell table:style-name="ce48" table:formula="of:=1-[.E9]/[.B9]" office:value-type="percentage" office:value="0.0992857142857143">
            <text:p>9,93%</text:p>
          </table:table-cell>
          <table:table-cell table:style-name="ce52" table:formula="of:=[.B9]*0.08575" office:value-type="currency" office:currency="EUR" office:value="120.05">
            <text:p>120 €</text:p>
          </table:table-cell>
          <table:table-cell table:style-name="ce58" office:value-type="currency" office:currency="EUR" office:value="151">
            <text:p>151 €</text:p>
          </table:table-cell>
          <table:table-cell table:style-name="ce67" table:formula="of:=([.B9]+[.H9]-[.I9])*[.$O$1]/100-[.$N$1]*2+[.$N$6]*2" office:value-type="currency" office:currency="EUR" office:value="-1174.4035">
            <text:p>-1.174 €</text:p>
          </table:table-cell>
          <table:table-cell table:style-name="ce73" table:formula="of:=[.B9]+[.H9]-[.J9]" office:value-type="currency" office:currency="EUR" office:value="2694.4535">
            <text:p>2.694 €</text:p>
          </table:table-cell>
          <table:table-cell table:style-name="ce79" table:formula="of:=1-[.K9]/[.B9]" office:value-type="percentage" office:value="-0.924609642857143">
            <text:p>-92,46%</text:p>
          </table:table-cell>
          <table:table-cell table:style-name="ce25"/>
          <table:table-cell table:style-name="ce92" table:formula="of:=([.N1]-[.N6])/2" office:value-type="currency" office:currency="EUR" office:value="475">
            <text:p>475 €</text:p>
          </table:table-cell>
          <table:table-cell table:style-name="ce96" office:value-type="string">
            <text:p><text:s text:c="2"/>BGE monatlich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4" table:formula="of:=[.B10]" office:value-type="currency" office:currency="EUR" office:value="1600">
            <text:p>1.600 €</text:p>
          </table:table-cell>
          <table:table-cell table:style-name="ce15" office:value-type="currency" office:currency="EUR" office:value="1600">
            <text:p>1.600 €</text:p>
          </table:table-cell>
          <table:table-cell table:style-name="ce24" office:value-type="currency" office:currency="EUR" office:value="0">
            <text:p>0 €</text:p>
          </table:table-cell>
          <table:table-cell table:style-name="ce31" office:value-type="currency" office:currency="EUR" office:value="159">
            <text:p>159 €</text:p>
          </table:table-cell>
          <table:table-cell table:style-name="ce39" table:formula="of:=[.B10]-[.C10]-[.D10]" office:value-type="currency" office:currency="EUR" office:value="1441">
            <text:p>1.441 €</text:p>
          </table:table-cell>
          <table:table-cell table:style-name="ce44" table:formula="of:=[.C10]+[.D10]" office:value-type="currency" office:currency="EUR" office:value="159">
            <text:p>159 €</text:p>
          </table:table-cell>
          <table:table-cell table:style-name="ce49" table:formula="of:=1-[.E10]/[.B10]" office:value-type="percentage" office:value="0.099375">
            <text:p>9,94%</text:p>
          </table:table-cell>
          <table:table-cell table:style-name="ce53" table:formula="of:=[.B10]*0.08575" office:value-type="currency" office:currency="EUR" office:value="137.2">
            <text:p>137 €</text:p>
          </table:table-cell>
          <table:table-cell table:style-name="ce59" office:value-type="currency" office:currency="EUR" office:value="173">
            <text:p>173 €</text:p>
          </table:table-cell>
          <table:table-cell table:style-name="ce68" table:formula="of:=([.B10]+[.H10]-[.I10])*[.$O$1]/100-[.$N$1]*2+[.$N$6]*2" office:value-type="currency" office:currency="EUR" office:value="-1070.974">
            <text:p>-1.071 €</text:p>
          </table:table-cell>
          <table:table-cell table:style-name="ce74" table:formula="of:=[.B10]+[.H10]-[.J10]" office:value-type="currency" office:currency="EUR" office:value="2808.174">
            <text:p>2.808 €</text:p>
          </table:table-cell>
          <table:table-cell table:style-name="ce80" table:formula="of:=1-[.K10]/[.B10]" office:value-type="percentage" office:value="-0.75510875">
            <text:p>-75,51%</text:p>
          </table:table-cell>
          <table:table-cell table:style-name="ce25"/>
          <table:table-cell table:number-columns-repeated="2"/>
          <table:table-cell table:style-name="ce157"/>
          <table:table-cell/>
          <table:table-cell table:style-name="ce157" table:number-columns-repeated="1006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800">
            <text:p>1.800 €</text:p>
          </table:table-cell>
          <table:table-cell table:style-name="ce25" office:value-type="currency" office:currency="EUR" office:value="0">
            <text:p>0 €</text:p>
          </table:table-cell>
          <table:table-cell table:style-name="ce23" office:value-type="currency" office:currency="EUR" office:value="179">
            <text:p>179 €</text:p>
          </table:table-cell>
          <table:table-cell table:style-name="ce38" table:formula="of:=[.B11]-[.C11]-[.D11]" office:value-type="currency" office:currency="EUR" office:value="1621">
            <text:p>1.621 €</text:p>
          </table:table-cell>
          <table:table-cell table:style-name="ce43" table:formula="of:=[.C11]+[.D11]" office:value-type="currency" office:currency="EUR" office:value="179">
            <text:p>179 €</text:p>
          </table:table-cell>
          <table:table-cell table:style-name="ce48" table:formula="of:=1-[.E11]/[.B11]" office:value-type="percentage" office:value="0.0994444444444444">
            <text:p>9,94%</text:p>
          </table:table-cell>
          <table:table-cell table:style-name="ce52" table:formula="of:=[.B11]*0.08575" office:value-type="currency" office:currency="EUR" office:value="154.35">
            <text:p>154 €</text:p>
          </table:table-cell>
          <table:table-cell table:style-name="ce58" office:value-type="currency" office:currency="EUR" office:value="194">
            <text:p>194 €</text:p>
          </table:table-cell>
          <table:table-cell table:style-name="ce67" table:formula="of:=([.B11]+[.H11]-[.I11])*[.$O$1]/100-[.$N$1]*2+[.$N$6]*2" office:value-type="currency" office:currency="EUR" office:value="-967.0145">
            <text:p>-967 €</text:p>
          </table:table-cell>
          <table:table-cell table:style-name="ce73" table:formula="of:=[.B11]+[.H11]-[.J11]" office:value-type="currency" office:currency="EUR" office:value="2921.3645">
            <text:p>2.921 €</text:p>
          </table:table-cell>
          <table:table-cell table:style-name="ce79" table:formula="of:=1-[.K11]/[.B11]" office:value-type="percentage" office:value="-0.622980277777778">
            <text:p>-62,30%</text:p>
          </table:table-cell>
          <table:table-cell table:style-name="ce25"/>
          <table:table-cell/>
          <table:table-cell table:style-name="ce130" office:value-type="string">
            <text:p>(ab hier Jahres-Summen:)</text:p>
          </table:table-cell>
          <table:table-cell table:style-name="ce157"/>
          <table:table-cell/>
          <table:table-cell table:style-name="ce157" table:number-columns-repeated="1006"/>
          <table:table-cell/>
        </table:table-row>
        <table:table-row table:style-name="ro2">
          <table:table-cell table:style-name="ce3" table:formula="of:=[.B12]" office:value-type="currency" office:currency="EUR" office:value="2000">
            <text:p>2.000 €</text:p>
          </table:table-cell>
          <table:table-cell table:style-name="ce14" office:value-type="currency" office:currency="EUR" office:value="2000">
            <text:p>2.000 €</text:p>
          </table:table-cell>
          <table:table-cell table:style-name="ce25" office:value-type="currency" office:currency="EUR" office:value="6">
            <text:p>6 €</text:p>
          </table:table-cell>
          <table:table-cell table:style-name="ce23" office:value-type="currency" office:currency="EUR" office:value="199">
            <text:p>199 €</text:p>
          </table:table-cell>
          <table:table-cell table:style-name="ce38" table:formula="of:=[.B12]-[.C12]-[.D12]" office:value-type="currency" office:currency="EUR" office:value="1795">
            <text:p>1.795 €</text:p>
          </table:table-cell>
          <table:table-cell table:style-name="ce43" table:formula="of:=[.C12]+[.D12]" office:value-type="currency" office:currency="EUR" office:value="205">
            <text:p>205 €</text:p>
          </table:table-cell>
          <table:table-cell table:style-name="ce48" table:formula="of:=1-[.E12]/[.B12]" office:value-type="percentage" office:value="0.1025">
            <text:p>10,25%</text:p>
          </table:table-cell>
          <table:table-cell table:style-name="ce52" table:formula="of:=[.B12]*0.08575" office:value-type="currency" office:currency="EUR" office:value="171.5">
            <text:p>172 €</text:p>
          </table:table-cell>
          <table:table-cell table:style-name="ce58" office:value-type="currency" office:currency="EUR" office:value="216">
            <text:p>216 €</text:p>
          </table:table-cell>
          <table:table-cell table:style-name="ce67" table:formula="of:=([.B12]+[.H12]-[.I12])*[.$O$1]/100-[.$N$1]*2+[.$N$6]*2" office:value-type="currency" office:currency="EUR" office:value="-863.585">
            <text:p>-864 €</text:p>
          </table:table-cell>
          <table:table-cell table:style-name="ce73" table:formula="of:=[.B12]+[.H12]-[.J12]" office:value-type="currency" office:currency="EUR" office:value="3035.085">
            <text:p>3.035 €</text:p>
          </table:table-cell>
          <table:table-cell table:style-name="ce79" table:formula="of:=1-[.K12]/[.B12]" office:value-type="percentage" office:value="-0.5175425">
            <text:p>-51,75%</text:p>
          </table:table-cell>
          <table:table-cell table:style-name="ce25"/>
          <table:table-cell table:style-name="ce93"/>
          <table:table-cell table:style-name="ce131"/>
          <table:table-cell table:style-name="ce157"/>
          <table:table-cell/>
          <table:table-cell table:style-name="ce157" table:number-columns-repeated="1006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2200">
            <text:p>2.200 €</text:p>
          </table:table-cell>
          <table:table-cell table:style-name="ce25" office:value-type="currency" office:currency="EUR" office:value="33">
            <text:p>33 €</text:p>
          </table:table-cell>
          <table:table-cell table:style-name="ce23" office:value-type="currency" office:currency="EUR" office:value="218">
            <text:p>218 €</text:p>
          </table:table-cell>
          <table:table-cell table:style-name="ce38" table:formula="of:=[.B13]-[.C13]-[.D13]" office:value-type="currency" office:currency="EUR" office:value="1949">
            <text:p>1.949 €</text:p>
          </table:table-cell>
          <table:table-cell table:style-name="ce43" table:formula="of:=[.C13]+[.D13]" office:value-type="currency" office:currency="EUR" office:value="251">
            <text:p>251 €</text:p>
          </table:table-cell>
          <table:table-cell table:style-name="ce48" table:formula="of:=1-[.E13]/[.B13]" office:value-type="percentage" office:value="0.114090909090909">
            <text:p>11,41%</text:p>
          </table:table-cell>
          <table:table-cell table:style-name="ce52" table:formula="of:=[.B13]*0.08575" office:value-type="currency" office:currency="EUR" office:value="188.65">
            <text:p>189 €</text:p>
          </table:table-cell>
          <table:table-cell table:style-name="ce58" office:value-type="currency" office:currency="EUR" office:value="238">
            <text:p>238 €</text:p>
          </table:table-cell>
          <table:table-cell table:style-name="ce67" table:formula="of:=([.B13]+[.H13]-[.I13])*[.$O$1]/100-[.$N$1]*2+[.$N$6]*2" office:value-type="currency" office:currency="EUR" office:value="-760.1555">
            <text:p>-760 €</text:p>
          </table:table-cell>
          <table:table-cell table:style-name="ce73" table:formula="of:=[.B13]+[.H13]-[.J13]" office:value-type="currency" office:currency="EUR" office:value="3148.8055">
            <text:p>3.149 €</text:p>
          </table:table-cell>
          <table:table-cell table:style-name="ce79" table:formula="of:=1-[.K13]/[.B13]" office:value-type="percentage" office:value="-0.431275227272727">
            <text:p>-43,13%</text:p>
          </table:table-cell>
          <table:table-cell table:style-name="ce25"/>
          <table:table-cell table:style-name="ce94" office:value-type="string">
            <text:p>Krankenversicherungen erhalten aus BGE:</text:p>
          </table:table-cell>
          <table:table-cell table:style-name="ce94" table:formula="of:=([.$N$6]*12*60000000)" office:value-type="currency" office:currency="EUR" office:value="223200000000">
            <text:p>223.20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4" table:formula="of:=[.B14]" office:value-type="currency" office:currency="EUR" office:value="2400">
            <text:p>2.400 €</text:p>
          </table:table-cell>
          <table:table-cell table:style-name="ce15" office:value-type="currency" office:currency="EUR" office:value="2400">
            <text:p>2.400 €</text:p>
          </table:table-cell>
          <table:table-cell table:style-name="ce24" office:value-type="currency" office:currency="EUR" office:value="66">
            <text:p>66 €</text:p>
          </table:table-cell>
          <table:table-cell table:style-name="ce31" office:value-type="currency" office:currency="EUR" office:value="238">
            <text:p>238 €</text:p>
          </table:table-cell>
          <table:table-cell table:style-name="ce39" table:formula="of:=[.B14]-[.C14]-[.D14]" office:value-type="currency" office:currency="EUR" office:value="2096">
            <text:p>2.096 €</text:p>
          </table:table-cell>
          <table:table-cell table:style-name="ce44" table:formula="of:=[.C14]+[.D14]" office:value-type="currency" office:currency="EUR" office:value="304">
            <text:p>304 €</text:p>
          </table:table-cell>
          <table:table-cell table:style-name="ce49" table:formula="of:=1-[.E14]/[.B14]" office:value-type="percentage" office:value="0.126666666666667">
            <text:p>12,67%</text:p>
          </table:table-cell>
          <table:table-cell table:style-name="ce53" table:formula="of:=[.B14]*0.08575" office:value-type="currency" office:currency="EUR" office:value="205.8">
            <text:p>206 €</text:p>
          </table:table-cell>
          <table:table-cell table:style-name="ce59" office:value-type="currency" office:currency="EUR" office:value="259">
            <text:p>259 €</text:p>
          </table:table-cell>
          <table:table-cell table:style-name="ce68" table:formula="of:=([.B14]+[.H14]-[.I14])*[.$O$1]/100-[.$N$1]*2+[.$N$6]*2" office:value-type="currency" office:currency="EUR" office:value="-656.196">
            <text:p>-656 €</text:p>
          </table:table-cell>
          <table:table-cell table:style-name="ce74" table:formula="of:=[.B14]+[.H14]-[.J14]" office:value-type="currency" office:currency="EUR" office:value="3261.996">
            <text:p>3.262 €</text:p>
          </table:table-cell>
          <table:table-cell table:style-name="ce80" table:formula="of:=1-[.K14]/[.B14]" office:value-type="percentage" office:value="-0.359165">
            <text:p>-35,92%</text:p>
          </table:table-cell>
          <table:table-cell table:style-name="ce25"/>
          <table:table-cell table:style-name="ce95" office:value-type="string">
            <text:p>Bundeszuschuss an KV für Kinder</text:p>
          </table:table-cell>
          <table:table-cell table:style-name="ce132" table:formula="of:=[.N4]/2*12*13000000" office:value-type="currency" office:currency="EUR" office:value="20280000000">
            <text:p>20.280.000.000 €</text:p>
          </table:table-cell>
          <table:table-cell table:style-name="ce157" table:number-columns-repeated="2"/>
          <table:table-cell table:style-name="ce7"/>
          <table:table-cell table:style-name="ce157" table:number-columns-repeated="1005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2600">
            <text:p>2.600 €</text:p>
          </table:table-cell>
          <table:table-cell table:style-name="ce25" office:value-type="currency" office:currency="EUR" office:value="103">
            <text:p>103 €</text:p>
          </table:table-cell>
          <table:table-cell table:style-name="ce23" office:value-type="currency" office:currency="EUR" office:value="258">
            <text:p>258 €</text:p>
          </table:table-cell>
          <table:table-cell table:style-name="ce38" table:formula="of:=[.B15]-[.C15]-[.D15]" office:value-type="currency" office:currency="EUR" office:value="2239">
            <text:p>2.239 €</text:p>
          </table:table-cell>
          <table:table-cell table:style-name="ce43" table:formula="of:=[.C15]+[.D15]" office:value-type="currency" office:currency="EUR" office:value="361">
            <text:p>361 €</text:p>
          </table:table-cell>
          <table:table-cell table:style-name="ce48" table:formula="of:=1-[.E15]/[.B15]" office:value-type="percentage" office:value="0.138846153846154">
            <text:p>13,88%</text:p>
          </table:table-cell>
          <table:table-cell table:style-name="ce52" table:formula="of:=[.B15]*0.08575" office:value-type="currency" office:currency="EUR" office:value="222.95">
            <text:p>223 €</text:p>
          </table:table-cell>
          <table:table-cell table:style-name="ce58" office:value-type="currency" office:currency="EUR" office:value="281">
            <text:p>281 €</text:p>
          </table:table-cell>
          <table:table-cell table:style-name="ce67" table:formula="of:=([.B15]+[.H15]-[.I15])*[.$O$1]/100-[.$N$1]*2+[.$N$6]*2" office:value-type="currency" office:currency="EUR" office:value="-552.7665">
            <text:p>-553 €</text:p>
          </table:table-cell>
          <table:table-cell table:style-name="ce73" table:formula="of:=[.B15]+[.H15]-[.J15]" office:value-type="currency" office:currency="EUR" office:value="3375.7165">
            <text:p>3.376 €</text:p>
          </table:table-cell>
          <table:table-cell table:style-name="ce79" table:formula="of:=1-[.K15]/[.B15]" office:value-type="percentage" office:value="-0.2983525">
            <text:p>-29,84%</text:p>
          </table:table-cell>
          <table:table-cell table:style-name="ce25"/>
          <table:table-cell table:style-name="ce96" office:value-type="string">
            <text:p>Krankenversicherungen erhalten insgesamt</text:p>
          </table:table-cell>
          <table:table-cell table:style-name="ce105" table:formula="of:=SUM([.O13:.O14])" office:value-type="currency" office:currency="EUR" office:value="243480000000">
            <text:p>243.48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 table:formula="of:=[.B16]" office:value-type="currency" office:currency="EUR" office:value="2800">
            <text:p>2.800 €</text:p>
          </table:table-cell>
          <table:table-cell table:style-name="ce14" office:value-type="currency" office:currency="EUR" office:value="2800">
            <text:p>2.800 €</text:p>
          </table:table-cell>
          <table:table-cell table:style-name="ce25" office:value-type="currency" office:currency="EUR" office:value="140">
            <text:p>140 €</text:p>
          </table:table-cell>
          <table:table-cell table:style-name="ce23" office:value-type="currency" office:currency="EUR" office:value="278">
            <text:p>278 €</text:p>
          </table:table-cell>
          <table:table-cell table:style-name="ce38" table:formula="of:=[.B16]-[.C16]-[.D16]" office:value-type="currency" office:currency="EUR" office:value="2382">
            <text:p>2.382 €</text:p>
          </table:table-cell>
          <table:table-cell table:style-name="ce43" table:formula="of:=[.C16]+[.D16]" office:value-type="currency" office:currency="EUR" office:value="418">
            <text:p>418 €</text:p>
          </table:table-cell>
          <table:table-cell table:style-name="ce48" table:formula="of:=1-[.E16]/[.B16]" office:value-type="percentage" office:value="0.149285714285714">
            <text:p>14,93%</text:p>
          </table:table-cell>
          <table:table-cell table:style-name="ce52" table:formula="of:=[.B16]*0.08575" office:value-type="currency" office:currency="EUR" office:value="240.1">
            <text:p>240 €</text:p>
          </table:table-cell>
          <table:table-cell table:style-name="ce58" office:value-type="currency" office:currency="EUR" office:value="302">
            <text:p>302 €</text:p>
          </table:table-cell>
          <table:table-cell table:style-name="ce67" table:formula="of:=([.B16]+[.H16]-[.I16])*[.$O$1]/100-[.$N$1]*2+[.$N$6]*2" office:value-type="currency" office:currency="EUR" office:value="-448.807">
            <text:p>-449 €</text:p>
          </table:table-cell>
          <table:table-cell table:style-name="ce73" table:formula="of:=[.B16]+[.H16]-[.J16]" office:value-type="currency" office:currency="EUR" office:value="3488.907">
            <text:p>3.489 €</text:p>
          </table:table-cell>
          <table:table-cell table:style-name="ce79" table:formula="of:=1-[.K16]/[.B16]" office:value-type="percentage" office:value="-0.246038214285714">
            <text:p>-24,60%</text:p>
          </table:table-cell>
          <table:table-cell table:style-name="ce25"/>
          <table:table-cell table:number-columns-repeated="2"/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3000">
            <text:p>3.000 €</text:p>
          </table:table-cell>
          <table:table-cell table:style-name="ce25" office:value-type="currency" office:currency="EUR" office:value="184">
            <text:p>184 €</text:p>
          </table:table-cell>
          <table:table-cell table:style-name="ce23" office:value-type="currency" office:currency="EUR" office:value="298">
            <text:p>298 €</text:p>
          </table:table-cell>
          <table:table-cell table:style-name="ce38" table:formula="of:=[.B17]-[.C17]-[.D17]" office:value-type="currency" office:currency="EUR" office:value="2518">
            <text:p>2.518 €</text:p>
          </table:table-cell>
          <table:table-cell table:style-name="ce43" table:formula="of:=[.C17]+[.D17]" office:value-type="currency" office:currency="EUR" office:value="482">
            <text:p>482 €</text:p>
          </table:table-cell>
          <table:table-cell table:style-name="ce48" table:formula="of:=1-[.E17]/[.B17]" office:value-type="percentage" office:value="0.160666666666667">
            <text:p>16,07%</text:p>
          </table:table-cell>
          <table:table-cell table:style-name="ce52" table:formula="of:=[.B17]*0.08575" office:value-type="currency" office:currency="EUR" office:value="257.25">
            <text:p>257 €</text:p>
          </table:table-cell>
          <table:table-cell table:style-name="ce58" office:value-type="currency" office:currency="EUR" office:value="324">
            <text:p>324 €</text:p>
          </table:table-cell>
          <table:table-cell table:style-name="ce67" table:formula="of:=([.B17]+[.H17]-[.I17])*[.$O$1]/100-[.$N$1]*2+[.$N$6]*2" office:value-type="currency" office:currency="EUR" office:value="-345.3775">
            <text:p>-345 €</text:p>
          </table:table-cell>
          <table:table-cell table:style-name="ce73" table:formula="of:=[.B17]+[.H17]-[.J17]" office:value-type="currency" office:currency="EUR" office:value="3602.6275">
            <text:p>3.603 €</text:p>
          </table:table-cell>
          <table:table-cell table:style-name="ce79" table:formula="of:=1-[.K17]/[.B17]" office:value-type="percentage" office:value="-0.200875833333333">
            <text:p>-20,09%</text:p>
          </table:table-cell>
          <table:table-cell table:style-name="ce25"/>
          <table:table-cell table:style-name="ce97" office:value-type="string">
            <text:p>zu finanzieren:</text:p>
          </table:table-cell>
          <table:table-cell table:style-name="ce117"/>
          <table:table-cell table:style-name="ce157" table:number-columns-repeated="1008"/>
          <table:table-cell/>
        </table:table-row>
        <table:table-row table:style-name="ro3">
          <table:table-cell table:style-name="ce4" table:formula="of:=[.B18]" office:value-type="currency" office:currency="EUR" office:value="3200">
            <text:p>3.200 €</text:p>
          </table:table-cell>
          <table:table-cell table:style-name="ce15" office:value-type="currency" office:currency="EUR" office:value="3200">
            <text:p>3.200 €</text:p>
          </table:table-cell>
          <table:table-cell table:style-name="ce24" office:value-type="currency" office:currency="EUR" office:value="233">
            <text:p>233 €</text:p>
          </table:table-cell>
          <table:table-cell table:style-name="ce31" office:value-type="currency" office:currency="EUR" office:value="318">
            <text:p>318 €</text:p>
          </table:table-cell>
          <table:table-cell table:style-name="ce39" table:formula="of:=[.B18]-[.C18]-[.D18]" office:value-type="currency" office:currency="EUR" office:value="2649">
            <text:p>2.649 €</text:p>
          </table:table-cell>
          <table:table-cell table:style-name="ce44" table:formula="of:=[.C18]+[.D18]" office:value-type="currency" office:currency="EUR" office:value="551">
            <text:p>551 €</text:p>
          </table:table-cell>
          <table:table-cell table:style-name="ce49" table:formula="of:=1-[.E18]/[.B18]" office:value-type="percentage" office:value="0.1721875">
            <text:p>17,22%</text:p>
          </table:table-cell>
          <table:table-cell table:style-name="ce53" table:formula="of:=[.B18]*0.08575" office:value-type="currency" office:currency="EUR" office:value="274.4">
            <text:p>274 €</text:p>
          </table:table-cell>
          <table:table-cell table:style-name="ce59" office:value-type="currency" office:currency="EUR" office:value="346">
            <text:p>346 €</text:p>
          </table:table-cell>
          <table:table-cell table:style-name="ce68" table:formula="of:=([.B18]+[.H18]-[.I18])*[.$O$1]/100-[.$N$1]*2+[.$N$6]*2" office:value-type="currency" office:currency="EUR" office:value="-241.948">
            <text:p>-242 €</text:p>
          </table:table-cell>
          <table:table-cell table:style-name="ce74" table:formula="of:=[.B18]+[.H18]-[.J18]" office:value-type="currency" office:currency="EUR" office:value="3716.348">
            <text:p>3.716 €</text:p>
          </table:table-cell>
          <table:table-cell table:style-name="ce80" table:formula="of:=1-[.K18]/[.B18]" office:value-type="percentage" office:value="-0.16135875">
            <text:p>-16,14%</text:p>
          </table:table-cell>
          <table:table-cell table:style-name="ce25"/>
          <table:table-cell table:style-name="ce98" office:value-type="string">
            <text:p><text:s text:c="4"/>BGE (einschl KV) für 67 Mio Erwachsene <text:span text:style-name="T1">*</text:span></text:p>
          </table:table-cell>
          <table:table-cell table:style-name="ce117" table:formula="of:=[.$N$1]*12*67000000" office:value-type="currency" office:currency="EUR" office:value="1013040000000">
            <text:p>1.013.04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3400">
            <text:p>3.400 €</text:p>
          </table:table-cell>
          <table:table-cell table:style-name="ce25" office:value-type="currency" office:currency="EUR" office:value="277">
            <text:p>277 €</text:p>
          </table:table-cell>
          <table:table-cell table:style-name="ce23" office:value-type="currency" office:currency="EUR" office:value="337">
            <text:p>337 €</text:p>
          </table:table-cell>
          <table:table-cell table:style-name="ce38" table:formula="of:=[.B19]-[.C19]-[.D19]" office:value-type="currency" office:currency="EUR" office:value="2786">
            <text:p>2.786 €</text:p>
          </table:table-cell>
          <table:table-cell table:style-name="ce43" table:formula="of:=[.C19]+[.D19]" office:value-type="currency" office:currency="EUR" office:value="614">
            <text:p>614 €</text:p>
          </table:table-cell>
          <table:table-cell table:style-name="ce48" table:formula="of:=1-[.E19]/[.B19]" office:value-type="percentage" office:value="0.180588235294118">
            <text:p>18,06%</text:p>
          </table:table-cell>
          <table:table-cell table:style-name="ce52" table:formula="of:=[.B19]*0.08575" office:value-type="currency" office:currency="EUR" office:value="291.55">
            <text:p>292 €</text:p>
          </table:table-cell>
          <table:table-cell table:style-name="ce58" office:value-type="currency" office:currency="EUR" office:value="367">
            <text:p>367 €</text:p>
          </table:table-cell>
          <table:table-cell table:style-name="ce67" table:formula="of:=([.B19]+[.H19]-[.I19])*[.$O$1]/100-[.$N$1]*2+[.$N$6]*2" office:value-type="currency" office:currency="EUR" office:value="-137.9885">
            <text:p>-138 €</text:p>
          </table:table-cell>
          <table:table-cell table:style-name="ce73" table:formula="of:=[.B19]+[.H19]-[.J19]" office:value-type="currency" office:currency="EUR" office:value="3829.5385">
            <text:p>3.830 €</text:p>
          </table:table-cell>
          <table:table-cell table:style-name="ce79" table:formula="of:=1-[.K19]/[.B19]" office:value-type="percentage" office:value="-0.126334852941176">
            <text:p>-12,63%</text:p>
          </table:table-cell>
          <table:table-cell table:style-name="ce25"/>
          <table:table-cell table:style-name="ce99" office:value-type="string">
            <text:p><text:s text:c="4"/>BGE für 13 Mio Kinder unter 18 Jahre</text:p>
          </table:table-cell>
          <table:table-cell table:style-name="ce133" table:formula="of:=[.$N$9]*12*13000000" office:value-type="currency" office:currency="EUR" office:value="74100000000">
            <text:p>74.10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 table:formula="of:=[.B20]" office:value-type="currency" office:currency="EUR" office:value="3600">
            <text:p>3.600 €</text:p>
          </table:table-cell>
          <table:table-cell table:style-name="ce14" office:value-type="currency" office:currency="EUR" office:value="3600">
            <text:p>3.600 €</text:p>
          </table:table-cell>
          <table:table-cell table:style-name="ce25" office:value-type="currency" office:currency="EUR" office:value="322">
            <text:p>322 €</text:p>
          </table:table-cell>
          <table:table-cell table:style-name="ce23" office:value-type="currency" office:currency="EUR" office:value="357">
            <text:p>357 €</text:p>
          </table:table-cell>
          <table:table-cell table:style-name="ce38" table:formula="of:=[.B20]-[.C20]-[.D20]" office:value-type="currency" office:currency="EUR" office:value="2921">
            <text:p>2.921 €</text:p>
          </table:table-cell>
          <table:table-cell table:style-name="ce43" table:formula="of:=[.C20]+[.D20]" office:value-type="currency" office:currency="EUR" office:value="679">
            <text:p>679 €</text:p>
          </table:table-cell>
          <table:table-cell table:style-name="ce48" table:formula="of:=1-[.E20]/[.B20]" office:value-type="percentage" office:value="0.188611111111111">
            <text:p>18,86%</text:p>
          </table:table-cell>
          <table:table-cell table:style-name="ce52" table:formula="of:=[.B20]*0.08575" office:value-type="currency" office:currency="EUR" office:value="308.7">
            <text:p>309 €</text:p>
          </table:table-cell>
          <table:table-cell table:style-name="ce58" office:value-type="currency" office:currency="EUR" office:value="389">
            <text:p>389 €</text:p>
          </table:table-cell>
          <table:table-cell table:style-name="ce67" table:formula="of:=([.B20]+[.H20]-[.I20])*[.$O$1]/100-[.$N$1]*2+[.$N$6]*2" office:value-type="currency" office:currency="EUR" office:value="-34.5590000000002">
            <text:p>-35 €</text:p>
          </table:table-cell>
          <table:table-cell table:style-name="ce73" table:formula="of:=[.B20]+[.H20]-[.J20]" office:value-type="currency" office:currency="EUR" office:value="3943.259">
            <text:p>3.943 €</text:p>
          </table:table-cell>
          <table:table-cell table:style-name="ce79" table:formula="of:=1-[.K20]/[.B20]" office:value-type="percentage" office:value="-0.0953497222222222">
            <text:p>-9,53%</text:p>
          </table:table-cell>
          <table:table-cell table:style-name="ce25"/>
          <table:table-cell table:style-name="ce100" office:value-type="string" table:number-columns-spanned="1" table:number-rows-spanned="2">
            <text:p>BGE-Kosten</text:p>
          </table:table-cell>
          <table:table-cell table:style-name="ce134" table:formula="of:=[.O18]+[.O19]" office:value-type="currency" office:currency="EUR" office:value="1087140000000" table:number-columns-spanned="1" table:number-rows-spanned="2">
            <text:p>1.087.14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3800">
            <text:p>3.800 €</text:p>
          </table:table-cell>
          <table:table-cell table:style-name="ce25" office:value-type="currency" office:currency="EUR" office:value="367">
            <text:p>367 €</text:p>
          </table:table-cell>
          <table:table-cell table:style-name="ce23" office:value-type="currency" office:currency="EUR" office:value="377">
            <text:p>377 €</text:p>
          </table:table-cell>
          <table:table-cell table:style-name="ce38" table:formula="of:=[.B21]-[.C21]-[.D21]" office:value-type="currency" office:currency="EUR" office:value="3056">
            <text:p>3.056 €</text:p>
          </table:table-cell>
          <table:table-cell table:style-name="ce43" table:formula="of:=[.C21]+[.D21]" office:value-type="currency" office:currency="EUR" office:value="744">
            <text:p>744 €</text:p>
          </table:table-cell>
          <table:table-cell table:style-name="ce48" table:formula="of:=1-[.E21]/[.B21]" office:value-type="percentage" office:value="0.195789473684211">
            <text:p>19,58%</text:p>
          </table:table-cell>
          <table:table-cell table:style-name="ce52" table:formula="of:=[.B21]*0.08575" office:value-type="currency" office:currency="EUR" office:value="325.85">
            <text:p>326 €</text:p>
          </table:table-cell>
          <table:table-cell table:style-name="ce58" office:value-type="currency" office:currency="EUR" office:value="410">
            <text:p>410 €</text:p>
          </table:table-cell>
          <table:table-cell table:style-name="ce67" table:formula="of:=([.B21]+[.H21]-[.I21])*[.$O$1]/100-[.$N$1]*2+[.$N$6]*2" office:value-type="currency" office:currency="EUR" office:value="69.4005000000002">
            <text:p>69 €</text:p>
          </table:table-cell>
          <table:table-cell table:style-name="ce73" table:formula="of:=[.B21]+[.H21]-[.J21]" office:value-type="currency" office:currency="EUR" office:value="4056.4495">
            <text:p>4.056 €</text:p>
          </table:table-cell>
          <table:table-cell table:style-name="ce79" table:formula="of:=1-[.K21]/[.B21]" office:value-type="percentage" office:value="-0.0674867105263159">
            <text:p>-6,75%</text:p>
          </table:table-cell>
          <table:table-cell table:style-name="ce25"/>
          <table:covered-table-cell table:number-columns-repeated="2"/>
          <table:table-cell table:style-name="ce157" table:number-columns-repeated="1008"/>
          <table:table-cell/>
        </table:table-row>
        <table:table-row table:style-name="ro2">
          <table:table-cell table:style-name="ce4" table:formula="of:=[.B22]" office:value-type="currency" office:currency="EUR" office:value="4000">
            <text:p>4.000 €</text:p>
          </table:table-cell>
          <table:table-cell table:style-name="ce15" office:value-type="currency" office:currency="EUR" office:value="4000">
            <text:p>4.000 €</text:p>
          </table:table-cell>
          <table:table-cell table:style-name="ce24" office:value-type="currency" office:currency="EUR" office:value="413">
            <text:p>413 €</text:p>
          </table:table-cell>
          <table:table-cell table:style-name="ce31" office:value-type="currency" office:currency="EUR" office:value="397">
            <text:p>397 €</text:p>
          </table:table-cell>
          <table:table-cell table:style-name="ce39" table:formula="of:=[.B22]-[.C22]-[.D22]" office:value-type="currency" office:currency="EUR" office:value="3190">
            <text:p>3.190 €</text:p>
          </table:table-cell>
          <table:table-cell table:style-name="ce44" table:formula="of:=[.C22]+[.D22]" office:value-type="currency" office:currency="EUR" office:value="810">
            <text:p>810 €</text:p>
          </table:table-cell>
          <table:table-cell table:style-name="ce49" table:formula="of:=1-[.E22]/[.B22]" office:value-type="percentage" office:value="0.2025">
            <text:p>20,25%</text:p>
          </table:table-cell>
          <table:table-cell table:style-name="ce53" table:formula="of:=[.B22]*0.08575" office:value-type="currency" office:currency="EUR" office:value="343">
            <text:p>343 €</text:p>
          </table:table-cell>
          <table:table-cell table:style-name="ce59" office:value-type="currency" office:currency="EUR" office:value="432">
            <text:p>432 €</text:p>
          </table:table-cell>
          <table:table-cell table:style-name="ce68" table:formula="of:=([.B22]+[.H22]-[.I22])*[.$O$1]/100-[.$N$1]*2+[.$N$6]*2" office:value-type="currency" office:currency="EUR" office:value="172.83">
            <text:p>173 €</text:p>
          </table:table-cell>
          <table:table-cell table:style-name="ce74" table:formula="of:=[.B22]+[.H22]-[.J22]" office:value-type="currency" office:currency="EUR" office:value="4170.17">
            <text:p>4.170 €</text:p>
          </table:table-cell>
          <table:table-cell table:style-name="ce80" table:formula="of:=1-[.K22]/[.B22]" office:value-type="percentage" office:value="-0.0425424999999999">
            <text:p>-4,25%</text:p>
          </table:table-cell>
          <table:table-cell table:style-name="ce25"/>
          <table:table-cell table:style-name="ce101" office:value-type="string" table:number-columns-spanned="1" table:number-rows-spanned="2">
            <text:p>davon abzuziehen (Werte aus 2016) <text:s/><text:span text:style-name="T1">**</text:span>:</text:p>
          </table:table-cell>
          <table:table-cell table:style-name="ce135" table:number-columns-spanned="1" table:number-rows-spanned="2"/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4200">
            <text:p>4.200 €</text:p>
          </table:table-cell>
          <table:table-cell table:style-name="ce25" office:value-type="currency" office:currency="EUR" office:value="461">
            <text:p>461 €</text:p>
          </table:table-cell>
          <table:table-cell table:style-name="ce23" office:value-type="currency" office:currency="EUR" office:value="417">
            <text:p>417 €</text:p>
          </table:table-cell>
          <table:table-cell table:style-name="ce38" table:formula="of:=[.B23]-[.C23]-[.D23]" office:value-type="currency" office:currency="EUR" office:value="3322">
            <text:p>3.322 €</text:p>
          </table:table-cell>
          <table:table-cell table:style-name="ce43" table:formula="of:=[.C23]+[.D23]" office:value-type="currency" office:currency="EUR" office:value="878">
            <text:p>878 €</text:p>
          </table:table-cell>
          <table:table-cell table:style-name="ce48" table:formula="of:=1-[.E23]/[.B23]" office:value-type="percentage" office:value="0.209047619047619">
            <text:p>20,90%</text:p>
          </table:table-cell>
          <table:table-cell table:style-name="ce52" table:formula="of:=[.B23]*0.08575" office:value-type="currency" office:currency="EUR" office:value="360.15">
            <text:p>360 €</text:p>
          </table:table-cell>
          <table:table-cell table:style-name="ce58" office:value-type="currency" office:currency="EUR" office:value="454">
            <text:p>454 €</text:p>
          </table:table-cell>
          <table:table-cell table:style-name="ce67" table:formula="of:=([.B23]+[.H23]-[.I23])*[.$O$1]/100-[.$N$1]*2+[.$N$6]*2" office:value-type="currency" office:currency="EUR" office:value="276.2595">
            <text:p>276 €</text:p>
          </table:table-cell>
          <table:table-cell table:style-name="ce73" table:formula="of:=[.B23]+[.H23]-[.J23]" office:value-type="currency" office:currency="EUR" office:value="4283.8905">
            <text:p>4.284 €</text:p>
          </table:table-cell>
          <table:table-cell table:style-name="ce79" table:formula="of:=1-[.K23]/[.B23]" office:value-type="percentage" office:value="-0.0199739285714284">
            <text:p>-2,00%</text:p>
          </table:table-cell>
          <table:table-cell table:style-name="ce25"/>
          <table:covered-table-cell table:style-name="ce102"/>
          <table:covered-table-cell table:style-name="ce105"/>
          <table:table-cell table:style-name="ce157" table:number-columns-repeated="1008"/>
          <table:table-cell/>
        </table:table-row>
        <table:table-row table:style-name="ro2">
          <table:table-cell table:style-name="ce3" table:formula="of:=[.B24]" office:value-type="currency" office:currency="EUR" office:value="4400">
            <text:p>4.400 €</text:p>
          </table:table-cell>
          <table:table-cell table:style-name="ce14" office:value-type="currency" office:currency="EUR" office:value="4400">
            <text:p>4.400 €</text:p>
          </table:table-cell>
          <table:table-cell table:style-name="ce25" office:value-type="currency" office:currency="EUR" office:value="508">
            <text:p>508 €</text:p>
          </table:table-cell>
          <table:table-cell table:style-name="ce25" office:value-type="currency" office:currency="EUR" office:value="437">
            <text:p>437 €</text:p>
          </table:table-cell>
          <table:table-cell table:style-name="ce38" table:formula="of:=[.B24]-[.C24]-[.D24]" office:value-type="currency" office:currency="EUR" office:value="3455">
            <text:p>3.455 €</text:p>
          </table:table-cell>
          <table:table-cell table:style-name="ce43" table:formula="of:=[.C24]+[.D24]" office:value-type="currency" office:currency="EUR" office:value="945">
            <text:p>945 €</text:p>
          </table:table-cell>
          <table:table-cell table:style-name="ce48" table:formula="of:=1-[.E24]/[.B24]" office:value-type="percentage" office:value="0.214772727272727">
            <text:p>21,48%</text:p>
          </table:table-cell>
          <table:table-cell table:style-name="ce52" office:value-type="currency" office:currency="EUR" office:value="373">
            <text:p>373 €</text:p>
          </table:table-cell>
          <table:table-cell table:style-name="ce58" office:value-type="currency" office:currency="EUR" office:value="475">
            <text:p>475 €</text:p>
          </table:table-cell>
          <table:table-cell table:style-name="ce67" table:formula="of:=([.B24]+[.H24]-[.I24])*[.$O$1]/100-[.$N$1]*2+[.$N$6]*2" office:value-type="currency" office:currency="EUR" office:value="377.94">
            <text:p>378 €</text:p>
          </table:table-cell>
          <table:table-cell table:style-name="ce73" table:formula="of:=[.B24]+[.H24]-[.J24]" office:value-type="currency" office:currency="EUR" office:value="4395.06">
            <text:p>4.395 €</text:p>
          </table:table-cell>
          <table:table-cell table:style-name="ce79" table:formula="of:=1-[.K24]/[.B24]" office:value-type="percentage" office:value="0.00112272727272744">
            <text:p>0,11%</text:p>
          </table:table-cell>
          <table:table-cell table:style-name="ce25"/>
          <table:table-cell table:style-name="ce103" office:value-type="string" table:number-columns-spanned="1" table:number-rows-spanned="2">
            <text:p>Elterngeld, Bafög</text:p>
          </table:table-cell>
          <table:table-cell table:style-name="ce136" office:value-type="currency" office:currency="EUR" office:value="10000000000" table:number-columns-spanned="1" table:number-rows-spanned="2">
            <text:p>10.00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4600">
            <text:p>4.600 €</text:p>
          </table:table-cell>
          <table:table-cell table:style-name="ce25" office:value-type="currency" office:currency="EUR" office:value="562">
            <text:p>562 €</text:p>
          </table:table-cell>
          <table:table-cell table:style-name="ce25" office:value-type="currency" office:currency="EUR" office:value="439">
            <text:p>439 €</text:p>
          </table:table-cell>
          <table:table-cell table:style-name="ce38" table:formula="of:=[.B25]-[.C25]-[.D25]" office:value-type="currency" office:currency="EUR" office:value="3599">
            <text:p>3.599 €</text:p>
          </table:table-cell>
          <table:table-cell table:style-name="ce43" table:formula="of:=[.C25]+[.D25]" office:value-type="currency" office:currency="EUR" office:value="1001">
            <text:p>1.001 €</text:p>
          </table:table-cell>
          <table:table-cell table:style-name="ce48" table:formula="of:=1-[.E25]/[.B25]" office:value-type="percentage" office:value="0.217608695652174">
            <text:p>21,76%</text:p>
          </table:table-cell>
          <table:table-cell table:style-name="ce52" table:formula="of:=[.H24]" office:value-type="currency" office:currency="EUR" office:value="373">
            <text:p>373 €</text:p>
          </table:table-cell>
          <table:table-cell table:style-name="ce58" office:value-type="currency" office:currency="EUR" office:value="497">
            <text:p>497 €</text:p>
          </table:table-cell>
          <table:table-cell table:style-name="ce67" table:formula="of:=([.B25]+[.H25]-[.I25])*[.$O$1]/100-[.$N$1]*2+[.$N$6]*2" office:value-type="currency" office:currency="EUR" office:value="472.28">
            <text:p>472 €</text:p>
          </table:table-cell>
          <table:table-cell table:style-name="ce73" table:formula="of:=[.B25]+[.H25]-[.J25]" office:value-type="currency" office:currency="EUR" office:value="4500.72">
            <text:p>4.501 €</text:p>
          </table:table-cell>
          <table:table-cell table:style-name="ce79" table:formula="of:=1-[.K25]/[.B25]" office:value-type="percentage" office:value="0.0215826086956523">
            <text:p>2,16%</text:p>
          </table:table-cell>
          <table:table-cell table:style-name="ce25"/>
          <table:covered-table-cell table:style-name="ce104"/>
          <table:covered-table-cell table:style-name="ce137"/>
          <table:table-cell table:style-name="ce157" table:number-columns-repeated="1008"/>
          <table:table-cell/>
        </table:table-row>
        <table:table-row table:style-name="ro2">
          <table:table-cell table:style-name="ce4" table:formula="of:=[.B26]" office:value-type="currency" office:currency="EUR" office:value="4800">
            <text:p>4.800 €</text:p>
          </table:table-cell>
          <table:table-cell table:style-name="ce15" office:value-type="currency" office:currency="EUR" office:value="4800">
            <text:p>4.800 €</text:p>
          </table:table-cell>
          <table:table-cell table:style-name="ce24" office:value-type="currency" office:currency="EUR" office:value="617">
            <text:p>617 €</text:p>
          </table:table-cell>
          <table:table-cell table:style-name="ce24" table:formula="of:=[.D25]" office:value-type="currency" office:currency="EUR" office:value="439">
            <text:p>439 €</text:p>
          </table:table-cell>
          <table:table-cell table:style-name="ce39" table:formula="of:=[.B26]-[.C26]-[.D26]" office:value-type="currency" office:currency="EUR" office:value="3744">
            <text:p>3.744 €</text:p>
          </table:table-cell>
          <table:table-cell table:style-name="ce44" table:formula="of:=[.C26]+[.D26]" office:value-type="currency" office:currency="EUR" office:value="1056">
            <text:p>1.056 €</text:p>
          </table:table-cell>
          <table:table-cell table:style-name="ce49" table:formula="of:=1-[.E26]/[.B26]" office:value-type="percentage" office:value="0.22">
            <text:p>22,00%</text:p>
          </table:table-cell>
          <table:table-cell table:style-name="ce53" table:formula="of:=[.H25]" office:value-type="currency" office:currency="EUR" office:value="373">
            <text:p>373 €</text:p>
          </table:table-cell>
          <table:table-cell table:style-name="ce59" office:value-type="currency" office:currency="EUR" office:value="518">
            <text:p>518 €</text:p>
          </table:table-cell>
          <table:table-cell table:style-name="ce68" table:formula="of:=([.B26]+[.H26]-[.I26])*[.$O$1]/100-[.$N$1]*2+[.$N$6]*2" office:value-type="currency" office:currency="EUR" office:value="567.15">
            <text:p>567 €</text:p>
          </table:table-cell>
          <table:table-cell table:style-name="ce74" table:formula="of:=[.B26]+[.H26]-[.J26]" office:value-type="currency" office:currency="EUR" office:value="4605.85">
            <text:p>4.606 €</text:p>
          </table:table-cell>
          <table:table-cell table:style-name="ce80" table:formula="of:=1-[.K26]/[.B26]" office:value-type="percentage" office:value="0.0404479166666666">
            <text:p>4,04%</text:p>
          </table:table-cell>
          <table:table-cell table:style-name="ce25"/>
          <table:table-cell table:style-name="ce93" office:value-type="string" table:number-columns-spanned="1" table:number-rows-spanned="2">
            <text:p>Familienzuschläge und Beihilfen für Beamte</text:p>
          </table:table-cell>
          <table:table-cell table:style-name="ce136" office:value-type="currency" office:currency="EUR" office:value="10000000000" table:number-columns-spanned="1" table:number-rows-spanned="2">
            <text:p>10.00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5000">
            <text:p>5.000 €</text:p>
          </table:table-cell>
          <table:table-cell table:style-name="ce25" office:value-type="currency" office:currency="EUR" office:value="673">
            <text:p>673 €</text:p>
          </table:table-cell>
          <table:table-cell table:style-name="ce25" table:formula="of:=[.D26]" office:value-type="currency" office:currency="EUR" office:value="439">
            <text:p>439 €</text:p>
          </table:table-cell>
          <table:table-cell table:style-name="ce38" table:formula="of:=[.B27]-[.C27]-[.D27]" office:value-type="currency" office:currency="EUR" office:value="3888">
            <text:p>3.888 €</text:p>
          </table:table-cell>
          <table:table-cell table:style-name="ce43" table:formula="of:=[.C27]+[.D27]" office:value-type="currency" office:currency="EUR" office:value="1112">
            <text:p>1.112 €</text:p>
          </table:table-cell>
          <table:table-cell table:style-name="ce48" table:formula="of:=1-[.E27]/[.B27]" office:value-type="percentage" office:value="0.2224">
            <text:p>22,24%</text:p>
          </table:table-cell>
          <table:table-cell table:style-name="ce52" table:formula="of:=[.H26]" office:value-type="currency" office:currency="EUR" office:value="373">
            <text:p>373 €</text:p>
          </table:table-cell>
          <table:table-cell table:style-name="ce58" office:value-type="currency" office:currency="EUR" office:value="540">
            <text:p>540 €</text:p>
          </table:table-cell>
          <table:table-cell table:style-name="ce67" table:formula="of:=([.B27]+[.H27]-[.I27])*[.$O$1]/100-[.$N$1]*2+[.$N$6]*2" office:value-type="currency" office:currency="EUR" office:value="661.49">
            <text:p>661 €</text:p>
          </table:table-cell>
          <table:table-cell table:style-name="ce73" table:formula="of:=[.B27]+[.H27]-[.J27]" office:value-type="currency" office:currency="EUR" office:value="4711.51">
            <text:p>4.712 €</text:p>
          </table:table-cell>
          <table:table-cell table:style-name="ce79" table:formula="of:=1-[.K27]/[.B27]" office:value-type="percentage" office:value="0.0576979999999999">
            <text:p>5,77%</text:p>
          </table:table-cell>
          <table:table-cell table:style-name="ce25"/>
          <table:covered-table-cell table:style-name="ce105"/>
          <table:covered-table-cell table:style-name="ce138"/>
          <table:table-cell table:style-name="ce157" table:number-columns-repeated="1008"/>
          <table:table-cell/>
        </table:table-row>
        <table:table-row table:style-name="ro2">
          <table:table-cell table:style-name="ce3" table:formula="of:=[.B28]" office:value-type="currency" office:currency="EUR" office:value="5200">
            <text:p>5.200 €</text:p>
          </table:table-cell>
          <table:table-cell table:style-name="ce14" office:value-type="currency" office:currency="EUR" office:value="5200">
            <text:p>5.200 €</text:p>
          </table:table-cell>
          <table:table-cell table:style-name="ce25" office:value-type="currency" office:currency="EUR" office:value="730">
            <text:p>730 €</text:p>
          </table:table-cell>
          <table:table-cell table:style-name="ce25" table:formula="of:=[.D27]" office:value-type="currency" office:currency="EUR" office:value="439">
            <text:p>439 €</text:p>
          </table:table-cell>
          <table:table-cell table:style-name="ce38" table:formula="of:=[.B28]-[.C28]-[.D28]" office:value-type="currency" office:currency="EUR" office:value="4031">
            <text:p>4.031 €</text:p>
          </table:table-cell>
          <table:table-cell table:style-name="ce43" table:formula="of:=[.C28]+[.D28]" office:value-type="currency" office:currency="EUR" office:value="1169">
            <text:p>1.169 €</text:p>
          </table:table-cell>
          <table:table-cell table:style-name="ce48" table:formula="of:=1-[.E28]/[.B28]" office:value-type="percentage" office:value="0.224807692307692">
            <text:p>22,48%</text:p>
          </table:table-cell>
          <table:table-cell table:style-name="ce52" table:formula="of:=[.H27]" office:value-type="currency" office:currency="EUR" office:value="373">
            <text:p>373 €</text:p>
          </table:table-cell>
          <table:table-cell table:style-name="ce58" office:value-type="currency" office:currency="EUR" office:value="562">
            <text:p>562 €</text:p>
          </table:table-cell>
          <table:table-cell table:style-name="ce67" table:formula="of:=([.B28]+[.H28]-[.I28])*[.$O$1]/100-[.$N$1]*2+[.$N$6]*2" office:value-type="currency" office:currency="EUR" office:value="755.83">
            <text:p>756 €</text:p>
          </table:table-cell>
          <table:table-cell table:style-name="ce73" table:formula="of:=[.B28]+[.H28]-[.J28]" office:value-type="currency" office:currency="EUR" office:value="4817.17">
            <text:p>4.817 €</text:p>
          </table:table-cell>
          <table:table-cell table:style-name="ce79" table:formula="of:=1-[.K28]/[.B28]" office:value-type="percentage" office:value="0.0736211538461539">
            <text:p>7,36%</text:p>
          </table:table-cell>
          <table:table-cell table:style-name="ce25"/>
          <table:table-cell table:style-name="ce93" office:value-type="string" table:number-columns-spanned="1" table:number-rows-spanned="2">
            <text:p>Grundsicherung für Arbeitssuchende (ALG-2)</text:p>
            <text:p>einschließlich zugehörige Bürokratie</text:p>
          </table:table-cell>
          <table:table-cell table:style-name="ce136" office:value-type="currency" office:currency="EUR" office:value="45000000000" table:number-columns-spanned="1" table:number-rows-spanned="2">
            <text:p>45.00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5400">
            <text:p>5.400 €</text:p>
          </table:table-cell>
          <table:table-cell table:style-name="ce25" office:value-type="currency" office:currency="EUR" office:value="788">
            <text:p>788 €</text:p>
          </table:table-cell>
          <table:table-cell table:style-name="ce25" table:formula="of:=[.D28]" office:value-type="currency" office:currency="EUR" office:value="439">
            <text:p>439 €</text:p>
          </table:table-cell>
          <table:table-cell table:style-name="ce38" table:formula="of:=[.B29]-[.C29]-[.D29]" office:value-type="currency" office:currency="EUR" office:value="4173">
            <text:p>4.173 €</text:p>
          </table:table-cell>
          <table:table-cell table:style-name="ce43" table:formula="of:=[.C29]+[.D29]" office:value-type="currency" office:currency="EUR" office:value="1227">
            <text:p>1.227 €</text:p>
          </table:table-cell>
          <table:table-cell table:style-name="ce48" table:formula="of:=1-[.E29]/[.B29]" office:value-type="percentage" office:value="0.227222222222222">
            <text:p>22,72%</text:p>
          </table:table-cell>
          <table:table-cell table:style-name="ce52" table:formula="of:=[.H28]" office:value-type="currency" office:currency="EUR" office:value="373">
            <text:p>373 €</text:p>
          </table:table-cell>
          <table:table-cell table:style-name="ce58" office:value-type="currency" office:currency="EUR" office:value="583">
            <text:p>583 €</text:p>
          </table:table-cell>
          <table:table-cell table:style-name="ce67" table:formula="of:=([.B29]+[.H29]-[.I29])*[.$O$1]/100-[.$N$1]*2+[.$N$6]*2" office:value-type="currency" office:currency="EUR" office:value="850.7">
            <text:p>851 €</text:p>
          </table:table-cell>
          <table:table-cell table:style-name="ce73" table:formula="of:=[.B29]+[.H29]-[.J29]" office:value-type="currency" office:currency="EUR" office:value="4922.3">
            <text:p>4.922 €</text:p>
          </table:table-cell>
          <table:table-cell table:style-name="ce79" table:formula="of:=1-[.K29]/[.B29]" office:value-type="percentage" office:value="0.088462962962963">
            <text:p>8,85%</text:p>
          </table:table-cell>
          <table:table-cell table:style-name="ce25"/>
          <table:covered-table-cell table:number-columns-repeated="2"/>
          <table:table-cell table:style-name="ce157" table:number-columns-repeated="1008"/>
          <table:table-cell/>
        </table:table-row>
        <table:table-row table:style-name="ro2">
          <table:table-cell table:style-name="ce4" table:formula="of:=[.B30]" office:value-type="currency" office:currency="EUR" office:value="5600">
            <text:p>5.600 €</text:p>
          </table:table-cell>
          <table:table-cell table:style-name="ce15" office:value-type="currency" office:currency="EUR" office:value="5600">
            <text:p>5.600 €</text:p>
          </table:table-cell>
          <table:table-cell table:style-name="ce24" office:value-type="currency" office:currency="EUR" office:value="848">
            <text:p>848 €</text:p>
          </table:table-cell>
          <table:table-cell table:style-name="ce24" table:formula="of:=[.D29]" office:value-type="currency" office:currency="EUR" office:value="439">
            <text:p>439 €</text:p>
          </table:table-cell>
          <table:table-cell table:style-name="ce39" table:formula="of:=[.B30]-[.C30]-[.D30]" office:value-type="currency" office:currency="EUR" office:value="4313">
            <text:p>4.313 €</text:p>
          </table:table-cell>
          <table:table-cell table:style-name="ce44" table:formula="of:=[.C30]+[.D30]" office:value-type="currency" office:currency="EUR" office:value="1287">
            <text:p>1.287 €</text:p>
          </table:table-cell>
          <table:table-cell table:style-name="ce49" table:formula="of:=1-[.E30]/[.B30]" office:value-type="percentage" office:value="0.229821428571429">
            <text:p>22,98%</text:p>
          </table:table-cell>
          <table:table-cell table:style-name="ce53" table:formula="of:=[.H29]" office:value-type="currency" office:currency="EUR" office:value="373">
            <text:p>373 €</text:p>
          </table:table-cell>
          <table:table-cell table:style-name="ce59" office:value-type="currency" office:currency="EUR" office:value="605">
            <text:p>605 €</text:p>
          </table:table-cell>
          <table:table-cell table:style-name="ce68" table:formula="of:=([.B30]+[.H30]-[.I30])*[.$O$1]/100-[.$N$1]*2+[.$N$6]*2" office:value-type="currency" office:currency="EUR" office:value="945.04">
            <text:p>945 €</text:p>
          </table:table-cell>
          <table:table-cell table:style-name="ce74" table:formula="of:=[.B30]+[.H30]-[.J30]" office:value-type="currency" office:currency="EUR" office:value="5027.96">
            <text:p>5.028 €</text:p>
          </table:table-cell>
          <table:table-cell table:style-name="ce80" table:formula="of:=1-[.K30]/[.B30]" office:value-type="percentage" office:value="0.10215">
            <text:p>10,22%</text:p>
          </table:table-cell>
          <table:table-cell table:style-name="ce25"/>
          <table:table-cell table:style-name="ce95" office:value-type="string" table:number-columns-spanned="1" table:number-rows-spanned="2">
            <text:p>Sozialhilfe (u.a. Grundsicherung im Alter)</text:p>
          </table:table-cell>
          <table:table-cell table:style-name="ce136" office:value-type="currency" office:currency="EUR" office:value="12000000000" table:number-columns-spanned="1" table:number-rows-spanned="2">
            <text:p>12.00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5800">
            <text:p>5.800 €</text:p>
          </table:table-cell>
          <table:table-cell table:style-name="ce25" office:value-type="currency" office:currency="EUR" office:value="907">
            <text:p>907 €</text:p>
          </table:table-cell>
          <table:table-cell table:style-name="ce25" table:formula="of:=[.D30]" office:value-type="currency" office:currency="EUR" office:value="439">
            <text:p>439 €</text:p>
          </table:table-cell>
          <table:table-cell table:style-name="ce38" table:formula="of:=[.B31]-[.C31]-[.D31]" office:value-type="currency" office:currency="EUR" office:value="4454">
            <text:p>4.454 €</text:p>
          </table:table-cell>
          <table:table-cell table:style-name="ce43" table:formula="of:=[.C31]+[.D31]" office:value-type="currency" office:currency="EUR" office:value="1346">
            <text:p>1.346 €</text:p>
          </table:table-cell>
          <table:table-cell table:style-name="ce48" table:formula="of:=1-[.E31]/[.B31]" office:value-type="percentage" office:value="0.232068965517241">
            <text:p>23,21%</text:p>
          </table:table-cell>
          <table:table-cell table:style-name="ce52" table:formula="of:=[.H30]" office:value-type="currency" office:currency="EUR" office:value="373">
            <text:p>373 €</text:p>
          </table:table-cell>
          <table:table-cell table:style-name="ce58" office:value-type="currency" office:currency="EUR" office:value="626">
            <text:p>626 €</text:p>
          </table:table-cell>
          <table:table-cell table:style-name="ce67" table:formula="of:=([.B31]+[.H31]-[.I31])*[.$O$1]/100-[.$N$1]*2+[.$N$6]*2" office:value-type="currency" office:currency="EUR" office:value="1039.91">
            <text:p>1.040 €</text:p>
          </table:table-cell>
          <table:table-cell table:style-name="ce73" table:formula="of:=[.B31]+[.H31]-[.J31]" office:value-type="currency" office:currency="EUR" office:value="5133.09">
            <text:p>5.133 €</text:p>
          </table:table-cell>
          <table:table-cell table:style-name="ce79" table:formula="of:=1-[.K31]/[.B31]" office:value-type="percentage" office:value="0.114984482758621">
            <text:p>11,50%</text:p>
          </table:table-cell>
          <table:table-cell table:style-name="ce25"/>
          <table:covered-table-cell table:number-columns-repeated="2"/>
          <table:table-cell table:style-name="ce157" table:number-columns-repeated="1008"/>
          <table:table-cell/>
        </table:table-row>
        <table:table-row table:style-name="ro2">
          <table:table-cell table:style-name="ce3" table:formula="of:=[.B32]" office:value-type="currency" office:currency="EUR" office:value="6000">
            <text:p>6.000 €</text:p>
          </table:table-cell>
          <table:table-cell table:style-name="ce14" office:value-type="currency" office:currency="EUR" office:value="6000">
            <text:p>6.000 €</text:p>
          </table:table-cell>
          <table:table-cell table:style-name="ce25" office:value-type="currency" office:currency="EUR" office:value="969">
            <text:p>969 €</text:p>
          </table:table-cell>
          <table:table-cell table:style-name="ce25" table:formula="of:=[.D31]" office:value-type="currency" office:currency="EUR" office:value="439">
            <text:p>439 €</text:p>
          </table:table-cell>
          <table:table-cell table:style-name="ce38" table:formula="of:=[.B32]-[.C32]-[.D32]" office:value-type="currency" office:currency="EUR" office:value="4592">
            <text:p>4.592 €</text:p>
          </table:table-cell>
          <table:table-cell table:style-name="ce43" table:formula="of:=[.C32]+[.D32]" office:value-type="currency" office:currency="EUR" office:value="1408">
            <text:p>1.408 €</text:p>
          </table:table-cell>
          <table:table-cell table:style-name="ce48" table:formula="of:=1-[.E32]/[.B32]" office:value-type="percentage" office:value="0.234666666666667">
            <text:p>23,47%</text:p>
          </table:table-cell>
          <table:table-cell table:style-name="ce52" table:formula="of:=[.H31]" office:value-type="currency" office:currency="EUR" office:value="373">
            <text:p>373 €</text:p>
          </table:table-cell>
          <table:table-cell table:style-name="ce58" office:value-type="currency" office:currency="EUR" office:value="648">
            <text:p>648 €</text:p>
          </table:table-cell>
          <table:table-cell table:style-name="ce67" table:formula="of:=([.B32]+[.H32]-[.I32])*[.$O$1]/100-[.$N$1]*2+[.$N$6]*2" office:value-type="currency" office:currency="EUR" office:value="1134.25">
            <text:p>1.134 €</text:p>
          </table:table-cell>
          <table:table-cell table:style-name="ce73" table:formula="of:=[.B32]+[.H32]-[.J32]" office:value-type="currency" office:currency="EUR" office:value="5238.75">
            <text:p>5.239 €</text:p>
          </table:table-cell>
          <table:table-cell table:style-name="ce79" table:formula="of:=1-[.K32]/[.B32]" office:value-type="percentage" office:value="0.126875">
            <text:p>12,69%</text:p>
          </table:table-cell>
          <table:table-cell table:style-name="ce25"/>
          <table:table-cell table:style-name="ce93" office:value-type="string" table:number-columns-spanned="1" table:number-rows-spanned="2">
            <text:p>Bundeszuschuss an die Rentenversicherung</text:p>
          </table:table-cell>
          <table:table-cell table:style-name="ce136" office:value-type="currency" office:currency="EUR" office:value="62000000000" table:number-columns-spanned="1" table:number-rows-spanned="2">
            <text:p>62.00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6200">
            <text:p>6.200 €</text:p>
          </table:table-cell>
          <table:table-cell table:style-name="ce25" office:value-type="currency" office:currency="EUR" office:value="1031">
            <text:p>1.031 €</text:p>
          </table:table-cell>
          <table:table-cell table:style-name="ce25" table:formula="of:=[.D32]" office:value-type="currency" office:currency="EUR" office:value="439">
            <text:p>439 €</text:p>
          </table:table-cell>
          <table:table-cell table:style-name="ce38" table:formula="of:=[.B33]-[.C33]-[.D33]" office:value-type="currency" office:currency="EUR" office:value="4730">
            <text:p>4.730 €</text:p>
          </table:table-cell>
          <table:table-cell table:style-name="ce43" table:formula="of:=[.C33]+[.D33]" office:value-type="currency" office:currency="EUR" office:value="1470">
            <text:p>1.470 €</text:p>
          </table:table-cell>
          <table:table-cell table:style-name="ce48" table:formula="of:=1-[.E33]/[.B33]" office:value-type="percentage" office:value="0.237096774193548">
            <text:p>23,71%</text:p>
          </table:table-cell>
          <table:table-cell table:style-name="ce52" table:formula="of:=[.H32]" office:value-type="currency" office:currency="EUR" office:value="373">
            <text:p>373 €</text:p>
          </table:table-cell>
          <table:table-cell table:style-name="ce58" office:value-type="currency" office:currency="EUR" office:value="670">
            <text:p>670 €</text:p>
          </table:table-cell>
          <table:table-cell table:style-name="ce67" table:formula="of:=([.B33]+[.H33]-[.I33])*[.$O$1]/100-[.$N$1]*2+[.$N$6]*2" office:value-type="currency" office:currency="EUR" office:value="1228.59">
            <text:p>1.229 €</text:p>
          </table:table-cell>
          <table:table-cell table:style-name="ce73" table:formula="of:=[.B33]+[.H33]-[.J33]" office:value-type="currency" office:currency="EUR" office:value="5344.41">
            <text:p>5.344 €</text:p>
          </table:table-cell>
          <table:table-cell table:style-name="ce79" table:formula="of:=1-[.K33]/[.B33]" office:value-type="percentage" office:value="0.137998387096774">
            <text:p>13,80%</text:p>
          </table:table-cell>
          <table:table-cell table:style-name="ce25"/>
          <table:covered-table-cell/>
          <table:covered-table-cell table:style-name="ce139"/>
          <table:table-cell table:style-name="ce157" table:number-columns-repeated="1008"/>
          <table:table-cell/>
        </table:table-row>
        <table:table-row table:style-name="ro2">
          <table:table-cell table:style-name="ce4" table:formula="of:=[.B34]" office:value-type="currency" office:currency="EUR" office:value="6400">
            <text:p>6.400 €</text:p>
          </table:table-cell>
          <table:table-cell table:style-name="ce15" office:value-type="currency" office:currency="EUR" office:value="6400">
            <text:p>6.400 €</text:p>
          </table:table-cell>
          <table:table-cell table:style-name="ce24" office:value-type="currency" office:currency="EUR" office:value="1094">
            <text:p>1.094 €</text:p>
          </table:table-cell>
          <table:table-cell table:style-name="ce24" table:formula="of:=[.D33]" office:value-type="currency" office:currency="EUR" office:value="439">
            <text:p>439 €</text:p>
          </table:table-cell>
          <table:table-cell table:style-name="ce39" table:formula="of:=[.B34]-[.C34]-[.D34]" office:value-type="currency" office:currency="EUR" office:value="4867">
            <text:p>4.867 €</text:p>
          </table:table-cell>
          <table:table-cell table:style-name="ce44" table:formula="of:=[.C34]+[.D34]" office:value-type="currency" office:currency="EUR" office:value="1533">
            <text:p>1.533 €</text:p>
          </table:table-cell>
          <table:table-cell table:style-name="ce49" table:formula="of:=1-[.E34]/[.B34]" office:value-type="percentage" office:value="0.23953125">
            <text:p>23,95%</text:p>
          </table:table-cell>
          <table:table-cell table:style-name="ce53" table:formula="of:=[.H33]" office:value-type="currency" office:currency="EUR" office:value="373">
            <text:p>373 €</text:p>
          </table:table-cell>
          <table:table-cell table:style-name="ce59" office:value-type="currency" office:currency="EUR" office:value="691">
            <text:p>691 €</text:p>
          </table:table-cell>
          <table:table-cell table:style-name="ce68" table:formula="of:=([.B34]+[.H34]-[.I34])*[.$O$1]/100-[.$N$1]*2+[.$N$6]*2" office:value-type="currency" office:currency="EUR" office:value="1323.46">
            <text:p>1.323 €</text:p>
          </table:table-cell>
          <table:table-cell table:style-name="ce74" table:formula="of:=[.B34]+[.H34]-[.J34]" office:value-type="currency" office:currency="EUR" office:value="5449.54">
            <text:p>5.450 €</text:p>
          </table:table-cell>
          <table:table-cell table:style-name="ce80" table:formula="of:=1-[.K34]/[.B34]" office:value-type="percentage" office:value="0.148509375">
            <text:p>14,85%</text:p>
          </table:table-cell>
          <table:table-cell table:style-name="ce25"/>
          <table:table-cell table:style-name="ce93" office:value-type="string" table:number-columns-spanned="1" table:number-rows-spanned="2">
            <text:p>weitere Einsparungen (Betrag nach eigener Einschätzung einsetzen; Bsp. Siehe unten):</text:p>
          </table:table-cell>
          <table:table-cell table:style-name="ce139" office:value-type="currency" office:currency="EUR" office:value="0" table:number-columns-spanned="1" table:number-rows-spanned="2">
            <text:p>0 €</text:p>
          </table:table-cell>
          <table:table-cell table:style-name="ce157" table:number-columns-repeated="2"/>
          <table:table-cell table:style-name="ce7"/>
          <table:table-cell table:style-name="ce157" table:number-columns-repeated="1005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6600">
            <text:p>6.600 €</text:p>
          </table:table-cell>
          <table:table-cell table:style-name="ce25" office:value-type="currency" office:currency="EUR" office:value="1160">
            <text:p>1.160 €</text:p>
          </table:table-cell>
          <table:table-cell table:style-name="ce25" table:formula="of:=[.D34]" office:value-type="currency" office:currency="EUR" office:value="439">
            <text:p>439 €</text:p>
          </table:table-cell>
          <table:table-cell table:style-name="ce38" table:formula="of:=[.B35]-[.C35]-[.D35]" office:value-type="currency" office:currency="EUR" office:value="5001">
            <text:p>5.001 €</text:p>
          </table:table-cell>
          <table:table-cell table:style-name="ce43" table:formula="of:=[.C35]+[.D35]" office:value-type="currency" office:currency="EUR" office:value="1599">
            <text:p>1.599 €</text:p>
          </table:table-cell>
          <table:table-cell table:style-name="ce48" table:formula="of:=1-[.E35]/[.B35]" office:value-type="percentage" office:value="0.242272727272727">
            <text:p>24,23%</text:p>
          </table:table-cell>
          <table:table-cell table:style-name="ce52" table:formula="of:=[.H34]" office:value-type="currency" office:currency="EUR" office:value="373">
            <text:p>373 €</text:p>
          </table:table-cell>
          <table:table-cell table:style-name="ce60" office:value-type="currency" office:currency="EUR" office:value="702">
            <text:p>702 €</text:p>
          </table:table-cell>
          <table:table-cell table:style-name="ce67" table:formula="of:=([.B35]+[.H35]-[.I35])*[.$O$1]/100-[.$N$1]*2+[.$N$6]*2" office:value-type="currency" office:currency="EUR" office:value="1423.63">
            <text:p>1.424 €</text:p>
          </table:table-cell>
          <table:table-cell table:style-name="ce73" table:formula="of:=[.B35]+[.H35]-[.J35]" office:value-type="currency" office:currency="EUR" office:value="5549.37">
            <text:p>5.549 €</text:p>
          </table:table-cell>
          <table:table-cell table:style-name="ce79" table:formula="of:=1-[.K35]/[.B35]" office:value-type="percentage" office:value="0.159186363636364">
            <text:p>15,92%</text:p>
          </table:table-cell>
          <table:table-cell table:style-name="ce25"/>
          <table:covered-table-cell/>
          <table:covered-table-cell table:style-name="ce139"/>
          <table:table-cell table:style-name="ce157" table:number-columns-repeated="1008"/>
          <table:table-cell/>
        </table:table-row>
        <table:table-row table:style-name="ro2">
          <table:table-cell table:style-name="ce3" table:formula="of:=[.B36]" office:value-type="currency" office:currency="EUR" office:value="6800">
            <text:p>6.800 €</text:p>
          </table:table-cell>
          <table:table-cell table:style-name="ce14" office:value-type="currency" office:currency="EUR" office:value="6800">
            <text:p>6.800 €</text:p>
          </table:table-cell>
          <table:table-cell table:style-name="ce25" office:value-type="currency" office:currency="EUR" office:value="1229">
            <text:p>1.229 €</text:p>
          </table:table-cell>
          <table:table-cell table:style-name="ce25" table:formula="of:=[.D35]" office:value-type="currency" office:currency="EUR" office:value="439">
            <text:p>439 €</text:p>
          </table:table-cell>
          <table:table-cell table:style-name="ce38" table:formula="of:=[.B36]-[.C36]-[.D36]" office:value-type="currency" office:currency="EUR" office:value="5132">
            <text:p>5.132 €</text:p>
          </table:table-cell>
          <table:table-cell table:style-name="ce43" table:formula="of:=[.C36]+[.D36]" office:value-type="currency" office:currency="EUR" office:value="1668">
            <text:p>1.668 €</text:p>
          </table:table-cell>
          <table:table-cell table:style-name="ce48" table:formula="of:=1-[.E36]/[.B36]" office:value-type="percentage" office:value="0.245294117647059">
            <text:p>24,53%</text:p>
          </table:table-cell>
          <table:table-cell table:style-name="ce52" table:formula="of:=[.H35]" office:value-type="currency" office:currency="EUR" office:value="373">
            <text:p>373 €</text:p>
          </table:table-cell>
          <table:table-cell table:style-name="ce60" table:formula="of:=[.I35]" office:value-type="currency" office:currency="EUR" office:value="702">
            <text:p>702 €</text:p>
          </table:table-cell>
          <table:table-cell table:style-name="ce67" table:formula="of:=([.B36]+[.H36]-[.I36])*[.$O$1]/100-[.$N$1]*2+[.$N$6]*2" office:value-type="currency" office:currency="EUR" office:value="1529.63">
            <text:p>1.530 €</text:p>
          </table:table-cell>
          <table:table-cell table:style-name="ce73" table:formula="of:=[.B36]+[.H36]-[.J36]" office:value-type="currency" office:currency="EUR" office:value="5643.37">
            <text:p>5.643 €</text:p>
          </table:table-cell>
          <table:table-cell table:style-name="ce79" table:formula="of:=1-[.K36]/[.B36]" office:value-type="percentage" office:value="0.170092647058824">
            <text:p>17,01%</text:p>
          </table:table-cell>
          <table:table-cell table:style-name="ce25"/>
          <table:table-cell table:style-name="ce106" office:value-type="string" table:number-columns-spanned="1" table:number-rows-spanned="2">
            <text:p>tatsächlich zu finanzierende BGE-Kosten</text:p>
          </table:table-cell>
          <table:table-cell table:style-name="ce140" table:formula="of:=[.O20]-SUM([.O24:.O35])" office:value-type="currency" office:currency="EUR" office:value="948140000000" table:number-columns-spanned="1" table:number-rows-spanned="2">
            <text:p>948.14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7000">
            <text:p>7.000 €</text:p>
          </table:table-cell>
          <table:table-cell table:style-name="ce25" office:value-type="currency" office:currency="EUR" office:value="1300">
            <text:p>1.300 €</text:p>
          </table:table-cell>
          <table:table-cell table:style-name="ce25" table:formula="of:=[.D36]" office:value-type="currency" office:currency="EUR" office:value="439">
            <text:p>439 €</text:p>
          </table:table-cell>
          <table:table-cell table:style-name="ce38" table:formula="of:=[.B37]-[.C37]-[.D37]" office:value-type="currency" office:currency="EUR" office:value="5261">
            <text:p>5.261 €</text:p>
          </table:table-cell>
          <table:table-cell table:style-name="ce43" table:formula="of:=[.C37]+[.D37]" office:value-type="currency" office:currency="EUR" office:value="1739">
            <text:p>1.739 €</text:p>
          </table:table-cell>
          <table:table-cell table:style-name="ce48" table:formula="of:=1-[.E37]/[.B37]" office:value-type="percentage" office:value="0.248428571428571">
            <text:p>24,84%</text:p>
          </table:table-cell>
          <table:table-cell table:style-name="ce52" table:formula="of:=[.H36]" office:value-type="currency" office:currency="EUR" office:value="373">
            <text:p>373 €</text:p>
          </table:table-cell>
          <table:table-cell table:style-name="ce60" table:formula="of:=[.I36]" office:value-type="currency" office:currency="EUR" office:value="702">
            <text:p>702 €</text:p>
          </table:table-cell>
          <table:table-cell table:style-name="ce67" table:formula="of:=([.B37]+[.H37]-[.I37])*[.$O$1]/100-[.$N$1]*2+[.$N$6]*2" office:value-type="currency" office:currency="EUR" office:value="1635.63">
            <text:p>1.636 €</text:p>
          </table:table-cell>
          <table:table-cell table:style-name="ce73" table:formula="of:=[.B37]+[.H37]-[.J37]" office:value-type="currency" office:currency="EUR" office:value="5737.37">
            <text:p>5.737 €</text:p>
          </table:table-cell>
          <table:table-cell table:style-name="ce79" table:formula="of:=1-[.K37]/[.B37]" office:value-type="percentage" office:value="0.180375714285714">
            <text:p>18,04%</text:p>
          </table:table-cell>
          <table:table-cell table:style-name="ce25"/>
          <table:covered-table-cell table:style-name="ce107"/>
          <table:covered-table-cell table:style-name="ce90"/>
          <table:table-cell table:style-name="ce157" table:number-columns-repeated="1008"/>
          <table:table-cell/>
        </table:table-row>
        <table:table-row table:style-name="ro2">
          <table:table-cell table:style-name="ce4" table:formula="of:=[.B38]" office:value-type="currency" office:currency="EUR" office:value="7200">
            <text:p>7.200 €</text:p>
          </table:table-cell>
          <table:table-cell table:style-name="ce15" office:value-type="currency" office:currency="EUR" office:value="7200">
            <text:p>7.200 €</text:p>
          </table:table-cell>
          <table:table-cell table:style-name="ce24" office:value-type="currency" office:currency="EUR" office:value="1372">
            <text:p>1.372 €</text:p>
          </table:table-cell>
          <table:table-cell table:style-name="ce24" table:formula="of:=[.D37]" office:value-type="currency" office:currency="EUR" office:value="439">
            <text:p>439 €</text:p>
          </table:table-cell>
          <table:table-cell table:style-name="ce39" table:formula="of:=[.B38]-[.C38]-[.D38]" office:value-type="currency" office:currency="EUR" office:value="5389">
            <text:p>5.389 €</text:p>
          </table:table-cell>
          <table:table-cell table:style-name="ce44" table:formula="of:=[.C38]+[.D38]" office:value-type="currency" office:currency="EUR" office:value="1811">
            <text:p>1.811 €</text:p>
          </table:table-cell>
          <table:table-cell table:style-name="ce49" table:formula="of:=1-[.E38]/[.B38]" office:value-type="percentage" office:value="0.251527777777778">
            <text:p>25,15%</text:p>
          </table:table-cell>
          <table:table-cell table:style-name="ce53" table:formula="of:=[.H37]" office:value-type="currency" office:currency="EUR" office:value="373">
            <text:p>373 €</text:p>
          </table:table-cell>
          <table:table-cell table:style-name="ce59" table:formula="of:=[.I37]" office:value-type="currency" office:currency="EUR" office:value="702">
            <text:p>702 €</text:p>
          </table:table-cell>
          <table:table-cell table:style-name="ce68" table:formula="of:=([.B38]+[.H38]-[.I38])*[.$O$1]/100-[.$N$1]*2+[.$N$6]*2" office:value-type="currency" office:currency="EUR" office:value="1741.63">
            <text:p>1.742 €</text:p>
          </table:table-cell>
          <table:table-cell table:style-name="ce74" table:formula="of:=[.B38]+[.H38]-[.J38]" office:value-type="currency" office:currency="EUR" office:value="5831.37">
            <text:p>5.831 €</text:p>
          </table:table-cell>
          <table:table-cell table:style-name="ce80" table:formula="of:=1-[.K38]/[.B38]" office:value-type="percentage" office:value="0.1900875">
            <text:p>19,01%</text:p>
          </table:table-cell>
          <table:table-cell table:style-name="ce25"/>
          <table:table-cell table:style-name="ce108"/>
          <table:table-cell table:style-name="ce141"/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7400">
            <text:p>7.400 €</text:p>
          </table:table-cell>
          <table:table-cell table:style-name="ce25" office:value-type="currency" office:currency="EUR" office:value="1445">
            <text:p>1.445 €</text:p>
          </table:table-cell>
          <table:table-cell table:style-name="ce25" table:formula="of:=[.D38]" office:value-type="currency" office:currency="EUR" office:value="439">
            <text:p>439 €</text:p>
          </table:table-cell>
          <table:table-cell table:style-name="ce38" table:formula="of:=[.B39]-[.C39]-[.D39]" office:value-type="currency" office:currency="EUR" office:value="5516">
            <text:p>5.516 €</text:p>
          </table:table-cell>
          <table:table-cell table:style-name="ce43" table:formula="of:=[.C39]+[.D39]" office:value-type="currency" office:currency="EUR" office:value="1884">
            <text:p>1.884 €</text:p>
          </table:table-cell>
          <table:table-cell table:style-name="ce48" table:formula="of:=1-[.E39]/[.B39]" office:value-type="percentage" office:value="0.254594594594595">
            <text:p>25,46%</text:p>
          </table:table-cell>
          <table:table-cell table:style-name="ce52" table:formula="of:=[.H38]" office:value-type="currency" office:currency="EUR" office:value="373">
            <text:p>373 €</text:p>
          </table:table-cell>
          <table:table-cell table:style-name="ce60" table:formula="of:=[.I38]" office:value-type="currency" office:currency="EUR" office:value="702">
            <text:p>702 €</text:p>
          </table:table-cell>
          <table:table-cell table:style-name="ce67" table:formula="of:=([.B39]+[.H39]-[.I39])*[.$O$1]/100-[.$N$1]*2+[.$N$6]*2" office:value-type="currency" office:currency="EUR" office:value="1847.63">
            <text:p>1.848 €</text:p>
          </table:table-cell>
          <table:table-cell table:style-name="ce73" table:formula="of:=[.B39]+[.H39]-[.J39]" office:value-type="currency" office:currency="EUR" office:value="5925.37">
            <text:p>5.925 €</text:p>
          </table:table-cell>
          <table:table-cell table:style-name="ce79" table:formula="of:=1-[.K39]/[.B39]" office:value-type="percentage" office:value="0.199274324324324">
            <text:p>19,93%</text:p>
          </table:table-cell>
          <table:table-cell table:style-name="ce25"/>
          <table:table-cell table:style-name="ce108" office:value-type="string">
            <text:p>Volkseinkommen 2017:</text:p>
          </table:table-cell>
          <table:table-cell table:style-name="ce90" office:value-type="currency" office:currency="EUR" office:value="2435000000000">
            <text:p>2.435.00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 table:formula="of:=[.B40]" office:value-type="currency" office:currency="EUR" office:value="7600">
            <text:p>7.600 €</text:p>
          </table:table-cell>
          <table:table-cell table:style-name="ce14" office:value-type="currency" office:currency="EUR" office:value="7600">
            <text:p>7.600 €</text:p>
          </table:table-cell>
          <table:table-cell table:style-name="ce25" office:value-type="currency" office:currency="EUR" office:value="1519">
            <text:p>1.519 €</text:p>
          </table:table-cell>
          <table:table-cell table:style-name="ce25" table:formula="of:=[.D39]" office:value-type="currency" office:currency="EUR" office:value="439">
            <text:p>439 €</text:p>
          </table:table-cell>
          <table:table-cell table:style-name="ce38" table:formula="of:=[.B40]-[.C40]-[.D40]" office:value-type="currency" office:currency="EUR" office:value="5642">
            <text:p>5.642 €</text:p>
          </table:table-cell>
          <table:table-cell table:style-name="ce43" table:formula="of:=[.C40]+[.D40]" office:value-type="currency" office:currency="EUR" office:value="1958">
            <text:p>1.958 €</text:p>
          </table:table-cell>
          <table:table-cell table:style-name="ce48" table:formula="of:=1-[.E40]/[.B40]" office:value-type="percentage" office:value="0.257631578947368">
            <text:p>25,76%</text:p>
          </table:table-cell>
          <table:table-cell table:style-name="ce52" table:formula="of:=[.H39]" office:value-type="currency" office:currency="EUR" office:value="373">
            <text:p>373 €</text:p>
          </table:table-cell>
          <table:table-cell table:style-name="ce60" table:formula="of:=[.I39]" office:value-type="currency" office:currency="EUR" office:value="702">
            <text:p>702 €</text:p>
          </table:table-cell>
          <table:table-cell table:style-name="ce67" table:formula="of:=([.B40]+[.H40]-[.I40])*[.$O$1]/100-[.$N$1]*2+[.$N$6]*2" office:value-type="currency" office:currency="EUR" office:value="1953.63">
            <text:p>1.954 €</text:p>
          </table:table-cell>
          <table:table-cell table:style-name="ce73" table:formula="of:=[.B40]+[.H40]-[.J40]" office:value-type="currency" office:currency="EUR" office:value="6019.37">
            <text:p>6.019 €</text:p>
          </table:table-cell>
          <table:table-cell table:style-name="ce79" table:formula="of:=1-[.K40]/[.B40]" office:value-type="percentage" office:value="0.207977631578947">
            <text:p>20,80%</text:p>
          </table:table-cell>
          <table:table-cell table:style-name="ce25"/>
          <table:table-cell office:value-type="string">
            <text:p>davon abzuziehen: Arbeitnehmerfreibetrag</text:p>
          </table:table-cell>
          <table:table-cell table:style-name="ce142" office:value-type="currency" office:currency="EUR" office:value="40000000000">
            <text:p>40.00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7800">
            <text:p>7.800 €</text:p>
          </table:table-cell>
          <table:table-cell table:style-name="ce25" office:value-type="currency" office:currency="EUR" office:value="1594">
            <text:p>1.594 €</text:p>
          </table:table-cell>
          <table:table-cell table:style-name="ce25" table:formula="of:=[.D40]" office:value-type="currency" office:currency="EUR" office:value="439">
            <text:p>439 €</text:p>
          </table:table-cell>
          <table:table-cell table:style-name="ce38" table:formula="of:=[.B41]-[.C41]-[.D41]" office:value-type="currency" office:currency="EUR" office:value="5767">
            <text:p>5.767 €</text:p>
          </table:table-cell>
          <table:table-cell table:style-name="ce43" table:formula="of:=[.C41]+[.D41]" office:value-type="currency" office:currency="EUR" office:value="2033">
            <text:p>2.033 €</text:p>
          </table:table-cell>
          <table:table-cell table:style-name="ce48" table:formula="of:=1-[.E41]/[.B41]" office:value-type="percentage" office:value="0.260641025641026">
            <text:p>26,06%</text:p>
          </table:table-cell>
          <table:table-cell table:style-name="ce52" table:formula="of:=[.H40]" office:value-type="currency" office:currency="EUR" office:value="373">
            <text:p>373 €</text:p>
          </table:table-cell>
          <table:table-cell table:style-name="ce60" table:formula="of:=[.I40]" office:value-type="currency" office:currency="EUR" office:value="702">
            <text:p>702 €</text:p>
          </table:table-cell>
          <table:table-cell table:style-name="ce67" table:formula="of:=([.B41]+[.H41]-[.I41])*[.$O$1]/100-[.$N$1]*2+[.$N$6]*2" office:value-type="currency" office:currency="EUR" office:value="2059.63">
            <text:p>2.060 €</text:p>
          </table:table-cell>
          <table:table-cell table:style-name="ce73" table:formula="of:=[.B41]+[.H41]-[.J41]" office:value-type="currency" office:currency="EUR" office:value="6113.37">
            <text:p>6.113 €</text:p>
          </table:table-cell>
          <table:table-cell table:style-name="ce79" table:formula="of:=1-[.K41]/[.B41]" office:value-type="percentage" office:value="0.216234615384615">
            <text:p>21,62%</text:p>
          </table:table-cell>
          <table:table-cell table:style-name="ce25"/>
          <table:table-cell table:style-name="ce108" office:value-type="string">
            <text:p>zu versteuerndes Volkseinkommen 2017:</text:p>
          </table:table-cell>
          <table:table-cell table:style-name="ce90" table:formula="of:=[.O39]-[.O40]" office:value-type="currency" office:currency="EUR" office:value="2395000000000">
            <text:p>2.395.000.000.000 €</text:p>
          </table:table-cell>
          <table:table-cell table:style-name="ce157" table:number-columns-repeated="2"/>
          <table:table-cell table:style-name="ce7"/>
          <table:table-cell table:style-name="ce157" table:number-columns-repeated="1005"/>
          <table:table-cell/>
        </table:table-row>
        <table:table-row table:style-name="ro2">
          <table:table-cell table:style-name="ce4" table:formula="of:=[.B42]" office:value-type="currency" office:currency="EUR" office:value="8000">
            <text:p>8.000 €</text:p>
          </table:table-cell>
          <table:table-cell table:style-name="ce15" office:value-type="currency" office:currency="EUR" office:value="8000">
            <text:p>8.000 €</text:p>
          </table:table-cell>
          <table:table-cell table:style-name="ce24" office:value-type="currency" office:currency="EUR" office:value="1671">
            <text:p>1.671 €</text:p>
          </table:table-cell>
          <table:table-cell table:style-name="ce24" table:formula="of:=[.D41]" office:value-type="currency" office:currency="EUR" office:value="439">
            <text:p>439 €</text:p>
          </table:table-cell>
          <table:table-cell table:style-name="ce39" table:formula="of:=[.B42]-[.C42]-[.D42]" office:value-type="currency" office:currency="EUR" office:value="5890">
            <text:p>5.890 €</text:p>
          </table:table-cell>
          <table:table-cell table:style-name="ce44" table:formula="of:=[.C42]+[.D42]" office:value-type="currency" office:currency="EUR" office:value="2110">
            <text:p>2.110 €</text:p>
          </table:table-cell>
          <table:table-cell table:style-name="ce49" table:formula="of:=1-[.E42]/[.B42]" office:value-type="percentage" office:value="0.26375">
            <text:p>26,38%</text:p>
          </table:table-cell>
          <table:table-cell table:style-name="ce53" table:formula="of:=[.H41]" office:value-type="currency" office:currency="EUR" office:value="373">
            <text:p>373 €</text:p>
          </table:table-cell>
          <table:table-cell table:style-name="ce59" table:formula="of:=[.I41]" office:value-type="currency" office:currency="EUR" office:value="702">
            <text:p>702 €</text:p>
          </table:table-cell>
          <table:table-cell table:style-name="ce68" table:formula="of:=([.B42]+[.H42]-[.I42])*[.$O$1]/100-[.$N$1]*2+[.$N$6]*2" office:value-type="currency" office:currency="EUR" office:value="2165.63">
            <text:p>2.166 €</text:p>
          </table:table-cell>
          <table:table-cell table:style-name="ce74" table:formula="of:=[.B42]+[.H42]-[.J42]" office:value-type="currency" office:currency="EUR" office:value="6207.37">
            <text:p>6.207 €</text:p>
          </table:table-cell>
          <table:table-cell table:style-name="ce80" table:formula="of:=1-[.K42]/[.B42]" office:value-type="percentage" office:value="0.22407875">
            <text:p>22,41%</text:p>
          </table:table-cell>
          <table:table-cell table:style-name="ce25"/>
          <table:table-cell table:number-columns-repeated="2"/>
          <table:table-cell table:style-name="ce157" table:number-columns-repeated="2"/>
          <table:table-cell table:style-name="ce160"/>
          <table:table-cell table:style-name="ce157" table:number-columns-repeated="1005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8200">
            <text:p>8.200 €</text:p>
          </table:table-cell>
          <table:table-cell table:style-name="ce25" office:value-type="currency" office:currency="EUR" office:value="1748">
            <text:p>1.748 €</text:p>
          </table:table-cell>
          <table:table-cell table:style-name="ce25" table:formula="of:=[.D42]" office:value-type="currency" office:currency="EUR" office:value="439">
            <text:p>439 €</text:p>
          </table:table-cell>
          <table:table-cell table:style-name="ce38" table:formula="of:=[.B43]-[.C43]-[.D43]" office:value-type="currency" office:currency="EUR" office:value="6013">
            <text:p>6.013 €</text:p>
          </table:table-cell>
          <table:table-cell table:style-name="ce43" table:formula="of:=[.C43]+[.D43]" office:value-type="currency" office:currency="EUR" office:value="2187">
            <text:p>2.187 €</text:p>
          </table:table-cell>
          <table:table-cell table:style-name="ce48" table:formula="of:=1-[.E43]/[.B43]" office:value-type="percentage" office:value="0.266707317073171">
            <text:p>26,67%</text:p>
          </table:table-cell>
          <table:table-cell table:style-name="ce52" table:formula="of:=[.H42]" office:value-type="currency" office:currency="EUR" office:value="373">
            <text:p>373 €</text:p>
          </table:table-cell>
          <table:table-cell table:style-name="ce60" table:formula="of:=[.I42]" office:value-type="currency" office:currency="EUR" office:value="702">
            <text:p>702 €</text:p>
          </table:table-cell>
          <table:table-cell table:style-name="ce67" table:formula="of:=([.B43]+[.H43]-[.I43])*[.$O$1]/100-[.$N$1]*2+[.$N$6]*2" office:value-type="currency" office:currency="EUR" office:value="2271.63">
            <text:p>2.272 €</text:p>
          </table:table-cell>
          <table:table-cell table:style-name="ce73" table:formula="of:=[.B43]+[.H43]-[.J43]" office:value-type="currency" office:currency="EUR" office:value="6301.37">
            <text:p>6.301 €</text:p>
          </table:table-cell>
          <table:table-cell table:style-name="ce79" table:formula="of:=1-[.K43]/[.B43]" office:value-type="percentage" office:value="0.231540243902439">
            <text:p>23,15%</text:p>
          </table:table-cell>
          <table:table-cell table:style-name="ce25"/>
          <table:table-cell table:style-name="ce109" office:value-type="string">
            <text:p>Steueraufkommen aus Volkseinkommen:</text:p>
          </table:table-cell>
          <table:table-cell table:style-name="ce143" table:formula="of:=[.O41]/100*[.$O$1]" office:value-type="currency" office:currency="EUR" office:value="1269350000000">
            <text:p>1.269.350.000.000 €</text:p>
          </table:table-cell>
          <table:table-cell table:style-name="ce157" table:number-columns-repeated="2"/>
          <table:table-cell table:style-name="ce160"/>
          <table:table-cell table:style-name="ce157" table:number-columns-repeated="1005"/>
          <table:table-cell/>
        </table:table-row>
        <table:table-row table:style-name="ro2">
          <table:table-cell table:style-name="ce3" table:formula="of:=[.B44]" office:value-type="currency" office:currency="EUR" office:value="8400">
            <text:p>8.400 €</text:p>
          </table:table-cell>
          <table:table-cell table:style-name="ce14" office:value-type="currency" office:currency="EUR" office:value="8400">
            <text:p>8.400 €</text:p>
          </table:table-cell>
          <table:table-cell table:style-name="ce25" office:value-type="currency" office:currency="EUR" office:value="1827">
            <text:p>1.827 €</text:p>
          </table:table-cell>
          <table:table-cell table:style-name="ce25" table:formula="of:=[.D43]" office:value-type="currency" office:currency="EUR" office:value="439">
            <text:p>439 €</text:p>
          </table:table-cell>
          <table:table-cell table:style-name="ce38" table:formula="of:=[.B44]-[.C44]-[.D44]" office:value-type="currency" office:currency="EUR" office:value="6134">
            <text:p>6.134 €</text:p>
          </table:table-cell>
          <table:table-cell table:style-name="ce43" table:formula="of:=[.C44]+[.D44]" office:value-type="currency" office:currency="EUR" office:value="2266">
            <text:p>2.266 €</text:p>
          </table:table-cell>
          <table:table-cell table:style-name="ce48" table:formula="of:=1-[.E44]/[.B44]" office:value-type="percentage" office:value="0.269761904761905">
            <text:p>26,98%</text:p>
          </table:table-cell>
          <table:table-cell table:style-name="ce52" table:formula="of:=[.H43]" office:value-type="currency" office:currency="EUR" office:value="373">
            <text:p>373 €</text:p>
          </table:table-cell>
          <table:table-cell table:style-name="ce60" table:formula="of:=[.I43]" office:value-type="currency" office:currency="EUR" office:value="702">
            <text:p>702 €</text:p>
          </table:table-cell>
          <table:table-cell table:style-name="ce67" table:formula="of:=([.B44]+[.H44]-[.I44])*[.$O$1]/100-[.$N$1]*2+[.$N$6]*2" office:value-type="currency" office:currency="EUR" office:value="2377.63">
            <text:p>2.378 €</text:p>
          </table:table-cell>
          <table:table-cell table:style-name="ce73" table:formula="of:=[.B44]+[.H44]-[.J44]" office:value-type="currency" office:currency="EUR" office:value="6395.37">
            <text:p>6.395 €</text:p>
          </table:table-cell>
          <table:table-cell table:style-name="ce79" table:formula="of:=1-[.K44]/[.B44]" office:value-type="percentage" office:value="0.238646428571429">
            <text:p>23,86%</text:p>
          </table:table-cell>
          <table:table-cell table:style-name="ce25"/>
          <table:table-cell table:number-columns-repeated="2"/>
          <table:table-cell table:style-name="ce157" table:number-columns-repeated="2"/>
          <table:table-cell table:style-name="ce160"/>
          <table:table-cell table:style-name="ce157" table:number-columns-repeated="1005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8600">
            <text:p>8.600 €</text:p>
          </table:table-cell>
          <table:table-cell table:style-name="ce25" office:value-type="currency" office:currency="EUR" office:value="1906">
            <text:p>1.906 €</text:p>
          </table:table-cell>
          <table:table-cell table:style-name="ce25" table:formula="of:=[.D44]" office:value-type="currency" office:currency="EUR" office:value="439">
            <text:p>439 €</text:p>
          </table:table-cell>
          <table:table-cell table:style-name="ce38" table:formula="of:=[.B45]-[.C45]-[.D45]" office:value-type="currency" office:currency="EUR" office:value="6255">
            <text:p>6.255 €</text:p>
          </table:table-cell>
          <table:table-cell table:style-name="ce43" table:formula="of:=[.C45]+[.D45]" office:value-type="currency" office:currency="EUR" office:value="2345">
            <text:p>2.345 €</text:p>
          </table:table-cell>
          <table:table-cell table:style-name="ce48" table:formula="of:=1-[.E45]/[.B45]" office:value-type="percentage" office:value="0.272674418604651">
            <text:p>27,27%</text:p>
          </table:table-cell>
          <table:table-cell table:style-name="ce52" table:formula="of:=[.H44]" office:value-type="currency" office:currency="EUR" office:value="373">
            <text:p>373 €</text:p>
          </table:table-cell>
          <table:table-cell table:style-name="ce60" table:formula="of:=[.I44]" office:value-type="currency" office:currency="EUR" office:value="702">
            <text:p>702 €</text:p>
          </table:table-cell>
          <table:table-cell table:style-name="ce67" table:formula="of:=([.B45]+[.H45]-[.I45])*[.$O$1]/100-[.$N$1]*2+[.$N$6]*2" office:value-type="currency" office:currency="EUR" office:value="2483.63">
            <text:p>2.484 €</text:p>
          </table:table-cell>
          <table:table-cell table:style-name="ce73" table:formula="of:=[.B45]+[.H45]-[.J45]" office:value-type="currency" office:currency="EUR" office:value="6489.37">
            <text:p>6.489 €</text:p>
          </table:table-cell>
          <table:table-cell table:style-name="ce79" table:formula="of:=1-[.K45]/[.B45]" office:value-type="percentage" office:value="0.245422093023256">
            <text:p>24,54%</text:p>
          </table:table-cell>
          <table:table-cell table:style-name="ce25"/>
          <table:table-cell table:number-columns-repeated="2"/>
          <table:table-cell table:style-name="ce157" table:number-columns-repeated="1008"/>
          <table:table-cell/>
        </table:table-row>
        <table:table-row table:style-name="ro2">
          <table:table-cell table:style-name="ce4" table:formula="of:=[.B46]" office:value-type="currency" office:currency="EUR" office:value="8800">
            <text:p>8.800 €</text:p>
          </table:table-cell>
          <table:table-cell table:style-name="ce15" office:value-type="currency" office:currency="EUR" office:value="8800">
            <text:p>8.800 €</text:p>
          </table:table-cell>
          <table:table-cell table:style-name="ce24" office:value-type="currency" office:currency="EUR" office:value="1987">
            <text:p>1.987 €</text:p>
          </table:table-cell>
          <table:table-cell table:style-name="ce24" table:formula="of:=[.D45]" office:value-type="currency" office:currency="EUR" office:value="439">
            <text:p>439 €</text:p>
          </table:table-cell>
          <table:table-cell table:style-name="ce39" table:formula="of:=[.B46]-[.C46]-[.D46]" office:value-type="currency" office:currency="EUR" office:value="6374">
            <text:p>6.374 €</text:p>
          </table:table-cell>
          <table:table-cell table:style-name="ce44" table:formula="of:=[.C46]+[.D46]" office:value-type="currency" office:currency="EUR" office:value="2426">
            <text:p>2.426 €</text:p>
          </table:table-cell>
          <table:table-cell table:style-name="ce49" table:formula="of:=1-[.E46]/[.B46]" office:value-type="percentage" office:value="0.275681818181818">
            <text:p>27,57%</text:p>
          </table:table-cell>
          <table:table-cell table:style-name="ce53" table:formula="of:=[.H45]" office:value-type="currency" office:currency="EUR" office:value="373">
            <text:p>373 €</text:p>
          </table:table-cell>
          <table:table-cell table:style-name="ce59" table:formula="of:=[.I45]" office:value-type="currency" office:currency="EUR" office:value="702">
            <text:p>702 €</text:p>
          </table:table-cell>
          <table:table-cell table:style-name="ce68" table:formula="of:=([.B46]+[.H46]-[.I46])*[.$O$1]/100-[.$N$1]*2+[.$N$6]*2" office:value-type="currency" office:currency="EUR" office:value="2589.63">
            <text:p>2.590 €</text:p>
          </table:table-cell>
          <table:table-cell table:style-name="ce74" table:formula="of:=[.B46]+[.H46]-[.J46]" office:value-type="currency" office:currency="EUR" office:value="6583.37">
            <text:p>6.583 €</text:p>
          </table:table-cell>
          <table:table-cell table:style-name="ce80" table:formula="of:=1-[.K46]/[.B46]" office:value-type="percentage" office:value="0.251889772727273">
            <text:p>25,19%</text:p>
          </table:table-cell>
          <table:table-cell table:style-name="ce25"/>
          <table:table-cell table:style-name="ce110" office:value-type="string">
            <text:p><text:s/>- BGE-Kosten:</text:p>
          </table:table-cell>
          <table:table-cell table:style-name="ce110" table:formula="of:=[.O36]" office:value-type="currency" office:currency="EUR" office:value="948140000000">
            <text:p>948.14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9000">
            <text:p>9.000 €</text:p>
          </table:table-cell>
          <table:table-cell table:style-name="ce25" office:value-type="currency" office:currency="EUR" office:value="2069">
            <text:p>2.069 €</text:p>
          </table:table-cell>
          <table:table-cell table:style-name="ce25" table:formula="of:=[.D46]" office:value-type="currency" office:currency="EUR" office:value="439">
            <text:p>439 €</text:p>
          </table:table-cell>
          <table:table-cell table:style-name="ce38" table:formula="of:=[.B47]-[.C47]-[.D47]" office:value-type="currency" office:currency="EUR" office:value="6492">
            <text:p>6.492 €</text:p>
          </table:table-cell>
          <table:table-cell table:style-name="ce43" table:formula="of:=[.C47]+[.D47]" office:value-type="currency" office:currency="EUR" office:value="2508">
            <text:p>2.508 €</text:p>
          </table:table-cell>
          <table:table-cell table:style-name="ce48" table:formula="of:=1-[.E47]/[.B47]" office:value-type="percentage" office:value="0.278666666666667">
            <text:p>27,87%</text:p>
          </table:table-cell>
          <table:table-cell table:style-name="ce52" table:formula="of:=[.H46]" office:value-type="currency" office:currency="EUR" office:value="373">
            <text:p>373 €</text:p>
          </table:table-cell>
          <table:table-cell table:style-name="ce60" table:formula="of:=[.I46]" office:value-type="currency" office:currency="EUR" office:value="702">
            <text:p>702 €</text:p>
          </table:table-cell>
          <table:table-cell table:style-name="ce67" table:formula="of:=([.B47]+[.H47]-[.I47])*[.$O$1]/100-[.$N$1]*2+[.$N$6]*2" office:value-type="currency" office:currency="EUR" office:value="2695.63">
            <text:p>2.696 €</text:p>
          </table:table-cell>
          <table:table-cell table:style-name="ce73" table:formula="of:=[.B47]+[.H47]-[.J47]" office:value-type="currency" office:currency="EUR" office:value="6677.37">
            <text:p>6.677 €</text:p>
          </table:table-cell>
          <table:table-cell table:style-name="ce79" table:formula="of:=1-[.K47]/[.B47]" office:value-type="percentage" office:value="0.25807">
            <text:p>25,81%</text:p>
          </table:table-cell>
          <table:table-cell table:style-name="ce25"/>
          <table:table-cell table:number-columns-repeated="2"/>
          <table:table-cell table:style-name="ce157" table:number-columns-repeated="1008"/>
          <table:table-cell/>
        </table:table-row>
        <table:table-row table:style-name="ro3">
          <table:table-cell table:style-name="ce3" table:formula="of:=[.B48]" office:value-type="currency" office:currency="EUR" office:value="9200">
            <text:p>9.200 €</text:p>
          </table:table-cell>
          <table:table-cell table:style-name="ce14" office:value-type="currency" office:currency="EUR" office:value="9200">
            <text:p>9.200 €</text:p>
          </table:table-cell>
          <table:table-cell table:style-name="ce25" office:value-type="currency" office:currency="EUR" office:value="2152">
            <text:p>2.152 €</text:p>
          </table:table-cell>
          <table:table-cell table:style-name="ce25" table:formula="of:=[.D47]" office:value-type="currency" office:currency="EUR" office:value="439">
            <text:p>439 €</text:p>
          </table:table-cell>
          <table:table-cell table:style-name="ce38" table:formula="of:=[.B48]-[.C48]-[.D48]" office:value-type="currency" office:currency="EUR" office:value="6609">
            <text:p>6.609 €</text:p>
          </table:table-cell>
          <table:table-cell table:style-name="ce43" table:formula="of:=[.C48]+[.D48]" office:value-type="currency" office:currency="EUR" office:value="2591">
            <text:p>2.591 €</text:p>
          </table:table-cell>
          <table:table-cell table:style-name="ce48" table:formula="of:=1-[.E48]/[.B48]" office:value-type="percentage" office:value="0.281630434782609">
            <text:p>28,16%</text:p>
          </table:table-cell>
          <table:table-cell table:style-name="ce52" table:formula="of:=[.H47]" office:value-type="currency" office:currency="EUR" office:value="373">
            <text:p>373 €</text:p>
          </table:table-cell>
          <table:table-cell table:style-name="ce60" table:formula="of:=[.I47]" office:value-type="currency" office:currency="EUR" office:value="702">
            <text:p>702 €</text:p>
          </table:table-cell>
          <table:table-cell table:style-name="ce67" table:formula="of:=([.B48]+[.H48]-[.I48])*[.$O$1]/100-[.$N$1]*2+[.$N$6]*2" office:value-type="currency" office:currency="EUR" office:value="2801.63">
            <text:p>2.802 €</text:p>
          </table:table-cell>
          <table:table-cell table:style-name="ce73" table:formula="of:=[.B48]+[.H48]-[.J48]" office:value-type="currency" office:currency="EUR" office:value="6771.37">
            <text:p>6.771 €</text:p>
          </table:table-cell>
          <table:table-cell table:style-name="ce79" table:formula="of:=1-[.K48]/[.B48]" office:value-type="percentage" office:value="0.26398152173913">
            <text:p>26,40%</text:p>
          </table:table-cell>
          <table:table-cell table:style-name="ce25"/>
          <table:table-cell table:style-name="ce111" office:value-type="string">
            <text:p>Überschuss <text:span text:style-name="T2">(</text:span><text:span text:style-name="T3">=</text:span><text:span text:style-name="T2"> bisherige Einkommensteuer)</text:span></text:p>
          </table:table-cell>
          <table:table-cell table:style-name="ce144" table:formula="of:=[.O43]-[.O46]" office:value-type="currency" office:currency="EUR" office:value="321210000000">
            <text:p>321.210.000.000 €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9400">
            <text:p>9.400 €</text:p>
          </table:table-cell>
          <table:table-cell table:style-name="ce25" office:value-type="currency" office:currency="EUR" office:value="2236">
            <text:p>2.236 €</text:p>
          </table:table-cell>
          <table:table-cell table:style-name="ce25" table:formula="of:=[.D48]" office:value-type="currency" office:currency="EUR" office:value="439">
            <text:p>439 €</text:p>
          </table:table-cell>
          <table:table-cell table:style-name="ce38" table:formula="of:=[.B49]-[.C49]-[.D49]" office:value-type="currency" office:currency="EUR" office:value="6725">
            <text:p>6.725 €</text:p>
          </table:table-cell>
          <table:table-cell table:style-name="ce43" table:formula="of:=[.C49]+[.D49]" office:value-type="currency" office:currency="EUR" office:value="2675">
            <text:p>2.675 €</text:p>
          </table:table-cell>
          <table:table-cell table:style-name="ce48" table:formula="of:=1-[.E49]/[.B49]" office:value-type="percentage" office:value="0.284574468085106">
            <text:p>28,46%</text:p>
          </table:table-cell>
          <table:table-cell table:style-name="ce52" table:formula="of:=[.H48]" office:value-type="currency" office:currency="EUR" office:value="373">
            <text:p>373 €</text:p>
          </table:table-cell>
          <table:table-cell table:style-name="ce60" table:formula="of:=[.I48]" office:value-type="currency" office:currency="EUR" office:value="702">
            <text:p>702 €</text:p>
          </table:table-cell>
          <table:table-cell table:style-name="ce67" table:formula="of:=([.B49]+[.H49]-[.I49])*[.$O$1]/100-[.$N$1]*2+[.$N$6]*2" office:value-type="currency" office:currency="EUR" office:value="2907.63">
            <text:p>2.908 €</text:p>
          </table:table-cell>
          <table:table-cell table:style-name="ce73" table:formula="of:=[.B49]+[.H49]-[.J49]" office:value-type="currency" office:currency="EUR" office:value="6865.37">
            <text:p>6.865 €</text:p>
          </table:table-cell>
          <table:table-cell table:style-name="ce79" table:formula="of:=1-[.K49]/[.B49]" office:value-type="percentage" office:value="0.269641489361702">
            <text:p>26,96%</text:p>
          </table:table-cell>
          <table:table-cell table:style-name="ce25"/>
          <table:table-cell office:value-type="string">
            <text:p>(deckt das bisherige Einkommensteuer-Aufkommen)</text:p>
          </table:table-cell>
          <table:table-cell/>
          <table:table-cell table:style-name="ce157" table:number-columns-repeated="1008"/>
          <table:table-cell/>
        </table:table-row>
        <table:table-row table:style-name="ro3">
          <table:table-cell table:style-name="ce4" table:formula="of:=[.B50]" office:value-type="currency" office:currency="EUR" office:value="9600">
            <text:p>9.600 €</text:p>
          </table:table-cell>
          <table:table-cell table:style-name="ce15" office:value-type="currency" office:currency="EUR" office:value="9600">
            <text:p>9.600 €</text:p>
          </table:table-cell>
          <table:table-cell table:style-name="ce24" office:value-type="currency" office:currency="EUR" office:value="2321">
            <text:p>2.321 €</text:p>
          </table:table-cell>
          <table:table-cell table:style-name="ce24" table:formula="of:=[.D49]" office:value-type="currency" office:currency="EUR" office:value="439">
            <text:p>439 €</text:p>
          </table:table-cell>
          <table:table-cell table:style-name="ce39" table:formula="of:=[.B50]-[.C50]-[.D50]" office:value-type="currency" office:currency="EUR" office:value="6840">
            <text:p>6.840 €</text:p>
          </table:table-cell>
          <table:table-cell table:style-name="ce44" table:formula="of:=[.C50]+[.D50]" office:value-type="currency" office:currency="EUR" office:value="2760">
            <text:p>2.760 €</text:p>
          </table:table-cell>
          <table:table-cell table:style-name="ce49" table:formula="of:=1-[.E50]/[.B50]" office:value-type="percentage" office:value="0.2875">
            <text:p>28,75%</text:p>
          </table:table-cell>
          <table:table-cell table:style-name="ce53" table:formula="of:=[.H49]" office:value-type="currency" office:currency="EUR" office:value="373">
            <text:p>373 €</text:p>
          </table:table-cell>
          <table:table-cell table:style-name="ce59" table:formula="of:=[.I49]" office:value-type="currency" office:currency="EUR" office:value="702">
            <text:p>702 €</text:p>
          </table:table-cell>
          <table:table-cell table:style-name="ce68" table:formula="of:=([.B50]+[.H50]-[.I50])*[.$O$1]/100-[.$N$1]*2+[.$N$6]*2" office:value-type="currency" office:currency="EUR" office:value="3013.63">
            <text:p>3.014 €</text:p>
          </table:table-cell>
          <table:table-cell table:style-name="ce74" table:formula="of:=[.B50]+[.H50]-[.J50]" office:value-type="currency" office:currency="EUR" office:value="6959.37">
            <text:p>6.959 €</text:p>
          </table:table-cell>
          <table:table-cell table:style-name="ce80" table:formula="of:=1-[.K50]/[.B50]" office:value-type="percentage" office:value="0.275065625">
            <text:p>27,51%</text:p>
          </table:table-cell>
          <table:table-cell table:style-name="ce25"/>
          <table:table-cell table:style-name="ce112" office:value-type="string">
            <text:p>Einkommensteuer + Soli in 2017 <text:span text:style-name="T1">***</text:span>:</text:p>
          </table:table-cell>
          <table:table-cell table:style-name="ce145" office:value-type="currency" office:currency="EUR" office:value="320000000000">
            <text:p>320.000.000.000 €</text:p>
          </table:table-cell>
          <table:table-cell/>
          <table:table-cell table:style-name="ce157" table:number-columns-repeated="1007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9800">
            <text:p>9.800 €</text:p>
          </table:table-cell>
          <table:table-cell table:style-name="ce25" office:value-type="currency" office:currency="EUR" office:value="2408">
            <text:p>2.408 €</text:p>
          </table:table-cell>
          <table:table-cell table:style-name="ce25" table:formula="of:=[.D50]" office:value-type="currency" office:currency="EUR" office:value="439">
            <text:p>439 €</text:p>
          </table:table-cell>
          <table:table-cell table:style-name="ce38" table:formula="of:=[.B51]-[.C51]-[.D51]" office:value-type="currency" office:currency="EUR" office:value="6953">
            <text:p>6.953 €</text:p>
          </table:table-cell>
          <table:table-cell table:style-name="ce43" table:formula="of:=[.C51]+[.D51]" office:value-type="currency" office:currency="EUR" office:value="2847">
            <text:p>2.847 €</text:p>
          </table:table-cell>
          <table:table-cell table:style-name="ce48" table:formula="of:=1-[.E51]/[.B51]" office:value-type="percentage" office:value="0.290510204081633">
            <text:p>29,05%</text:p>
          </table:table-cell>
          <table:table-cell table:style-name="ce52" table:formula="of:=[.H50]" office:value-type="currency" office:currency="EUR" office:value="373">
            <text:p>373 €</text:p>
          </table:table-cell>
          <table:table-cell table:style-name="ce60" table:formula="of:=[.I50]" office:value-type="currency" office:currency="EUR" office:value="702">
            <text:p>702 €</text:p>
          </table:table-cell>
          <table:table-cell table:style-name="ce67" table:formula="of:=([.B51]+[.H51]-[.I51])*[.$O$1]/100-[.$N$1]*2+[.$N$6]*2" office:value-type="currency" office:currency="EUR" office:value="3119.63">
            <text:p>3.120 €</text:p>
          </table:table-cell>
          <table:table-cell table:style-name="ce73" table:formula="of:=[.B51]+[.H51]-[.J51]" office:value-type="currency" office:currency="EUR" office:value="7053.37">
            <text:p>7.053 €</text:p>
          </table:table-cell>
          <table:table-cell table:style-name="ce79" table:formula="of:=1-[.K51]/[.B51]" office:value-type="percentage" office:value="0.280268367346939">
            <text:p>28,03%</text:p>
          </table:table-cell>
          <table:table-cell table:style-name="ce25"/>
          <table:table-cell table:style-name="ce113" office:value-type="string">
            <text:p>dieser Überschuss darf „0 €“ werden, wenn</text:p>
          </table:table-cell>
          <table:table-cell table:style-name="ce113"/>
          <table:table-cell/>
          <table:table-cell table:style-name="ce157" table:number-columns-repeated="1007"/>
          <table:table-cell/>
        </table:table-row>
        <table:table-row table:style-name="ro2">
          <table:table-cell table:style-name="ce3" table:formula="of:=[.B52]" office:value-type="currency" office:currency="EUR" office:value="10000">
            <text:p>10.000 €</text:p>
          </table:table-cell>
          <table:table-cell table:style-name="ce14" office:value-type="currency" office:currency="EUR" office:value="10000">
            <text:p>10.000 €</text:p>
          </table:table-cell>
          <table:table-cell table:style-name="ce25" office:value-type="currency" office:currency="EUR" office:value="2495">
            <text:p>2.495 €</text:p>
          </table:table-cell>
          <table:table-cell table:style-name="ce25" table:formula="of:=[.D51]" office:value-type="currency" office:currency="EUR" office:value="439">
            <text:p>439 €</text:p>
          </table:table-cell>
          <table:table-cell table:style-name="ce38" table:formula="of:=[.B52]-[.C52]-[.D52]" office:value-type="currency" office:currency="EUR" office:value="7066">
            <text:p>7.066 €</text:p>
          </table:table-cell>
          <table:table-cell table:style-name="ce43" table:formula="of:=[.C52]+[.D52]" office:value-type="currency" office:currency="EUR" office:value="2934">
            <text:p>2.934 €</text:p>
          </table:table-cell>
          <table:table-cell table:style-name="ce48" table:formula="of:=1-[.E52]/[.B52]" office:value-type="percentage" office:value="0.2934">
            <text:p>29,34%</text:p>
          </table:table-cell>
          <table:table-cell table:style-name="ce52" table:formula="of:=[.H51]" office:value-type="currency" office:currency="EUR" office:value="373">
            <text:p>373 €</text:p>
          </table:table-cell>
          <table:table-cell table:style-name="ce60" table:formula="of:=[.I51]" office:value-type="currency" office:currency="EUR" office:value="702">
            <text:p>702 €</text:p>
          </table:table-cell>
          <table:table-cell table:style-name="ce67" table:formula="of:=([.B52]+[.H52]-[.I52])*[.$O$1]/100-[.$N$1]*2+[.$N$6]*2" office:value-type="currency" office:currency="EUR" office:value="3225.63">
            <text:p>3.226 €</text:p>
          </table:table-cell>
          <table:table-cell table:style-name="ce73" table:formula="of:=[.B52]+[.H52]-[.J52]" office:value-type="currency" office:currency="EUR" office:value="7147.37">
            <text:p>7.147 €</text:p>
          </table:table-cell>
          <table:table-cell table:style-name="ce79" table:formula="of:=1-[.K52]/[.B52]" office:value-type="percentage" office:value="0.285263">
            <text:p>28,53%</text:p>
          </table:table-cell>
          <table:table-cell table:style-name="ce25"/>
          <table:table-cell table:style-name="ce114" office:value-type="string">
            <text:p><text:s text:c="2"/>- <text:s/>das bisherige Einkommensteuer-Aufkommen durch zusätzliche </text:p>
          </table:table-cell>
          <table:table-cell table:style-name="ce114"/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0200">
            <text:p>10.200 €</text:p>
          </table:table-cell>
          <table:table-cell table:style-name="ce25" office:value-type="currency" office:currency="EUR" office:value="2584">
            <text:p>2.584 €</text:p>
          </table:table-cell>
          <table:table-cell table:style-name="ce25" table:formula="of:=[.D52]" office:value-type="currency" office:currency="EUR" office:value="439">
            <text:p>439 €</text:p>
          </table:table-cell>
          <table:table-cell table:style-name="ce38" table:formula="of:=[.B53]-[.C53]-[.D53]" office:value-type="currency" office:currency="EUR" office:value="7177">
            <text:p>7.177 €</text:p>
          </table:table-cell>
          <table:table-cell table:style-name="ce43" table:formula="of:=[.C53]+[.D53]" office:value-type="currency" office:currency="EUR" office:value="3023">
            <text:p>3.023 €</text:p>
          </table:table-cell>
          <table:table-cell table:style-name="ce48" table:formula="of:=1-[.E53]/[.B53]" office:value-type="percentage" office:value="0.296372549019608">
            <text:p>29,64%</text:p>
          </table:table-cell>
          <table:table-cell table:style-name="ce52" table:formula="of:=[.H52]" office:value-type="currency" office:currency="EUR" office:value="373">
            <text:p>373 €</text:p>
          </table:table-cell>
          <table:table-cell table:style-name="ce60" table:formula="of:=[.I52]" office:value-type="currency" office:currency="EUR" office:value="702">
            <text:p>702 €</text:p>
          </table:table-cell>
          <table:table-cell table:style-name="ce67" table:formula="of:=([.B53]+[.H53]-[.I53])*[.$O$1]/100-[.$N$1]*2+[.$N$6]*2" office:value-type="currency" office:currency="EUR" office:value="3331.63">
            <text:p>3.332 €</text:p>
          </table:table-cell>
          <table:table-cell table:style-name="ce73" table:formula="of:=[.B53]+[.H53]-[.J53]" office:value-type="currency" office:currency="EUR" office:value="7241.37">
            <text:p>7.241 €</text:p>
          </table:table-cell>
          <table:table-cell table:style-name="ce79" table:formula="of:=1-[.K53]/[.B53]" office:value-type="percentage" office:value="0.290061764705882">
            <text:p>29,01%</text:p>
          </table:table-cell>
          <table:table-cell table:style-name="ce25"/>
          <table:table-cell table:style-name="ce114" office:value-type="string">
            <text:p><text:s text:c="5"/>Verbrauchs- und/oder Vermögenssteuern kompensiert wird</text:p>
          </table:table-cell>
          <table:table-cell table:style-name="ce114"/>
          <table:table-cell table:style-name="ce157" table:number-columns-repeated="1008"/>
          <table:table-cell/>
        </table:table-row>
        <table:table-row table:style-name="ro2">
          <table:table-cell table:style-name="ce4" table:formula="of:=[.B54]" office:value-type="currency" office:currency="EUR" office:value="10400">
            <text:p>10.400 €</text:p>
          </table:table-cell>
          <table:table-cell table:style-name="ce15" office:value-type="currency" office:currency="EUR" office:value="10400">
            <text:p>10.400 €</text:p>
          </table:table-cell>
          <table:table-cell table:style-name="ce24" office:value-type="currency" office:currency="EUR" office:value="2672">
            <text:p>2.672 €</text:p>
          </table:table-cell>
          <table:table-cell table:style-name="ce24" table:formula="of:=[.D53]" office:value-type="currency" office:currency="EUR" office:value="439">
            <text:p>439 €</text:p>
          </table:table-cell>
          <table:table-cell table:style-name="ce39" table:formula="of:=[.B54]-[.C54]-[.D54]" office:value-type="currency" office:currency="EUR" office:value="7289">
            <text:p>7.289 €</text:p>
          </table:table-cell>
          <table:table-cell table:style-name="ce44" table:formula="of:=[.C54]+[.D54]" office:value-type="currency" office:currency="EUR" office:value="3111">
            <text:p>3.111 €</text:p>
          </table:table-cell>
          <table:table-cell table:style-name="ce49" table:formula="of:=1-[.E54]/[.B54]" office:value-type="percentage" office:value="0.299134615384615">
            <text:p>29,91%</text:p>
          </table:table-cell>
          <table:table-cell table:style-name="ce53" table:formula="of:=[.H53]" office:value-type="currency" office:currency="EUR" office:value="373">
            <text:p>373 €</text:p>
          </table:table-cell>
          <table:table-cell table:style-name="ce59" table:formula="of:=[.I53]" office:value-type="currency" office:currency="EUR" office:value="702">
            <text:p>702 €</text:p>
          </table:table-cell>
          <table:table-cell table:style-name="ce68" table:formula="of:=([.B54]+[.H54]-[.I54])*[.$O$1]/100-[.$N$1]*2+[.$N$6]*2" office:value-type="currency" office:currency="EUR" office:value="3437.63">
            <text:p>3.438 €</text:p>
          </table:table-cell>
          <table:table-cell table:style-name="ce74" table:formula="of:=[.B54]+[.H54]-[.J54]" office:value-type="currency" office:currency="EUR" office:value="7335.37">
            <text:p>7.335 €</text:p>
          </table:table-cell>
          <table:table-cell table:style-name="ce80" table:formula="of:=1-[.K54]/[.B54]" office:value-type="percentage" office:value="0.294675961538462">
            <text:p>29,47%</text:p>
          </table:table-cell>
          <table:table-cell table:style-name="ce25"/>
          <table:table-cell office:value-type="string">
            <text:p>oder</text:p>
          </table:table-cell>
          <table:table-cell/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0600">
            <text:p>10.600 €</text:p>
          </table:table-cell>
          <table:table-cell table:style-name="ce25" office:value-type="currency" office:currency="EUR" office:value="2761">
            <text:p>2.761 €</text:p>
          </table:table-cell>
          <table:table-cell table:style-name="ce25" table:formula="of:=[.D54]" office:value-type="currency" office:currency="EUR" office:value="439">
            <text:p>439 €</text:p>
          </table:table-cell>
          <table:table-cell table:style-name="ce38" table:formula="of:=[.B55]-[.C55]-[.D55]" office:value-type="currency" office:currency="EUR" office:value="7400">
            <text:p>7.400 €</text:p>
          </table:table-cell>
          <table:table-cell table:style-name="ce43" table:formula="of:=[.C55]+[.D55]" office:value-type="currency" office:currency="EUR" office:value="3200">
            <text:p>3.200 €</text:p>
          </table:table-cell>
          <table:table-cell table:style-name="ce48" table:formula="of:=1-[.E55]/[.B55]" office:value-type="percentage" office:value="0.30188679245283">
            <text:p>30,19%</text:p>
          </table:table-cell>
          <table:table-cell table:style-name="ce52" table:formula="of:=[.H54]" office:value-type="currency" office:currency="EUR" office:value="373">
            <text:p>373 €</text:p>
          </table:table-cell>
          <table:table-cell table:style-name="ce60" table:formula="of:=[.I54]" office:value-type="currency" office:currency="EUR" office:value="702">
            <text:p>702 €</text:p>
          </table:table-cell>
          <table:table-cell table:style-name="ce67" table:formula="of:=([.B55]+[.H55]-[.I55])*[.$O$1]/100-[.$N$1]*2+[.$N$6]*2" office:value-type="currency" office:currency="EUR" office:value="3543.63">
            <text:p>3.544 €</text:p>
          </table:table-cell>
          <table:table-cell table:style-name="ce73" table:formula="of:=[.B55]+[.H55]-[.J55]" office:value-type="currency" office:currency="EUR" office:value="7429.37">
            <text:p>7.429 €</text:p>
          </table:table-cell>
          <table:table-cell table:style-name="ce79" table:formula="of:=1-[.K55]/[.B55]" office:value-type="percentage" office:value="0.299116037735849">
            <text:p>29,91%</text:p>
          </table:table-cell>
          <table:table-cell table:style-name="ce25"/>
          <table:table-cell table:style-name="ce115" office:value-type="string">
            <text:p><text:s text:c="2"/>- <text:s/>nur eine „Grundeinkommensabgabe“ errechnet werden soll.</text:p>
          </table:table-cell>
          <table:table-cell table:style-name="ce115"/>
          <table:table-cell table:style-name="ce157" table:number-columns-repeated="1008"/>
          <table:table-cell/>
        </table:table-row>
        <table:table-row table:style-name="ro2">
          <table:table-cell table:style-name="ce3" table:formula="of:=[.B56]" office:value-type="currency" office:currency="EUR" office:value="10800">
            <text:p>10.800 €</text:p>
          </table:table-cell>
          <table:table-cell table:style-name="ce14" office:value-type="currency" office:currency="EUR" office:value="10800">
            <text:p>10.800 €</text:p>
          </table:table-cell>
          <table:table-cell table:style-name="ce25" office:value-type="currency" office:currency="EUR" office:value="2850">
            <text:p>2.850 €</text:p>
          </table:table-cell>
          <table:table-cell table:style-name="ce25" table:formula="of:=[.D55]" office:value-type="currency" office:currency="EUR" office:value="439">
            <text:p>439 €</text:p>
          </table:table-cell>
          <table:table-cell table:style-name="ce38" table:formula="of:=[.B56]-[.C56]-[.D56]" office:value-type="currency" office:currency="EUR" office:value="7511">
            <text:p>7.511 €</text:p>
          </table:table-cell>
          <table:table-cell table:style-name="ce43" table:formula="of:=[.C56]+[.D56]" office:value-type="currency" office:currency="EUR" office:value="3289">
            <text:p>3.289 €</text:p>
          </table:table-cell>
          <table:table-cell table:style-name="ce48" table:formula="of:=1-[.E56]/[.B56]" office:value-type="percentage" office:value="0.304537037037037">
            <text:p>30,45%</text:p>
          </table:table-cell>
          <table:table-cell table:style-name="ce52" table:formula="of:=[.H55]" office:value-type="currency" office:currency="EUR" office:value="373">
            <text:p>373 €</text:p>
          </table:table-cell>
          <table:table-cell table:style-name="ce60" table:formula="of:=[.I55]" office:value-type="currency" office:currency="EUR" office:value="702">
            <text:p>702 €</text:p>
          </table:table-cell>
          <table:table-cell table:style-name="ce67" table:formula="of:=([.B56]+[.H56]-[.I56])*[.$O$1]/100-[.$N$1]*2+[.$N$6]*2" office:value-type="currency" office:currency="EUR" office:value="3649.63">
            <text:p>3.650 €</text:p>
          </table:table-cell>
          <table:table-cell table:style-name="ce73" table:formula="of:=[.B56]+[.H56]-[.J56]" office:value-type="currency" office:currency="EUR" office:value="7523.37">
            <text:p>7.523 €</text:p>
          </table:table-cell>
          <table:table-cell table:style-name="ce79" table:formula="of:=1-[.K56]/[.B56]" office:value-type="percentage" office:value="0.303391666666667">
            <text:p>30,34%</text:p>
          </table:table-cell>
          <table:table-cell table:style-name="ce25"/>
          <table:table-cell table:style-name="ce115" office:value-type="string">
            <text:p>(dann ist aber kein Vergleich mit der Abgabenbelastung heute möglich.)</text:p>
          </table:table-cell>
          <table:table-cell/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1000">
            <text:p>11.000 €</text:p>
          </table:table-cell>
          <table:table-cell table:style-name="ce25" office:value-type="currency" office:currency="EUR" office:value="2938">
            <text:p>2.938 €</text:p>
          </table:table-cell>
          <table:table-cell table:style-name="ce25" table:formula="of:=[.D56]" office:value-type="currency" office:currency="EUR" office:value="439">
            <text:p>439 €</text:p>
          </table:table-cell>
          <table:table-cell table:style-name="ce38" table:formula="of:=[.B57]-[.C57]-[.D57]" office:value-type="currency" office:currency="EUR" office:value="7623">
            <text:p>7.623 €</text:p>
          </table:table-cell>
          <table:table-cell table:style-name="ce43" table:formula="of:=[.C57]+[.D57]" office:value-type="currency" office:currency="EUR" office:value="3377">
            <text:p>3.377 €</text:p>
          </table:table-cell>
          <table:table-cell table:style-name="ce48" table:formula="of:=1-[.E57]/[.B57]" office:value-type="percentage" office:value="0.307">
            <text:p>30,70%</text:p>
          </table:table-cell>
          <table:table-cell table:style-name="ce52" table:formula="of:=[.H56]" office:value-type="currency" office:currency="EUR" office:value="373">
            <text:p>373 €</text:p>
          </table:table-cell>
          <table:table-cell table:style-name="ce60" table:formula="of:=[.I56]" office:value-type="currency" office:currency="EUR" office:value="702">
            <text:p>702 €</text:p>
          </table:table-cell>
          <table:table-cell table:style-name="ce67" table:formula="of:=([.B57]+[.H57]-[.I57])*[.$O$1]/100-[.$N$1]*2+[.$N$6]*2" office:value-type="currency" office:currency="EUR" office:value="3755.63">
            <text:p>3.756 €</text:p>
          </table:table-cell>
          <table:table-cell table:style-name="ce73" table:formula="of:=[.B57]+[.H57]-[.J57]" office:value-type="currency" office:currency="EUR" office:value="7617.37">
            <text:p>7.617 €</text:p>
          </table:table-cell>
          <table:table-cell table:style-name="ce79" table:formula="of:=1-[.K57]/[.B57]" office:value-type="percentage" office:value="0.307511818181818">
            <text:p>30,75%</text:p>
          </table:table-cell>
          <table:table-cell table:style-name="ce25"/>
          <table:table-cell table:number-columns-repeated="2"/>
          <table:table-cell table:style-name="ce157" table:number-columns-repeated="1008"/>
          <table:table-cell/>
        </table:table-row>
        <table:table-row table:style-name="ro2">
          <table:table-cell table:style-name="ce4" table:formula="of:=[.B58]" office:value-type="currency" office:currency="EUR" office:value="11200">
            <text:p>11.200 €</text:p>
          </table:table-cell>
          <table:table-cell table:style-name="ce15" office:value-type="currency" office:currency="EUR" office:value="11200">
            <text:p>11.200 €</text:p>
          </table:table-cell>
          <table:table-cell table:style-name="ce24" office:value-type="currency" office:currency="EUR" office:value="3027">
            <text:p>3.027 €</text:p>
          </table:table-cell>
          <table:table-cell table:style-name="ce24" table:formula="of:=[.D57]" office:value-type="currency" office:currency="EUR" office:value="439">
            <text:p>439 €</text:p>
          </table:table-cell>
          <table:table-cell table:style-name="ce39" table:formula="of:=[.B58]-[.C58]-[.D58]" office:value-type="currency" office:currency="EUR" office:value="7734">
            <text:p>7.734 €</text:p>
          </table:table-cell>
          <table:table-cell table:style-name="ce44" table:formula="of:=[.C58]+[.D58]" office:value-type="currency" office:currency="EUR" office:value="3466">
            <text:p>3.466 €</text:p>
          </table:table-cell>
          <table:table-cell table:style-name="ce49" table:formula="of:=1-[.E58]/[.B58]" office:value-type="percentage" office:value="0.309464285714286">
            <text:p>30,95%</text:p>
          </table:table-cell>
          <table:table-cell table:style-name="ce53" table:formula="of:=[.H57]" office:value-type="currency" office:currency="EUR" office:value="373">
            <text:p>373 €</text:p>
          </table:table-cell>
          <table:table-cell table:style-name="ce59" table:formula="of:=[.I57]" office:value-type="currency" office:currency="EUR" office:value="702">
            <text:p>702 €</text:p>
          </table:table-cell>
          <table:table-cell table:style-name="ce68" table:formula="of:=([.B58]+[.H58]-[.I58])*[.$O$1]/100-[.$N$1]*2+[.$N$6]*2" office:value-type="currency" office:currency="EUR" office:value="3861.63">
            <text:p>3.862 €</text:p>
          </table:table-cell>
          <table:table-cell table:style-name="ce74" table:formula="of:=[.B58]+[.H58]-[.J58]" office:value-type="currency" office:currency="EUR" office:value="7711.37">
            <text:p>7.711 €</text:p>
          </table:table-cell>
          <table:table-cell table:style-name="ce80" table:formula="of:=1-[.K58]/[.B58]" office:value-type="percentage" office:value="0.311484821428571">
            <text:p>31,15%</text:p>
          </table:table-cell>
          <table:table-cell table:style-name="ce25"/>
          <table:table-cell table:number-columns-repeated="2"/>
          <table:table-cell table:style-name="ce157" table:number-columns-repeated="2"/>
          <table:table-cell/>
          <table:table-cell table:style-name="ce157" table:number-columns-repeated="1005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1400">
            <text:p>11.400 €</text:p>
          </table:table-cell>
          <table:table-cell table:style-name="ce25" office:value-type="currency" office:currency="EUR" office:value="3115">
            <text:p>3.115 €</text:p>
          </table:table-cell>
          <table:table-cell table:style-name="ce25" table:formula="of:=[.D58]" office:value-type="currency" office:currency="EUR" office:value="439">
            <text:p>439 €</text:p>
          </table:table-cell>
          <table:table-cell table:style-name="ce38" table:formula="of:=[.B59]-[.C59]-[.D59]" office:value-type="currency" office:currency="EUR" office:value="7846">
            <text:p>7.846 €</text:p>
          </table:table-cell>
          <table:table-cell table:style-name="ce43" table:formula="of:=[.C59]+[.D59]" office:value-type="currency" office:currency="EUR" office:value="3554">
            <text:p>3.554 €</text:p>
          </table:table-cell>
          <table:table-cell table:style-name="ce48" table:formula="of:=1-[.E59]/[.B59]" office:value-type="percentage" office:value="0.311754385964912">
            <text:p>31,18%</text:p>
          </table:table-cell>
          <table:table-cell table:style-name="ce52" table:formula="of:=[.H58]" office:value-type="currency" office:currency="EUR" office:value="373">
            <text:p>373 €</text:p>
          </table:table-cell>
          <table:table-cell table:style-name="ce60" table:formula="of:=[.I58]" office:value-type="currency" office:currency="EUR" office:value="702">
            <text:p>702 €</text:p>
          </table:table-cell>
          <table:table-cell table:style-name="ce67" table:formula="of:=([.B59]+[.H59]-[.I59])*[.$O$1]/100-[.$N$1]*2+[.$N$6]*2" office:value-type="currency" office:currency="EUR" office:value="3967.63">
            <text:p>3.968 €</text:p>
          </table:table-cell>
          <table:table-cell table:style-name="ce73" table:formula="of:=[.B59]+[.H59]-[.J59]" office:value-type="currency" office:currency="EUR" office:value="7805.37">
            <text:p>7.805 €</text:p>
          </table:table-cell>
          <table:table-cell table:style-name="ce79" table:formula="of:=1-[.K59]/[.B59]" office:value-type="percentage" office:value="0.315318421052632">
            <text:p>31,53%</text:p>
          </table:table-cell>
          <table:table-cell table:style-name="ce25"/>
          <table:table-cell table:style-name="ce116" office:value-type="string">
            <text:p>weitere Einsparungen:</text:p>
          </table:table-cell>
          <table:table-cell table:style-name="ce146"/>
          <table:table-cell table:style-name="ce157" table:number-columns-repeated="2"/>
          <table:table-cell/>
          <table:table-cell table:style-name="ce157" table:number-columns-repeated="1005"/>
          <table:table-cell/>
        </table:table-row>
        <table:table-row table:style-name="ro2">
          <table:table-cell table:style-name="ce3" table:formula="of:=[.B60]" office:value-type="currency" office:currency="EUR" office:value="11600">
            <text:p>11.600 €</text:p>
          </table:table-cell>
          <table:table-cell table:style-name="ce14" office:value-type="currency" office:currency="EUR" office:value="11600">
            <text:p>11.600 €</text:p>
          </table:table-cell>
          <table:table-cell table:style-name="ce25" office:value-type="currency" office:currency="EUR" office:value="3204">
            <text:p>3.204 €</text:p>
          </table:table-cell>
          <table:table-cell table:style-name="ce25" table:formula="of:=[.D59]" office:value-type="currency" office:currency="EUR" office:value="439">
            <text:p>439 €</text:p>
          </table:table-cell>
          <table:table-cell table:style-name="ce38" table:formula="of:=[.B60]-[.C60]-[.D60]" office:value-type="currency" office:currency="EUR" office:value="7957">
            <text:p>7.957 €</text:p>
          </table:table-cell>
          <table:table-cell table:style-name="ce43" table:formula="of:=[.C60]+[.D60]" office:value-type="currency" office:currency="EUR" office:value="3643">
            <text:p>3.643 €</text:p>
          </table:table-cell>
          <table:table-cell table:style-name="ce48" table:formula="of:=1-[.E60]/[.B60]" office:value-type="percentage" office:value="0.314051724137931">
            <text:p>31,41%</text:p>
          </table:table-cell>
          <table:table-cell table:style-name="ce52" table:formula="of:=[.H59]" office:value-type="currency" office:currency="EUR" office:value="373">
            <text:p>373 €</text:p>
          </table:table-cell>
          <table:table-cell table:style-name="ce60" table:formula="of:=[.I59]" office:value-type="currency" office:currency="EUR" office:value="702">
            <text:p>702 €</text:p>
          </table:table-cell>
          <table:table-cell table:style-name="ce67" table:formula="of:=([.B60]+[.H60]-[.I60])*[.$O$1]/100-[.$N$1]*2+[.$N$6]*2" office:value-type="currency" office:currency="EUR" office:value="4073.63">
            <text:p>4.074 €</text:p>
          </table:table-cell>
          <table:table-cell table:style-name="ce73" table:formula="of:=[.B60]+[.H60]-[.J60]" office:value-type="currency" office:currency="EUR" office:value="7899.37">
            <text:p>7.899 €</text:p>
          </table:table-cell>
          <table:table-cell table:style-name="ce79" table:formula="of:=1-[.K60]/[.B60]" office:value-type="percentage" office:value="0.319019827586207">
            <text:p>31,90%</text:p>
          </table:table-cell>
          <table:table-cell table:style-name="ce25"/>
          <table:table-cell table:style-name="ce117"/>
          <table:table-cell table:style-name="ce146" office:value-type="string">
            <text:p>Wohngeld (fast vollständig)</text:p>
          </table:table-cell>
          <table:table-cell table:style-name="ce157" table:number-columns-repeated="2"/>
          <table:table-cell/>
          <table:table-cell table:style-name="ce157" table:number-columns-repeated="1005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1800">
            <text:p>11.800 €</text:p>
          </table:table-cell>
          <table:table-cell table:style-name="ce25" office:value-type="currency" office:currency="EUR" office:value="3293">
            <text:p>3.293 €</text:p>
          </table:table-cell>
          <table:table-cell table:style-name="ce25" table:formula="of:=[.D60]" office:value-type="currency" office:currency="EUR" office:value="439">
            <text:p>439 €</text:p>
          </table:table-cell>
          <table:table-cell table:style-name="ce38" table:formula="of:=[.B61]-[.C61]-[.D61]" office:value-type="currency" office:currency="EUR" office:value="8068">
            <text:p>8.068 €</text:p>
          </table:table-cell>
          <table:table-cell table:style-name="ce43" table:formula="of:=[.C61]+[.D61]" office:value-type="currency" office:currency="EUR" office:value="3732">
            <text:p>3.732 €</text:p>
          </table:table-cell>
          <table:table-cell table:style-name="ce48" table:formula="of:=1-[.E61]/[.B61]" office:value-type="percentage" office:value="0.316271186440678">
            <text:p>31,63%</text:p>
          </table:table-cell>
          <table:table-cell table:style-name="ce52" table:formula="of:=[.H60]" office:value-type="currency" office:currency="EUR" office:value="373">
            <text:p>373 €</text:p>
          </table:table-cell>
          <table:table-cell table:style-name="ce60" table:formula="of:=[.I60]" office:value-type="currency" office:currency="EUR" office:value="702">
            <text:p>702 €</text:p>
          </table:table-cell>
          <table:table-cell table:style-name="ce67" table:formula="of:=([.B61]+[.H61]-[.I61])*[.$O$1]/100-[.$N$1]*2+[.$N$6]*2" office:value-type="currency" office:currency="EUR" office:value="4179.63">
            <text:p>4.180 €</text:p>
          </table:table-cell>
          <table:table-cell table:style-name="ce73" table:formula="of:=[.B61]+[.H61]-[.J61]" office:value-type="currency" office:currency="EUR" office:value="7993.37">
            <text:p>7.993 €</text:p>
          </table:table-cell>
          <table:table-cell table:style-name="ce79" table:formula="of:=1-[.K61]/[.B61]" office:value-type="percentage" office:value="0.322595762711864">
            <text:p>32,26%</text:p>
          </table:table-cell>
          <table:table-cell table:style-name="ce25"/>
          <table:table-cell table:style-name="ce118" office:value-type="string">
            <text:p>(ermöglichen</text:p>
          </table:table-cell>
          <table:table-cell table:style-name="ce147" office:value-type="string">
            <text:p>Kurzarbeitergeld,</text:p>
          </table:table-cell>
          <table:table-cell table:style-name="ce157" table:number-columns-repeated="2"/>
          <table:table-cell/>
          <table:table-cell table:style-name="ce157" table:number-columns-repeated="1005"/>
          <table:table-cell/>
        </table:table-row>
        <table:table-row table:style-name="ro2">
          <table:table-cell table:style-name="ce4" table:formula="of:=[.B62]" office:value-type="currency" office:currency="EUR" office:value="12000">
            <text:p>12.000 €</text:p>
          </table:table-cell>
          <table:table-cell table:style-name="ce15" office:value-type="currency" office:currency="EUR" office:value="12000">
            <text:p>12.000 €</text:p>
          </table:table-cell>
          <table:table-cell table:style-name="ce24" office:value-type="currency" office:currency="EUR" office:value="3381">
            <text:p>3.381 €</text:p>
          </table:table-cell>
          <table:table-cell table:style-name="ce24" table:formula="of:=[.D61]" office:value-type="currency" office:currency="EUR" office:value="439">
            <text:p>439 €</text:p>
          </table:table-cell>
          <table:table-cell table:style-name="ce39" table:formula="of:=[.B62]-[.C62]-[.D62]" office:value-type="currency" office:currency="EUR" office:value="8180">
            <text:p>8.180 €</text:p>
          </table:table-cell>
          <table:table-cell table:style-name="ce44" table:formula="of:=[.C62]+[.D62]" office:value-type="currency" office:currency="EUR" office:value="3820">
            <text:p>3.820 €</text:p>
          </table:table-cell>
          <table:table-cell table:style-name="ce49" table:formula="of:=1-[.E62]/[.B62]" office:value-type="percentage" office:value="0.318333333333333">
            <text:p>31,83%</text:p>
          </table:table-cell>
          <table:table-cell table:style-name="ce53" table:formula="of:=[.H61]" office:value-type="currency" office:currency="EUR" office:value="373">
            <text:p>373 €</text:p>
          </table:table-cell>
          <table:table-cell table:style-name="ce59" table:formula="of:=[.I61]" office:value-type="currency" office:currency="EUR" office:value="702">
            <text:p>702 €</text:p>
          </table:table-cell>
          <table:table-cell table:style-name="ce68" table:formula="of:=([.B62]+[.H62]-[.I62])*[.$O$1]/100-[.$N$1]*2+[.$N$6]*2" office:value-type="currency" office:currency="EUR" office:value="4285.63">
            <text:p>4.286 €</text:p>
          </table:table-cell>
          <table:table-cell table:style-name="ce74" table:formula="of:=[.B62]+[.H62]-[.J62]" office:value-type="currency" office:currency="EUR" office:value="8087.37">
            <text:p>8.087 €</text:p>
          </table:table-cell>
          <table:table-cell table:style-name="ce80" table:formula="of:=1-[.K62]/[.B62]" office:value-type="percentage" office:value="0.3260525">
            <text:p>32,61%</text:p>
          </table:table-cell>
          <table:table-cell table:style-name="ce25"/>
          <table:table-cell table:style-name="ce118" office:value-type="string">
            <text:p>Senkung des Steuersatzes</text:p>
          </table:table-cell>
          <table:table-cell table:style-name="ce147" office:value-type="string">
            <text:p>Insolvenzgeld,</text:p>
          </table:table-cell>
          <table:table-cell table:style-name="ce157" table:number-columns-repeated="2"/>
          <table:table-cell/>
          <table:table-cell table:style-name="ce157" table:number-columns-repeated="1005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2200">
            <text:p>12.200 €</text:p>
          </table:table-cell>
          <table:table-cell table:style-name="ce25" office:value-type="currency" office:currency="EUR" office:value="3470">
            <text:p>3.470 €</text:p>
          </table:table-cell>
          <table:table-cell table:style-name="ce25" table:formula="of:=[.D62]" office:value-type="currency" office:currency="EUR" office:value="439">
            <text:p>439 €</text:p>
          </table:table-cell>
          <table:table-cell table:style-name="ce38" table:formula="of:=[.B63]-[.C63]-[.D63]" office:value-type="currency" office:currency="EUR" office:value="8291">
            <text:p>8.291 €</text:p>
          </table:table-cell>
          <table:table-cell table:style-name="ce43" table:formula="of:=[.C63]+[.D63]" office:value-type="currency" office:currency="EUR" office:value="3909">
            <text:p>3.909 €</text:p>
          </table:table-cell>
          <table:table-cell table:style-name="ce48" table:formula="of:=1-[.E63]/[.B63]" office:value-type="percentage" office:value="0.320409836065574">
            <text:p>32,04%</text:p>
          </table:table-cell>
          <table:table-cell table:style-name="ce52" table:formula="of:=[.H62]" office:value-type="currency" office:currency="EUR" office:value="373">
            <text:p>373 €</text:p>
          </table:table-cell>
          <table:table-cell table:style-name="ce60" table:formula="of:=[.I62]" office:value-type="currency" office:currency="EUR" office:value="702">
            <text:p>702 €</text:p>
          </table:table-cell>
          <table:table-cell table:style-name="ce67" table:formula="of:=([.B63]+[.H63]-[.I63])*[.$O$1]/100-[.$N$1]*2+[.$N$6]*2" office:value-type="currency" office:currency="EUR" office:value="4391.63">
            <text:p>4.392 €</text:p>
          </table:table-cell>
          <table:table-cell table:style-name="ce73" table:formula="of:=[.B63]+[.H63]-[.J63]" office:value-type="currency" office:currency="EUR" office:value="8181.37">
            <text:p>8.181 €</text:p>
          </table:table-cell>
          <table:table-cell table:style-name="ce79" table:formula="of:=1-[.K63]/[.B63]" office:value-type="percentage" office:value="0.329395901639344">
            <text:p>32,94%</text:p>
          </table:table-cell>
          <table:table-cell table:style-name="ce25"/>
          <table:table-cell table:style-name="ce114" office:value-type="string">
            <text:p>und / oder</text:p>
          </table:table-cell>
          <table:table-cell table:style-name="ce148" office:value-type="string">
            <text:p>Subventionen für Landwirte</text:p>
          </table:table-cell>
          <table:table-cell table:style-name="ce157" table:number-columns-repeated="2"/>
          <table:table-cell/>
          <table:table-cell table:style-name="ce157" table:number-columns-repeated="1005"/>
          <table:table-cell/>
        </table:table-row>
        <table:table-row table:style-name="ro2">
          <table:table-cell table:style-name="ce3" table:formula="of:=[.B64]" office:value-type="currency" office:currency="EUR" office:value="12400">
            <text:p>12.400 €</text:p>
          </table:table-cell>
          <table:table-cell table:style-name="ce14" office:value-type="currency" office:currency="EUR" office:value="12400">
            <text:p>12.400 €</text:p>
          </table:table-cell>
          <table:table-cell table:style-name="ce25" office:value-type="currency" office:currency="EUR" office:value="3559">
            <text:p>3.559 €</text:p>
          </table:table-cell>
          <table:table-cell table:style-name="ce25" table:formula="of:=[.D63]" office:value-type="currency" office:currency="EUR" office:value="439">
            <text:p>439 €</text:p>
          </table:table-cell>
          <table:table-cell table:style-name="ce38" table:formula="of:=[.B64]-[.C64]-[.D64]" office:value-type="currency" office:currency="EUR" office:value="8402">
            <text:p>8.402 €</text:p>
          </table:table-cell>
          <table:table-cell table:style-name="ce43" table:formula="of:=[.C64]+[.D64]" office:value-type="currency" office:currency="EUR" office:value="3998">
            <text:p>3.998 €</text:p>
          </table:table-cell>
          <table:table-cell table:style-name="ce48" table:formula="of:=1-[.E64]/[.B64]" office:value-type="percentage" office:value="0.32241935483871">
            <text:p>32,24%</text:p>
          </table:table-cell>
          <table:table-cell table:style-name="ce52" table:formula="of:=[.H63]" office:value-type="currency" office:currency="EUR" office:value="373">
            <text:p>373 €</text:p>
          </table:table-cell>
          <table:table-cell table:style-name="ce60" table:formula="of:=[.I63]" office:value-type="currency" office:currency="EUR" office:value="702">
            <text:p>702 €</text:p>
          </table:table-cell>
          <table:table-cell table:style-name="ce67" table:formula="of:=([.B64]+[.H64]-[.I64])*[.$O$1]/100-[.$N$1]*2+[.$N$6]*2" office:value-type="currency" office:currency="EUR" office:value="4497.63">
            <text:p>4.498 €</text:p>
          </table:table-cell>
          <table:table-cell table:style-name="ce73" table:formula="of:=[.B64]+[.H64]-[.J64]" office:value-type="currency" office:currency="EUR" office:value="8275.37">
            <text:p>8.275 €</text:p>
          </table:table-cell>
          <table:table-cell table:style-name="ce79" table:formula="of:=1-[.K64]/[.B64]" office:value-type="percentage" office:value="0.332631451612903">
            <text:p>33,26%</text:p>
          </table:table-cell>
          <table:table-cell table:style-name="ce25"/>
          <table:table-cell table:style-name="ce114" office:value-type="string">
            <text:p>Erhöhung des Grundeinkommens)</text:p>
          </table:table-cell>
          <table:table-cell table:style-name="ce147" office:value-type="string">
            <text:p>Riester-Provisionen,</text:p>
          </table:table-cell>
          <table:table-cell table:style-name="ce157" table:number-columns-repeated="2"/>
          <table:table-cell/>
          <table:table-cell table:style-name="ce157" table:number-columns-repeated="1005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2600">
            <text:p>12.600 €</text:p>
          </table:table-cell>
          <table:table-cell table:style-name="ce25" office:value-type="currency" office:currency="EUR" office:value="3647">
            <text:p>3.647 €</text:p>
          </table:table-cell>
          <table:table-cell table:style-name="ce25" table:formula="of:=[.D64]" office:value-type="currency" office:currency="EUR" office:value="439">
            <text:p>439 €</text:p>
          </table:table-cell>
          <table:table-cell table:style-name="ce38" table:formula="of:=[.B65]-[.C65]-[.D65]" office:value-type="currency" office:currency="EUR" office:value="8514">
            <text:p>8.514 €</text:p>
          </table:table-cell>
          <table:table-cell table:style-name="ce43" table:formula="of:=[.C65]+[.D65]" office:value-type="currency" office:currency="EUR" office:value="4086">
            <text:p>4.086 €</text:p>
          </table:table-cell>
          <table:table-cell table:style-name="ce48" table:formula="of:=1-[.E65]/[.B65]" office:value-type="percentage" office:value="0.324285714285714">
            <text:p>32,43%</text:p>
          </table:table-cell>
          <table:table-cell table:style-name="ce52" table:formula="of:=[.H64]" office:value-type="currency" office:currency="EUR" office:value="373">
            <text:p>373 €</text:p>
          </table:table-cell>
          <table:table-cell table:style-name="ce60" table:formula="of:=[.I64]" office:value-type="currency" office:currency="EUR" office:value="702">
            <text:p>702 €</text:p>
          </table:table-cell>
          <table:table-cell table:style-name="ce67" table:formula="of:=([.B65]+[.H65]-[.I65])*[.$O$1]/100-[.$N$1]*2+[.$N$6]*2" office:value-type="currency" office:currency="EUR" office:value="4603.63">
            <text:p>4.604 €</text:p>
          </table:table-cell>
          <table:table-cell table:style-name="ce73" table:formula="of:=[.B65]+[.H65]-[.J65]" office:value-type="currency" office:currency="EUR" office:value="8369.37">
            <text:p>8.369 €</text:p>
          </table:table-cell>
          <table:table-cell table:style-name="ce79" table:formula="of:=1-[.K65]/[.B65]" office:value-type="percentage" office:value="0.335764285714286">
            <text:p>33,58%</text:p>
          </table:table-cell>
          <table:table-cell table:style-name="ce25"/>
          <table:table-cell table:style-name="ce117"/>
          <table:table-cell table:style-name="ce148" office:value-type="string">
            <text:p>und ... ,</text:p>
          </table:table-cell>
          <table:table-cell table:style-name="ce157" table:number-columns-repeated="2"/>
          <table:table-cell/>
          <table:table-cell table:style-name="ce157" table:number-columns-repeated="1005"/>
          <table:table-cell/>
        </table:table-row>
        <table:table-row table:style-name="ro2">
          <table:table-cell table:style-name="ce4" table:formula="of:=[.B66]" office:value-type="currency" office:currency="EUR" office:value="12800">
            <text:p>12.800 €</text:p>
          </table:table-cell>
          <table:table-cell table:style-name="ce15" office:value-type="currency" office:currency="EUR" office:value="12800">
            <text:p>12.800 €</text:p>
          </table:table-cell>
          <table:table-cell table:style-name="ce24" office:value-type="currency" office:currency="EUR" office:value="3736">
            <text:p>3.736 €</text:p>
          </table:table-cell>
          <table:table-cell table:style-name="ce24" table:formula="of:=[.D65]" office:value-type="currency" office:currency="EUR" office:value="439">
            <text:p>439 €</text:p>
          </table:table-cell>
          <table:table-cell table:style-name="ce39" table:formula="of:=[.B66]-[.C66]-[.D66]" office:value-type="currency" office:currency="EUR" office:value="8625">
            <text:p>8.625 €</text:p>
          </table:table-cell>
          <table:table-cell table:style-name="ce44" table:formula="of:=[.C66]+[.D66]" office:value-type="currency" office:currency="EUR" office:value="4175">
            <text:p>4.175 €</text:p>
          </table:table-cell>
          <table:table-cell table:style-name="ce49" table:formula="of:=1-[.E66]/[.B66]" office:value-type="percentage" office:value="0.326171875">
            <text:p>32,62%</text:p>
          </table:table-cell>
          <table:table-cell table:style-name="ce53" table:formula="of:=[.H65]" office:value-type="currency" office:currency="EUR" office:value="373">
            <text:p>373 €</text:p>
          </table:table-cell>
          <table:table-cell table:style-name="ce59" table:formula="of:=[.I65]" office:value-type="currency" office:currency="EUR" office:value="702">
            <text:p>702 €</text:p>
          </table:table-cell>
          <table:table-cell table:style-name="ce68" table:formula="of:=([.B66]+[.H66]-[.I66])*[.$O$1]/100-[.$N$1]*2+[.$N$6]*2" office:value-type="currency" office:currency="EUR" office:value="4709.63">
            <text:p>4.710 €</text:p>
          </table:table-cell>
          <table:table-cell table:style-name="ce74" table:formula="of:=[.B66]+[.H66]-[.J66]" office:value-type="currency" office:currency="EUR" office:value="8463.37">
            <text:p>8.463 €</text:p>
          </table:table-cell>
          <table:table-cell table:style-name="ce80" table:formula="of:=1-[.K66]/[.B66]" office:value-type="percentage" office:value="0.33879921875">
            <text:p>33,88%</text:p>
          </table:table-cell>
          <table:table-cell table:style-name="ce25"/>
          <table:table-cell table:style-name="ce117"/>
          <table:table-cell table:style-name="ce149" office:value-type="string">
            <text:p>dazugehörige Bürokratie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5"/>
          <table:table-cell table:style-name="ce14" office:value-type="currency" office:currency="EUR" office:value="13000">
            <text:p>13.000 €</text:p>
          </table:table-cell>
          <table:table-cell table:style-name="ce26" office:value-type="currency" office:currency="EUR" office:value="3824">
            <text:p>3.824 €</text:p>
          </table:table-cell>
          <table:table-cell table:style-name="ce25" table:formula="of:=[.D66]" office:value-type="currency" office:currency="EUR" office:value="439">
            <text:p>439 €</text:p>
          </table:table-cell>
          <table:table-cell table:style-name="ce38" table:formula="of:=[.B67]-[.C67]-[.D67]" office:value-type="currency" office:currency="EUR" office:value="8737">
            <text:p>8.737 €</text:p>
          </table:table-cell>
          <table:table-cell table:style-name="ce43" table:formula="of:=[.C67]+[.D67]" office:value-type="currency" office:currency="EUR" office:value="4263">
            <text:p>4.263 €</text:p>
          </table:table-cell>
          <table:table-cell table:style-name="ce48" table:formula="of:=1-[.E67]/[.B67]" office:value-type="percentage" office:value="0.327923076923077">
            <text:p>32,79%</text:p>
          </table:table-cell>
          <table:table-cell table:style-name="ce52" table:formula="of:=[.H66]" office:value-type="currency" office:currency="EUR" office:value="373">
            <text:p>373 €</text:p>
          </table:table-cell>
          <table:table-cell table:style-name="ce60" table:formula="of:=[.I66]" office:value-type="currency" office:currency="EUR" office:value="702">
            <text:p>702 €</text:p>
          </table:table-cell>
          <table:table-cell table:style-name="ce67" table:formula="of:=([.B67]+[.H67]-[.I67])*[.$O$1]/100-[.$N$1]*2+[.$N$6]*2" office:value-type="currency" office:currency="EUR" office:value="4815.63">
            <text:p>4.816 €</text:p>
          </table:table-cell>
          <table:table-cell table:style-name="ce73" table:formula="of:=[.B67]+[.H67]-[.J67]" office:value-type="currency" office:currency="EUR" office:value="8557.37">
            <text:p>8.557 €</text:p>
          </table:table-cell>
          <table:table-cell table:style-name="ce79" table:formula="of:=1-[.K67]/[.B67]" office:value-type="percentage" office:value="0.341740769230769">
            <text:p>34,17%</text:p>
          </table:table-cell>
          <table:table-cell table:style-name="ce25"/>
          <table:table-cell table:style-name="ce105"/>
          <table:table-cell table:style-name="ce150"/>
          <table:table-cell table:style-name="ce157" table:number-columns-repeated="1008"/>
          <table:table-cell/>
        </table:table-row>
        <table:table-row table:style-name="ro2">
          <table:table-cell table:style-name="ce3" table:formula="of:=[.B67]" office:value-type="currency" office:currency="EUR" office:value="13000">
            <text:p>13.000 €</text:p>
          </table:table-cell>
          <table:table-cell table:style-name="ce14" office:value-type="currency" office:currency="EUR" office:value="13200">
            <text:p>13.200 €</text:p>
          </table:table-cell>
          <table:table-cell table:style-name="ce25" office:value-type="currency" office:currency="EUR" office:value="3913">
            <text:p>3.913 €</text:p>
          </table:table-cell>
          <table:table-cell table:style-name="ce25" table:formula="of:=[.D67]" office:value-type="currency" office:currency="EUR" office:value="439">
            <text:p>439 €</text:p>
          </table:table-cell>
          <table:table-cell table:style-name="ce38" table:formula="of:=[.B68]-[.C68]-[.D68]" office:value-type="currency" office:currency="EUR" office:value="8848">
            <text:p>8.848 €</text:p>
          </table:table-cell>
          <table:table-cell table:style-name="ce43" table:formula="of:=[.C68]+[.D68]" office:value-type="currency" office:currency="EUR" office:value="4352">
            <text:p>4.352 €</text:p>
          </table:table-cell>
          <table:table-cell table:style-name="ce48" table:formula="of:=1-[.E68]/[.B68]" office:value-type="percentage" office:value="0.32969696969697">
            <text:p>32,97%</text:p>
          </table:table-cell>
          <table:table-cell table:style-name="ce52" table:formula="of:=[.H67]" office:value-type="currency" office:currency="EUR" office:value="373">
            <text:p>373 €</text:p>
          </table:table-cell>
          <table:table-cell table:style-name="ce60" table:formula="of:=[.I67]" office:value-type="currency" office:currency="EUR" office:value="702">
            <text:p>702 €</text:p>
          </table:table-cell>
          <table:table-cell table:style-name="ce67" table:formula="of:=([.B68]+[.H68]-[.I68])*[.$O$1]/100-[.$N$1]*2+[.$N$6]*2" office:value-type="currency" office:currency="EUR" office:value="4921.63">
            <text:p>4.922 €</text:p>
          </table:table-cell>
          <table:table-cell table:style-name="ce73" table:formula="of:=[.B68]+[.H68]-[.J68]" office:value-type="currency" office:currency="EUR" office:value="8651.37">
            <text:p>8.651 €</text:p>
          </table:table-cell>
          <table:table-cell table:style-name="ce79" table:formula="of:=1-[.K68]/[.B68]" office:value-type="percentage" office:value="0.344593181818182">
            <text:p>34,46%</text:p>
          </table:table-cell>
          <table:table-cell table:style-name="ce25"/>
          <table:table-cell table:style-name="ce119" office:value-type="string">
            <text:p>zusammen: <text:s/></text:p>
          </table:table-cell>
          <table:table-cell table:style-name="ce151" office:value-type="string">
            <text:p>(eigene Einschätzung)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3400">
            <text:p>13.400 €</text:p>
          </table:table-cell>
          <table:table-cell table:style-name="ce25" office:value-type="currency" office:currency="EUR" office:value="4002">
            <text:p>4.002 €</text:p>
          </table:table-cell>
          <table:table-cell table:style-name="ce25" table:formula="of:=[.D68]" office:value-type="currency" office:currency="EUR" office:value="439">
            <text:p>439 €</text:p>
          </table:table-cell>
          <table:table-cell table:style-name="ce38" table:formula="of:=[.B69]-[.C69]-[.D69]" office:value-type="currency" office:currency="EUR" office:value="8959">
            <text:p>8.959 €</text:p>
          </table:table-cell>
          <table:table-cell table:style-name="ce43" table:formula="of:=[.C69]+[.D69]" office:value-type="currency" office:currency="EUR" office:value="4441">
            <text:p>4.441 €</text:p>
          </table:table-cell>
          <table:table-cell table:style-name="ce48" table:formula="of:=1-[.E69]/[.B69]" office:value-type="percentage" office:value="0.331417910447761">
            <text:p>33,14%</text:p>
          </table:table-cell>
          <table:table-cell table:style-name="ce52" table:formula="of:=[.H68]" office:value-type="currency" office:currency="EUR" office:value="373">
            <text:p>373 €</text:p>
          </table:table-cell>
          <table:table-cell table:style-name="ce60" table:formula="of:=[.I68]" office:value-type="currency" office:currency="EUR" office:value="702">
            <text:p>702 €</text:p>
          </table:table-cell>
          <table:table-cell table:style-name="ce67" table:formula="of:=([.B69]+[.H69]-[.I69])*[.$O$1]/100-[.$N$1]*2+[.$N$6]*2" office:value-type="currency" office:currency="EUR" office:value="5027.63">
            <text:p>5.028 €</text:p>
          </table:table-cell>
          <table:table-cell table:style-name="ce73" table:formula="of:=[.B69]+[.H69]-[.J69]" office:value-type="currency" office:currency="EUR" office:value="8745.37">
            <text:p>8.745 €</text:p>
          </table:table-cell>
          <table:table-cell table:style-name="ce79" table:formula="of:=1-[.K69]/[.B69]" office:value-type="percentage" office:value="0.347360447761194">
            <text:p>34,74%</text:p>
          </table:table-cell>
          <table:table-cell table:style-name="ce25"/>
          <table:table-cell table:number-columns-repeated="2"/>
          <table:table-cell table:style-name="ce157" table:number-columns-repeated="1008"/>
          <table:table-cell/>
        </table:table-row>
        <table:table-row table:style-name="ro3">
          <table:table-cell table:style-name="ce4" table:formula="of:=[.B70]" office:value-type="currency" office:currency="EUR" office:value="13600">
            <text:p>13.600 €</text:p>
          </table:table-cell>
          <table:table-cell table:style-name="ce15" office:value-type="currency" office:currency="EUR" office:value="13600">
            <text:p>13.600 €</text:p>
          </table:table-cell>
          <table:table-cell table:style-name="ce24" office:value-type="currency" office:currency="EUR" office:value="4090">
            <text:p>4.090 €</text:p>
          </table:table-cell>
          <table:table-cell table:style-name="ce24" table:formula="of:=[.D69]" office:value-type="currency" office:currency="EUR" office:value="439">
            <text:p>439 €</text:p>
          </table:table-cell>
          <table:table-cell table:style-name="ce39" table:formula="of:=[.B70]-[.C70]-[.D70]" office:value-type="currency" office:currency="EUR" office:value="9071">
            <text:p>9.071 €</text:p>
          </table:table-cell>
          <table:table-cell table:style-name="ce44" table:formula="of:=[.C70]+[.D70]" office:value-type="currency" office:currency="EUR" office:value="4529">
            <text:p>4.529 €</text:p>
          </table:table-cell>
          <table:table-cell table:style-name="ce49" table:formula="of:=1-[.E70]/[.B70]" office:value-type="percentage" office:value="0.333014705882353">
            <text:p>33,30%</text:p>
          </table:table-cell>
          <table:table-cell table:style-name="ce53" table:formula="of:=[.H69]" office:value-type="currency" office:currency="EUR" office:value="373">
            <text:p>373 €</text:p>
          </table:table-cell>
          <table:table-cell table:style-name="ce59" table:formula="of:=[.I69]" office:value-type="currency" office:currency="EUR" office:value="702">
            <text:p>702 €</text:p>
          </table:table-cell>
          <table:table-cell table:style-name="ce68" table:formula="of:=([.B70]+[.H70]-[.I70])*[.$O$1]/100-[.$N$1]*2+[.$N$6]*2" office:value-type="currency" office:currency="EUR" office:value="5133.63">
            <text:p>5.134 €</text:p>
          </table:table-cell>
          <table:table-cell table:style-name="ce74" table:formula="of:=[.B70]+[.H70]-[.J70]" office:value-type="currency" office:currency="EUR" office:value="8839.37">
            <text:p>8.839 €</text:p>
          </table:table-cell>
          <table:table-cell table:style-name="ce80" table:formula="of:=1-[.K70]/[.B70]" office:value-type="percentage" office:value="0.350046323529412">
            <text:p>35,00%</text:p>
          </table:table-cell>
          <table:table-cell table:style-name="ce25"/>
          <table:table-cell table:style-name="ce67" office:value-type="string">
            <text:p><text:span text:style-name="T4">Renten:</text:span> <text:s/>Jeder Rentner erhält das BGE</text:p>
          </table:table-cell>
          <table:table-cell table:style-name="ce67"/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3800">
            <text:p>13.800 €</text:p>
          </table:table-cell>
          <table:table-cell table:style-name="ce26" office:value-type="currency" office:currency="EUR" office:value="4179">
            <text:p>4.179 €</text:p>
          </table:table-cell>
          <table:table-cell table:style-name="ce25" table:formula="of:=[.D70]" office:value-type="currency" office:currency="EUR" office:value="439">
            <text:p>439 €</text:p>
          </table:table-cell>
          <table:table-cell table:style-name="ce38" table:formula="of:=[.B71]-[.C71]-[.D71]" office:value-type="currency" office:currency="EUR" office:value="9182">
            <text:p>9.182 €</text:p>
          </table:table-cell>
          <table:table-cell table:style-name="ce43" table:formula="of:=[.C71]+[.D71]" office:value-type="currency" office:currency="EUR" office:value="4618">
            <text:p>4.618 €</text:p>
          </table:table-cell>
          <table:table-cell table:style-name="ce48" table:formula="of:=1-[.E71]/[.B71]" office:value-type="percentage" office:value="0.33463768115942">
            <text:p>33,46%</text:p>
          </table:table-cell>
          <table:table-cell table:style-name="ce52" table:formula="of:=[.H70]" office:value-type="currency" office:currency="EUR" office:value="373">
            <text:p>373 €</text:p>
          </table:table-cell>
          <table:table-cell table:style-name="ce60" table:formula="of:=[.I70]" office:value-type="currency" office:currency="EUR" office:value="702">
            <text:p>702 €</text:p>
          </table:table-cell>
          <table:table-cell table:style-name="ce67" table:formula="of:=([.B71]+[.H71]-[.I71])*[.$O$1]/100-[.$N$1]*2+[.$N$6]*2" office:value-type="currency" office:currency="EUR" office:value="5239.63">
            <text:p>5.240 €</text:p>
          </table:table-cell>
          <table:table-cell table:style-name="ce73" table:formula="of:=[.B71]+[.H71]-[.J71]" office:value-type="currency" office:currency="EUR" office:value="8933.37">
            <text:p>8.933 €</text:p>
          </table:table-cell>
          <table:table-cell table:style-name="ce79" table:formula="of:=1-[.K71]/[.B71]" office:value-type="percentage" office:value="0.352654347826087">
            <text:p>35,27%</text:p>
          </table:table-cell>
          <table:table-cell table:style-name="ce25"/>
          <table:table-cell table:style-name="ce120" office:value-type="string">
            <text:p>abzüglich Krankenversicherungs-Beitrag</text:p>
          </table:table-cell>
          <table:table-cell table:style-name="ce67"/>
          <table:table-cell table:style-name="ce157" table:number-columns-repeated="1008"/>
          <table:table-cell/>
        </table:table-row>
        <table:table-row table:style-name="ro3">
          <table:table-cell table:style-name="ce3" table:formula="of:=[.B72]" office:value-type="currency" office:currency="EUR" office:value="14000">
            <text:p>14.000 €</text:p>
          </table:table-cell>
          <table:table-cell table:style-name="ce14" office:value-type="currency" office:currency="EUR" office:value="14000">
            <text:p>14.000 €</text:p>
          </table:table-cell>
          <table:table-cell table:style-name="ce25" office:value-type="currency" office:currency="EUR" office:value="4267">
            <text:p>4.267 €</text:p>
          </table:table-cell>
          <table:table-cell table:style-name="ce25" table:formula="of:=[.D71]" office:value-type="currency" office:currency="EUR" office:value="439">
            <text:p>439 €</text:p>
          </table:table-cell>
          <table:table-cell table:style-name="ce38" table:formula="of:=[.B72]-[.C72]-[.D72]" office:value-type="currency" office:currency="EUR" office:value="9294">
            <text:p>9.294 €</text:p>
          </table:table-cell>
          <table:table-cell table:style-name="ce43" table:formula="of:=[.C72]+[.D72]" office:value-type="currency" office:currency="EUR" office:value="4706">
            <text:p>4.706 €</text:p>
          </table:table-cell>
          <table:table-cell table:style-name="ce48" table:formula="of:=1-[.E72]/[.B72]" office:value-type="percentage" office:value="0.336142857142857">
            <text:p>33,61%</text:p>
          </table:table-cell>
          <table:table-cell table:style-name="ce52" table:formula="of:=[.H71]" office:value-type="currency" office:currency="EUR" office:value="373">
            <text:p>373 €</text:p>
          </table:table-cell>
          <table:table-cell table:style-name="ce60" table:formula="of:=[.I71]" office:value-type="currency" office:currency="EUR" office:value="702">
            <text:p>702 €</text:p>
          </table:table-cell>
          <table:table-cell table:style-name="ce67" table:formula="of:=([.B72]+[.H72]-[.I72])*[.$O$1]/100-[.$N$1]*2+[.$N$6]*2" office:value-type="currency" office:currency="EUR" office:value="5345.63">
            <text:p>5.346 €</text:p>
          </table:table-cell>
          <table:table-cell table:style-name="ce73" table:formula="of:=[.B72]+[.H72]-[.J72]" office:value-type="currency" office:currency="EUR" office:value="9027.37">
            <text:p>9.027 €</text:p>
          </table:table-cell>
          <table:table-cell table:style-name="ce79" table:formula="of:=1-[.K72]/[.B72]" office:value-type="percentage" office:value="0.355187857142857">
            <text:p>35,52%</text:p>
          </table:table-cell>
          <table:table-cell table:style-name="ce25"/>
          <table:table-cell table:style-name="ce67" office:value-type="string">
            <text:p><text:span text:style-name="T5">+</text:span> die bisherige Brutto-Rente, versteuert mit <text:s/></text:p>
          </table:table-cell>
          <table:table-cell table:style-name="ce152" table:formula="of:=[.$O$1] %" office:value-type="percentage" office:value="0.53">
            <text:p>53,00%</text:p>
          </table:table-cell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4200">
            <text:p>14.200 €</text:p>
          </table:table-cell>
          <table:table-cell table:style-name="ce26" office:value-type="currency" office:currency="EUR" office:value="4356">
            <text:p>4.356 €</text:p>
          </table:table-cell>
          <table:table-cell table:style-name="ce25" table:formula="of:=[.D72]" office:value-type="currency" office:currency="EUR" office:value="439">
            <text:p>439 €</text:p>
          </table:table-cell>
          <table:table-cell table:style-name="ce38" table:formula="of:=[.B73]-[.C73]-[.D73]" office:value-type="currency" office:currency="EUR" office:value="9405">
            <text:p>9.405 €</text:p>
          </table:table-cell>
          <table:table-cell table:style-name="ce43" table:formula="of:=[.C73]+[.D73]" office:value-type="currency" office:currency="EUR" office:value="4795">
            <text:p>4.795 €</text:p>
          </table:table-cell>
          <table:table-cell table:style-name="ce48" table:formula="of:=1-[.E73]/[.B73]" office:value-type="percentage" office:value="0.337676056338028">
            <text:p>33,77%</text:p>
          </table:table-cell>
          <table:table-cell table:style-name="ce52" table:formula="of:=[.H72]" office:value-type="currency" office:currency="EUR" office:value="373">
            <text:p>373 €</text:p>
          </table:table-cell>
          <table:table-cell table:style-name="ce60" table:formula="of:=[.I72]" office:value-type="currency" office:currency="EUR" office:value="702">
            <text:p>702 €</text:p>
          </table:table-cell>
          <table:table-cell table:style-name="ce67" table:formula="of:=([.B73]+[.H73]-[.I73])*[.$O$1]/100-[.$N$1]*2+[.$N$6]*2" office:value-type="currency" office:currency="EUR" office:value="5451.63">
            <text:p>5.452 €</text:p>
          </table:table-cell>
          <table:table-cell table:style-name="ce73" table:formula="of:=[.B73]+[.H73]-[.J73]" office:value-type="currency" office:currency="EUR" office:value="9121.37">
            <text:p>9.121 €</text:p>
          </table:table-cell>
          <table:table-cell table:style-name="ce79" table:formula="of:=1-[.K73]/[.B73]" office:value-type="percentage" office:value="0.35765">
            <text:p>35,77%</text:p>
          </table:table-cell>
          <table:table-cell table:style-name="ce25"/>
          <table:table-cell table:style-name="ce67" office:value-type="string">
            <text:p>Da aus Renten kein Beitrag zu Arbeitslosen- und Rentenversicherung</text:p>
          </table:table-cell>
          <table:table-cell table:style-name="ce67"/>
          <table:table-cell table:style-name="ce157" table:number-columns-repeated="1008"/>
          <table:table-cell/>
        </table:table-row>
        <table:table-row table:style-name="ro2">
          <table:table-cell table:style-name="ce4" table:formula="of:=[.B74]" office:value-type="currency" office:currency="EUR" office:value="14400">
            <text:p>14.400 €</text:p>
          </table:table-cell>
          <table:table-cell table:style-name="ce15" office:value-type="currency" office:currency="EUR" office:value="14400">
            <text:p>14.400 €</text:p>
          </table:table-cell>
          <table:table-cell table:style-name="ce24" office:value-type="currency" office:currency="EUR" office:value="4445">
            <text:p>4.445 €</text:p>
          </table:table-cell>
          <table:table-cell table:style-name="ce24" table:formula="of:=[.D73]" office:value-type="currency" office:currency="EUR" office:value="439">
            <text:p>439 €</text:p>
          </table:table-cell>
          <table:table-cell table:style-name="ce39" table:formula="of:=[.B74]-[.C74]-[.D74]" office:value-type="currency" office:currency="EUR" office:value="9516">
            <text:p>9.516 €</text:p>
          </table:table-cell>
          <table:table-cell table:style-name="ce44" table:formula="of:=[.C74]+[.D74]" office:value-type="currency" office:currency="EUR" office:value="4884">
            <text:p>4.884 €</text:p>
          </table:table-cell>
          <table:table-cell table:style-name="ce49" table:formula="of:=1-[.E74]/[.B74]" office:value-type="percentage" office:value="0.339166666666667">
            <text:p>33,92%</text:p>
          </table:table-cell>
          <table:table-cell table:style-name="ce53" table:formula="of:=[.H73]" office:value-type="currency" office:currency="EUR" office:value="373">
            <text:p>373 €</text:p>
          </table:table-cell>
          <table:table-cell table:style-name="ce59" table:formula="of:=[.I73]" office:value-type="currency" office:currency="EUR" office:value="702">
            <text:p>702 €</text:p>
          </table:table-cell>
          <table:table-cell table:style-name="ce68" table:formula="of:=([.B74]+[.H74]-[.I74])*[.$O$1]/100-[.$N$1]*2+[.$N$6]*2" office:value-type="currency" office:currency="EUR" office:value="5557.63">
            <text:p>5.558 €</text:p>
          </table:table-cell>
          <table:table-cell table:style-name="ce74" table:formula="of:=[.B74]+[.H74]-[.J74]" office:value-type="currency" office:currency="EUR" office:value="9215.37">
            <text:p>9.215 €</text:p>
          </table:table-cell>
          <table:table-cell table:style-name="ce80" table:formula="of:=1-[.K74]/[.B74]" office:value-type="percentage" office:value="0.36004375">
            <text:p>36,00%</text:p>
          </table:table-cell>
          <table:table-cell table:style-name="ce25"/>
          <table:table-cell table:style-name="ce121" office:value-type="string">
            <text:p>entrichtet wird, sollte zur Berechnung für Renten der „Beitrag RV+AV“</text:p>
          </table:table-cell>
          <table:table-cell table:style-name="ce67"/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4600">
            <text:p>14.600 €</text:p>
          </table:table-cell>
          <table:table-cell table:style-name="ce25" office:value-type="currency" office:currency="EUR" office:value="4533">
            <text:p>4.533 €</text:p>
          </table:table-cell>
          <table:table-cell table:style-name="ce25" table:formula="of:=[.D74]" office:value-type="currency" office:currency="EUR" office:value="439">
            <text:p>439 €</text:p>
          </table:table-cell>
          <table:table-cell table:style-name="ce38" table:formula="of:=[.B75]-[.C75]-[.D75]" office:value-type="currency" office:currency="EUR" office:value="9628">
            <text:p>9.628 €</text:p>
          </table:table-cell>
          <table:table-cell table:style-name="ce43" table:formula="of:=[.C75]+[.D75]" office:value-type="currency" office:currency="EUR" office:value="4972">
            <text:p>4.972 €</text:p>
          </table:table-cell>
          <table:table-cell table:style-name="ce48" table:formula="of:=1-[.E75]/[.B75]" office:value-type="percentage" office:value="0.340547945205479">
            <text:p>34,05%</text:p>
          </table:table-cell>
          <table:table-cell table:style-name="ce52" table:formula="of:=[.H74]" office:value-type="currency" office:currency="EUR" office:value="373">
            <text:p>373 €</text:p>
          </table:table-cell>
          <table:table-cell table:style-name="ce60" table:formula="of:=[.I74]" office:value-type="currency" office:currency="EUR" office:value="702">
            <text:p>702 €</text:p>
          </table:table-cell>
          <table:table-cell table:style-name="ce67" table:formula="of:=([.B75]+[.H75]-[.I75])*[.$O$1]/100-[.$N$1]*2+[.$N$6]*2" office:value-type="currency" office:currency="EUR" office:value="5663.63">
            <text:p>5.664 €</text:p>
          </table:table-cell>
          <table:table-cell table:style-name="ce73" table:formula="of:=[.B75]+[.H75]-[.J75]" office:value-type="currency" office:currency="EUR" office:value="9309.37">
            <text:p>9.309 €</text:p>
          </table:table-cell>
          <table:table-cell table:style-name="ce79" table:formula="of:=1-[.K75]/[.B75]" office:value-type="percentage" office:value="0.362371917808219">
            <text:p>36,24%</text:p>
          </table:table-cell>
          <table:table-cell table:style-name="ce25"/>
          <table:table-cell office:value-type="string">
            <text:p>auf Null gesetzt werden.</text:p>
          </table:table-cell>
          <table:table-cell table:style-name="ce153"/>
          <table:table-cell table:style-name="ce157" table:number-columns-repeated="1008"/>
          <table:table-cell/>
        </table:table-row>
        <table:table-row table:style-name="ro2">
          <table:table-cell table:style-name="ce3" table:formula="of:=[.B76]" office:value-type="currency" office:currency="EUR" office:value="14800">
            <text:p>14.800 €</text:p>
          </table:table-cell>
          <table:table-cell table:style-name="ce14" office:value-type="currency" office:currency="EUR" office:value="14800">
            <text:p>14.800 €</text:p>
          </table:table-cell>
          <table:table-cell table:style-name="ce25" office:value-type="currency" office:currency="EUR" office:value="4622">
            <text:p>4.622 €</text:p>
          </table:table-cell>
          <table:table-cell table:style-name="ce25" table:formula="of:=[.D75]" office:value-type="currency" office:currency="EUR" office:value="439">
            <text:p>439 €</text:p>
          </table:table-cell>
          <table:table-cell table:style-name="ce38" table:formula="of:=[.B76]-[.C76]-[.D76]" office:value-type="currency" office:currency="EUR" office:value="9739">
            <text:p>9.739 €</text:p>
          </table:table-cell>
          <table:table-cell table:style-name="ce43" table:formula="of:=[.C76]+[.D76]" office:value-type="currency" office:currency="EUR" office:value="5061">
            <text:p>5.061 €</text:p>
          </table:table-cell>
          <table:table-cell table:style-name="ce48" table:formula="of:=1-[.E76]/[.B76]" office:value-type="percentage" office:value="0.341959459459459">
            <text:p>34,20%</text:p>
          </table:table-cell>
          <table:table-cell table:style-name="ce52" table:formula="of:=[.H75]" office:value-type="currency" office:currency="EUR" office:value="373">
            <text:p>373 €</text:p>
          </table:table-cell>
          <table:table-cell table:style-name="ce60" table:formula="of:=[.I75]" office:value-type="currency" office:currency="EUR" office:value="702">
            <text:p>702 €</text:p>
          </table:table-cell>
          <table:table-cell table:style-name="ce67" table:formula="of:=([.B76]+[.H76]-[.I76])*[.$O$1]/100-[.$N$1]*2+[.$N$6]*2" office:value-type="currency" office:currency="EUR" office:value="5769.63">
            <text:p>5.770 €</text:p>
          </table:table-cell>
          <table:table-cell table:style-name="ce73" table:formula="of:=[.B76]+[.H76]-[.J76]" office:value-type="currency" office:currency="EUR" office:value="9403.37">
            <text:p>9.403 €</text:p>
          </table:table-cell>
          <table:table-cell table:style-name="ce79" table:formula="of:=1-[.K76]/[.B76]" office:value-type="percentage" office:value="0.364637162162162">
            <text:p>36,46%</text:p>
          </table:table-cell>
          <table:table-cell table:style-name="ce25"/>
          <table:table-cell table:style-name="ce67" table:number-columns-repeated="2"/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5000">
            <text:p>15.000 €</text:p>
          </table:table-cell>
          <table:table-cell table:style-name="ce26" office:value-type="currency" office:currency="EUR" office:value="4711">
            <text:p>4.711 €</text:p>
          </table:table-cell>
          <table:table-cell table:style-name="ce25" table:formula="of:=[.D76]" office:value-type="currency" office:currency="EUR" office:value="439">
            <text:p>439 €</text:p>
          </table:table-cell>
          <table:table-cell table:style-name="ce38" table:formula="of:=[.B77]-[.C77]-[.D77]" office:value-type="currency" office:currency="EUR" office:value="9850">
            <text:p>9.850 €</text:p>
          </table:table-cell>
          <table:table-cell table:style-name="ce43" table:formula="of:=[.C77]+[.D77]" office:value-type="currency" office:currency="EUR" office:value="5150">
            <text:p>5.150 €</text:p>
          </table:table-cell>
          <table:table-cell table:style-name="ce48" table:formula="of:=1-[.E77]/[.B77]" office:value-type="percentage" office:value="0.343333333333333">
            <text:p>34,33%</text:p>
          </table:table-cell>
          <table:table-cell table:style-name="ce52" table:formula="of:=[.H76]" office:value-type="currency" office:currency="EUR" office:value="373">
            <text:p>373 €</text:p>
          </table:table-cell>
          <table:table-cell table:style-name="ce60" table:formula="of:=[.I76]" office:value-type="currency" office:currency="EUR" office:value="702">
            <text:p>702 €</text:p>
          </table:table-cell>
          <table:table-cell table:style-name="ce67" table:formula="of:=([.B77]+[.H77]-[.I77])*[.$O$1]/100-[.$N$1]*2+[.$N$6]*2" office:value-type="currency" office:currency="EUR" office:value="5875.63">
            <text:p>5.876 €</text:p>
          </table:table-cell>
          <table:table-cell table:style-name="ce73" table:formula="of:=[.B77]+[.H77]-[.J77]" office:value-type="currency" office:currency="EUR" office:value="9497.37">
            <text:p>9.497 €</text:p>
          </table:table-cell>
          <table:table-cell table:style-name="ce79" table:formula="of:=1-[.K77]/[.B77]" office:value-type="percentage" office:value="0.366842">
            <text:p>36,68%</text:p>
          </table:table-cell>
          <table:table-cell table:style-name="ce25"/>
          <table:table-cell table:style-name="ce122" office:value-type="string" table:number-columns-spanned="2" table:number-rows-spanned="2">
            <text:p><text:span text:style-name="T6">*</text:span> gerechnet wird hier mit 67 Mio. erwachsenen Bürgern, die deutsche <text:s text:c="9"/>Staatsbürgerschaft haben aber nur 62 Millionen.</text:p>
          </table:table-cell>
          <table:covered-table-cell/>
          <table:table-cell table:style-name="ce157" table:number-columns-repeated="1008"/>
          <table:table-cell/>
        </table:table-row>
        <table:table-row table:style-name="ro2">
          <table:table-cell table:style-name="ce4" table:formula="of:=[.B78]" office:value-type="currency" office:currency="EUR" office:value="15200">
            <text:p>15.200 €</text:p>
          </table:table-cell>
          <table:table-cell table:style-name="ce15" office:value-type="currency" office:currency="EUR" office:value="15200">
            <text:p>15.200 €</text:p>
          </table:table-cell>
          <table:table-cell table:style-name="ce24" office:value-type="currency" office:currency="EUR" office:value="4799">
            <text:p>4.799 €</text:p>
          </table:table-cell>
          <table:table-cell table:style-name="ce24" table:formula="of:=[.D77]" office:value-type="currency" office:currency="EUR" office:value="439">
            <text:p>439 €</text:p>
          </table:table-cell>
          <table:table-cell table:style-name="ce39" table:formula="of:=[.B78]-[.C78]-[.D78]" office:value-type="currency" office:currency="EUR" office:value="9962">
            <text:p>9.962 €</text:p>
          </table:table-cell>
          <table:table-cell table:style-name="ce44" table:formula="of:=[.C78]+[.D78]" office:value-type="currency" office:currency="EUR" office:value="5238">
            <text:p>5.238 €</text:p>
          </table:table-cell>
          <table:table-cell table:style-name="ce49" table:formula="of:=1-[.E78]/[.B78]" office:value-type="percentage" office:value="0.344605263157895">
            <text:p>34,46%</text:p>
          </table:table-cell>
          <table:table-cell table:style-name="ce53" table:formula="of:=[.H77]" office:value-type="currency" office:currency="EUR" office:value="373">
            <text:p>373 €</text:p>
          </table:table-cell>
          <table:table-cell table:style-name="ce59" table:formula="of:=[.I77]" office:value-type="currency" office:currency="EUR" office:value="702">
            <text:p>702 €</text:p>
          </table:table-cell>
          <table:table-cell table:style-name="ce68" table:formula="of:=([.B78]+[.H78]-[.I78])*[.$O$1]/100-[.$N$1]*2+[.$N$6]*2" office:value-type="currency" office:currency="EUR" office:value="5981.63">
            <text:p>5.982 €</text:p>
          </table:table-cell>
          <table:table-cell table:style-name="ce74" table:formula="of:=[.B78]+[.H78]-[.J78]" office:value-type="currency" office:currency="EUR" office:value="9591.37">
            <text:p>9.591 €</text:p>
          </table:table-cell>
          <table:table-cell table:style-name="ce80" table:formula="of:=1-[.K78]/[.B78]" office:value-type="percentage" office:value="0.368988815789474">
            <text:p>36,90%</text:p>
          </table:table-cell>
          <table:table-cell table:style-name="ce25"/>
          <table:covered-table-cell/>
          <table:covered-table-cell table:style-name="ce154"/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5400">
            <text:p>15.400 €</text:p>
          </table:table-cell>
          <table:table-cell table:style-name="ce25" office:value-type="currency" office:currency="EUR" office:value="4888">
            <text:p>4.888 €</text:p>
          </table:table-cell>
          <table:table-cell table:style-name="ce25" table:formula="of:=[.D78]" office:value-type="currency" office:currency="EUR" office:value="439">
            <text:p>439 €</text:p>
          </table:table-cell>
          <table:table-cell table:style-name="ce38" table:formula="of:=[.B79]-[.C79]-[.D79]" office:value-type="currency" office:currency="EUR" office:value="10073">
            <text:p>10.073 €</text:p>
          </table:table-cell>
          <table:table-cell table:style-name="ce43" table:formula="of:=[.C79]+[.D79]" office:value-type="currency" office:currency="EUR" office:value="5327">
            <text:p>5.327 €</text:p>
          </table:table-cell>
          <table:table-cell table:style-name="ce48" table:formula="of:=1-[.E79]/[.B79]" office:value-type="percentage" office:value="0.345909090909091">
            <text:p>34,59%</text:p>
          </table:table-cell>
          <table:table-cell table:style-name="ce52" table:formula="of:=[.H78]" office:value-type="currency" office:currency="EUR" office:value="373">
            <text:p>373 €</text:p>
          </table:table-cell>
          <table:table-cell table:style-name="ce60" table:formula="of:=[.I78]" office:value-type="currency" office:currency="EUR" office:value="702">
            <text:p>702 €</text:p>
          </table:table-cell>
          <table:table-cell table:style-name="ce67" table:formula="of:=([.B79]+[.H79]-[.I79])*[.$O$1]/100-[.$N$1]*2+[.$N$6]*2" office:value-type="currency" office:currency="EUR" office:value="6087.63">
            <text:p>6.088 €</text:p>
          </table:table-cell>
          <table:table-cell table:style-name="ce73" table:formula="of:=[.B79]+[.H79]-[.J79]" office:value-type="currency" office:currency="EUR" office:value="9685.37">
            <text:p>9.685 €</text:p>
          </table:table-cell>
          <table:table-cell table:style-name="ce79" table:formula="of:=1-[.K79]/[.B79]" office:value-type="percentage" office:value="0.37107987012987">
            <text:p>37,11%</text:p>
          </table:table-cell>
          <table:table-cell table:style-name="ce25"/>
          <table:table-cell/>
          <table:table-cell table:style-name="ce25"/>
          <table:table-cell table:style-name="ce157" table:number-columns-repeated="1008"/>
          <table:table-cell/>
        </table:table-row>
        <table:table-row table:style-name="ro2">
          <table:table-cell table:style-name="ce3" table:formula="of:=[.B80]" office:value-type="currency" office:currency="EUR" office:value="15600">
            <text:p>15.600 €</text:p>
          </table:table-cell>
          <table:table-cell table:style-name="ce14" office:value-type="currency" office:currency="EUR" office:value="15600">
            <text:p>15.600 €</text:p>
          </table:table-cell>
          <table:table-cell table:style-name="ce25" office:value-type="currency" office:currency="EUR" office:value="4976">
            <text:p>4.976 €</text:p>
          </table:table-cell>
          <table:table-cell table:style-name="ce25" table:formula="of:=[.D79]" office:value-type="currency" office:currency="EUR" office:value="439">
            <text:p>439 €</text:p>
          </table:table-cell>
          <table:table-cell table:style-name="ce38" table:formula="of:=[.B80]-[.C80]-[.D80]" office:value-type="currency" office:currency="EUR" office:value="10185">
            <text:p>10.185 €</text:p>
          </table:table-cell>
          <table:table-cell table:style-name="ce43" table:formula="of:=[.C80]+[.D80]" office:value-type="currency" office:currency="EUR" office:value="5415">
            <text:p>5.415 €</text:p>
          </table:table-cell>
          <table:table-cell table:style-name="ce48" table:formula="of:=1-[.E80]/[.B80]" office:value-type="percentage" office:value="0.347115384615385">
            <text:p>34,71%</text:p>
          </table:table-cell>
          <table:table-cell table:style-name="ce52" table:formula="of:=[.H79]" office:value-type="currency" office:currency="EUR" office:value="373">
            <text:p>373 €</text:p>
          </table:table-cell>
          <table:table-cell table:style-name="ce60" table:formula="of:=[.I79]" office:value-type="currency" office:currency="EUR" office:value="702">
            <text:p>702 €</text:p>
          </table:table-cell>
          <table:table-cell table:style-name="ce67" table:formula="of:=([.B80]+[.H80]-[.I80])*[.$O$1]/100-[.$N$1]*2+[.$N$6]*2" office:value-type="currency" office:currency="EUR" office:value="6193.63">
            <text:p>6.194 €</text:p>
          </table:table-cell>
          <table:table-cell table:style-name="ce73" table:formula="of:=[.B80]+[.H80]-[.J80]" office:value-type="currency" office:currency="EUR" office:value="9779.37">
            <text:p>9.779 €</text:p>
          </table:table-cell>
          <table:table-cell table:style-name="ce79" table:formula="of:=1-[.K80]/[.B80]" office:value-type="percentage" office:value="0.373117307692308">
            <text:p>37,31%</text:p>
          </table:table-cell>
          <table:table-cell table:style-name="ce25"/>
          <table:table-cell table:style-name="ce122" office:value-type="string" table:number-columns-spanned="2" table:number-rows-spanned="3">
            <text:p><text:span text:style-name="T6">**</text:span> das Kindergeld ist wie die Kinderfreibeträge bereits als Steuer- <text:s text:c="16"/>Erstattung bei den Steuereinnahmen berücksichtigt und deshalb keine <text:s text:c="5"/>mögliche Einsparung. </text:p>
          </table:table-cell>
          <table:covered-table-cell table:style-name="ce25"/>
          <table:table-cell table:style-name="ce157" table:number-columns-repeated="1008"/>
          <table:table-cell/>
        </table:table-row>
        <table:table-row table:style-name="ro2">
          <table:table-cell table:style-name="ce3"/>
          <table:table-cell table:style-name="ce14" office:value-type="currency" office:currency="EUR" office:value="15800">
            <text:p>15.800 €</text:p>
          </table:table-cell>
          <table:table-cell table:style-name="ce25" office:value-type="currency" office:currency="EUR" office:value="5065">
            <text:p>5.065 €</text:p>
          </table:table-cell>
          <table:table-cell table:style-name="ce25" table:formula="of:=[.D80]" office:value-type="currency" office:currency="EUR" office:value="439">
            <text:p>439 €</text:p>
          </table:table-cell>
          <table:table-cell table:style-name="ce38" table:formula="of:=[.B81]-[.C81]-[.D81]" office:value-type="currency" office:currency="EUR" office:value="10296">
            <text:p>10.296 €</text:p>
          </table:table-cell>
          <table:table-cell table:style-name="ce43" table:formula="of:=[.C81]+[.D81]" office:value-type="currency" office:currency="EUR" office:value="5504">
            <text:p>5.504 €</text:p>
          </table:table-cell>
          <table:table-cell table:style-name="ce48" table:formula="of:=1-[.E81]/[.B81]" office:value-type="percentage" office:value="0.348354430379747">
            <text:p>34,84%</text:p>
          </table:table-cell>
          <table:table-cell table:style-name="ce52" table:formula="of:=[.H80]" office:value-type="currency" office:currency="EUR" office:value="373">
            <text:p>373 €</text:p>
          </table:table-cell>
          <table:table-cell table:style-name="ce60" table:formula="of:=[.I80]" office:value-type="currency" office:currency="EUR" office:value="702">
            <text:p>702 €</text:p>
          </table:table-cell>
          <table:table-cell table:style-name="ce67" table:formula="of:=([.B81]+[.H81]-[.I81])*[.$O$1]/100-[.$N$1]*2+[.$N$6]*2" office:value-type="currency" office:currency="EUR" office:value="6299.63">
            <text:p>6.300 €</text:p>
          </table:table-cell>
          <table:table-cell table:style-name="ce73" table:formula="of:=[.B81]+[.H81]-[.J81]" office:value-type="currency" office:currency="EUR" office:value="9873.37">
            <text:p>9.873 €</text:p>
          </table:table-cell>
          <table:table-cell table:style-name="ce79" table:formula="of:=1-[.K81]/[.B81]" office:value-type="percentage" office:value="0.375103164556962">
            <text:p>37,51%</text:p>
          </table:table-cell>
          <table:table-cell table:style-name="ce25"/>
          <table:covered-table-cell/>
          <table:covered-table-cell table:style-name="ce25"/>
          <table:table-cell table:style-name="ce157" table:number-columns-repeated="1008"/>
          <table:table-cell/>
        </table:table-row>
        <table:table-row table:style-name="ro2">
          <table:table-cell table:style-name="ce4" table:formula="of:=[.B82]" office:value-type="currency" office:currency="EUR" office:value="16000">
            <text:p>16.000 €</text:p>
          </table:table-cell>
          <table:table-cell table:style-name="ce15" office:value-type="currency" office:currency="EUR" office:value="16000">
            <text:p>16.000 €</text:p>
          </table:table-cell>
          <table:table-cell table:style-name="ce24" office:value-type="currency" office:currency="EUR" office:value="5154">
            <text:p>5.154 €</text:p>
          </table:table-cell>
          <table:table-cell table:style-name="ce24" table:formula="of:=[.D81]" office:value-type="currency" office:currency="EUR" office:value="439">
            <text:p>439 €</text:p>
          </table:table-cell>
          <table:table-cell table:style-name="ce39" table:formula="of:=[.B82]-[.C82]-[.D82]" office:value-type="currency" office:currency="EUR" office:value="10407">
            <text:p>10.407 €</text:p>
          </table:table-cell>
          <table:table-cell table:style-name="ce44" table:formula="of:=[.C82]+[.D82]" office:value-type="currency" office:currency="EUR" office:value="5593">
            <text:p>5.593 €</text:p>
          </table:table-cell>
          <table:table-cell table:style-name="ce49" table:formula="of:=1-[.E82]/[.B82]" office:value-type="percentage" office:value="0.3495625">
            <text:p>34,96%</text:p>
          </table:table-cell>
          <table:table-cell table:style-name="ce53" table:formula="of:=[.H81]" office:value-type="currency" office:currency="EUR" office:value="373">
            <text:p>373 €</text:p>
          </table:table-cell>
          <table:table-cell table:style-name="ce59" table:formula="of:=[.I81]" office:value-type="currency" office:currency="EUR" office:value="702">
            <text:p>702 €</text:p>
          </table:table-cell>
          <table:table-cell table:style-name="ce68" table:formula="of:=([.B82]+[.H82]-[.I82])*[.$O$1]/100-[.$N$1]*2+[.$N$6]*2" office:value-type="currency" office:currency="EUR" office:value="6405.63">
            <text:p>6.406 €</text:p>
          </table:table-cell>
          <table:table-cell table:style-name="ce74" table:formula="of:=[.B82]+[.H82]-[.J82]" office:value-type="currency" office:currency="EUR" office:value="9967.37">
            <text:p>9.967 €</text:p>
          </table:table-cell>
          <table:table-cell table:style-name="ce80" table:formula="of:=1-[.K82]/[.B82]" office:value-type="percentage" office:value="0.377039375">
            <text:p>37,70%</text:p>
          </table:table-cell>
          <table:table-cell table:style-name="ce25"/>
          <table:covered-table-cell/>
          <table:covered-table-cell table:style-name="ce25"/>
          <table:table-cell table:style-name="ce157" table:number-columns-repeated="1008"/>
          <table:table-cell/>
        </table:table-row>
        <table:table-row table:style-name="ro2">
          <table:table-cell table:style-name="ce4" table:formula="of:=[.B83]" office:value-type="currency" office:currency="EUR" office:value="20000">
            <text:p>20.000 €</text:p>
          </table:table-cell>
          <table:table-cell table:style-name="ce15" office:value-type="currency" office:currency="EUR" office:value="20000">
            <text:p>20.000 €</text:p>
          </table:table-cell>
          <table:table-cell table:style-name="ce24" office:value-type="currency" office:currency="EUR" office:value="6926">
            <text:p>6.926 €</text:p>
          </table:table-cell>
          <table:table-cell table:style-name="ce24" table:formula="of:=[.D82]" office:value-type="currency" office:currency="EUR" office:value="439">
            <text:p>439 €</text:p>
          </table:table-cell>
          <table:table-cell table:style-name="ce39" table:formula="of:=[.B83]-[.C83]-[.D83]" office:value-type="currency" office:currency="EUR" office:value="12635">
            <text:p>12.635 €</text:p>
          </table:table-cell>
          <table:table-cell table:style-name="ce44" table:formula="of:=[.C83]+[.D83]" office:value-type="currency" office:currency="EUR" office:value="7365">
            <text:p>7.365 €</text:p>
          </table:table-cell>
          <table:table-cell table:style-name="ce49" table:formula="of:=1-[.E83]/[.B83]" office:value-type="percentage" office:value="0.36825">
            <text:p>36,83%</text:p>
          </table:table-cell>
          <table:table-cell table:style-name="ce53" table:formula="of:=[.H82]" office:value-type="currency" office:currency="EUR" office:value="373">
            <text:p>373 €</text:p>
          </table:table-cell>
          <table:table-cell table:style-name="ce59" table:formula="of:=[.I82]" office:value-type="currency" office:currency="EUR" office:value="702">
            <text:p>702 €</text:p>
          </table:table-cell>
          <table:table-cell table:style-name="ce68" table:formula="of:=([.B83]+[.H83]-[.I83])*[.$O$1]/100-[.$N$1]*2+[.$N$6]*2" office:value-type="currency" office:currency="EUR" office:value="8525.63">
            <text:p>8.526 €</text:p>
          </table:table-cell>
          <table:table-cell table:style-name="ce74" table:formula="of:=[.B83]+[.H83]-[.J83]" office:value-type="currency" office:currency="EUR" office:value="11847.37">
            <text:p>11.847 €</text:p>
          </table:table-cell>
          <table:table-cell table:style-name="ce80" table:formula="of:=1-[.K83]/[.B83]" office:value-type="percentage" office:value="0.4076315">
            <text:p>40,76%</text:p>
          </table:table-cell>
          <table:table-cell table:style-name="ce25"/>
          <table:table-cell table:style-name="ce123"/>
          <table:table-cell table:style-name="ce25"/>
          <table:table-cell table:style-name="ce157" table:number-columns-repeated="1008"/>
          <table:table-cell/>
        </table:table-row>
        <table:table-row table:style-name="ro2">
          <table:table-cell table:style-name="ce4" table:formula="of:=[.B84]" office:value-type="currency" office:currency="EUR" office:value="30000">
            <text:p>30.000 €</text:p>
          </table:table-cell>
          <table:table-cell table:style-name="ce15" office:value-type="currency" office:currency="EUR" office:value="30000">
            <text:p>30.000 €</text:p>
          </table:table-cell>
          <table:table-cell table:style-name="ce24" office:value-type="currency" office:currency="EUR" office:value="11357">
            <text:p>11.357 €</text:p>
          </table:table-cell>
          <table:table-cell table:style-name="ce24" table:formula="of:=[.D83]" office:value-type="currency" office:currency="EUR" office:value="439">
            <text:p>439 €</text:p>
          </table:table-cell>
          <table:table-cell table:style-name="ce39" table:formula="of:=[.B84]-[.C84]-[.D84]" office:value-type="currency" office:currency="EUR" office:value="18204">
            <text:p>18.204 €</text:p>
          </table:table-cell>
          <table:table-cell table:style-name="ce44" table:formula="of:=[.C84]+[.D84]" office:value-type="currency" office:currency="EUR" office:value="11796">
            <text:p>11.796 €</text:p>
          </table:table-cell>
          <table:table-cell table:style-name="ce49" table:formula="of:=1-[.E84]/[.B84]" office:value-type="percentage" office:value="0.3932">
            <text:p>39,32%</text:p>
          </table:table-cell>
          <table:table-cell table:style-name="ce53" table:formula="of:=[.H83]" office:value-type="currency" office:currency="EUR" office:value="373">
            <text:p>373 €</text:p>
          </table:table-cell>
          <table:table-cell table:style-name="ce59" table:formula="of:=[.I83]" office:value-type="currency" office:currency="EUR" office:value="702">
            <text:p>702 €</text:p>
          </table:table-cell>
          <table:table-cell table:style-name="ce68" table:formula="of:=([.B84]+[.H84]-[.I84])*[.$O$1]/100-[.$N$1]*2+[.$N$6]*2" office:value-type="currency" office:currency="EUR" office:value="13825.63">
            <text:p>13.826 €</text:p>
          </table:table-cell>
          <table:table-cell table:style-name="ce74" table:formula="of:=[.B84]+[.H84]-[.J84]" office:value-type="currency" office:currency="EUR" office:value="16547.37">
            <text:p>16.547 €</text:p>
          </table:table-cell>
          <table:table-cell table:style-name="ce80" table:formula="of:=1-[.K84]/[.B84]" office:value-type="percentage" office:value="0.448421">
            <text:p>44,84%</text:p>
          </table:table-cell>
          <table:table-cell table:style-name="ce25"/>
          <table:table-cell table:style-name="ce123" office:value-type="string" table:number-columns-spanned="2" table:number-rows-spanned="2">
            <text:p><text:span text:style-name="T7">***</text:span> da für 2018 noch keine Zahlen vorliegen, sind hier die Steuerein- <text:s text:c="14"/>nahmen von 308 Mrd. in 2016 um 4% erhöht (Schätzung)</text:p>
          </table:table-cell>
          <table:covered-table-cell table:style-name="ce25"/>
          <table:table-cell table:style-name="ce157" table:number-columns-repeated="1008"/>
          <table:table-cell/>
        </table:table-row>
        <table:table-row table:style-name="ro2">
          <table:table-cell table:style-name="ce4" table:formula="of:=[.B85]" office:value-type="currency" office:currency="EUR" office:value="50000">
            <text:p>50.000 €</text:p>
          </table:table-cell>
          <table:table-cell table:style-name="ce15" office:value-type="currency" office:currency="EUR" office:value="50000">
            <text:p>50.000 €</text:p>
          </table:table-cell>
          <table:table-cell table:style-name="ce24" office:value-type="currency" office:currency="EUR" office:value="20397">
            <text:p>20.397 €</text:p>
          </table:table-cell>
          <table:table-cell table:style-name="ce24" table:formula="of:=[.D84]" office:value-type="currency" office:currency="EUR" office:value="439">
            <text:p>439 €</text:p>
          </table:table-cell>
          <table:table-cell table:style-name="ce39" table:formula="of:=[.B85]-[.C85]-[.D85]" office:value-type="currency" office:currency="EUR" office:value="29164">
            <text:p>29.164 €</text:p>
          </table:table-cell>
          <table:table-cell table:style-name="ce44" table:formula="of:=[.C85]+[.D85]" office:value-type="currency" office:currency="EUR" office:value="20836">
            <text:p>20.836 €</text:p>
          </table:table-cell>
          <table:table-cell table:style-name="ce49" table:formula="of:=1-[.E85]/[.B85]" office:value-type="percentage" office:value="0.41672">
            <text:p>41,67%</text:p>
          </table:table-cell>
          <table:table-cell table:style-name="ce53" table:formula="of:=[.H84]" office:value-type="currency" office:currency="EUR" office:value="373">
            <text:p>373 €</text:p>
          </table:table-cell>
          <table:table-cell table:style-name="ce59" table:formula="of:=[.I84]" office:value-type="currency" office:currency="EUR" office:value="702">
            <text:p>702 €</text:p>
          </table:table-cell>
          <table:table-cell table:style-name="ce68" table:formula="of:=([.B85]+[.H85]-[.I85])*[.$O$1]/100-[.$N$1]*2+[.$N$6]*2" office:value-type="currency" office:currency="EUR" office:value="24425.63">
            <text:p>24.426 €</text:p>
          </table:table-cell>
          <table:table-cell table:style-name="ce74" table:formula="of:=[.B85]+[.H85]-[.J85]" office:value-type="currency" office:currency="EUR" office:value="25947.37">
            <text:p>25.947 €</text:p>
          </table:table-cell>
          <table:table-cell table:style-name="ce80" table:formula="of:=1-[.K85]/[.B85]" office:value-type="percentage" office:value="0.4810526">
            <text:p>48,11%</text:p>
          </table:table-cell>
          <table:table-cell table:style-name="ce25"/>
          <table:covered-table-cell table:style-name="ce124"/>
          <table:covered-table-cell table:style-name="ce25"/>
          <table:table-cell table:style-name="ce157" table:number-columns-repeated="1008"/>
          <table:table-cell/>
        </table:table-row>
        <table:table-row table:style-name="ro2">
          <table:table-cell table:style-name="ce6" table:formula="of:=[.B86]" office:value-type="currency" office:currency="EUR" office:value="100000">
            <text:p>100.000 €</text:p>
          </table:table-cell>
          <table:table-cell table:style-name="ce16" office:value-type="currency" office:currency="EUR" office:value="100000">
            <text:p>100.000 €</text:p>
          </table:table-cell>
          <table:table-cell table:style-name="ce24" office:value-type="currency" office:currency="EUR" office:value="44135">
            <text:p>44.135 €</text:p>
          </table:table-cell>
          <table:table-cell table:style-name="ce24" table:formula="of:=[.D85]" office:value-type="currency" office:currency="EUR" office:value="439">
            <text:p>439 €</text:p>
          </table:table-cell>
          <table:table-cell table:style-name="ce39" table:formula="of:=[.B86]-[.C86]-[.D86]" office:value-type="currency" office:currency="EUR" office:value="55426">
            <text:p>55.426 €</text:p>
          </table:table-cell>
          <table:table-cell table:style-name="ce44" table:formula="of:=[.C86]+[.D86]" office:value-type="currency" office:currency="EUR" office:value="44574">
            <text:p>44.574 €</text:p>
          </table:table-cell>
          <table:table-cell table:style-name="ce49" table:formula="of:=1-[.E86]/[.B86]" office:value-type="percentage" office:value="0.44574">
            <text:p>44,57%</text:p>
          </table:table-cell>
          <table:table-cell table:style-name="ce53" table:formula="of:=[.H85]" office:value-type="currency" office:currency="EUR" office:value="373">
            <text:p>373 €</text:p>
          </table:table-cell>
          <table:table-cell table:style-name="ce59" table:formula="of:=[.I85]" office:value-type="currency" office:currency="EUR" office:value="702">
            <text:p>702 €</text:p>
          </table:table-cell>
          <table:table-cell table:style-name="ce68" table:formula="of:=([.B86]+[.H86]-[.I86])*[.$O$1]/100-[.$N$1]*2+[.$N$6]*2" office:value-type="currency" office:currency="EUR" office:value="50925.63">
            <text:p>50.926 €</text:p>
          </table:table-cell>
          <table:table-cell table:style-name="ce74" table:formula="of:=[.B86]+[.H86]-[.J86]" office:value-type="currency" office:currency="EUR" office:value="49447.37">
            <text:p>49.447 €</text:p>
          </table:table-cell>
          <table:table-cell table:style-name="ce80" table:formula="of:=1-[.K86]/[.B86]" office:value-type="percentage" office:value="0.5055263">
            <text:p>50,55%</text:p>
          </table:table-cell>
          <table:table-cell table:style-name="ce25" table:number-columns-repeated="3"/>
          <table:table-cell table:style-name="ce157" table:number-columns-repeated="1008"/>
          <table:table-cell/>
        </table:table-row>
        <table:table-row table:style-name="ro2">
          <table:table-cell table:style-name="ce7"/>
          <table:table-cell table:style-name="ce17"/>
          <table:table-cell table:style-name="ce27"/>
          <table:table-cell table:style-name="ce32"/>
          <table:table-cell table:style-name="ce40"/>
          <table:table-cell/>
          <table:table-cell table:style-name="ce32" table:number-columns-repeated="2"/>
          <table:table-cell table:style-name="ce61"/>
          <table:table-cell table:style-name="ce69"/>
          <table:table-cell table:style-name="ce75"/>
          <table:table-cell table:style-name="ce81"/>
          <table:table-cell table:style-name="ce7"/>
          <table:table-cell table:style-name="ce7" office:value-type="string" table:number-columns-spanned="2" table:number-rows-spanned="1">
            <text:p>Hinweis zu den Einsparungen O24-O30 : verdi geht von 92+4 Mrd. Euro aus</text:p>
          </table:table-cell>
          <table:covered-table-cell table:style-name="ce7"/>
          <table:table-cell table:style-name="ce157" table:number-columns-repeated="1008"/>
          <table:table-cell/>
        </table:table-row>
        <table:table-row table:style-name="ro2">
          <table:table-cell table:style-name="ce8" office:value-type="string" table:number-columns-spanned="12" table:number-rows-spanned="1">
            <text:p>Hinweis zu den beiden Netto-Spalten: </text:p>
          </table:table-cell>
          <table:covered-table-cell table:style-name="ce17"/>
          <table:covered-table-cell table:style-name="ce27"/>
          <table:covered-table-cell table:style-name="ce33"/>
          <table:covered-table-cell table:style-name="ce40"/>
          <table:covered-table-cell/>
          <table:covered-table-cell table:style-name="ce32"/>
          <table:covered-table-cell table:style-name="ce54"/>
          <table:covered-table-cell table:style-name="ce61"/>
          <table:covered-table-cell table:style-name="ce69"/>
          <table:covered-table-cell table:style-name="ce75"/>
          <table:covered-table-cell table:style-name="ce81"/>
          <table:table-cell table:style-name="ce7"/>
          <table:table-cell table:style-name="ce7" office:value-type="string" table:number-columns-spanned="2" table:number-rows-spanned="1">
            <text:p><text:a xlink:href="https://wipo.verdi.de/++file++5a292c6ae58deb5c69280a44/download/04-2017%20Bedingungsloses%20Grundeinkommen.pdf">https://wipo.verdi.de/++file++5a292c6ae58deb5c69280a44/download/04-2017%20Bedingungsloses%20Grundeinkommen.pdf</text:a></text:p>
          </table:table-cell>
          <table:covered-table-cell table:style-name="ce7"/>
          <table:table-cell table:style-name="ce157" table:number-columns-repeated="1006"/>
          <table:table-cell table:number-columns-repeated="3"/>
        </table:table-row>
        <table:table-row table:style-name="ro4">
          <table:table-cell table:style-name="ce9" office:value-type="string" table:number-columns-spanned="12" table:number-rows-spanned="1">
            <text:p>Wenn das Netto-Einkommen nach der üblichen Definition ermittelt werden soll, sind die Beiträge für Renten- und Arbeitslosenversicherung (Spalte I) von beiden ausgewiesenen Netto-Einkommen noch abzuziehen. </text:p>
            <text:p>Da sich diese Beiträge mit Einführung eines BGE nicht ändern, sind sie für den Netto-Vergleich irrelevant. </text:p>
            <text:p>Außerdem sind sie keine Einkommensminderung, sie werden nur um Jahre verzögert als "Renten" (oder Arbeitslosengeld) versteuert und ausbezahlt. Deshalb sind sie in den Tabellen nicht von den Nettobeträgen abgezogen.</text:p>
            <text:p>Wichtig:</text:p>
            <text:p>Das Ist-Netto in Spalte E ist unter der optimalen Voraussetzung eines Alleinverdieners berechnet, der nur einmal bis zur</text:p>
            <text:p>Beitragsbemessungsgrenze Sozialversicherungsbeiträge zahlt. Bei 2 identischen Einkommen ist der doppelte Betrag an</text:p>
            <text:p>die Pflege- und Krankenversicherung zu zahlen.</text:p>
          </table:table-cell>
          <table:covered-table-cell table:style-name="ce18"/>
          <table:covered-table-cell table:style-name="ce28"/>
          <table:covered-table-cell table:style-name="ce34"/>
          <table:covered-table-cell table:style-name="ce41"/>
          <table:covered-table-cell table:style-name="ce45"/>
          <table:covered-table-cell table:style-name="ce50"/>
          <table:covered-table-cell table:style-name="ce55"/>
          <table:covered-table-cell table:style-name="ce62"/>
          <table:covered-table-cell table:style-name="ce70"/>
          <table:covered-table-cell table:style-name="ce76"/>
          <table:covered-table-cell table:style-name="ce82"/>
          <table:table-cell table:style-name="ce86"/>
          <table:table-cell table:style-name="ce125" office:value-type="string" table:number-columns-spanned="2" table:number-rows-spanned="1">
            <text:p>“Für sozial ausgerichtete BGE-Modelle dürften lediglich steuerfinanzierte Einkommensleistungen wie Grundsicherung, Sozialhilfe, Elterngeld, Bafög wegfallen. Laut Sozialbericht 2017, Tabelle III-1 waren das 2016 lt. Verdi etwa 92 Milliarden Euro plus vier Milliarden Euro damit verbundene Ver-waltungskosten.” In meiner Rechnung komme ich nur auf 77 Milliarden.</text:p>
          </table:table-cell>
          <table:covered-table-cell table:style-name="ce86"/>
          <table:table-cell table:style-name="ce158" table:number-columns-repeated="1006"/>
          <table:table-cell table:style-name="ce45" table:number-columns-repeated="3"/>
        </table:table-row>
        <table:table-row table:style-name="ro2" table:number-rows-repeated="100">
          <table:table-cell table:style-name="ce7"/>
          <table:table-cell table:style-name="ce17"/>
          <table:table-cell table:style-name="ce27"/>
          <table:table-cell table:style-name="ce32"/>
          <table:table-cell table:style-name="ce40"/>
          <table:table-cell/>
          <table:table-cell table:style-name="ce32" table:number-columns-repeated="2"/>
          <table:table-cell table:style-name="ce61"/>
          <table:table-cell table:style-name="ce69"/>
          <table:table-cell table:style-name="ce75"/>
          <table:table-cell table:style-name="ce81"/>
          <table:table-cell table:style-name="ce7" table:number-columns-repeated="3"/>
          <table:table-cell table:style-name="ce157" table:number-columns-repeated="1008"/>
          <table:table-cell/>
        </table:table-row>
        <table:table-row table:style-name="ro5" table:number-rows-repeated="2">
          <table:table-cell table:style-name="ce10"/>
          <table:table-cell table:style-name="ce19"/>
          <table:table-cell table:style-name="ce10"/>
          <table:table-cell table:style-name="ce35"/>
          <table:table-cell table:style-name="ce19"/>
          <table:table-cell/>
          <table:table-cell table:style-name="ce35" table:number-columns-repeated="2"/>
          <table:table-cell table:style-name="ce63"/>
          <table:table-cell table:style-name="ce71"/>
          <table:table-cell table:style-name="ce77"/>
          <table:table-cell table:style-name="ce83"/>
          <table:table-cell table:style-name="ce10"/>
          <table:table-cell table:style-name="ce71" table:number-columns-repeated="1010"/>
          <table:table-cell/>
        </table:table-row>
        <table:table-row table:style-name="ro5" table:number-rows-repeated="65345">
          <table:table-cell table:style-name="ce11"/>
          <table:table-cell table:style-name="ce20"/>
          <table:table-cell table:style-name="ce11"/>
          <table:table-cell table:style-name="ce36"/>
          <table:table-cell table:style-name="ce20"/>
          <table:table-cell/>
          <table:table-cell table:style-name="ce36" table:number-columns-repeated="2"/>
          <table:table-cell table:style-name="ce64"/>
          <table:table-cell table:number-columns-repeated="2"/>
          <table:table-cell table:style-name="ce84"/>
          <table:table-cell table:style-name="ce11"/>
          <table:table-cell table:number-columns-repeated="1011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etto-Vergleich" table:style-name="ta1" table:print="false">
        <table:table-column table:style-name="co16" table:default-cell-style-name="Default"/>
        <table:table-row table:style-name="ro2">
          <table:table-cell>
            <draw:frame table:end-cell-address="'Netto-Vergleich'.L41" table:end-x="2.175cm" table:end-y="0.372cm" draw:z-index="0" draw:style-name="gr1" svg:width="27.014cm" svg:height="18.437cm" svg:x="0cm" svg:y="0cm">
              <draw:object draw:notify-on-update-of-ranges="'Steuerklasse-3'.A2:'Steuerklasse-3'.A82 'Steuerklasse-3'.E1:'Steuerklasse-3'.E1 'Steuerklasse-3'.E2:'Steuerklasse-3'.E82 'Steuerklasse-3'.K1:'Steuerklasse-3'.K1 'Steuerklasse-3'.K2:'Steuerklasse-3'.K8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Abgaben-Kurven" table:style-name="ta1" table:print="false">
        <table:table-column table:style-name="co16" table:default-cell-style-name="Default"/>
        <table:table-row table:style-name="ro2">
          <table:table-cell>
            <draw:frame table:end-cell-address="'Abgaben-Kurven'.L41" table:end-x="2.23cm" table:end-y="0.399cm" draw:z-index="0" draw:style-name="gr2" draw:text-style-name="P1" svg:width="27.014cm" svg:height="18.358cm" svg:x="0.055cm" svg:y="0.106cm">
              <draw:object draw:notify-on-update-of-ranges="'Steuerklasse-3'.A2:'Steuerklasse-3'.A82 'Steuerklasse-3'.E1:'Steuerklasse-3'.E1 'Steuerklasse-3'.E2:'Steuerklasse-3'.E82 'Steuerklasse-3'.F1:'Steuerklasse-3'.F1 'Steuerklasse-3'.F2:'Steuerklasse-3'.F82 'Steuerklasse-3'.G1:'Steuerklasse-3'.G1 'Steuerklasse-3'.G2:'Steuerklasse-3'.G82 'Steuerklasse-3'.K1:'Steuerklasse-3'.K1 'Steuerklasse-3'.K2:'Steuerklasse-3'.K82 'Steuerklasse-3'.J1:'Steuerklasse-3'.J1 'Steuerklasse-3'.J2:'Steuerklasse-3'.J82 'Steuerklasse-3'.L1:'Steuerklasse-3'.L1 'Steuerklasse-3'.L2:'Steuerklasse-3'.L8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Detail-Kurven" table:style-name="ta1" table:print="false">
        <table:table-column table:style-name="co16" table:default-cell-style-name="Default"/>
        <table:table-row table:style-name="ro2">
          <table:table-cell>
            <draw:frame table:end-cell-address="'Detail-Kurven'.L41" table:end-x="2.202cm" table:end-y="0.399cm" draw:z-index="0" draw:style-name="gr2" draw:text-style-name="P1" svg:width="26.957cm" svg:height="18.464cm" svg:x="0.084cm" svg:y="0cm">
              <draw:object draw:notify-on-update-of-ranges="'Steuerklasse-3'.A2:'Steuerklasse-3'.A58 'Steuerklasse-3'.E1:'Steuerklasse-3'.E1 'Steuerklasse-3'.E2:'Steuerklasse-3'.E58 'Steuerklasse-3'.F1:'Steuerklasse-3'.F1 'Steuerklasse-3'.F2:'Steuerklasse-3'.F58 'Steuerklasse-3'.G1:'Steuerklasse-3'.G1 'Steuerklasse-3'.G2:'Steuerklasse-3'.G58 'Steuerklasse-3'.K1:'Steuerklasse-3'.K1 'Steuerklasse-3'.K2:'Steuerklasse-3'.K58 'Steuerklasse-3'.J1:'Steuerklasse-3'.J1 'Steuerklasse-3'.J2:'Steuerklasse-3'.J58 'Steuerklasse-3'.L1:'Steuerklasse-3'.L1 'Steuerklasse-3'.L2:'Steuerklasse-3'.L5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Abgabesatz" table:style-name="ta1" table:print="false">
        <table:table-column table:style-name="co16" table:default-cell-style-name="Default"/>
        <table:table-row table:style-name="ro2">
          <table:table-cell>
            <draw:frame table:end-cell-address="Abgabesatz.L41" table:end-x="2.258cm" table:end-y="0.399cm" draw:z-index="0" draw:style-name="gr1" svg:width="27.097cm" svg:height="18.464cm" svg:x="0cm" svg:y="0cm">
              <draw:object draw:notify-on-update-of-ranges="'Steuerklasse-3'.A2:'Steuerklasse-3'.A82 'Steuerklasse-3'.G1:'Steuerklasse-3'.G1 'Steuerklasse-3'.G2:'Steuerklasse-3'.G82 'Steuerklasse-3'.L1:'Steuerklasse-3'.L1 'Steuerklasse-3'.L2:'Steuerklasse-3'.L8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Reference 1" svg:font-family="'MS Reference 1'" style:font-adornments="Standard" style:font-pitch="variable" style:font-charset="x-symbol"/>
    <style:font-face style:name="Frutiger 55 Roman" svg:font-family="'Frutiger 55 Roman'" style:font-family-generic="roman"/>
    <style:font-face style:name="Arial1" svg:font-family="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percentage-style style:name="N115P0" style:volatile="true">
      <number:number number:decimal-places="2" number:min-integer-digits="1"/>
      <number:text>%</number:text>
    </number:percentage-style>
    <number:percentage-style style:name="N115">
      <style:text-properties fo:color="#ff0000"/>
      <number:text>-</number:text>
      <number:number number:decimal-places="2" number:min-integer-digits="1"/>
      <number:text>%</number:text>
      <style:map style:condition="value()&gt;=0" style:apply-style-name="N115P0"/>
    </number:percentage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currency-style style:name="N11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8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number:currency-style style:name="N8125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2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25P0"/>
    </number:currency-style>
    <number:currency-style style:name="N8127P0" style:volatile="true" number:language="de" number:country="D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8127" number:language="de" number:country="DE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812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10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16.03.2018</text:date>, <text:time>13:10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02T21:01:38.40</meta:creation-date>
    <dc:date>2018-03-16T13:10:21.77</dc:date>
    <meta:editing-duration>P4DT10H39M1S</meta:editing-duration>
    <meta:editing-cycles>365</meta:editing-cycles>
    <meta:generator>OpenOffice/4.1.5$Win32 OpenOffice.org_project/415m1$Build-9789</meta:generator>
    <meta:document-statistic meta:table-count="5" meta:cell-count="10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ch1" style:family="chart">
      <style:graphic-properties draw:stroke="none"/>
    </style:style>
    <style:style style:name="ch2" style:family="chart">
      <style:text-properties fo:font-size="16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4pt" style:font-size-asian="8pt" style:font-size-complex="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chart:axis-position="0" style:rotation-angle="90"/>
      <style:graphic-properties svg:stroke-color="#4c4c4c"/>
      <style:text-properties fo:font-size="11pt" style:font-size-asian="8pt" style:font-size-complex="8pt"/>
    </style:style>
    <style:style style:name="ch6" style:family="chart">
      <style:chart-properties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maximum="10800" chart:interval-major="400" chart:reverse-direction="false" text:line-break="false" chart:axis-position="0"/>
      <style:graphic-properties svg:stroke-color="#b3b3b3"/>
      <style:text-properties fo:font-size="11pt" style:font-size-asian="8pt" style:font-size-complex="8pt"/>
    </style:style>
    <style:style style:name="ch8" style:family="chart">
      <style:chart-properties style:rotation-angle="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graphic-properties draw:stroke="none" draw:fill-color="#ff0000"/>
      <style:text-properties fo:font-size="6pt" style:font-size-asian="6pt" style:font-size-complex="6pt"/>
    </style:style>
    <style:style style:name="ch11" style:family="chart" style:data-style-name="N0">
      <style:graphic-properties draw:stroke="none" draw:fill-color="#0000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15cm" svg:height="18.438cm" xlink:href=".." xlink:type="simple" chart:class="chart:bar" chart:style-name="ch1">
        <chart:title svg:x="5.851cm" svg:y="0.049cm" chart:style-name="ch2">
          <text:p>Vergleich: Netto heute  -  Netto mit BGE  (Steuerklasse 3)</text:p>
        </chart:title>
        <chart:legend svg:x="2.499cm" svg:y="2.374cm" style:legend-expansion="custom" chartooo:width="11.649cm" chartooo:height="0.957cm" style:legend-expansion-aspect-ratio="12.1724137931035" chart:style-name="ch3"/>
        <chart:plot-area chart:style-name="ch4" table:cell-range-address="'Steuerklasse-3'.A2:'Steuerklasse-3'.A82 'Steuerklasse-3'.E1:'Steuerklasse-3'.E82 'Steuerklasse-3'.K1:'Steuerklasse-3'.K82" chart:data-source-has-labels="both" svg:x="0.165cm" svg:y="0.722cm" svg:width="26.632cm" svg:height="17.006cm">
          <chartooo:coordinate-region svg:x="1.474cm" svg:y="0.948cm" svg:width="25.254cm" svg:height="15.048cm"/>
          <chart:axis chart:dimension="x" chart:name="primary-x" chart:style-name="ch5" chartooo:axis-type="text">
            <chart:title svg:x="11.003cm" svg:y="17.621cm" chart:style-name="ch6">
              <text:p>Brutto-Einkommen /  Monat</text:p>
            </chart:title>
            <chart:categories table:cell-range-address="'Steuerklasse-3'.A2:'Steuerklasse-3'.A82"/>
          </chart:axis>
          <chart:axis chart:dimension="y" chart:name="primary-y" chart:style-name="ch7">
            <chart:title svg:x="0.166cm" svg:y="0.004cm" chart:style-name="ch8">
              <text:p>Netto</text:p>
            </chart:title>
            <chart:grid chart:style-name="ch9" chart:class="major"/>
          </chart:axis>
          <chart:series chart:style-name="ch10" chart:values-cell-range-address="'Steuerklasse-3'.E2:'Steuerklasse-3'.E82" chart:label-cell-address="'Steuerklasse-3'.E1:'Steuerklasse-3'.E1" chart:class="chart:bar">
            <chart:data-point chart:repeated="81"/>
          </chart:series>
          <chart:series chart:style-name="ch11" chart:values-cell-range-address="'Steuerklasse-3'.K2:'Steuerklasse-3'.K82" chart:label-cell-address="'Steuerklasse-3'.K1:'Steuerklasse-3'.K1" chart:class="chart:bar">
            <chart:data-point chart:repeated="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t-Netto</text:p>
                <draw:g>
                  <svg:desc>'Steuerklasse-3'.E1:'Steuerklasse-3'.E1</svg:desc>
                </draw:g>
              </table:table-cell>
              <table:table-cell office:value-type="string">
                <text:p>Netto mit BGE</text:p>
                <draw:g>
                  <svg:desc>'Steuerklasse-3'.K1:'Steuerklasse-3'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teuerklasse-3'.A2:'Steuerklasse-3'.A82</svg:desc>
                </draw:g>
              </table:table-cell>
              <table:table-cell office:value-type="float" office:value="0">
                <text:p>0</text:p>
                <draw:g>
                  <svg:desc>'Steuerklasse-3'.E2:'Steuerklasse-3'.E82</svg:desc>
                </draw:g>
              </table:table-cell>
              <table:table-cell office:value-type="float" office:value="1900">
                <text:p>1900</text:p>
                <draw:g>
                  <svg:desc>'Steuerklasse-3'.K2:'Steuerklasse-3'.K8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2013.7205">
                <text:p>2013.72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60">
                <text:p>360</text:p>
              </table:table-cell>
              <table:table-cell office:value-type="float" office:value="2126.911">
                <text:p>2126.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">
                <text:p>540</text:p>
              </table:table-cell>
              <table:table-cell office:value-type="float" office:value="2240.6315">
                <text:p>2240.631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21">
                <text:p>721</text:p>
              </table:table-cell>
              <table:table-cell office:value-type="float" office:value="2353.822">
                <text:p>2353.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">
                <text:p>901</text:p>
              </table:table-cell>
              <table:table-cell office:value-type="float" office:value="2467.5425">
                <text:p>2467.542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81">
                <text:p>1081</text:p>
              </table:table-cell>
              <table:table-cell office:value-type="float" office:value="2581.263">
                <text:p>2581.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1">
                <text:p>1261</text:p>
              </table:table-cell>
              <table:table-cell office:value-type="float" office:value="2694.4535">
                <text:p>2694.453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41">
                <text:p>1441</text:p>
              </table:table-cell>
              <table:table-cell office:value-type="float" office:value="2808.174">
                <text:p>2808.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1">
                <text:p>1621</text:p>
              </table:table-cell>
              <table:table-cell office:value-type="float" office:value="2921.3645">
                <text:p>2921.364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95">
                <text:p>1795</text:p>
              </table:table-cell>
              <table:table-cell office:value-type="float" office:value="3035.085">
                <text:p>3035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9">
                <text:p>1949</text:p>
              </table:table-cell>
              <table:table-cell office:value-type="float" office:value="3148.8055">
                <text:p>3148.805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096">
                <text:p>2096</text:p>
              </table:table-cell>
              <table:table-cell office:value-type="float" office:value="3261.996">
                <text:p>3261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9">
                <text:p>2239</text:p>
              </table:table-cell>
              <table:table-cell office:value-type="float" office:value="3375.7165">
                <text:p>3375.716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382">
                <text:p>2382</text:p>
              </table:table-cell>
              <table:table-cell office:value-type="float" office:value="3488.907">
                <text:p>3488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8">
                <text:p>2518</text:p>
              </table:table-cell>
              <table:table-cell office:value-type="float" office:value="3602.6275">
                <text:p>3602.627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649">
                <text:p>2649</text:p>
              </table:table-cell>
              <table:table-cell office:value-type="float" office:value="3716.348">
                <text:p>3716.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6">
                <text:p>2786</text:p>
              </table:table-cell>
              <table:table-cell office:value-type="float" office:value="3829.5385">
                <text:p>3829.538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921">
                <text:p>2921</text:p>
              </table:table-cell>
              <table:table-cell office:value-type="float" office:value="3943.259">
                <text:p>3943.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6">
                <text:p>3056</text:p>
              </table:table-cell>
              <table:table-cell office:value-type="float" office:value="4056.4495">
                <text:p>4056.44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190">
                <text:p>3190</text:p>
              </table:table-cell>
              <table:table-cell office:value-type="float" office:value="4170.17">
                <text:p>417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2">
                <text:p>3322</text:p>
              </table:table-cell>
              <table:table-cell office:value-type="float" office:value="4283.8905">
                <text:p>4283.890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455">
                <text:p>3455</text:p>
              </table:table-cell>
              <table:table-cell office:value-type="float" office:value="4395.06">
                <text:p>4395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9">
                <text:p>3599</text:p>
              </table:table-cell>
              <table:table-cell office:value-type="float" office:value="4500.72">
                <text:p>4500.7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744">
                <text:p>3744</text:p>
              </table:table-cell>
              <table:table-cell office:value-type="float" office:value="4605.85">
                <text:p>4605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8">
                <text:p>3888</text:p>
              </table:table-cell>
              <table:table-cell office:value-type="float" office:value="4711.51">
                <text:p>4711.51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031">
                <text:p>4031</text:p>
              </table:table-cell>
              <table:table-cell office:value-type="float" office:value="4817.17">
                <text:p>4817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3">
                <text:p>4173</text:p>
              </table:table-cell>
              <table:table-cell office:value-type="float" office:value="4922.3">
                <text:p>4922.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313">
                <text:p>4313</text:p>
              </table:table-cell>
              <table:table-cell office:value-type="float" office:value="5027.96">
                <text:p>5027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4">
                <text:p>4454</text:p>
              </table:table-cell>
              <table:table-cell office:value-type="float" office:value="5133.09">
                <text:p>5133.0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592">
                <text:p>4592</text:p>
              </table:table-cell>
              <table:table-cell office:value-type="float" office:value="5238.75">
                <text:p>523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0">
                <text:p>4730</text:p>
              </table:table-cell>
              <table:table-cell office:value-type="float" office:value="5344.41">
                <text:p>5344.4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867">
                <text:p>4867</text:p>
              </table:table-cell>
              <table:table-cell office:value-type="float" office:value="5449.54">
                <text:p>5449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1">
                <text:p>5001</text:p>
              </table:table-cell>
              <table:table-cell office:value-type="float" office:value="5549.37">
                <text:p>5549.37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132">
                <text:p>5132</text:p>
              </table:table-cell>
              <table:table-cell office:value-type="float" office:value="5643.37">
                <text:p>5643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1">
                <text:p>5261</text:p>
              </table:table-cell>
              <table:table-cell office:value-type="float" office:value="5737.37">
                <text:p>5737.3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389">
                <text:p>5389</text:p>
              </table:table-cell>
              <table:table-cell office:value-type="float" office:value="5831.37">
                <text:p>5831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6">
                <text:p>5516</text:p>
              </table:table-cell>
              <table:table-cell office:value-type="float" office:value="5925.37">
                <text:p>5925.3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642">
                <text:p>5642</text:p>
              </table:table-cell>
              <table:table-cell office:value-type="float" office:value="6019.37">
                <text:p>601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7">
                <text:p>5767</text:p>
              </table:table-cell>
              <table:table-cell office:value-type="float" office:value="6113.37">
                <text:p>6113.3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890">
                <text:p>5890</text:p>
              </table:table-cell>
              <table:table-cell office:value-type="float" office:value="6207.37">
                <text:p>6207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3">
                <text:p>6013</text:p>
              </table:table-cell>
              <table:table-cell office:value-type="float" office:value="6301.37">
                <text:p>6301.37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134">
                <text:p>6134</text:p>
              </table:table-cell>
              <table:table-cell office:value-type="float" office:value="6395.37">
                <text:p>6395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5">
                <text:p>6255</text:p>
              </table:table-cell>
              <table:table-cell office:value-type="float" office:value="6489.37">
                <text:p>6489.3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374">
                <text:p>6374</text:p>
              </table:table-cell>
              <table:table-cell office:value-type="float" office:value="6583.37">
                <text:p>6583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2">
                <text:p>6492</text:p>
              </table:table-cell>
              <table:table-cell office:value-type="float" office:value="6677.37">
                <text:p>6677.37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6609">
                <text:p>6609</text:p>
              </table:table-cell>
              <table:table-cell office:value-type="float" office:value="6771.37">
                <text:p>6771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5">
                <text:p>6725</text:p>
              </table:table-cell>
              <table:table-cell office:value-type="float" office:value="6865.37">
                <text:p>6865.37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840">
                <text:p>6840</text:p>
              </table:table-cell>
              <table:table-cell office:value-type="float" office:value="6959.37">
                <text:p>695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53">
                <text:p>6953</text:p>
              </table:table-cell>
              <table:table-cell office:value-type="float" office:value="7053.37">
                <text:p>7053.3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066">
                <text:p>7066</text:p>
              </table:table-cell>
              <table:table-cell office:value-type="float" office:value="7147.37">
                <text:p>7147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77">
                <text:p>7177</text:p>
              </table:table-cell>
              <table:table-cell office:value-type="float" office:value="7241.37">
                <text:p>7241.37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7289">
                <text:p>7289</text:p>
              </table:table-cell>
              <table:table-cell office:value-type="float" office:value="7335.37">
                <text:p>7335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0">
                <text:p>7400</text:p>
              </table:table-cell>
              <table:table-cell office:value-type="float" office:value="7429.37">
                <text:p>7429.37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7511">
                <text:p>7511</text:p>
              </table:table-cell>
              <table:table-cell office:value-type="float" office:value="7523.37">
                <text:p>7523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23">
                <text:p>7623</text:p>
              </table:table-cell>
              <table:table-cell office:value-type="float" office:value="7617.37">
                <text:p>7617.37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7734">
                <text:p>7734</text:p>
              </table:table-cell>
              <table:table-cell office:value-type="float" office:value="7711.37">
                <text:p>7711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46">
                <text:p>7846</text:p>
              </table:table-cell>
              <table:table-cell office:value-type="float" office:value="7805.37">
                <text:p>7805.37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7957">
                <text:p>7957</text:p>
              </table:table-cell>
              <table:table-cell office:value-type="float" office:value="7899.37">
                <text:p>789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68">
                <text:p>8068</text:p>
              </table:table-cell>
              <table:table-cell office:value-type="float" office:value="7993.37">
                <text:p>7993.3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8180">
                <text:p>8180</text:p>
              </table:table-cell>
              <table:table-cell office:value-type="float" office:value="8087.37">
                <text:p>8087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91">
                <text:p>8291</text:p>
              </table:table-cell>
              <table:table-cell office:value-type="float" office:value="8181.37">
                <text:p>8181.37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8402">
                <text:p>8402</text:p>
              </table:table-cell>
              <table:table-cell office:value-type="float" office:value="8275.37">
                <text:p>8275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4">
                <text:p>8514</text:p>
              </table:table-cell>
              <table:table-cell office:value-type="float" office:value="8369.37">
                <text:p>8369.37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8625">
                <text:p>8625</text:p>
              </table:table-cell>
              <table:table-cell office:value-type="float" office:value="8463.37">
                <text:p>8463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37">
                <text:p>8737</text:p>
              </table:table-cell>
              <table:table-cell office:value-type="float" office:value="8557.37">
                <text:p>8557.3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8848">
                <text:p>8848</text:p>
              </table:table-cell>
              <table:table-cell office:value-type="float" office:value="8651.37">
                <text:p>8651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9">
                <text:p>8959</text:p>
              </table:table-cell>
              <table:table-cell office:value-type="float" office:value="8745.37">
                <text:p>8745.37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9071">
                <text:p>9071</text:p>
              </table:table-cell>
              <table:table-cell office:value-type="float" office:value="8839.37">
                <text:p>883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82">
                <text:p>9182</text:p>
              </table:table-cell>
              <table:table-cell office:value-type="float" office:value="8933.37">
                <text:p>8933.3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9294">
                <text:p>9294</text:p>
              </table:table-cell>
              <table:table-cell office:value-type="float" office:value="9027.37">
                <text:p>9027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05">
                <text:p>9405</text:p>
              </table:table-cell>
              <table:table-cell office:value-type="float" office:value="9121.37">
                <text:p>9121.37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9516">
                <text:p>9516</text:p>
              </table:table-cell>
              <table:table-cell office:value-type="float" office:value="9215.37">
                <text:p>9215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8">
                <text:p>9628</text:p>
              </table:table-cell>
              <table:table-cell office:value-type="float" office:value="9309.37">
                <text:p>9309.37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9739">
                <text:p>9739</text:p>
              </table:table-cell>
              <table:table-cell office:value-type="float" office:value="9403.37">
                <text:p>9403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50">
                <text:p>9850</text:p>
              </table:table-cell>
              <table:table-cell office:value-type="float" office:value="9497.37">
                <text:p>9497.37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9962">
                <text:p>9962</text:p>
              </table:table-cell>
              <table:table-cell office:value-type="float" office:value="9591.37">
                <text:p>9591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73">
                <text:p>10073</text:p>
              </table:table-cell>
              <table:table-cell office:value-type="float" office:value="9685.37">
                <text:p>9685.37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0185">
                <text:p>10185</text:p>
              </table:table-cell>
              <table:table-cell office:value-type="float" office:value="9779.37">
                <text:p>977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96">
                <text:p>10296</text:p>
              </table:table-cell>
              <table:table-cell office:value-type="float" office:value="9873.37">
                <text:p>9873.3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0407">
                <text:p>10407</text:p>
              </table:table-cell>
              <table:table-cell office:value-type="float" office:value="9967.37">
                <text:p>9967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ch1" style:family="chart">
      <style:graphic-properties draw:stroke="none"/>
    </style:style>
    <style:style style:name="ch2" style:family="chart">
      <style:text-properties fo:font-size="15pt" style:font-size-asian="13pt" style:font-size-complex="13pt"/>
    </style:style>
    <style:style style:name="ch3" style:family="chart"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9">
      <style:chart-properties chart:display-label="true" chart:logarithmic="false" chart:reverse-direction="false" text:line-break="false" chart:axis-position="0" style:rotation-angle="90"/>
      <style:graphic-properties svg:stroke-color="#4c4c4c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4pt" style:font-size-asian="9pt" style:font-size-complex="9pt"/>
    </style:style>
    <style:style style:name="ch8" style:family="chart">
      <style:graphic-properties svg:stroke-color="#e6e6e6"/>
    </style:style>
    <style:style style:name="ch9" style:family="chart" style:data-style-name="N109">
      <style:chart-properties chart:display-label="true" chart:logarithmic="false" chart:minimum="-2000" chart:maximum="11000" chart:interval-major="400" chart:interval-minor-divisor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display-label="true" chart:logarithmic="false" chart:minimum="-0.08" chart:maximum="0.44" chart:interval-major="0.02" chart:interval-minor-divisor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109">
      <style:chart-properties chart:symbol-type="none"/>
      <style:graphic-properties svg:stroke-width="0.06cm" svg:stroke-color="#ff0000" draw:fill-color="#ff0000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draw:stroke="dash" draw:stroke-dash="Ultrafine_20_2_20_Dots_20_3_20_Dashes" svg:stroke-width="0.04cm" svg:stroke-color="#ff0000" draw:fill-color="#ff0000"/>
      <style:text-properties fo:font-size="10pt" style:font-size-asian="10pt" style:font-size-complex="10pt"/>
    </style:style>
    <style:style style:name="ch15" style:family="chart" style:data-style-name="N10">
      <style:chart-properties chart:symbol-type="none"/>
      <style:graphic-properties draw:stroke="dash" draw:stroke-dash="Fine_20_Dashed_20__28_var_29_" svg:stroke-width="0.05cm" svg:stroke-color="#ff0000" draw:fill-color="#ff0000"/>
      <style:text-properties fo:font-size="10pt" style:font-size-asian="10pt" style:font-size-complex="10pt"/>
    </style:style>
    <style:style style:name="ch16" style:family="chart" style:data-style-name="N109">
      <style:chart-properties chart:symbol-type="none"/>
      <style:graphic-properties svg:stroke-width="0.06cm" svg:stroke-color="#0000ff" draw:fill-color="#0000ff"/>
      <style:text-properties fo:font-size="10pt" style:font-size-asian="10pt" style:font-size-complex="10pt"/>
    </style:style>
    <style:style style:name="ch17" style:family="chart" style:data-style-name="N109">
      <style:chart-properties chart:symbol-type="none"/>
      <style:graphic-properties draw:stroke="dash" draw:stroke-dash="Ultrafine_20_2_20_Dots_20_3_20_Dashes" svg:stroke-width="0.04cm" svg:stroke-color="#0000ff" draw:fill-color="#0000ff"/>
      <style:text-properties fo:font-size="10pt" style:font-size-asian="10pt" style:font-size-complex="10pt"/>
    </style:style>
    <style:style style:name="ch18" style:family="chart" style:data-style-name="N10">
      <style:chart-properties chart:symbol-type="none"/>
      <style:graphic-properties draw:stroke="dash" draw:stroke-dash="Fine_20_Dashed_20__28_var_29_" svg:stroke-width="0.05cm" svg:stroke-color="#0000ff" draw:fill-color="#0000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015cm" svg:height="18.359cm" xlink:href=".." xlink:type="simple" chart:class="chart:line" chart:style-name="ch1">
        <chart:title svg:x="6.712cm" svg:y="0.178cm" chart:style-name="ch2">
          <text:p>Vergleich   Ist-Netto/-Abgaben   -   Netto/Abgaben mit BGE</text:p>
        </chart:title>
        <chart:subtitle svg:x="11.706cm" svg:y="1.005cm" chart:style-name="ch3">
          <text:p>Steuerklasse 3</text:p>
        </chart:subtitle>
        <chart:legend svg:x="1.765cm" svg:y="1.669cm" style:legend-expansion="custom" chartooo:width="17.089cm" chartooo:height="2.655cm" style:legend-expansion-aspect-ratio="6.43653483992467" chart:style-name="ch4"/>
        <chart:plot-area chart:style-name="ch5" table:cell-range-address="'Steuerklasse-3'.A2:'Steuerklasse-3'.A82 'Steuerklasse-3'.E1:'Steuerklasse-3'.G82 'Steuerklasse-3'.J1:'Steuerklasse-3'.L82" chart:data-source-has-labels="both" svg:x="0.191cm" svg:y="1.456cm" svg:width="26.375cm" svg:height="16.37cm">
          <chartooo:coordinate-region svg:x="1.765cm" svg:y="1.669cm" svg:width="23.861cm" svg:height="15.945cm"/>
          <chart:axis chart:dimension="x" chart:name="primary-x" chart:style-name="ch6" chartooo:axis-type="auto">
            <chartooo:date-scale/>
            <chart:title svg:x="11.877cm" svg:y="16.507cm" chart:style-name="ch7">
              <text:p>Brutto/Monat</text:p>
            </chart:title>
            <chart:categories table:cell-range-address="'Steuerklasse-3'.A2:'Steuerklasse-3'.A82"/>
            <chart:grid chart:style-name="ch8" chart:class="major"/>
          </chart:axis>
          <chart:axis chart:dimension="y" chart:name="primary-y" chart:style-name="ch9">
            <chart:title svg:x="0.371cm" svg:y="0.579cm" chart:style-name="ch7">
              <text:p>Netto</text:p>
            </chart:title>
            <chart:grid chart:style-name="ch10" chart:class="major"/>
          </chart:axis>
          <chart:axis chart:dimension="y" chart:name="secondary-y" chart:style-name="ch11">
            <chart:title svg:x="25.181cm" svg:y="0.363cm" chart:style-name="ch12">
              <text:p>Abgaben-
Satz</text:p>
            </chart:title>
          </chart:axis>
          <chart:series chart:attached-axis="primary-y" chart:style-name="ch13" chart:values-cell-range-address="'Steuerklasse-3'.E2:'Steuerklasse-3'.E82" chart:label-cell-address="'Steuerklasse-3'.E1:'Steuerklasse-3'.E1" chart:class="chart:line">
            <chart:data-point chart:repeated="81"/>
          </chart:series>
          <chart:series chart:attached-axis="primary-y" chart:style-name="ch14" chart:values-cell-range-address="'Steuerklasse-3'.F2:'Steuerklasse-3'.F82" chart:label-cell-address="'Steuerklasse-3'.F1:'Steuerklasse-3'.F1" chart:class="chart:line">
            <chart:data-point chart:repeated="81"/>
          </chart:series>
          <chart:series chart:attached-axis="secondary-y" chart:style-name="ch15" chart:values-cell-range-address="'Steuerklasse-3'.G2:'Steuerklasse-3'.G82" chart:label-cell-address="'Steuerklasse-3'.G1:'Steuerklasse-3'.G1" chart:class="chart:line">
            <chart:data-point chart:repeated="81"/>
          </chart:series>
          <chart:series chart:attached-axis="primary-y" chart:style-name="ch16" chart:values-cell-range-address="'Steuerklasse-3'.K2:'Steuerklasse-3'.K82" chart:label-cell-address="'Steuerklasse-3'.K1:'Steuerklasse-3'.K1" chart:class="chart:line">
            <chart:data-point chart:repeated="81"/>
          </chart:series>
          <chart:series chart:attached-axis="primary-y" chart:style-name="ch17" chart:values-cell-range-address="'Steuerklasse-3'.J2:'Steuerklasse-3'.J82" chart:label-cell-address="'Steuerklasse-3'.J1:'Steuerklasse-3'.J1" chart:class="chart:line">
            <chart:data-point chart:repeated="81"/>
          </chart:series>
          <chart:series chart:attached-axis="secondary-y" chart:style-name="ch18" chart:values-cell-range-address="'Steuerklasse-3'.L2:'Steuerklasse-3'.L82" chart:label-cell-address="'Steuerklasse-3'.L1:'Steuerklasse-3'.L1" chart:class="chart:line">
            <chart:data-point chart:repeated="8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t-Netto</text:p>
                <draw:g>
                  <svg:desc>'Steuerklasse-3'.E1:'Steuerklasse-3'.E1</svg:desc>
                </draw:g>
              </table:table-cell>
              <table:table-cell office:value-type="string">
                <text:p>Ist-Abgaben</text:p>
                <draw:g>
                  <svg:desc>'Steuerklasse-3'.F1:'Steuerklasse-3'.F1</svg:desc>
                </draw:g>
              </table:table-cell>
              <table:table-cell office:value-type="string">
                <text:p>Ist-Abgabe-Satz</text:p>
                <draw:g>
                  <svg:desc>'Steuerklasse-3'.G1:'Steuerklasse-3'.G1</svg:desc>
                </draw:g>
              </table:table-cell>
              <table:table-cell office:value-type="string">
                <text:p>Netto mit BGE</text:p>
                <draw:g>
                  <svg:desc>'Steuerklasse-3'.K1:'Steuerklasse-3'.K1</svg:desc>
                </draw:g>
              </table:table-cell>
              <table:table-cell office:value-type="string">
                <text:p>Abgaben mit BGE</text:p>
                <draw:g>
                  <svg:desc>'Steuerklasse-3'.J1:'Steuerklasse-3'.J1</svg:desc>
                </draw:g>
              </table:table-cell>
              <table:table-cell office:value-type="string">
                <text:p>Abgabesatz mit BGE</text:p>
                <draw:g>
                  <svg:desc>'Steuerklasse-3'.L1:'Steuerklasse-3'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teuerklasse-3'.A2:'Steuerklasse-3'.A82</svg:desc>
                </draw:g>
              </table:table-cell>
              <table:table-cell office:value-type="float" office:value="0">
                <text:p>0</text:p>
                <draw:g>
                  <svg:desc>'Steuerklasse-3'.E2:'Steuerklasse-3'.E82</svg:desc>
                </draw:g>
              </table:table-cell>
              <table:table-cell office:value-type="float" office:value="0">
                <text:p>0</text:p>
                <draw:g>
                  <svg:desc>'Steuerklasse-3'.F2:'Steuerklasse-3'.F82</svg:desc>
                </draw:g>
              </table:table-cell>
              <table:table-cell office:value-type="float" office:value="NaN">
                <text:p>NaN</text:p>
                <draw:g>
                  <svg:desc>'Steuerklasse-3'.G2:'Steuerklasse-3'.G82</svg:desc>
                </draw:g>
              </table:table-cell>
              <table:table-cell office:value-type="float" office:value="1900">
                <text:p>1900</text:p>
                <draw:g>
                  <svg:desc>'Steuerklasse-3'.K2:'Steuerklasse-3'.K82</svg:desc>
                </draw:g>
              </table:table-cell>
              <table:table-cell office:value-type="float" office:value="-1900">
                <text:p>-1900</text:p>
                <draw:g>
                  <svg:desc>'Steuerklasse-3'.J2:'Steuerklasse-3'.J82</svg:desc>
                </draw:g>
              </table:table-cell>
              <table:table-cell office:value-type="float" office:value="NaN">
                <text:p>NaN</text:p>
                <draw:g>
                  <svg:desc>'Steuerklasse-3'.L2:'Steuerklasse-3'.L8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2013.7205">
                <text:p>2013.7205</text:p>
              </table:table-cell>
              <table:table-cell office:value-type="float" office:value="-1796.5705">
                <text:p>-1796.5705</text:p>
              </table:table-cell>
              <table:table-cell office:value-type="float" office:value="-9.0686025">
                <text:p>-9.06860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60">
                <text:p>360</text:p>
              </table:table-cell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2126.911">
                <text:p>2126.911</text:p>
              </table:table-cell>
              <table:table-cell office:value-type="float" office:value="-1692.611">
                <text:p>-1692.611</text:p>
              </table:table-cell>
              <table:table-cell office:value-type="float" office:value="-4.3172775">
                <text:p>-4.3172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">
                <text:p>540</text:p>
              </table:table-cell>
              <table:table-cell office:value-type="float" office:value="60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2240.6315">
                <text:p>2240.6315</text:p>
              </table:table-cell>
              <table:table-cell office:value-type="float" office:value="-1589.1815">
                <text:p>-1589.1815</text:p>
              </table:table-cell>
              <table:table-cell office:value-type="float" office:value="-2.73438583333333">
                <text:p>-2.734385833333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21">
                <text:p>721</text:p>
              </table:table-cell>
              <table:table-cell office:value-type="float" office:value="79">
                <text:p>79</text:p>
              </table:table-cell>
              <table:table-cell office:value-type="float" office:value="0.09875">
                <text:p>0.09875</text:p>
              </table:table-cell>
              <table:table-cell office:value-type="float" office:value="2353.822">
                <text:p>2353.822</text:p>
              </table:table-cell>
              <table:table-cell office:value-type="float" office:value="-1485.222">
                <text:p>-1485.222</text:p>
              </table:table-cell>
              <table:table-cell office:value-type="float" office:value="-1.9422775">
                <text:p>-1.9422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">
                <text:p>901</text:p>
              </table:table-cell>
              <table:table-cell office:value-type="float" office:value="99">
                <text:p>99</text:p>
              </table:table-cell>
              <table:table-cell office:value-type="float" office:value="0.099">
                <text:p>0.099</text:p>
              </table:table-cell>
              <table:table-cell office:value-type="float" office:value="2467.5425">
                <text:p>2467.5425</text:p>
              </table:table-cell>
              <table:table-cell office:value-type="float" office:value="-1381.7925">
                <text:p>-1381.7925</text:p>
              </table:table-cell>
              <table:table-cell office:value-type="float" office:value="-1.4675425">
                <text:p>-1.467542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81">
                <text:p>1081</text:p>
              </table:table-cell>
              <table:table-cell office:value-type="float" office:value="119">
                <text:p>119</text:p>
              </table:table-cell>
              <table:table-cell office:value-type="float" office:value="0.0991666666666666">
                <text:p>0.0991666666666666</text:p>
              </table:table-cell>
              <table:table-cell office:value-type="float" office:value="2581.263">
                <text:p>2581.263</text:p>
              </table:table-cell>
              <table:table-cell office:value-type="float" office:value="-1278.363">
                <text:p>-1278.363</text:p>
              </table:table-cell>
              <table:table-cell office:value-type="float" office:value="-1.1510525">
                <text:p>-1.1510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1">
                <text:p>1261</text:p>
              </table:table-cell>
              <table:table-cell office:value-type="float" office:value="139">
                <text:p>139</text:p>
              </table:table-cell>
              <table:table-cell office:value-type="float" office:value="0.0992857142857143">
                <text:p>0.0992857142857143</text:p>
              </table:table-cell>
              <table:table-cell office:value-type="float" office:value="2694.4535">
                <text:p>2694.4535</text:p>
              </table:table-cell>
              <table:table-cell office:value-type="float" office:value="-1174.4035">
                <text:p>-1174.4035</text:p>
              </table:table-cell>
              <table:table-cell office:value-type="float" office:value="-0.924609642857143">
                <text:p>-0.9246096428571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41">
                <text:p>1441</text:p>
              </table:table-cell>
              <table:table-cell office:value-type="float" office:value="159">
                <text:p>159</text:p>
              </table:table-cell>
              <table:table-cell office:value-type="float" office:value="0.099375">
                <text:p>0.099375</text:p>
              </table:table-cell>
              <table:table-cell office:value-type="float" office:value="2808.174">
                <text:p>2808.174</text:p>
              </table:table-cell>
              <table:table-cell office:value-type="float" office:value="-1070.974">
                <text:p>-1070.974</text:p>
              </table:table-cell>
              <table:table-cell office:value-type="float" office:value="-0.75510875">
                <text:p>-0.75510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1">
                <text:p>1621</text:p>
              </table:table-cell>
              <table:table-cell office:value-type="float" office:value="179">
                <text:p>179</text:p>
              </table:table-cell>
              <table:table-cell office:value-type="float" office:value="0.0994444444444444">
                <text:p>0.0994444444444444</text:p>
              </table:table-cell>
              <table:table-cell office:value-type="float" office:value="2921.3645">
                <text:p>2921.3645</text:p>
              </table:table-cell>
              <table:table-cell office:value-type="float" office:value="-967.0145">
                <text:p>-967.0145</text:p>
              </table:table-cell>
              <table:table-cell office:value-type="float" office:value="-0.622980277777778">
                <text:p>-0.6229802777777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95">
                <text:p>1795</text:p>
              </table:table-cell>
              <table:table-cell office:value-type="float" office:value="205">
                <text:p>205</text:p>
              </table:table-cell>
              <table:table-cell office:value-type="float" office:value="0.1025">
                <text:p>0.1025</text:p>
              </table:table-cell>
              <table:table-cell office:value-type="float" office:value="3035.085">
                <text:p>3035.085</text:p>
              </table:table-cell>
              <table:table-cell office:value-type="float" office:value="-863.585">
                <text:p>-863.585</text:p>
              </table:table-cell>
              <table:table-cell office:value-type="float" office:value="-0.5175425">
                <text:p>-0.5175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9">
                <text:p>1949</text:p>
              </table:table-cell>
              <table:table-cell office:value-type="float" office:value="251">
                <text:p>251</text:p>
              </table:table-cell>
              <table:table-cell office:value-type="float" office:value="0.114090909090909">
                <text:p>0.114090909090909</text:p>
              </table:table-cell>
              <table:table-cell office:value-type="float" office:value="3148.8055">
                <text:p>3148.8055</text:p>
              </table:table-cell>
              <table:table-cell office:value-type="float" office:value="-760.1555">
                <text:p>-760.1555</text:p>
              </table:table-cell>
              <table:table-cell office:value-type="float" office:value="-0.431275227272727">
                <text:p>-0.43127522727272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096">
                <text:p>2096</text:p>
              </table:table-cell>
              <table:table-cell office:value-type="float" office:value="304">
                <text:p>304</text:p>
              </table:table-cell>
              <table:table-cell office:value-type="float" office:value="0.126666666666667">
                <text:p>0.126666666666667</text:p>
              </table:table-cell>
              <table:table-cell office:value-type="float" office:value="3261.996">
                <text:p>3261.996</text:p>
              </table:table-cell>
              <table:table-cell office:value-type="float" office:value="-656.196">
                <text:p>-656.196</text:p>
              </table:table-cell>
              <table:table-cell office:value-type="float" office:value="-0.359165">
                <text:p>-0.35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9">
                <text:p>2239</text:p>
              </table:table-cell>
              <table:table-cell office:value-type="float" office:value="361">
                <text:p>361</text:p>
              </table:table-cell>
              <table:table-cell office:value-type="float" office:value="0.138846153846154">
                <text:p>0.138846153846154</text:p>
              </table:table-cell>
              <table:table-cell office:value-type="float" office:value="3375.7165">
                <text:p>3375.7165</text:p>
              </table:table-cell>
              <table:table-cell office:value-type="float" office:value="-552.7665">
                <text:p>-552.7665</text:p>
              </table:table-cell>
              <table:table-cell office:value-type="float" office:value="-0.2983525">
                <text:p>-0.298352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382">
                <text:p>2382</text:p>
              </table:table-cell>
              <table:table-cell office:value-type="float" office:value="418">
                <text:p>418</text:p>
              </table:table-cell>
              <table:table-cell office:value-type="float" office:value="0.149285714285714">
                <text:p>0.149285714285714</text:p>
              </table:table-cell>
              <table:table-cell office:value-type="float" office:value="3488.907">
                <text:p>3488.907</text:p>
              </table:table-cell>
              <table:table-cell office:value-type="float" office:value="-448.807">
                <text:p>-448.807</text:p>
              </table:table-cell>
              <table:table-cell office:value-type="float" office:value="-0.246038214285714">
                <text:p>-0.246038214285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8">
                <text:p>2518</text:p>
              </table:table-cell>
              <table:table-cell office:value-type="float" office:value="482">
                <text:p>482</text:p>
              </table:table-cell>
              <table:table-cell office:value-type="float" office:value="0.160666666666667">
                <text:p>0.160666666666667</text:p>
              </table:table-cell>
              <table:table-cell office:value-type="float" office:value="3602.6275">
                <text:p>3602.6275</text:p>
              </table:table-cell>
              <table:table-cell office:value-type="float" office:value="-345.3775">
                <text:p>-345.3775</text:p>
              </table:table-cell>
              <table:table-cell office:value-type="float" office:value="-0.200875833333333">
                <text:p>-0.20087583333333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649">
                <text:p>2649</text:p>
              </table:table-cell>
              <table:table-cell office:value-type="float" office:value="551">
                <text:p>551</text:p>
              </table:table-cell>
              <table:table-cell office:value-type="float" office:value="0.1721875">
                <text:p>0.1721875</text:p>
              </table:table-cell>
              <table:table-cell office:value-type="float" office:value="3716.348">
                <text:p>3716.348</text:p>
              </table:table-cell>
              <table:table-cell office:value-type="float" office:value="-241.948">
                <text:p>-241.948</text:p>
              </table:table-cell>
              <table:table-cell office:value-type="float" office:value="-0.16135875">
                <text:p>-0.16135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6">
                <text:p>2786</text:p>
              </table:table-cell>
              <table:table-cell office:value-type="float" office:value="614">
                <text:p>614</text:p>
              </table:table-cell>
              <table:table-cell office:value-type="float" office:value="0.180588235294118">
                <text:p>0.180588235294118</text:p>
              </table:table-cell>
              <table:table-cell office:value-type="float" office:value="3829.5385">
                <text:p>3829.5385</text:p>
              </table:table-cell>
              <table:table-cell office:value-type="float" office:value="-137.9885">
                <text:p>-137.9885</text:p>
              </table:table-cell>
              <table:table-cell office:value-type="float" office:value="-0.126334852941176">
                <text:p>-0.12633485294117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921">
                <text:p>2921</text:p>
              </table:table-cell>
              <table:table-cell office:value-type="float" office:value="679">
                <text:p>679</text:p>
              </table:table-cell>
              <table:table-cell office:value-type="float" office:value="0.188611111111111">
                <text:p>0.188611111111111</text:p>
              </table:table-cell>
              <table:table-cell office:value-type="float" office:value="3943.259">
                <text:p>3943.259</text:p>
              </table:table-cell>
              <table:table-cell office:value-type="float" office:value="-34.5590000000002">
                <text:p>-34.5590000000002</text:p>
              </table:table-cell>
              <table:table-cell office:value-type="float" office:value="-0.0953497222222222">
                <text:p>-0.09534972222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6">
                <text:p>3056</text:p>
              </table:table-cell>
              <table:table-cell office:value-type="float" office:value="744">
                <text:p>744</text:p>
              </table:table-cell>
              <table:table-cell office:value-type="float" office:value="0.195789473684211">
                <text:p>0.195789473684211</text:p>
              </table:table-cell>
              <table:table-cell office:value-type="float" office:value="4056.4495">
                <text:p>4056.4495</text:p>
              </table:table-cell>
              <table:table-cell office:value-type="float" office:value="69.4005000000002">
                <text:p>69.4005000000002</text:p>
              </table:table-cell>
              <table:table-cell office:value-type="float" office:value="-0.0674867105263159">
                <text:p>-0.0674867105263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190">
                <text:p>3190</text:p>
              </table:table-cell>
              <table:table-cell office:value-type="float" office:value="810">
                <text:p>810</text:p>
              </table:table-cell>
              <table:table-cell office:value-type="float" office:value="0.2025">
                <text:p>0.2025</text:p>
              </table:table-cell>
              <table:table-cell office:value-type="float" office:value="4170.17">
                <text:p>4170.17</text:p>
              </table:table-cell>
              <table:table-cell office:value-type="float" office:value="172.83">
                <text:p>172.83</text:p>
              </table:table-cell>
              <table:table-cell office:value-type="float" office:value="-0.0425424999999999">
                <text:p>-0.0425424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2">
                <text:p>3322</text:p>
              </table:table-cell>
              <table:table-cell office:value-type="float" office:value="878">
                <text:p>878</text:p>
              </table:table-cell>
              <table:table-cell office:value-type="float" office:value="0.209047619047619">
                <text:p>0.209047619047619</text:p>
              </table:table-cell>
              <table:table-cell office:value-type="float" office:value="4283.8905">
                <text:p>4283.8905</text:p>
              </table:table-cell>
              <table:table-cell office:value-type="float" office:value="276.2595">
                <text:p>276.2595</text:p>
              </table:table-cell>
              <table:table-cell office:value-type="float" office:value="-0.0199739285714284">
                <text:p>-0.019973928571428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455">
                <text:p>3455</text:p>
              </table:table-cell>
              <table:table-cell office:value-type="float" office:value="945">
                <text:p>945</text:p>
              </table:table-cell>
              <table:table-cell office:value-type="float" office:value="0.214772727272727">
                <text:p>0.214772727272727</text:p>
              </table:table-cell>
              <table:table-cell office:value-type="float" office:value="4395.06">
                <text:p>4395.06</text:p>
              </table:table-cell>
              <table:table-cell office:value-type="float" office:value="377.94">
                <text:p>377.94</text:p>
              </table:table-cell>
              <table:table-cell office:value-type="float" office:value="0.00112272727272744">
                <text:p>0.00112272727272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9">
                <text:p>3599</text:p>
              </table:table-cell>
              <table:table-cell office:value-type="float" office:value="1001">
                <text:p>1001</text:p>
              </table:table-cell>
              <table:table-cell office:value-type="float" office:value="0.217608695652174">
                <text:p>0.217608695652174</text:p>
              </table:table-cell>
              <table:table-cell office:value-type="float" office:value="4500.72">
                <text:p>4500.72</text:p>
              </table:table-cell>
              <table:table-cell office:value-type="float" office:value="472.28">
                <text:p>472.28</text:p>
              </table:table-cell>
              <table:table-cell office:value-type="float" office:value="0.0215826086956523">
                <text:p>0.021582608695652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744">
                <text:p>3744</text:p>
              </table:table-cell>
              <table:table-cell office:value-type="float" office:value="1056">
                <text:p>1056</text:p>
              </table:table-cell>
              <table:table-cell office:value-type="float" office:value="0.22">
                <text:p>0.22</text:p>
              </table:table-cell>
              <table:table-cell office:value-type="float" office:value="4605.85">
                <text:p>4605.85</text:p>
              </table:table-cell>
              <table:table-cell office:value-type="float" office:value="567.15">
                <text:p>567.15</text:p>
              </table:table-cell>
              <table:table-cell office:value-type="float" office:value="0.0404479166666666">
                <text:p>0.04044791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8">
                <text:p>3888</text:p>
              </table:table-cell>
              <table:table-cell office:value-type="float" office:value="1112">
                <text:p>1112</text:p>
              </table:table-cell>
              <table:table-cell office:value-type="float" office:value="0.2224">
                <text:p>0.2224</text:p>
              </table:table-cell>
              <table:table-cell office:value-type="float" office:value="4711.51">
                <text:p>4711.51</text:p>
              </table:table-cell>
              <table:table-cell office:value-type="float" office:value="661.49">
                <text:p>661.49</text:p>
              </table:table-cell>
              <table:table-cell office:value-type="float" office:value="0.0576979999999999">
                <text:p>0.057697999999999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031">
                <text:p>4031</text:p>
              </table:table-cell>
              <table:table-cell office:value-type="float" office:value="1169">
                <text:p>1169</text:p>
              </table:table-cell>
              <table:table-cell office:value-type="float" office:value="0.224807692307692">
                <text:p>0.224807692307692</text:p>
              </table:table-cell>
              <table:table-cell office:value-type="float" office:value="4817.17">
                <text:p>4817.17</text:p>
              </table:table-cell>
              <table:table-cell office:value-type="float" office:value="755.83">
                <text:p>755.83</text:p>
              </table:table-cell>
              <table:table-cell office:value-type="float" office:value="0.0736211538461539">
                <text:p>0.0736211538461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3">
                <text:p>4173</text:p>
              </table:table-cell>
              <table:table-cell office:value-type="float" office:value="1227">
                <text:p>1227</text:p>
              </table:table-cell>
              <table:table-cell office:value-type="float" office:value="0.227222222222222">
                <text:p>0.227222222222222</text:p>
              </table:table-cell>
              <table:table-cell office:value-type="float" office:value="4922.3">
                <text:p>4922.3</text:p>
              </table:table-cell>
              <table:table-cell office:value-type="float" office:value="850.7">
                <text:p>850.7</text:p>
              </table:table-cell>
              <table:table-cell office:value-type="float" office:value="0.088462962962963">
                <text:p>0.08846296296296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313">
                <text:p>4313</text:p>
              </table:table-cell>
              <table:table-cell office:value-type="float" office:value="1287">
                <text:p>1287</text:p>
              </table:table-cell>
              <table:table-cell office:value-type="float" office:value="0.229821428571429">
                <text:p>0.229821428571429</text:p>
              </table:table-cell>
              <table:table-cell office:value-type="float" office:value="5027.96">
                <text:p>5027.96</text:p>
              </table:table-cell>
              <table:table-cell office:value-type="float" office:value="945.04">
                <text:p>945.04</text:p>
              </table:table-cell>
              <table:table-cell office:value-type="float" office:value="0.10215">
                <text:p>0.10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4">
                <text:p>4454</text:p>
              </table:table-cell>
              <table:table-cell office:value-type="float" office:value="1346">
                <text:p>1346</text:p>
              </table:table-cell>
              <table:table-cell office:value-type="float" office:value="0.232068965517241">
                <text:p>0.232068965517241</text:p>
              </table:table-cell>
              <table:table-cell office:value-type="float" office:value="5133.09">
                <text:p>5133.09</text:p>
              </table:table-cell>
              <table:table-cell office:value-type="float" office:value="1039.91">
                <text:p>1039.91</text:p>
              </table:table-cell>
              <table:table-cell office:value-type="float" office:value="0.114984482758621">
                <text:p>0.11498448275862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592">
                <text:p>4592</text:p>
              </table:table-cell>
              <table:table-cell office:value-type="float" office:value="1408">
                <text:p>1408</text:p>
              </table:table-cell>
              <table:table-cell office:value-type="float" office:value="0.234666666666667">
                <text:p>0.234666666666667</text:p>
              </table:table-cell>
              <table:table-cell office:value-type="float" office:value="5238.75">
                <text:p>5238.75</text:p>
              </table:table-cell>
              <table:table-cell office:value-type="float" office:value="1134.25">
                <text:p>1134.25</text:p>
              </table:table-cell>
              <table:table-cell office:value-type="float" office:value="0.126875">
                <text:p>0.12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0">
                <text:p>4730</text:p>
              </table:table-cell>
              <table:table-cell office:value-type="float" office:value="1470">
                <text:p>1470</text:p>
              </table:table-cell>
              <table:table-cell office:value-type="float" office:value="0.237096774193548">
                <text:p>0.237096774193548</text:p>
              </table:table-cell>
              <table:table-cell office:value-type="float" office:value="5344.41">
                <text:p>5344.41</text:p>
              </table:table-cell>
              <table:table-cell office:value-type="float" office:value="1228.59">
                <text:p>1228.59</text:p>
              </table:table-cell>
              <table:table-cell office:value-type="float" office:value="0.137998387096774">
                <text:p>0.13799838709677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867">
                <text:p>4867</text:p>
              </table:table-cell>
              <table:table-cell office:value-type="float" office:value="1533">
                <text:p>1533</text:p>
              </table:table-cell>
              <table:table-cell office:value-type="float" office:value="0.23953125">
                <text:p>0.23953125</text:p>
              </table:table-cell>
              <table:table-cell office:value-type="float" office:value="5449.54">
                <text:p>5449.54</text:p>
              </table:table-cell>
              <table:table-cell office:value-type="float" office:value="1323.46">
                <text:p>1323.46</text:p>
              </table:table-cell>
              <table:table-cell office:value-type="float" office:value="0.148509375">
                <text:p>0.1485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1">
                <text:p>5001</text:p>
              </table:table-cell>
              <table:table-cell office:value-type="float" office:value="1599">
                <text:p>1599</text:p>
              </table:table-cell>
              <table:table-cell office:value-type="float" office:value="0.242272727272727">
                <text:p>0.242272727272727</text:p>
              </table:table-cell>
              <table:table-cell office:value-type="float" office:value="5549.37">
                <text:p>5549.37</text:p>
              </table:table-cell>
              <table:table-cell office:value-type="float" office:value="1423.63">
                <text:p>1423.63</text:p>
              </table:table-cell>
              <table:table-cell office:value-type="float" office:value="0.159186363636364">
                <text:p>0.15918636363636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132">
                <text:p>5132</text:p>
              </table:table-cell>
              <table:table-cell office:value-type="float" office:value="1668">
                <text:p>1668</text:p>
              </table:table-cell>
              <table:table-cell office:value-type="float" office:value="0.245294117647059">
                <text:p>0.245294117647059</text:p>
              </table:table-cell>
              <table:table-cell office:value-type="float" office:value="5643.37">
                <text:p>5643.37</text:p>
              </table:table-cell>
              <table:table-cell office:value-type="float" office:value="1529.63">
                <text:p>1529.63</text:p>
              </table:table-cell>
              <table:table-cell office:value-type="float" office:value="0.170092647058824">
                <text:p>0.170092647058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1">
                <text:p>5261</text:p>
              </table:table-cell>
              <table:table-cell office:value-type="float" office:value="1739">
                <text:p>1739</text:p>
              </table:table-cell>
              <table:table-cell office:value-type="float" office:value="0.248428571428571">
                <text:p>0.248428571428571</text:p>
              </table:table-cell>
              <table:table-cell office:value-type="float" office:value="5737.37">
                <text:p>5737.37</text:p>
              </table:table-cell>
              <table:table-cell office:value-type="float" office:value="1635.63">
                <text:p>1635.63</text:p>
              </table:table-cell>
              <table:table-cell office:value-type="float" office:value="0.180375714285714">
                <text:p>0.180375714285714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389">
                <text:p>5389</text:p>
              </table:table-cell>
              <table:table-cell office:value-type="float" office:value="1811">
                <text:p>1811</text:p>
              </table:table-cell>
              <table:table-cell office:value-type="float" office:value="0.251527777777778">
                <text:p>0.251527777777778</text:p>
              </table:table-cell>
              <table:table-cell office:value-type="float" office:value="5831.37">
                <text:p>5831.37</text:p>
              </table:table-cell>
              <table:table-cell office:value-type="float" office:value="1741.63">
                <text:p>1741.63</text:p>
              </table:table-cell>
              <table:table-cell office:value-type="float" office:value="0.1900875">
                <text:p>0.1900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6">
                <text:p>5516</text:p>
              </table:table-cell>
              <table:table-cell office:value-type="float" office:value="1884">
                <text:p>1884</text:p>
              </table:table-cell>
              <table:table-cell office:value-type="float" office:value="0.254594594594595">
                <text:p>0.254594594594595</text:p>
              </table:table-cell>
              <table:table-cell office:value-type="float" office:value="5925.37">
                <text:p>5925.37</text:p>
              </table:table-cell>
              <table:table-cell office:value-type="float" office:value="1847.63">
                <text:p>1847.63</text:p>
              </table:table-cell>
              <table:table-cell office:value-type="float" office:value="0.199274324324324">
                <text:p>0.199274324324324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642">
                <text:p>5642</text:p>
              </table:table-cell>
              <table:table-cell office:value-type="float" office:value="1958">
                <text:p>1958</text:p>
              </table:table-cell>
              <table:table-cell office:value-type="float" office:value="0.257631578947368">
                <text:p>0.257631578947368</text:p>
              </table:table-cell>
              <table:table-cell office:value-type="float" office:value="6019.37">
                <text:p>6019.37</text:p>
              </table:table-cell>
              <table:table-cell office:value-type="float" office:value="1953.63">
                <text:p>1953.63</text:p>
              </table:table-cell>
              <table:table-cell office:value-type="float" office:value="0.207977631578947">
                <text:p>0.207977631578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7">
                <text:p>5767</text:p>
              </table:table-cell>
              <table:table-cell office:value-type="float" office:value="2033">
                <text:p>2033</text:p>
              </table:table-cell>
              <table:table-cell office:value-type="float" office:value="0.260641025641026">
                <text:p>0.260641025641026</text:p>
              </table:table-cell>
              <table:table-cell office:value-type="float" office:value="6113.37">
                <text:p>6113.37</text:p>
              </table:table-cell>
              <table:table-cell office:value-type="float" office:value="2059.63">
                <text:p>2059.63</text:p>
              </table:table-cell>
              <table:table-cell office:value-type="float" office:value="0.216234615384615">
                <text:p>0.21623461538461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890">
                <text:p>5890</text:p>
              </table:table-cell>
              <table:table-cell office:value-type="float" office:value="2110">
                <text:p>2110</text:p>
              </table:table-cell>
              <table:table-cell office:value-type="float" office:value="0.26375">
                <text:p>0.26375</text:p>
              </table:table-cell>
              <table:table-cell office:value-type="float" office:value="6207.37">
                <text:p>6207.37</text:p>
              </table:table-cell>
              <table:table-cell office:value-type="float" office:value="2165.63">
                <text:p>2165.63</text:p>
              </table:table-cell>
              <table:table-cell office:value-type="float" office:value="0.22407875">
                <text:p>0.22407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3">
                <text:p>6013</text:p>
              </table:table-cell>
              <table:table-cell office:value-type="float" office:value="2187">
                <text:p>2187</text:p>
              </table:table-cell>
              <table:table-cell office:value-type="float" office:value="0.266707317073171">
                <text:p>0.266707317073171</text:p>
              </table:table-cell>
              <table:table-cell office:value-type="float" office:value="6301.37">
                <text:p>6301.37</text:p>
              </table:table-cell>
              <table:table-cell office:value-type="float" office:value="2271.63">
                <text:p>2271.63</text:p>
              </table:table-cell>
              <table:table-cell office:value-type="float" office:value="0.231540243902439">
                <text:p>0.23154024390243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134">
                <text:p>6134</text:p>
              </table:table-cell>
              <table:table-cell office:value-type="float" office:value="2266">
                <text:p>2266</text:p>
              </table:table-cell>
              <table:table-cell office:value-type="float" office:value="0.269761904761905">
                <text:p>0.269761904761905</text:p>
              </table:table-cell>
              <table:table-cell office:value-type="float" office:value="6395.37">
                <text:p>6395.37</text:p>
              </table:table-cell>
              <table:table-cell office:value-type="float" office:value="2377.63">
                <text:p>2377.63</text:p>
              </table:table-cell>
              <table:table-cell office:value-type="float" office:value="0.238646428571429">
                <text:p>0.23864642857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5">
                <text:p>6255</text:p>
              </table:table-cell>
              <table:table-cell office:value-type="float" office:value="2345">
                <text:p>2345</text:p>
              </table:table-cell>
              <table:table-cell office:value-type="float" office:value="0.272674418604651">
                <text:p>0.272674418604651</text:p>
              </table:table-cell>
              <table:table-cell office:value-type="float" office:value="6489.37">
                <text:p>6489.37</text:p>
              </table:table-cell>
              <table:table-cell office:value-type="float" office:value="2483.63">
                <text:p>2483.63</text:p>
              </table:table-cell>
              <table:table-cell office:value-type="float" office:value="0.245422093023256">
                <text:p>0.245422093023256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374">
                <text:p>6374</text:p>
              </table:table-cell>
              <table:table-cell office:value-type="float" office:value="2426">
                <text:p>2426</text:p>
              </table:table-cell>
              <table:table-cell office:value-type="float" office:value="0.275681818181818">
                <text:p>0.275681818181818</text:p>
              </table:table-cell>
              <table:table-cell office:value-type="float" office:value="6583.37">
                <text:p>6583.37</text:p>
              </table:table-cell>
              <table:table-cell office:value-type="float" office:value="2589.63">
                <text:p>2589.63</text:p>
              </table:table-cell>
              <table:table-cell office:value-type="float" office:value="0.251889772727273">
                <text:p>0.251889772727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2">
                <text:p>6492</text:p>
              </table:table-cell>
              <table:table-cell office:value-type="float" office:value="2508">
                <text:p>2508</text:p>
              </table:table-cell>
              <table:table-cell office:value-type="float" office:value="0.278666666666667">
                <text:p>0.278666666666667</text:p>
              </table:table-cell>
              <table:table-cell office:value-type="float" office:value="6677.37">
                <text:p>6677.37</text:p>
              </table:table-cell>
              <table:table-cell office:value-type="float" office:value="2695.63">
                <text:p>2695.63</text:p>
              </table:table-cell>
              <table:table-cell office:value-type="float" office:value="0.25807">
                <text:p>0.25807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6609">
                <text:p>6609</text:p>
              </table:table-cell>
              <table:table-cell office:value-type="float" office:value="2591">
                <text:p>2591</text:p>
              </table:table-cell>
              <table:table-cell office:value-type="float" office:value="0.281630434782609">
                <text:p>0.281630434782609</text:p>
              </table:table-cell>
              <table:table-cell office:value-type="float" office:value="6771.37">
                <text:p>6771.37</text:p>
              </table:table-cell>
              <table:table-cell office:value-type="float" office:value="2801.63">
                <text:p>2801.63</text:p>
              </table:table-cell>
              <table:table-cell office:value-type="float" office:value="0.26398152173913">
                <text:p>0.26398152173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5">
                <text:p>6725</text:p>
              </table:table-cell>
              <table:table-cell office:value-type="float" office:value="2675">
                <text:p>2675</text:p>
              </table:table-cell>
              <table:table-cell office:value-type="float" office:value="0.284574468085106">
                <text:p>0.284574468085106</text:p>
              </table:table-cell>
              <table:table-cell office:value-type="float" office:value="6865.37">
                <text:p>6865.37</text:p>
              </table:table-cell>
              <table:table-cell office:value-type="float" office:value="2907.63">
                <text:p>2907.63</text:p>
              </table:table-cell>
              <table:table-cell office:value-type="float" office:value="0.269641489361702">
                <text:p>0.26964148936170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840">
                <text:p>6840</text:p>
              </table:table-cell>
              <table:table-cell office:value-type="float" office:value="2760">
                <text:p>2760</text:p>
              </table:table-cell>
              <table:table-cell office:value-type="float" office:value="0.2875">
                <text:p>0.2875</text:p>
              </table:table-cell>
              <table:table-cell office:value-type="float" office:value="6959.37">
                <text:p>6959.37</text:p>
              </table:table-cell>
              <table:table-cell office:value-type="float" office:value="3013.63">
                <text:p>3013.63</text:p>
              </table:table-cell>
              <table:table-cell office:value-type="float" office:value="0.275065625">
                <text:p>0.2750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53">
                <text:p>6953</text:p>
              </table:table-cell>
              <table:table-cell office:value-type="float" office:value="2847">
                <text:p>2847</text:p>
              </table:table-cell>
              <table:table-cell office:value-type="float" office:value="0.290510204081633">
                <text:p>0.290510204081633</text:p>
              </table:table-cell>
              <table:table-cell office:value-type="float" office:value="7053.37">
                <text:p>7053.37</text:p>
              </table:table-cell>
              <table:table-cell office:value-type="float" office:value="3119.63">
                <text:p>3119.63</text:p>
              </table:table-cell>
              <table:table-cell office:value-type="float" office:value="0.280268367346939">
                <text:p>0.28026836734693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066">
                <text:p>7066</text:p>
              </table:table-cell>
              <table:table-cell office:value-type="float" office:value="2934">
                <text:p>2934</text:p>
              </table:table-cell>
              <table:table-cell office:value-type="float" office:value="0.2934">
                <text:p>0.2934</text:p>
              </table:table-cell>
              <table:table-cell office:value-type="float" office:value="7147.37">
                <text:p>7147.37</text:p>
              </table:table-cell>
              <table:table-cell office:value-type="float" office:value="3225.63">
                <text:p>3225.63</text:p>
              </table:table-cell>
              <table:table-cell office:value-type="float" office:value="0.285263">
                <text:p>0.28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77">
                <text:p>7177</text:p>
              </table:table-cell>
              <table:table-cell office:value-type="float" office:value="3023">
                <text:p>3023</text:p>
              </table:table-cell>
              <table:table-cell office:value-type="float" office:value="0.296372549019608">
                <text:p>0.296372549019608</text:p>
              </table:table-cell>
              <table:table-cell office:value-type="float" office:value="7241.37">
                <text:p>7241.37</text:p>
              </table:table-cell>
              <table:table-cell office:value-type="float" office:value="3331.63">
                <text:p>3331.63</text:p>
              </table:table-cell>
              <table:table-cell office:value-type="float" office:value="0.290061764705882">
                <text:p>0.290061764705882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7289">
                <text:p>7289</text:p>
              </table:table-cell>
              <table:table-cell office:value-type="float" office:value="3111">
                <text:p>3111</text:p>
              </table:table-cell>
              <table:table-cell office:value-type="float" office:value="0.299134615384615">
                <text:p>0.299134615384615</text:p>
              </table:table-cell>
              <table:table-cell office:value-type="float" office:value="7335.37">
                <text:p>7335.37</text:p>
              </table:table-cell>
              <table:table-cell office:value-type="float" office:value="3437.63">
                <text:p>3437.63</text:p>
              </table:table-cell>
              <table:table-cell office:value-type="float" office:value="0.294675961538462">
                <text:p>0.294675961538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0">
                <text:p>7400</text:p>
              </table:table-cell>
              <table:table-cell office:value-type="float" office:value="3200">
                <text:p>3200</text:p>
              </table:table-cell>
              <table:table-cell office:value-type="float" office:value="0.30188679245283">
                <text:p>0.30188679245283</text:p>
              </table:table-cell>
              <table:table-cell office:value-type="float" office:value="7429.37">
                <text:p>7429.37</text:p>
              </table:table-cell>
              <table:table-cell office:value-type="float" office:value="3543.63">
                <text:p>3543.63</text:p>
              </table:table-cell>
              <table:table-cell office:value-type="float" office:value="0.299116037735849">
                <text:p>0.299116037735849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7511">
                <text:p>7511</text:p>
              </table:table-cell>
              <table:table-cell office:value-type="float" office:value="3289">
                <text:p>3289</text:p>
              </table:table-cell>
              <table:table-cell office:value-type="float" office:value="0.304537037037037">
                <text:p>0.304537037037037</text:p>
              </table:table-cell>
              <table:table-cell office:value-type="float" office:value="7523.37">
                <text:p>7523.37</text:p>
              </table:table-cell>
              <table:table-cell office:value-type="float" office:value="3649.63">
                <text:p>3649.63</text:p>
              </table:table-cell>
              <table:table-cell office:value-type="float" office:value="0.303391666666667">
                <text:p>0.303391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23">
                <text:p>7623</text:p>
              </table:table-cell>
              <table:table-cell office:value-type="float" office:value="3377">
                <text:p>3377</text:p>
              </table:table-cell>
              <table:table-cell office:value-type="float" office:value="0.307">
                <text:p>0.307</text:p>
              </table:table-cell>
              <table:table-cell office:value-type="float" office:value="7617.37">
                <text:p>7617.37</text:p>
              </table:table-cell>
              <table:table-cell office:value-type="float" office:value="3755.63">
                <text:p>3755.63</text:p>
              </table:table-cell>
              <table:table-cell office:value-type="float" office:value="0.307511818181818">
                <text:p>0.307511818181818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7734">
                <text:p>7734</text:p>
              </table:table-cell>
              <table:table-cell office:value-type="float" office:value="3466">
                <text:p>3466</text:p>
              </table:table-cell>
              <table:table-cell office:value-type="float" office:value="0.309464285714286">
                <text:p>0.309464285714286</text:p>
              </table:table-cell>
              <table:table-cell office:value-type="float" office:value="7711.37">
                <text:p>7711.37</text:p>
              </table:table-cell>
              <table:table-cell office:value-type="float" office:value="3861.63">
                <text:p>3861.63</text:p>
              </table:table-cell>
              <table:table-cell office:value-type="float" office:value="0.311484821428571">
                <text:p>0.311484821428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46">
                <text:p>7846</text:p>
              </table:table-cell>
              <table:table-cell office:value-type="float" office:value="3554">
                <text:p>3554</text:p>
              </table:table-cell>
              <table:table-cell office:value-type="float" office:value="0.311754385964912">
                <text:p>0.311754385964912</text:p>
              </table:table-cell>
              <table:table-cell office:value-type="float" office:value="7805.37">
                <text:p>7805.37</text:p>
              </table:table-cell>
              <table:table-cell office:value-type="float" office:value="3967.63">
                <text:p>3967.63</text:p>
              </table:table-cell>
              <table:table-cell office:value-type="float" office:value="0.315318421052632">
                <text:p>0.315318421052632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7957">
                <text:p>7957</text:p>
              </table:table-cell>
              <table:table-cell office:value-type="float" office:value="3643">
                <text:p>3643</text:p>
              </table:table-cell>
              <table:table-cell office:value-type="float" office:value="0.314051724137931">
                <text:p>0.314051724137931</text:p>
              </table:table-cell>
              <table:table-cell office:value-type="float" office:value="7899.37">
                <text:p>7899.37</text:p>
              </table:table-cell>
              <table:table-cell office:value-type="float" office:value="4073.63">
                <text:p>4073.63</text:p>
              </table:table-cell>
              <table:table-cell office:value-type="float" office:value="0.319019827586207">
                <text:p>0.319019827586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68">
                <text:p>8068</text:p>
              </table:table-cell>
              <table:table-cell office:value-type="float" office:value="3732">
                <text:p>3732</text:p>
              </table:table-cell>
              <table:table-cell office:value-type="float" office:value="0.316271186440678">
                <text:p>0.316271186440678</text:p>
              </table:table-cell>
              <table:table-cell office:value-type="float" office:value="7993.37">
                <text:p>7993.37</text:p>
              </table:table-cell>
              <table:table-cell office:value-type="float" office:value="4179.63">
                <text:p>4179.63</text:p>
              </table:table-cell>
              <table:table-cell office:value-type="float" office:value="0.322595762711864">
                <text:p>0.32259576271186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8180">
                <text:p>8180</text:p>
              </table:table-cell>
              <table:table-cell office:value-type="float" office:value="3820">
                <text:p>3820</text:p>
              </table:table-cell>
              <table:table-cell office:value-type="float" office:value="0.318333333333333">
                <text:p>0.318333333333333</text:p>
              </table:table-cell>
              <table:table-cell office:value-type="float" office:value="8087.37">
                <text:p>8087.37</text:p>
              </table:table-cell>
              <table:table-cell office:value-type="float" office:value="4285.63">
                <text:p>4285.63</text:p>
              </table:table-cell>
              <table:table-cell office:value-type="float" office:value="0.3260525">
                <text:p>0.3260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91">
                <text:p>8291</text:p>
              </table:table-cell>
              <table:table-cell office:value-type="float" office:value="3909">
                <text:p>3909</text:p>
              </table:table-cell>
              <table:table-cell office:value-type="float" office:value="0.320409836065574">
                <text:p>0.320409836065574</text:p>
              </table:table-cell>
              <table:table-cell office:value-type="float" office:value="8181.37">
                <text:p>8181.37</text:p>
              </table:table-cell>
              <table:table-cell office:value-type="float" office:value="4391.63">
                <text:p>4391.63</text:p>
              </table:table-cell>
              <table:table-cell office:value-type="float" office:value="0.329395901639344">
                <text:p>0.329395901639344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8402">
                <text:p>8402</text:p>
              </table:table-cell>
              <table:table-cell office:value-type="float" office:value="3998">
                <text:p>3998</text:p>
              </table:table-cell>
              <table:table-cell office:value-type="float" office:value="0.32241935483871">
                <text:p>0.32241935483871</text:p>
              </table:table-cell>
              <table:table-cell office:value-type="float" office:value="8275.37">
                <text:p>8275.37</text:p>
              </table:table-cell>
              <table:table-cell office:value-type="float" office:value="4497.63">
                <text:p>4497.63</text:p>
              </table:table-cell>
              <table:table-cell office:value-type="float" office:value="0.332631451612903">
                <text:p>0.332631451612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4">
                <text:p>8514</text:p>
              </table:table-cell>
              <table:table-cell office:value-type="float" office:value="4086">
                <text:p>4086</text:p>
              </table:table-cell>
              <table:table-cell office:value-type="float" office:value="0.324285714285714">
                <text:p>0.324285714285714</text:p>
              </table:table-cell>
              <table:table-cell office:value-type="float" office:value="8369.37">
                <text:p>8369.37</text:p>
              </table:table-cell>
              <table:table-cell office:value-type="float" office:value="4603.63">
                <text:p>4603.63</text:p>
              </table:table-cell>
              <table:table-cell office:value-type="float" office:value="0.335764285714286">
                <text:p>0.335764285714286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8625">
                <text:p>8625</text:p>
              </table:table-cell>
              <table:table-cell office:value-type="float" office:value="4175">
                <text:p>4175</text:p>
              </table:table-cell>
              <table:table-cell office:value-type="float" office:value="0.326171875">
                <text:p>0.326171875</text:p>
              </table:table-cell>
              <table:table-cell office:value-type="float" office:value="8463.37">
                <text:p>8463.37</text:p>
              </table:table-cell>
              <table:table-cell office:value-type="float" office:value="4709.63">
                <text:p>4709.63</text:p>
              </table:table-cell>
              <table:table-cell office:value-type="float" office:value="0.33879921875">
                <text:p>0.3387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37">
                <text:p>8737</text:p>
              </table:table-cell>
              <table:table-cell office:value-type="float" office:value="4263">
                <text:p>4263</text:p>
              </table:table-cell>
              <table:table-cell office:value-type="float" office:value="0.327923076923077">
                <text:p>0.327923076923077</text:p>
              </table:table-cell>
              <table:table-cell office:value-type="float" office:value="8557.37">
                <text:p>8557.37</text:p>
              </table:table-cell>
              <table:table-cell office:value-type="float" office:value="4815.63">
                <text:p>4815.63</text:p>
              </table:table-cell>
              <table:table-cell office:value-type="float" office:value="0.341740769230769">
                <text:p>0.34174076923076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8848">
                <text:p>8848</text:p>
              </table:table-cell>
              <table:table-cell office:value-type="float" office:value="4352">
                <text:p>4352</text:p>
              </table:table-cell>
              <table:table-cell office:value-type="float" office:value="0.32969696969697">
                <text:p>0.32969696969697</text:p>
              </table:table-cell>
              <table:table-cell office:value-type="float" office:value="8651.37">
                <text:p>8651.37</text:p>
              </table:table-cell>
              <table:table-cell office:value-type="float" office:value="4921.63">
                <text:p>4921.63</text:p>
              </table:table-cell>
              <table:table-cell office:value-type="float" office:value="0.344593181818182">
                <text:p>0.344593181818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9">
                <text:p>8959</text:p>
              </table:table-cell>
              <table:table-cell office:value-type="float" office:value="4441">
                <text:p>4441</text:p>
              </table:table-cell>
              <table:table-cell office:value-type="float" office:value="0.331417910447761">
                <text:p>0.331417910447761</text:p>
              </table:table-cell>
              <table:table-cell office:value-type="float" office:value="8745.37">
                <text:p>8745.37</text:p>
              </table:table-cell>
              <table:table-cell office:value-type="float" office:value="5027.63">
                <text:p>5027.63</text:p>
              </table:table-cell>
              <table:table-cell office:value-type="float" office:value="0.347360447761194">
                <text:p>0.347360447761194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9071">
                <text:p>9071</text:p>
              </table:table-cell>
              <table:table-cell office:value-type="float" office:value="4529">
                <text:p>4529</text:p>
              </table:table-cell>
              <table:table-cell office:value-type="float" office:value="0.333014705882353">
                <text:p>0.333014705882353</text:p>
              </table:table-cell>
              <table:table-cell office:value-type="float" office:value="8839.37">
                <text:p>8839.37</text:p>
              </table:table-cell>
              <table:table-cell office:value-type="float" office:value="5133.63">
                <text:p>5133.63</text:p>
              </table:table-cell>
              <table:table-cell office:value-type="float" office:value="0.350046323529412">
                <text:p>0.3500463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82">
                <text:p>9182</text:p>
              </table:table-cell>
              <table:table-cell office:value-type="float" office:value="4618">
                <text:p>4618</text:p>
              </table:table-cell>
              <table:table-cell office:value-type="float" office:value="0.33463768115942">
                <text:p>0.33463768115942</text:p>
              </table:table-cell>
              <table:table-cell office:value-type="float" office:value="8933.37">
                <text:p>8933.37</text:p>
              </table:table-cell>
              <table:table-cell office:value-type="float" office:value="5239.63">
                <text:p>5239.63</text:p>
              </table:table-cell>
              <table:table-cell office:value-type="float" office:value="0.352654347826087">
                <text:p>0.35265434782608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9294">
                <text:p>9294</text:p>
              </table:table-cell>
              <table:table-cell office:value-type="float" office:value="4706">
                <text:p>4706</text:p>
              </table:table-cell>
              <table:table-cell office:value-type="float" office:value="0.336142857142857">
                <text:p>0.336142857142857</text:p>
              </table:table-cell>
              <table:table-cell office:value-type="float" office:value="9027.37">
                <text:p>9027.37</text:p>
              </table:table-cell>
              <table:table-cell office:value-type="float" office:value="5345.63">
                <text:p>5345.63</text:p>
              </table:table-cell>
              <table:table-cell office:value-type="float" office:value="0.355187857142857">
                <text:p>0.355187857142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05">
                <text:p>9405</text:p>
              </table:table-cell>
              <table:table-cell office:value-type="float" office:value="4795">
                <text:p>4795</text:p>
              </table:table-cell>
              <table:table-cell office:value-type="float" office:value="0.337676056338028">
                <text:p>0.337676056338028</text:p>
              </table:table-cell>
              <table:table-cell office:value-type="float" office:value="9121.37">
                <text:p>9121.37</text:p>
              </table:table-cell>
              <table:table-cell office:value-type="float" office:value="5451.63">
                <text:p>5451.63</text:p>
              </table:table-cell>
              <table:table-cell office:value-type="float" office:value="0.35765">
                <text:p>0.35765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9516">
                <text:p>9516</text:p>
              </table:table-cell>
              <table:table-cell office:value-type="float" office:value="4884">
                <text:p>4884</text:p>
              </table:table-cell>
              <table:table-cell office:value-type="float" office:value="0.339166666666667">
                <text:p>0.339166666666667</text:p>
              </table:table-cell>
              <table:table-cell office:value-type="float" office:value="9215.37">
                <text:p>9215.37</text:p>
              </table:table-cell>
              <table:table-cell office:value-type="float" office:value="5557.63">
                <text:p>5557.63</text:p>
              </table:table-cell>
              <table:table-cell office:value-type="float" office:value="0.36004375">
                <text:p>0.3600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8">
                <text:p>9628</text:p>
              </table:table-cell>
              <table:table-cell office:value-type="float" office:value="4972">
                <text:p>4972</text:p>
              </table:table-cell>
              <table:table-cell office:value-type="float" office:value="0.340547945205479">
                <text:p>0.340547945205479</text:p>
              </table:table-cell>
              <table:table-cell office:value-type="float" office:value="9309.37">
                <text:p>9309.37</text:p>
              </table:table-cell>
              <table:table-cell office:value-type="float" office:value="5663.63">
                <text:p>5663.63</text:p>
              </table:table-cell>
              <table:table-cell office:value-type="float" office:value="0.362371917808219">
                <text:p>0.362371917808219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9739">
                <text:p>9739</text:p>
              </table:table-cell>
              <table:table-cell office:value-type="float" office:value="5061">
                <text:p>5061</text:p>
              </table:table-cell>
              <table:table-cell office:value-type="float" office:value="0.341959459459459">
                <text:p>0.341959459459459</text:p>
              </table:table-cell>
              <table:table-cell office:value-type="float" office:value="9403.37">
                <text:p>9403.37</text:p>
              </table:table-cell>
              <table:table-cell office:value-type="float" office:value="5769.63">
                <text:p>5769.63</text:p>
              </table:table-cell>
              <table:table-cell office:value-type="float" office:value="0.364637162162162">
                <text:p>0.364637162162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50">
                <text:p>9850</text:p>
              </table:table-cell>
              <table:table-cell office:value-type="float" office:value="5150">
                <text:p>5150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9497.37">
                <text:p>9497.37</text:p>
              </table:table-cell>
              <table:table-cell office:value-type="float" office:value="5875.63">
                <text:p>5875.63</text:p>
              </table:table-cell>
              <table:table-cell office:value-type="float" office:value="0.366842">
                <text:p>0.366842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9962">
                <text:p>9962</text:p>
              </table:table-cell>
              <table:table-cell office:value-type="float" office:value="5238">
                <text:p>5238</text:p>
              </table:table-cell>
              <table:table-cell office:value-type="float" office:value="0.344605263157895">
                <text:p>0.344605263157895</text:p>
              </table:table-cell>
              <table:table-cell office:value-type="float" office:value="9591.37">
                <text:p>9591.37</text:p>
              </table:table-cell>
              <table:table-cell office:value-type="float" office:value="5981.63">
                <text:p>5981.63</text:p>
              </table:table-cell>
              <table:table-cell office:value-type="float" office:value="0.368988815789474">
                <text:p>0.368988815789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73">
                <text:p>10073</text:p>
              </table:table-cell>
              <table:table-cell office:value-type="float" office:value="5327">
                <text:p>5327</text:p>
              </table:table-cell>
              <table:table-cell office:value-type="float" office:value="0.345909090909091">
                <text:p>0.345909090909091</text:p>
              </table:table-cell>
              <table:table-cell office:value-type="float" office:value="9685.37">
                <text:p>9685.37</text:p>
              </table:table-cell>
              <table:table-cell office:value-type="float" office:value="6087.63">
                <text:p>6087.63</text:p>
              </table:table-cell>
              <table:table-cell office:value-type="float" office:value="0.37107987012987">
                <text:p>0.37107987012987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0185">
                <text:p>10185</text:p>
              </table:table-cell>
              <table:table-cell office:value-type="float" office:value="5415">
                <text:p>5415</text:p>
              </table:table-cell>
              <table:table-cell office:value-type="float" office:value="0.347115384615385">
                <text:p>0.347115384615385</text:p>
              </table:table-cell>
              <table:table-cell office:value-type="float" office:value="9779.37">
                <text:p>9779.37</text:p>
              </table:table-cell>
              <table:table-cell office:value-type="float" office:value="6193.63">
                <text:p>6193.63</text:p>
              </table:table-cell>
              <table:table-cell office:value-type="float" office:value="0.373117307692308">
                <text:p>0.373117307692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96">
                <text:p>10296</text:p>
              </table:table-cell>
              <table:table-cell office:value-type="float" office:value="5504">
                <text:p>5504</text:p>
              </table:table-cell>
              <table:table-cell office:value-type="float" office:value="0.348354430379747">
                <text:p>0.348354430379747</text:p>
              </table:table-cell>
              <table:table-cell office:value-type="float" office:value="9873.37">
                <text:p>9873.37</text:p>
              </table:table-cell>
              <table:table-cell office:value-type="float" office:value="6299.63">
                <text:p>6299.63</text:p>
              </table:table-cell>
              <table:table-cell office:value-type="float" office:value="0.375103164556962">
                <text:p>0.37510316455696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0407">
                <text:p>10407</text:p>
              </table:table-cell>
              <table:table-cell office:value-type="float" office:value="5593">
                <text:p>5593</text:p>
              </table:table-cell>
              <table:table-cell office:value-type="float" office:value="0.3495625">
                <text:p>0.3495625</text:p>
              </table:table-cell>
              <table:table-cell office:value-type="float" office:value="9967.37">
                <text:p>9967.37</text:p>
              </table:table-cell>
              <table:table-cell office:value-type="float" office:value="6405.63">
                <text:p>6405.63</text:p>
              </table:table-cell>
              <table:table-cell office:value-type="float" office:value="0.377039375">
                <text:p>0.377039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ch1" style:family="chart">
      <style:graphic-properties draw:stroke="none"/>
    </style:style>
    <style:style style:name="ch2" style:family="chart">
      <style:text-properties fo:font-size="16pt" style:font-size-asian="13pt" style:font-size-complex="13pt"/>
    </style:style>
    <style:style style:name="ch3" style:family="chart"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9">
      <style:chart-properties chart:display-label="true" chart:logarithmic="false" chart:reverse-direction="false" text:line-break="false" chart:axis-position="0" style:rotation-angle="90"/>
      <style:graphic-properties svg:stroke-color="#4c4c4c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display-label="true" chart:logarithmic="false" chart:minimum="-2000" chart:maximum="9000" chart:interval-major="400" chart:interval-minor-divisor="100" chart:reverse-direction="false" text:line-break="false" chart:link-data-style-to-source="false" chart:axis-position="0"/>
      <style:graphic-properties svg:stroke-color="#4c4c4c"/>
      <style:text-properties fo:font-size="10pt" style:font-size-asian="10pt" style:font-size-complex="10pt"/>
    </style:style>
    <style:style style:name="ch10" style:family="chart" style:data-style-name="N10">
      <style:chart-properties chart:display-label="true" chart:logarithmic="false" chart:minimum="-0.08" chart:maximum="0.36" chart:interval-major="0.02" chart:interval-minor-divisor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font-size="10pt" style:font-size-asian="9pt" style:font-size-complex="9pt"/>
    </style:style>
    <style:style style:name="ch12" style:family="chart" style:data-style-name="N109">
      <style:chart-properties chart:symbol-type="none"/>
      <style:graphic-properties svg:stroke-width="0.06cm" svg:stroke-color="#ff0000" draw:fill-color="#ff0000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draw:stroke="dash" draw:stroke-dash="Ultrafine_20_2_20_Dots_20_3_20_Dashes" svg:stroke-width="0.04cm" svg:stroke-color="#ff0000" draw:fill-color="#ff0000"/>
      <style:text-properties fo:font-size="10pt" style:font-size-asian="10pt" style:font-size-complex="10pt"/>
    </style:style>
    <style:style style:name="ch14" style:family="chart" style:data-style-name="N10">
      <style:chart-properties chart:symbol-type="none"/>
      <style:graphic-properties draw:stroke="dash" draw:stroke-dash="Fine_20_Dashed_20__28_var_29_" svg:stroke-width="0.05cm" svg:stroke-color="#ff0000" draw:fill-color="#ff0000"/>
      <style:text-properties fo:font-size="10pt" style:font-size-asian="10pt" style:font-size-complex="10pt"/>
    </style:style>
    <style:style style:name="ch15" style:family="chart" style:data-style-name="N109">
      <style:chart-properties chart:symbol-type="none"/>
      <style:graphic-properties svg:stroke-width="0.06cm" svg:stroke-color="#0000ff" draw:fill-color="#0000ff"/>
      <style:text-properties fo:font-size="10pt" style:font-size-asian="10pt" style:font-size-complex="10pt"/>
    </style:style>
    <style:style style:name="ch16" style:family="chart" style:data-style-name="N109">
      <style:chart-properties chart:symbol-type="none"/>
      <style:graphic-properties draw:stroke="dash" draw:stroke-dash="Ultrafine_20_2_20_Dots_20_3_20_Dashes" svg:stroke-width="0.04cm" svg:stroke-color="#0000ff" draw:fill-color="#0000ff"/>
      <style:text-properties fo:font-size="10pt" style:font-size-asian="10pt" style:font-size-complex="10pt"/>
    </style:style>
    <style:style style:name="ch17" style:family="chart" style:data-style-name="N10">
      <style:chart-properties chart:symbol-type="none"/>
      <style:graphic-properties draw:stroke="dash" draw:stroke-dash="Fine_20_Dashed_20__28_var_29_" svg:stroke-width="0.05cm" svg:stroke-color="#0000ff" draw:fill-color="#0000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958cm" svg:height="18.465cm" xlink:href=".." xlink:type="simple" chart:class="chart:line" chart:style-name="ch1">
        <chart:title svg:x="5.242cm" svg:y="0.048cm" chart:style-name="ch2">
          <text:p>Ist-Netto/-Abgaben  -  Netto/Abgaben mit BGE   Detail-Ausschnitt)</text:p>
        </chart:title>
        <chart:subtitle svg:x="11.711cm" svg:y="0.764cm" chart:style-name="ch3">
          <text:p>Steuerklasse 3</text:p>
        </chart:subtitle>
        <chart:legend svg:x="2.103cm" svg:y="2.229cm" style:legend-expansion="custom" chartooo:width="17.753cm" chartooo:height="1.729cm" style:legend-expansion-aspect-ratio="10.2677848467322" chart:style-name="ch4"/>
        <chart:plot-area chart:style-name="ch5" table:cell-range-address="'Steuerklasse-3'.A2:'Steuerklasse-3'.A58 'Steuerklasse-3'.E1:'Steuerklasse-3'.G58 'Steuerklasse-3'.J1:'Steuerklasse-3'.L58" chart:data-source-has-labels="both" svg:x="0.298cm" svg:y="1.349cm" svg:width="26.405cm" svg:height="16.63cm">
          <chartooo:coordinate-region svg:x="1.793cm" svg:y="1.561cm" svg:width="23.97cm" svg:height="16.206cm"/>
          <chart:axis chart:dimension="x" chart:name="primary-x" chart:style-name="ch6" chartooo:axis-type="auto">
            <chartooo:date-scale/>
            <chart:title svg:x="10.521cm" svg:y="16.562cm" chart:style-name="ch7">
              <text:p>Brutto-Einkommen / Monat</text:p>
            </chart:title>
            <chart:categories table:cell-range-address="'Steuerklasse-3'.A2:'Steuerklasse-3'.A58"/>
            <chart:grid chart:style-name="ch8" chart:class="major"/>
          </chart:axis>
          <chart:axis chart:dimension="y" chart:name="primary-y" chart:style-name="ch9">
            <chart:title svg:x="0.263cm" svg:y="0.336cm" chart:style-name="ch7">
              <text:p>Netto</text:p>
            </chart:title>
            <chart:grid chart:style-name="ch8" chart:class="major"/>
          </chart:axis>
          <chart:axis chart:dimension="y" chart:name="secondary-y" chart:style-name="ch10">
            <chart:title svg:x="25.292cm" svg:y="0.316cm" chart:style-name="ch11">
              <text:p>Abgaben-
Satz</text:p>
            </chart:title>
          </chart:axis>
          <chart:series chart:attached-axis="primary-y" chart:style-name="ch12" chart:values-cell-range-address="'Steuerklasse-3'.E2:'Steuerklasse-3'.E58" chart:label-cell-address="'Steuerklasse-3'.E1:'Steuerklasse-3'.E1" chart:class="chart:line">
            <chart:data-point chart:repeated="57"/>
          </chart:series>
          <chart:series chart:attached-axis="primary-y" chart:style-name="ch13" chart:values-cell-range-address="'Steuerklasse-3'.F2:'Steuerklasse-3'.F58" chart:label-cell-address="'Steuerklasse-3'.F1:'Steuerklasse-3'.F1" chart:class="chart:line">
            <chart:data-point chart:repeated="57"/>
          </chart:series>
          <chart:series chart:attached-axis="secondary-y" chart:style-name="ch14" chart:values-cell-range-address="'Steuerklasse-3'.G2:'Steuerklasse-3'.G58" chart:label-cell-address="'Steuerklasse-3'.G1:'Steuerklasse-3'.G1" chart:class="chart:line">
            <chart:data-point chart:repeated="57"/>
          </chart:series>
          <chart:series chart:attached-axis="primary-y" chart:style-name="ch15" chart:values-cell-range-address="'Steuerklasse-3'.K2:'Steuerklasse-3'.K58" chart:label-cell-address="'Steuerklasse-3'.K1:'Steuerklasse-3'.K1" chart:class="chart:line">
            <chart:data-point chart:repeated="57"/>
          </chart:series>
          <chart:series chart:attached-axis="primary-y" chart:style-name="ch16" chart:values-cell-range-address="'Steuerklasse-3'.J2:'Steuerklasse-3'.J58" chart:label-cell-address="'Steuerklasse-3'.J1:'Steuerklasse-3'.J1" chart:class="chart:line">
            <chart:data-point chart:repeated="57"/>
          </chart:series>
          <chart:series chart:attached-axis="secondary-y" chart:style-name="ch17" chart:values-cell-range-address="'Steuerklasse-3'.L2:'Steuerklasse-3'.L58" chart:label-cell-address="'Steuerklasse-3'.L1:'Steuerklasse-3'.L1" chart:class="chart:line">
            <chart:data-point chart:repeated="5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t-Netto</text:p>
                <draw:g>
                  <svg:desc>'Steuerklasse-3'.E1:'Steuerklasse-3'.E1</svg:desc>
                </draw:g>
              </table:table-cell>
              <table:table-cell office:value-type="string">
                <text:p>Ist-Abgaben</text:p>
                <draw:g>
                  <svg:desc>'Steuerklasse-3'.F1:'Steuerklasse-3'.F1</svg:desc>
                </draw:g>
              </table:table-cell>
              <table:table-cell office:value-type="string">
                <text:p>Ist-Abgabe-Satz</text:p>
                <draw:g>
                  <svg:desc>'Steuerklasse-3'.G1:'Steuerklasse-3'.G1</svg:desc>
                </draw:g>
              </table:table-cell>
              <table:table-cell office:value-type="string">
                <text:p>Netto mit BGE</text:p>
                <draw:g>
                  <svg:desc>'Steuerklasse-3'.K1:'Steuerklasse-3'.K1</svg:desc>
                </draw:g>
              </table:table-cell>
              <table:table-cell office:value-type="string">
                <text:p>Abgaben mit BGE</text:p>
                <draw:g>
                  <svg:desc>'Steuerklasse-3'.J1:'Steuerklasse-3'.J1</svg:desc>
                </draw:g>
              </table:table-cell>
              <table:table-cell office:value-type="string">
                <text:p>Abgabesatz mit BGE</text:p>
                <draw:g>
                  <svg:desc>'Steuerklasse-3'.L1:'Steuerklasse-3'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teuerklasse-3'.A2:'Steuerklasse-3'.A58</svg:desc>
                </draw:g>
              </table:table-cell>
              <table:table-cell office:value-type="float" office:value="0">
                <text:p>0</text:p>
                <draw:g>
                  <svg:desc>'Steuerklasse-3'.E2:'Steuerklasse-3'.E58</svg:desc>
                </draw:g>
              </table:table-cell>
              <table:table-cell office:value-type="float" office:value="0">
                <text:p>0</text:p>
                <draw:g>
                  <svg:desc>'Steuerklasse-3'.F2:'Steuerklasse-3'.F58</svg:desc>
                </draw:g>
              </table:table-cell>
              <table:table-cell office:value-type="float" office:value="NaN">
                <text:p>NaN</text:p>
                <draw:g>
                  <svg:desc>'Steuerklasse-3'.G2:'Steuerklasse-3'.G58</svg:desc>
                </draw:g>
              </table:table-cell>
              <table:table-cell office:value-type="float" office:value="1900">
                <text:p>1900</text:p>
                <draw:g>
                  <svg:desc>'Steuerklasse-3'.K2:'Steuerklasse-3'.K58</svg:desc>
                </draw:g>
              </table:table-cell>
              <table:table-cell office:value-type="float" office:value="-1900">
                <text:p>-1900</text:p>
                <draw:g>
                  <svg:desc>'Steuerklasse-3'.J2:'Steuerklasse-3'.J58</svg:desc>
                </draw:g>
              </table:table-cell>
              <table:table-cell office:value-type="float" office:value="NaN">
                <text:p>NaN</text:p>
                <draw:g>
                  <svg:desc>'Steuerklasse-3'.L2:'Steuerklasse-3'.L5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2013.7205">
                <text:p>2013.7205</text:p>
              </table:table-cell>
              <table:table-cell office:value-type="float" office:value="-1796.5705">
                <text:p>-1796.5705</text:p>
              </table:table-cell>
              <table:table-cell office:value-type="float" office:value="-9.0686025">
                <text:p>-9.06860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60">
                <text:p>360</text:p>
              </table:table-cell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2126.911">
                <text:p>2126.911</text:p>
              </table:table-cell>
              <table:table-cell office:value-type="float" office:value="-1692.611">
                <text:p>-1692.611</text:p>
              </table:table-cell>
              <table:table-cell office:value-type="float" office:value="-4.3172775">
                <text:p>-4.3172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">
                <text:p>540</text:p>
              </table:table-cell>
              <table:table-cell office:value-type="float" office:value="60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2240.6315">
                <text:p>2240.6315</text:p>
              </table:table-cell>
              <table:table-cell office:value-type="float" office:value="-1589.1815">
                <text:p>-1589.1815</text:p>
              </table:table-cell>
              <table:table-cell office:value-type="float" office:value="-2.73438583333333">
                <text:p>-2.734385833333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21">
                <text:p>721</text:p>
              </table:table-cell>
              <table:table-cell office:value-type="float" office:value="79">
                <text:p>79</text:p>
              </table:table-cell>
              <table:table-cell office:value-type="float" office:value="0.09875">
                <text:p>0.09875</text:p>
              </table:table-cell>
              <table:table-cell office:value-type="float" office:value="2353.822">
                <text:p>2353.822</text:p>
              </table:table-cell>
              <table:table-cell office:value-type="float" office:value="-1485.222">
                <text:p>-1485.222</text:p>
              </table:table-cell>
              <table:table-cell office:value-type="float" office:value="-1.9422775">
                <text:p>-1.9422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">
                <text:p>901</text:p>
              </table:table-cell>
              <table:table-cell office:value-type="float" office:value="99">
                <text:p>99</text:p>
              </table:table-cell>
              <table:table-cell office:value-type="float" office:value="0.099">
                <text:p>0.099</text:p>
              </table:table-cell>
              <table:table-cell office:value-type="float" office:value="2467.5425">
                <text:p>2467.5425</text:p>
              </table:table-cell>
              <table:table-cell office:value-type="float" office:value="-1381.7925">
                <text:p>-1381.7925</text:p>
              </table:table-cell>
              <table:table-cell office:value-type="float" office:value="-1.4675425">
                <text:p>-1.467542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81">
                <text:p>1081</text:p>
              </table:table-cell>
              <table:table-cell office:value-type="float" office:value="119">
                <text:p>119</text:p>
              </table:table-cell>
              <table:table-cell office:value-type="float" office:value="0.0991666666666666">
                <text:p>0.0991666666666666</text:p>
              </table:table-cell>
              <table:table-cell office:value-type="float" office:value="2581.263">
                <text:p>2581.263</text:p>
              </table:table-cell>
              <table:table-cell office:value-type="float" office:value="-1278.363">
                <text:p>-1278.363</text:p>
              </table:table-cell>
              <table:table-cell office:value-type="float" office:value="-1.1510525">
                <text:p>-1.1510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1">
                <text:p>1261</text:p>
              </table:table-cell>
              <table:table-cell office:value-type="float" office:value="139">
                <text:p>139</text:p>
              </table:table-cell>
              <table:table-cell office:value-type="float" office:value="0.0992857142857143">
                <text:p>0.0992857142857143</text:p>
              </table:table-cell>
              <table:table-cell office:value-type="float" office:value="2694.4535">
                <text:p>2694.4535</text:p>
              </table:table-cell>
              <table:table-cell office:value-type="float" office:value="-1174.4035">
                <text:p>-1174.4035</text:p>
              </table:table-cell>
              <table:table-cell office:value-type="float" office:value="-0.924609642857143">
                <text:p>-0.9246096428571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41">
                <text:p>1441</text:p>
              </table:table-cell>
              <table:table-cell office:value-type="float" office:value="159">
                <text:p>159</text:p>
              </table:table-cell>
              <table:table-cell office:value-type="float" office:value="0.099375">
                <text:p>0.099375</text:p>
              </table:table-cell>
              <table:table-cell office:value-type="float" office:value="2808.174">
                <text:p>2808.174</text:p>
              </table:table-cell>
              <table:table-cell office:value-type="float" office:value="-1070.974">
                <text:p>-1070.974</text:p>
              </table:table-cell>
              <table:table-cell office:value-type="float" office:value="-0.75510875">
                <text:p>-0.75510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1">
                <text:p>1621</text:p>
              </table:table-cell>
              <table:table-cell office:value-type="float" office:value="179">
                <text:p>179</text:p>
              </table:table-cell>
              <table:table-cell office:value-type="float" office:value="0.0994444444444444">
                <text:p>0.0994444444444444</text:p>
              </table:table-cell>
              <table:table-cell office:value-type="float" office:value="2921.3645">
                <text:p>2921.3645</text:p>
              </table:table-cell>
              <table:table-cell office:value-type="float" office:value="-967.0145">
                <text:p>-967.0145</text:p>
              </table:table-cell>
              <table:table-cell office:value-type="float" office:value="-0.622980277777778">
                <text:p>-0.6229802777777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95">
                <text:p>1795</text:p>
              </table:table-cell>
              <table:table-cell office:value-type="float" office:value="205">
                <text:p>205</text:p>
              </table:table-cell>
              <table:table-cell office:value-type="float" office:value="0.1025">
                <text:p>0.1025</text:p>
              </table:table-cell>
              <table:table-cell office:value-type="float" office:value="3035.085">
                <text:p>3035.085</text:p>
              </table:table-cell>
              <table:table-cell office:value-type="float" office:value="-863.585">
                <text:p>-863.585</text:p>
              </table:table-cell>
              <table:table-cell office:value-type="float" office:value="-0.5175425">
                <text:p>-0.5175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9">
                <text:p>1949</text:p>
              </table:table-cell>
              <table:table-cell office:value-type="float" office:value="251">
                <text:p>251</text:p>
              </table:table-cell>
              <table:table-cell office:value-type="float" office:value="0.114090909090909">
                <text:p>0.114090909090909</text:p>
              </table:table-cell>
              <table:table-cell office:value-type="float" office:value="3148.8055">
                <text:p>3148.8055</text:p>
              </table:table-cell>
              <table:table-cell office:value-type="float" office:value="-760.1555">
                <text:p>-760.1555</text:p>
              </table:table-cell>
              <table:table-cell office:value-type="float" office:value="-0.431275227272727">
                <text:p>-0.43127522727272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096">
                <text:p>2096</text:p>
              </table:table-cell>
              <table:table-cell office:value-type="float" office:value="304">
                <text:p>304</text:p>
              </table:table-cell>
              <table:table-cell office:value-type="float" office:value="0.126666666666667">
                <text:p>0.126666666666667</text:p>
              </table:table-cell>
              <table:table-cell office:value-type="float" office:value="3261.996">
                <text:p>3261.996</text:p>
              </table:table-cell>
              <table:table-cell office:value-type="float" office:value="-656.196">
                <text:p>-656.196</text:p>
              </table:table-cell>
              <table:table-cell office:value-type="float" office:value="-0.359165">
                <text:p>-0.35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9">
                <text:p>2239</text:p>
              </table:table-cell>
              <table:table-cell office:value-type="float" office:value="361">
                <text:p>361</text:p>
              </table:table-cell>
              <table:table-cell office:value-type="float" office:value="0.138846153846154">
                <text:p>0.138846153846154</text:p>
              </table:table-cell>
              <table:table-cell office:value-type="float" office:value="3375.7165">
                <text:p>3375.7165</text:p>
              </table:table-cell>
              <table:table-cell office:value-type="float" office:value="-552.7665">
                <text:p>-552.7665</text:p>
              </table:table-cell>
              <table:table-cell office:value-type="float" office:value="-0.2983525">
                <text:p>-0.298352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382">
                <text:p>2382</text:p>
              </table:table-cell>
              <table:table-cell office:value-type="float" office:value="418">
                <text:p>418</text:p>
              </table:table-cell>
              <table:table-cell office:value-type="float" office:value="0.149285714285714">
                <text:p>0.149285714285714</text:p>
              </table:table-cell>
              <table:table-cell office:value-type="float" office:value="3488.907">
                <text:p>3488.907</text:p>
              </table:table-cell>
              <table:table-cell office:value-type="float" office:value="-448.807">
                <text:p>-448.807</text:p>
              </table:table-cell>
              <table:table-cell office:value-type="float" office:value="-0.246038214285714">
                <text:p>-0.246038214285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8">
                <text:p>2518</text:p>
              </table:table-cell>
              <table:table-cell office:value-type="float" office:value="482">
                <text:p>482</text:p>
              </table:table-cell>
              <table:table-cell office:value-type="float" office:value="0.160666666666667">
                <text:p>0.160666666666667</text:p>
              </table:table-cell>
              <table:table-cell office:value-type="float" office:value="3602.6275">
                <text:p>3602.6275</text:p>
              </table:table-cell>
              <table:table-cell office:value-type="float" office:value="-345.3775">
                <text:p>-345.3775</text:p>
              </table:table-cell>
              <table:table-cell office:value-type="float" office:value="-0.200875833333333">
                <text:p>-0.20087583333333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649">
                <text:p>2649</text:p>
              </table:table-cell>
              <table:table-cell office:value-type="float" office:value="551">
                <text:p>551</text:p>
              </table:table-cell>
              <table:table-cell office:value-type="float" office:value="0.1721875">
                <text:p>0.1721875</text:p>
              </table:table-cell>
              <table:table-cell office:value-type="float" office:value="3716.348">
                <text:p>3716.348</text:p>
              </table:table-cell>
              <table:table-cell office:value-type="float" office:value="-241.948">
                <text:p>-241.948</text:p>
              </table:table-cell>
              <table:table-cell office:value-type="float" office:value="-0.16135875">
                <text:p>-0.16135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6">
                <text:p>2786</text:p>
              </table:table-cell>
              <table:table-cell office:value-type="float" office:value="614">
                <text:p>614</text:p>
              </table:table-cell>
              <table:table-cell office:value-type="float" office:value="0.180588235294118">
                <text:p>0.180588235294118</text:p>
              </table:table-cell>
              <table:table-cell office:value-type="float" office:value="3829.5385">
                <text:p>3829.5385</text:p>
              </table:table-cell>
              <table:table-cell office:value-type="float" office:value="-137.9885">
                <text:p>-137.9885</text:p>
              </table:table-cell>
              <table:table-cell office:value-type="float" office:value="-0.126334852941176">
                <text:p>-0.12633485294117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921">
                <text:p>2921</text:p>
              </table:table-cell>
              <table:table-cell office:value-type="float" office:value="679">
                <text:p>679</text:p>
              </table:table-cell>
              <table:table-cell office:value-type="float" office:value="0.188611111111111">
                <text:p>0.188611111111111</text:p>
              </table:table-cell>
              <table:table-cell office:value-type="float" office:value="3943.259">
                <text:p>3943.259</text:p>
              </table:table-cell>
              <table:table-cell office:value-type="float" office:value="-34.5590000000002">
                <text:p>-34.5590000000002</text:p>
              </table:table-cell>
              <table:table-cell office:value-type="float" office:value="-0.0953497222222222">
                <text:p>-0.09534972222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6">
                <text:p>3056</text:p>
              </table:table-cell>
              <table:table-cell office:value-type="float" office:value="744">
                <text:p>744</text:p>
              </table:table-cell>
              <table:table-cell office:value-type="float" office:value="0.195789473684211">
                <text:p>0.195789473684211</text:p>
              </table:table-cell>
              <table:table-cell office:value-type="float" office:value="4056.4495">
                <text:p>4056.4495</text:p>
              </table:table-cell>
              <table:table-cell office:value-type="float" office:value="69.4005000000002">
                <text:p>69.4005000000002</text:p>
              </table:table-cell>
              <table:table-cell office:value-type="float" office:value="-0.0674867105263159">
                <text:p>-0.0674867105263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190">
                <text:p>3190</text:p>
              </table:table-cell>
              <table:table-cell office:value-type="float" office:value="810">
                <text:p>810</text:p>
              </table:table-cell>
              <table:table-cell office:value-type="float" office:value="0.2025">
                <text:p>0.2025</text:p>
              </table:table-cell>
              <table:table-cell office:value-type="float" office:value="4170.17">
                <text:p>4170.17</text:p>
              </table:table-cell>
              <table:table-cell office:value-type="float" office:value="172.83">
                <text:p>172.83</text:p>
              </table:table-cell>
              <table:table-cell office:value-type="float" office:value="-0.0425424999999999">
                <text:p>-0.0425424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2">
                <text:p>3322</text:p>
              </table:table-cell>
              <table:table-cell office:value-type="float" office:value="878">
                <text:p>878</text:p>
              </table:table-cell>
              <table:table-cell office:value-type="float" office:value="0.209047619047619">
                <text:p>0.209047619047619</text:p>
              </table:table-cell>
              <table:table-cell office:value-type="float" office:value="4283.8905">
                <text:p>4283.8905</text:p>
              </table:table-cell>
              <table:table-cell office:value-type="float" office:value="276.2595">
                <text:p>276.2595</text:p>
              </table:table-cell>
              <table:table-cell office:value-type="float" office:value="-0.0199739285714284">
                <text:p>-0.019973928571428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455">
                <text:p>3455</text:p>
              </table:table-cell>
              <table:table-cell office:value-type="float" office:value="945">
                <text:p>945</text:p>
              </table:table-cell>
              <table:table-cell office:value-type="float" office:value="0.214772727272727">
                <text:p>0.214772727272727</text:p>
              </table:table-cell>
              <table:table-cell office:value-type="float" office:value="4395.06">
                <text:p>4395.06</text:p>
              </table:table-cell>
              <table:table-cell office:value-type="float" office:value="377.94">
                <text:p>377.94</text:p>
              </table:table-cell>
              <table:table-cell office:value-type="float" office:value="0.00112272727272744">
                <text:p>0.00112272727272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9">
                <text:p>3599</text:p>
              </table:table-cell>
              <table:table-cell office:value-type="float" office:value="1001">
                <text:p>1001</text:p>
              </table:table-cell>
              <table:table-cell office:value-type="float" office:value="0.217608695652174">
                <text:p>0.217608695652174</text:p>
              </table:table-cell>
              <table:table-cell office:value-type="float" office:value="4500.72">
                <text:p>4500.72</text:p>
              </table:table-cell>
              <table:table-cell office:value-type="float" office:value="472.28">
                <text:p>472.28</text:p>
              </table:table-cell>
              <table:table-cell office:value-type="float" office:value="0.0215826086956523">
                <text:p>0.021582608695652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744">
                <text:p>3744</text:p>
              </table:table-cell>
              <table:table-cell office:value-type="float" office:value="1056">
                <text:p>1056</text:p>
              </table:table-cell>
              <table:table-cell office:value-type="float" office:value="0.22">
                <text:p>0.22</text:p>
              </table:table-cell>
              <table:table-cell office:value-type="float" office:value="4605.85">
                <text:p>4605.85</text:p>
              </table:table-cell>
              <table:table-cell office:value-type="float" office:value="567.15">
                <text:p>567.15</text:p>
              </table:table-cell>
              <table:table-cell office:value-type="float" office:value="0.0404479166666666">
                <text:p>0.04044791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8">
                <text:p>3888</text:p>
              </table:table-cell>
              <table:table-cell office:value-type="float" office:value="1112">
                <text:p>1112</text:p>
              </table:table-cell>
              <table:table-cell office:value-type="float" office:value="0.2224">
                <text:p>0.2224</text:p>
              </table:table-cell>
              <table:table-cell office:value-type="float" office:value="4711.51">
                <text:p>4711.51</text:p>
              </table:table-cell>
              <table:table-cell office:value-type="float" office:value="661.49">
                <text:p>661.49</text:p>
              </table:table-cell>
              <table:table-cell office:value-type="float" office:value="0.0576979999999999">
                <text:p>0.057697999999999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031">
                <text:p>4031</text:p>
              </table:table-cell>
              <table:table-cell office:value-type="float" office:value="1169">
                <text:p>1169</text:p>
              </table:table-cell>
              <table:table-cell office:value-type="float" office:value="0.224807692307692">
                <text:p>0.224807692307692</text:p>
              </table:table-cell>
              <table:table-cell office:value-type="float" office:value="4817.17">
                <text:p>4817.17</text:p>
              </table:table-cell>
              <table:table-cell office:value-type="float" office:value="755.83">
                <text:p>755.83</text:p>
              </table:table-cell>
              <table:table-cell office:value-type="float" office:value="0.0736211538461539">
                <text:p>0.0736211538461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3">
                <text:p>4173</text:p>
              </table:table-cell>
              <table:table-cell office:value-type="float" office:value="1227">
                <text:p>1227</text:p>
              </table:table-cell>
              <table:table-cell office:value-type="float" office:value="0.227222222222222">
                <text:p>0.227222222222222</text:p>
              </table:table-cell>
              <table:table-cell office:value-type="float" office:value="4922.3">
                <text:p>4922.3</text:p>
              </table:table-cell>
              <table:table-cell office:value-type="float" office:value="850.7">
                <text:p>850.7</text:p>
              </table:table-cell>
              <table:table-cell office:value-type="float" office:value="0.088462962962963">
                <text:p>0.08846296296296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313">
                <text:p>4313</text:p>
              </table:table-cell>
              <table:table-cell office:value-type="float" office:value="1287">
                <text:p>1287</text:p>
              </table:table-cell>
              <table:table-cell office:value-type="float" office:value="0.229821428571429">
                <text:p>0.229821428571429</text:p>
              </table:table-cell>
              <table:table-cell office:value-type="float" office:value="5027.96">
                <text:p>5027.96</text:p>
              </table:table-cell>
              <table:table-cell office:value-type="float" office:value="945.04">
                <text:p>945.04</text:p>
              </table:table-cell>
              <table:table-cell office:value-type="float" office:value="0.10215">
                <text:p>0.10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4">
                <text:p>4454</text:p>
              </table:table-cell>
              <table:table-cell office:value-type="float" office:value="1346">
                <text:p>1346</text:p>
              </table:table-cell>
              <table:table-cell office:value-type="float" office:value="0.232068965517241">
                <text:p>0.232068965517241</text:p>
              </table:table-cell>
              <table:table-cell office:value-type="float" office:value="5133.09">
                <text:p>5133.09</text:p>
              </table:table-cell>
              <table:table-cell office:value-type="float" office:value="1039.91">
                <text:p>1039.91</text:p>
              </table:table-cell>
              <table:table-cell office:value-type="float" office:value="0.114984482758621">
                <text:p>0.11498448275862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592">
                <text:p>4592</text:p>
              </table:table-cell>
              <table:table-cell office:value-type="float" office:value="1408">
                <text:p>1408</text:p>
              </table:table-cell>
              <table:table-cell office:value-type="float" office:value="0.234666666666667">
                <text:p>0.234666666666667</text:p>
              </table:table-cell>
              <table:table-cell office:value-type="float" office:value="5238.75">
                <text:p>5238.75</text:p>
              </table:table-cell>
              <table:table-cell office:value-type="float" office:value="1134.25">
                <text:p>1134.25</text:p>
              </table:table-cell>
              <table:table-cell office:value-type="float" office:value="0.126875">
                <text:p>0.12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0">
                <text:p>4730</text:p>
              </table:table-cell>
              <table:table-cell office:value-type="float" office:value="1470">
                <text:p>1470</text:p>
              </table:table-cell>
              <table:table-cell office:value-type="float" office:value="0.237096774193548">
                <text:p>0.237096774193548</text:p>
              </table:table-cell>
              <table:table-cell office:value-type="float" office:value="5344.41">
                <text:p>5344.41</text:p>
              </table:table-cell>
              <table:table-cell office:value-type="float" office:value="1228.59">
                <text:p>1228.59</text:p>
              </table:table-cell>
              <table:table-cell office:value-type="float" office:value="0.137998387096774">
                <text:p>0.13799838709677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867">
                <text:p>4867</text:p>
              </table:table-cell>
              <table:table-cell office:value-type="float" office:value="1533">
                <text:p>1533</text:p>
              </table:table-cell>
              <table:table-cell office:value-type="float" office:value="0.23953125">
                <text:p>0.23953125</text:p>
              </table:table-cell>
              <table:table-cell office:value-type="float" office:value="5449.54">
                <text:p>5449.54</text:p>
              </table:table-cell>
              <table:table-cell office:value-type="float" office:value="1323.46">
                <text:p>1323.46</text:p>
              </table:table-cell>
              <table:table-cell office:value-type="float" office:value="0.148509375">
                <text:p>0.1485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1">
                <text:p>5001</text:p>
              </table:table-cell>
              <table:table-cell office:value-type="float" office:value="1599">
                <text:p>1599</text:p>
              </table:table-cell>
              <table:table-cell office:value-type="float" office:value="0.242272727272727">
                <text:p>0.242272727272727</text:p>
              </table:table-cell>
              <table:table-cell office:value-type="float" office:value="5549.37">
                <text:p>5549.37</text:p>
              </table:table-cell>
              <table:table-cell office:value-type="float" office:value="1423.63">
                <text:p>1423.63</text:p>
              </table:table-cell>
              <table:table-cell office:value-type="float" office:value="0.159186363636364">
                <text:p>0.15918636363636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132">
                <text:p>5132</text:p>
              </table:table-cell>
              <table:table-cell office:value-type="float" office:value="1668">
                <text:p>1668</text:p>
              </table:table-cell>
              <table:table-cell office:value-type="float" office:value="0.245294117647059">
                <text:p>0.245294117647059</text:p>
              </table:table-cell>
              <table:table-cell office:value-type="float" office:value="5643.37">
                <text:p>5643.37</text:p>
              </table:table-cell>
              <table:table-cell office:value-type="float" office:value="1529.63">
                <text:p>1529.63</text:p>
              </table:table-cell>
              <table:table-cell office:value-type="float" office:value="0.170092647058824">
                <text:p>0.170092647058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1">
                <text:p>5261</text:p>
              </table:table-cell>
              <table:table-cell office:value-type="float" office:value="1739">
                <text:p>1739</text:p>
              </table:table-cell>
              <table:table-cell office:value-type="float" office:value="0.248428571428571">
                <text:p>0.248428571428571</text:p>
              </table:table-cell>
              <table:table-cell office:value-type="float" office:value="5737.37">
                <text:p>5737.37</text:p>
              </table:table-cell>
              <table:table-cell office:value-type="float" office:value="1635.63">
                <text:p>1635.63</text:p>
              </table:table-cell>
              <table:table-cell office:value-type="float" office:value="0.180375714285714">
                <text:p>0.180375714285714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389">
                <text:p>5389</text:p>
              </table:table-cell>
              <table:table-cell office:value-type="float" office:value="1811">
                <text:p>1811</text:p>
              </table:table-cell>
              <table:table-cell office:value-type="float" office:value="0.251527777777778">
                <text:p>0.251527777777778</text:p>
              </table:table-cell>
              <table:table-cell office:value-type="float" office:value="5831.37">
                <text:p>5831.37</text:p>
              </table:table-cell>
              <table:table-cell office:value-type="float" office:value="1741.63">
                <text:p>1741.63</text:p>
              </table:table-cell>
              <table:table-cell office:value-type="float" office:value="0.1900875">
                <text:p>0.1900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6">
                <text:p>5516</text:p>
              </table:table-cell>
              <table:table-cell office:value-type="float" office:value="1884">
                <text:p>1884</text:p>
              </table:table-cell>
              <table:table-cell office:value-type="float" office:value="0.254594594594595">
                <text:p>0.254594594594595</text:p>
              </table:table-cell>
              <table:table-cell office:value-type="float" office:value="5925.37">
                <text:p>5925.37</text:p>
              </table:table-cell>
              <table:table-cell office:value-type="float" office:value="1847.63">
                <text:p>1847.63</text:p>
              </table:table-cell>
              <table:table-cell office:value-type="float" office:value="0.199274324324324">
                <text:p>0.199274324324324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642">
                <text:p>5642</text:p>
              </table:table-cell>
              <table:table-cell office:value-type="float" office:value="1958">
                <text:p>1958</text:p>
              </table:table-cell>
              <table:table-cell office:value-type="float" office:value="0.257631578947368">
                <text:p>0.257631578947368</text:p>
              </table:table-cell>
              <table:table-cell office:value-type="float" office:value="6019.37">
                <text:p>6019.37</text:p>
              </table:table-cell>
              <table:table-cell office:value-type="float" office:value="1953.63">
                <text:p>1953.63</text:p>
              </table:table-cell>
              <table:table-cell office:value-type="float" office:value="0.207977631578947">
                <text:p>0.207977631578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7">
                <text:p>5767</text:p>
              </table:table-cell>
              <table:table-cell office:value-type="float" office:value="2033">
                <text:p>2033</text:p>
              </table:table-cell>
              <table:table-cell office:value-type="float" office:value="0.260641025641026">
                <text:p>0.260641025641026</text:p>
              </table:table-cell>
              <table:table-cell office:value-type="float" office:value="6113.37">
                <text:p>6113.37</text:p>
              </table:table-cell>
              <table:table-cell office:value-type="float" office:value="2059.63">
                <text:p>2059.63</text:p>
              </table:table-cell>
              <table:table-cell office:value-type="float" office:value="0.216234615384615">
                <text:p>0.21623461538461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890">
                <text:p>5890</text:p>
              </table:table-cell>
              <table:table-cell office:value-type="float" office:value="2110">
                <text:p>2110</text:p>
              </table:table-cell>
              <table:table-cell office:value-type="float" office:value="0.26375">
                <text:p>0.26375</text:p>
              </table:table-cell>
              <table:table-cell office:value-type="float" office:value="6207.37">
                <text:p>6207.37</text:p>
              </table:table-cell>
              <table:table-cell office:value-type="float" office:value="2165.63">
                <text:p>2165.63</text:p>
              </table:table-cell>
              <table:table-cell office:value-type="float" office:value="0.22407875">
                <text:p>0.22407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3">
                <text:p>6013</text:p>
              </table:table-cell>
              <table:table-cell office:value-type="float" office:value="2187">
                <text:p>2187</text:p>
              </table:table-cell>
              <table:table-cell office:value-type="float" office:value="0.266707317073171">
                <text:p>0.266707317073171</text:p>
              </table:table-cell>
              <table:table-cell office:value-type="float" office:value="6301.37">
                <text:p>6301.37</text:p>
              </table:table-cell>
              <table:table-cell office:value-type="float" office:value="2271.63">
                <text:p>2271.63</text:p>
              </table:table-cell>
              <table:table-cell office:value-type="float" office:value="0.231540243902439">
                <text:p>0.23154024390243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134">
                <text:p>6134</text:p>
              </table:table-cell>
              <table:table-cell office:value-type="float" office:value="2266">
                <text:p>2266</text:p>
              </table:table-cell>
              <table:table-cell office:value-type="float" office:value="0.269761904761905">
                <text:p>0.269761904761905</text:p>
              </table:table-cell>
              <table:table-cell office:value-type="float" office:value="6395.37">
                <text:p>6395.37</text:p>
              </table:table-cell>
              <table:table-cell office:value-type="float" office:value="2377.63">
                <text:p>2377.63</text:p>
              </table:table-cell>
              <table:table-cell office:value-type="float" office:value="0.238646428571429">
                <text:p>0.23864642857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5">
                <text:p>6255</text:p>
              </table:table-cell>
              <table:table-cell office:value-type="float" office:value="2345">
                <text:p>2345</text:p>
              </table:table-cell>
              <table:table-cell office:value-type="float" office:value="0.272674418604651">
                <text:p>0.272674418604651</text:p>
              </table:table-cell>
              <table:table-cell office:value-type="float" office:value="6489.37">
                <text:p>6489.37</text:p>
              </table:table-cell>
              <table:table-cell office:value-type="float" office:value="2483.63">
                <text:p>2483.63</text:p>
              </table:table-cell>
              <table:table-cell office:value-type="float" office:value="0.245422093023256">
                <text:p>0.245422093023256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374">
                <text:p>6374</text:p>
              </table:table-cell>
              <table:table-cell office:value-type="float" office:value="2426">
                <text:p>2426</text:p>
              </table:table-cell>
              <table:table-cell office:value-type="float" office:value="0.275681818181818">
                <text:p>0.275681818181818</text:p>
              </table:table-cell>
              <table:table-cell office:value-type="float" office:value="6583.37">
                <text:p>6583.37</text:p>
              </table:table-cell>
              <table:table-cell office:value-type="float" office:value="2589.63">
                <text:p>2589.63</text:p>
              </table:table-cell>
              <table:table-cell office:value-type="float" office:value="0.251889772727273">
                <text:p>0.251889772727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2">
                <text:p>6492</text:p>
              </table:table-cell>
              <table:table-cell office:value-type="float" office:value="2508">
                <text:p>2508</text:p>
              </table:table-cell>
              <table:table-cell office:value-type="float" office:value="0.278666666666667">
                <text:p>0.278666666666667</text:p>
              </table:table-cell>
              <table:table-cell office:value-type="float" office:value="6677.37">
                <text:p>6677.37</text:p>
              </table:table-cell>
              <table:table-cell office:value-type="float" office:value="2695.63">
                <text:p>2695.63</text:p>
              </table:table-cell>
              <table:table-cell office:value-type="float" office:value="0.25807">
                <text:p>0.25807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6609">
                <text:p>6609</text:p>
              </table:table-cell>
              <table:table-cell office:value-type="float" office:value="2591">
                <text:p>2591</text:p>
              </table:table-cell>
              <table:table-cell office:value-type="float" office:value="0.281630434782609">
                <text:p>0.281630434782609</text:p>
              </table:table-cell>
              <table:table-cell office:value-type="float" office:value="6771.37">
                <text:p>6771.37</text:p>
              </table:table-cell>
              <table:table-cell office:value-type="float" office:value="2801.63">
                <text:p>2801.63</text:p>
              </table:table-cell>
              <table:table-cell office:value-type="float" office:value="0.26398152173913">
                <text:p>0.26398152173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5">
                <text:p>6725</text:p>
              </table:table-cell>
              <table:table-cell office:value-type="float" office:value="2675">
                <text:p>2675</text:p>
              </table:table-cell>
              <table:table-cell office:value-type="float" office:value="0.284574468085106">
                <text:p>0.284574468085106</text:p>
              </table:table-cell>
              <table:table-cell office:value-type="float" office:value="6865.37">
                <text:p>6865.37</text:p>
              </table:table-cell>
              <table:table-cell office:value-type="float" office:value="2907.63">
                <text:p>2907.63</text:p>
              </table:table-cell>
              <table:table-cell office:value-type="float" office:value="0.269641489361702">
                <text:p>0.26964148936170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840">
                <text:p>6840</text:p>
              </table:table-cell>
              <table:table-cell office:value-type="float" office:value="2760">
                <text:p>2760</text:p>
              </table:table-cell>
              <table:table-cell office:value-type="float" office:value="0.2875">
                <text:p>0.2875</text:p>
              </table:table-cell>
              <table:table-cell office:value-type="float" office:value="6959.37">
                <text:p>6959.37</text:p>
              </table:table-cell>
              <table:table-cell office:value-type="float" office:value="3013.63">
                <text:p>3013.63</text:p>
              </table:table-cell>
              <table:table-cell office:value-type="float" office:value="0.275065625">
                <text:p>0.2750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53">
                <text:p>6953</text:p>
              </table:table-cell>
              <table:table-cell office:value-type="float" office:value="2847">
                <text:p>2847</text:p>
              </table:table-cell>
              <table:table-cell office:value-type="float" office:value="0.290510204081633">
                <text:p>0.290510204081633</text:p>
              </table:table-cell>
              <table:table-cell office:value-type="float" office:value="7053.37">
                <text:p>7053.37</text:p>
              </table:table-cell>
              <table:table-cell office:value-type="float" office:value="3119.63">
                <text:p>3119.63</text:p>
              </table:table-cell>
              <table:table-cell office:value-type="float" office:value="0.280268367346939">
                <text:p>0.28026836734693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066">
                <text:p>7066</text:p>
              </table:table-cell>
              <table:table-cell office:value-type="float" office:value="2934">
                <text:p>2934</text:p>
              </table:table-cell>
              <table:table-cell office:value-type="float" office:value="0.2934">
                <text:p>0.2934</text:p>
              </table:table-cell>
              <table:table-cell office:value-type="float" office:value="7147.37">
                <text:p>7147.37</text:p>
              </table:table-cell>
              <table:table-cell office:value-type="float" office:value="3225.63">
                <text:p>3225.63</text:p>
              </table:table-cell>
              <table:table-cell office:value-type="float" office:value="0.285263">
                <text:p>0.28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77">
                <text:p>7177</text:p>
              </table:table-cell>
              <table:table-cell office:value-type="float" office:value="3023">
                <text:p>3023</text:p>
              </table:table-cell>
              <table:table-cell office:value-type="float" office:value="0.296372549019608">
                <text:p>0.296372549019608</text:p>
              </table:table-cell>
              <table:table-cell office:value-type="float" office:value="7241.37">
                <text:p>7241.37</text:p>
              </table:table-cell>
              <table:table-cell office:value-type="float" office:value="3331.63">
                <text:p>3331.63</text:p>
              </table:table-cell>
              <table:table-cell office:value-type="float" office:value="0.290061764705882">
                <text:p>0.290061764705882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7289">
                <text:p>7289</text:p>
              </table:table-cell>
              <table:table-cell office:value-type="float" office:value="3111">
                <text:p>3111</text:p>
              </table:table-cell>
              <table:table-cell office:value-type="float" office:value="0.299134615384615">
                <text:p>0.299134615384615</text:p>
              </table:table-cell>
              <table:table-cell office:value-type="float" office:value="7335.37">
                <text:p>7335.37</text:p>
              </table:table-cell>
              <table:table-cell office:value-type="float" office:value="3437.63">
                <text:p>3437.63</text:p>
              </table:table-cell>
              <table:table-cell office:value-type="float" office:value="0.294675961538462">
                <text:p>0.294675961538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0">
                <text:p>7400</text:p>
              </table:table-cell>
              <table:table-cell office:value-type="float" office:value="3200">
                <text:p>3200</text:p>
              </table:table-cell>
              <table:table-cell office:value-type="float" office:value="0.30188679245283">
                <text:p>0.30188679245283</text:p>
              </table:table-cell>
              <table:table-cell office:value-type="float" office:value="7429.37">
                <text:p>7429.37</text:p>
              </table:table-cell>
              <table:table-cell office:value-type="float" office:value="3543.63">
                <text:p>3543.63</text:p>
              </table:table-cell>
              <table:table-cell office:value-type="float" office:value="0.299116037735849">
                <text:p>0.299116037735849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7511">
                <text:p>7511</text:p>
              </table:table-cell>
              <table:table-cell office:value-type="float" office:value="3289">
                <text:p>3289</text:p>
              </table:table-cell>
              <table:table-cell office:value-type="float" office:value="0.304537037037037">
                <text:p>0.304537037037037</text:p>
              </table:table-cell>
              <table:table-cell office:value-type="float" office:value="7523.37">
                <text:p>7523.37</text:p>
              </table:table-cell>
              <table:table-cell office:value-type="float" office:value="3649.63">
                <text:p>3649.63</text:p>
              </table:table-cell>
              <table:table-cell office:value-type="float" office:value="0.303391666666667">
                <text:p>0.303391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23">
                <text:p>7623</text:p>
              </table:table-cell>
              <table:table-cell office:value-type="float" office:value="3377">
                <text:p>3377</text:p>
              </table:table-cell>
              <table:table-cell office:value-type="float" office:value="0.307">
                <text:p>0.307</text:p>
              </table:table-cell>
              <table:table-cell office:value-type="float" office:value="7617.37">
                <text:p>7617.37</text:p>
              </table:table-cell>
              <table:table-cell office:value-type="float" office:value="3755.63">
                <text:p>3755.63</text:p>
              </table:table-cell>
              <table:table-cell office:value-type="float" office:value="0.307511818181818">
                <text:p>0.307511818181818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7734">
                <text:p>7734</text:p>
              </table:table-cell>
              <table:table-cell office:value-type="float" office:value="3466">
                <text:p>3466</text:p>
              </table:table-cell>
              <table:table-cell office:value-type="float" office:value="0.309464285714286">
                <text:p>0.309464285714286</text:p>
              </table:table-cell>
              <table:table-cell office:value-type="float" office:value="7711.37">
                <text:p>7711.37</text:p>
              </table:table-cell>
              <table:table-cell office:value-type="float" office:value="3861.63">
                <text:p>3861.63</text:p>
              </table:table-cell>
              <table:table-cell office:value-type="float" office:value="0.311484821428571">
                <text:p>0.31148482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ch1" style:family="chart">
      <style:graphic-properties draw:stroke="none"/>
    </style:style>
    <style:style style:name="ch2" style:family="chart">
      <style:text-properties fo:font-size="16pt" style:font-size-asian="13pt" style:font-size-complex="13pt"/>
    </style:style>
    <style:style style:name="ch3" style:family="chart">
      <style:text-properties fo:font-size="14pt" style:font-size-asian="11pt" style:font-size-complex="11pt"/>
    </style:style>
    <style:style style:name="ch4" style:family="chart">
      <style:graphic-properties svg:stroke-color="#b3b3b3" draw:fill="none" draw:fill-color="#e6e6e6"/>
      <style:text-properties fo:font-size="14pt" style:font-size-asian="8pt" style:font-size-complex="8pt"/>
    </style:style>
    <style:style style:name="ch5" style:family="chart">
      <style:chart-properties chart:treat-empty-cells="leave-gap" chart:right-angled-axes="true"/>
    </style:style>
    <style:style style:name="ch6" style:family="chart" style:data-style-name="N109">
      <style:chart-properties chart:display-label="true" chart:logarithmic="false" chart:reverse-direction="false" text:line-break="false" chart:axis-position="0" style:rotation-angle="90"/>
      <style:graphic-properties svg:stroke-color="#999999"/>
      <style:text-properties fo:font-size="11pt" style:font-size-asian="8pt" style:font-size-complex="8pt"/>
    </style:style>
    <style:style style:name="ch7" style:family="chart">
      <style:chart-properties style:rotation-angle="0"/>
      <style:graphic-properties draw:fill="solid" draw:fill-color="#ffffff"/>
      <style:text-properties fo:font-size="14pt" style:font-size-asian="9pt" style:font-size-complex="9pt"/>
    </style:style>
    <style:style style:name="ch8" style:family="chart">
      <style:graphic-properties svg:stroke-color="#cccccc"/>
    </style:style>
    <style:style style:name="ch9" style:family="chart" style:data-style-name="N10">
      <style:chart-properties chart:display-label="true" chart:logarithmic="false" chart:minimum="-0.2" chart:maximum="0.5" chart:origin="0" chart:interval-major="0.05" chart:interval-minor-divisor="1" chart:reverse-direction="false" text:line-break="false" chart:axis-position="0"/>
      <style:graphic-properties svg:stroke-color="#b3b3b3"/>
      <style:text-properties fo:font-size="11pt" style:font-size-asian="8pt" style:font-size-complex="8pt"/>
    </style:style>
    <style:style style:name="ch10" style:family="chart" style:data-style-name="N10">
      <style:chart-properties chart:display-label="true" chart:logarithmic="false" chart:minimum="-0.2" chart:maximum="0.5" chart:interval-major="0.05" chart:reverse-direction="false" text:line-break="false" chart:link-data-style-to-source="false" chart:axis-position="end"/>
      <style:graphic-properties svg:stroke-color="#999999"/>
      <style:text-properties fo:font-size="11pt" style:font-size-asian="8pt" style:font-size-complex="8pt"/>
    </style:style>
    <style:style style:name="ch11" style:family="chart" style:data-style-name="N10">
      <style:chart-properties chart:symbol-type="none"/>
      <style:graphic-properties draw:stroke-dash="Fine_20_Dashed_20__28_var_29_" svg:stroke-width="0.05cm" svg:stroke-color="#ff0000" draw:fill-color="#ff0000"/>
      <style:text-properties fo:font-size="6pt" style:font-size-asian="6pt" style:font-size-complex="6pt"/>
    </style:style>
    <style:style style:name="ch12" style:family="chart" style:data-style-name="N10">
      <style:chart-properties chart:symbol-type="none"/>
      <style:graphic-properties svg:stroke-width="0.05cm" svg:stroke-color="#0000ff" draw:fill-color="#0000ff"/>
      <style:text-properties fo:font-size="6pt" style:font-size-asian="6pt" style:font-size-complex="6pt"/>
    </style:style>
    <style:style style:name="ch13" style:family="chart">
      <style:graphic-properties draw:stroke="solid" svg:stroke-width="0.05cm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98cm" svg:height="18.465cm" xlink:href=".." xlink:type="simple" chart:class="chart:line" chart:style-name="ch1">
        <chart:title svg:x="9.565cm" svg:y="0.003cm" chart:style-name="ch2">
          <text:p>Abgaben-Vergleich  Steuerklasse 3</text:p>
        </chart:title>
        <chart:subtitle svg:x="10.352cm" svg:y="0.602cm" chart:style-name="ch3">
          <text:p>Ist-Abgaben   -   Abgaben mit BGE</text:p>
        </chart:subtitle>
        <chart:legend svg:x="18.13cm" svg:y="8.384cm" style:legend-expansion="custom" chartooo:width="6.339cm" chartooo:height="2.918cm" style:legend-expansion-aspect-ratio="2.17237834132968" chart:style-name="ch4"/>
        <chart:plot-area chart:style-name="ch5" table:cell-range-address="'Steuerklasse-3'.A2:'Steuerklasse-3'.A82 'Steuerklasse-3'.G1:'Steuerklasse-3'.G82 'Steuerklasse-3'.L1:'Steuerklasse-3'.L82" chart:data-source-has-labels="both" svg:x="0.24cm" svg:y="1.254cm" svg:width="26.682cm" svg:height="17.001cm">
          <chartooo:coordinate-region svg:x="1.391cm" svg:y="1.48cm" svg:width="24.379cm" svg:height="16.55cm"/>
          <chart:axis chart:dimension="x" chart:name="primary-x" chart:style-name="ch6" chartooo:axis-type="text">
            <chart:title svg:x="10.192cm" svg:y="15.699cm" chart:style-name="ch7">
              <text:p>Brutto-Einkommen / Monat</text:p>
            </chart:title>
            <chart:categories table:cell-range-address="'Steuerklasse-3'.A2:'Steuerklasse-3'.A82"/>
            <chart:grid chart:style-name="ch8" chart:class="major"/>
          </chart:axis>
          <chart:axis chart:dimension="y" chart:name="primary-y" chart:style-name="ch9">
            <chart:grid chart:style-name="ch8" chart:class="major"/>
          </chart:axis>
          <chart:axis chart:dimension="y" chart:name="secondary-y" chart:style-name="ch10"/>
          <chart:series chart:attached-axis="secondary-y" chart:style-name="ch11" chart:values-cell-range-address="'Steuerklasse-3'.G2:'Steuerklasse-3'.G82" chart:label-cell-address="'Steuerklasse-3'.G1:'Steuerklasse-3'.G1" chart:class="chart:line">
            <chart:data-point chart:repeated="81"/>
          </chart:series>
          <chart:series chart:attached-axis="secondary-y" chart:style-name="ch12" chart:values-cell-range-address="'Steuerklasse-3'.L2:'Steuerklasse-3'.L82" chart:label-cell-address="'Steuerklasse-3'.L1:'Steuerklasse-3'.L1" chart:class="chart:line"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t-Abgabe-Satz</text:p>
                <draw:g>
                  <svg:desc>'Steuerklasse-3'.G1:'Steuerklasse-3'.G1</svg:desc>
                </draw:g>
              </table:table-cell>
              <table:table-cell office:value-type="string">
                <text:p>Abgabesatz mit BGE</text:p>
                <draw:g>
                  <svg:desc>'Steuerklasse-3'.L1:'Steuerklasse-3'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teuerklasse-3'.A2:'Steuerklasse-3'.A82</svg:desc>
                </draw:g>
              </table:table-cell>
              <table:table-cell office:value-type="float" office:value="NaN">
                <text:p>NaN</text:p>
                <draw:g>
                  <svg:desc>'Steuerklasse-3'.G2:'Steuerklasse-3'.G82</svg:desc>
                </draw:g>
              </table:table-cell>
              <table:table-cell office:value-type="float" office:value="NaN">
                <text:p>NaN</text:p>
                <draw:g>
                  <svg:desc>'Steuerklasse-3'.L2:'Steuerklasse-3'.L8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  <table:table-cell office:value-type="float" office:value="-9.0686025">
                <text:p>-9.06860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  <table:table-cell office:value-type="float" office:value="-4.3172775">
                <text:p>-4.3172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  <table:table-cell office:value-type="float" office:value="-2.73438583333333">
                <text:p>-2.734385833333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9875">
                <text:p>0.09875</text:p>
              </table:table-cell>
              <table:table-cell office:value-type="float" office:value="-1.9422775">
                <text:p>-1.9422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9">
                <text:p>0.099</text:p>
              </table:table-cell>
              <table:table-cell office:value-type="float" office:value="-1.4675425">
                <text:p>-1.467542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991666666666666">
                <text:p>0.0991666666666666</text:p>
              </table:table-cell>
              <table:table-cell office:value-type="float" office:value="-1.1510525">
                <text:p>-1.1510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92857142857143">
                <text:p>0.0992857142857143</text:p>
              </table:table-cell>
              <table:table-cell office:value-type="float" office:value="-0.924609642857143">
                <text:p>-0.9246096428571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99375">
                <text:p>0.099375</text:p>
              </table:table-cell>
              <table:table-cell office:value-type="float" office:value="-0.75510875">
                <text:p>-0.75510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94444444444444">
                <text:p>0.0994444444444444</text:p>
              </table:table-cell>
              <table:table-cell office:value-type="float" office:value="-0.622980277777778">
                <text:p>-0.6229802777777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025">
                <text:p>0.1025</text:p>
              </table:table-cell>
              <table:table-cell office:value-type="float" office:value="-0.5175425">
                <text:p>-0.5175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4090909090909">
                <text:p>0.114090909090909</text:p>
              </table:table-cell>
              <table:table-cell office:value-type="float" office:value="-0.431275227272727">
                <text:p>-0.43127522727272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126666666666667">
                <text:p>0.126666666666667</text:p>
              </table:table-cell>
              <table:table-cell office:value-type="float" office:value="-0.359165">
                <text:p>-0.35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8846153846154">
                <text:p>0.138846153846154</text:p>
              </table:table-cell>
              <table:table-cell office:value-type="float" office:value="-0.2983525">
                <text:p>-0.298352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49285714285714">
                <text:p>0.149285714285714</text:p>
              </table:table-cell>
              <table:table-cell office:value-type="float" office:value="-0.246038214285714">
                <text:p>-0.246038214285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0666666666667">
                <text:p>0.160666666666667</text:p>
              </table:table-cell>
              <table:table-cell office:value-type="float" office:value="-0.200875833333333">
                <text:p>-0.20087583333333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1721875">
                <text:p>0.1721875</text:p>
              </table:table-cell>
              <table:table-cell office:value-type="float" office:value="-0.16135875">
                <text:p>-0.16135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0588235294118">
                <text:p>0.180588235294118</text:p>
              </table:table-cell>
              <table:table-cell office:value-type="float" office:value="-0.126334852941176">
                <text:p>-0.12633485294117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188611111111111">
                <text:p>0.188611111111111</text:p>
              </table:table-cell>
              <table:table-cell office:value-type="float" office:value="-0.0953497222222222">
                <text:p>-0.09534972222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5789473684211">
                <text:p>0.195789473684211</text:p>
              </table:table-cell>
              <table:table-cell office:value-type="float" office:value="-0.0674867105263159">
                <text:p>-0.0674867105263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2025">
                <text:p>0.2025</text:p>
              </table:table-cell>
              <table:table-cell office:value-type="float" office:value="-0.0425424999999999">
                <text:p>-0.0425424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9047619047619">
                <text:p>0.209047619047619</text:p>
              </table:table-cell>
              <table:table-cell office:value-type="float" office:value="-0.0199739285714284">
                <text:p>-0.019973928571428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214772727272727">
                <text:p>0.214772727272727</text:p>
              </table:table-cell>
              <table:table-cell office:value-type="float" office:value="0.00112272727272744">
                <text:p>0.00112272727272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7608695652174">
                <text:p>0.217608695652174</text:p>
              </table:table-cell>
              <table:table-cell office:value-type="float" office:value="0.0215826086956523">
                <text:p>0.021582608695652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22">
                <text:p>0.22</text:p>
              </table:table-cell>
              <table:table-cell office:value-type="float" office:value="0.0404479166666666">
                <text:p>0.04044791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24">
                <text:p>0.2224</text:p>
              </table:table-cell>
              <table:table-cell office:value-type="float" office:value="0.0576979999999999">
                <text:p>0.057697999999999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224807692307692">
                <text:p>0.224807692307692</text:p>
              </table:table-cell>
              <table:table-cell office:value-type="float" office:value="0.0736211538461539">
                <text:p>0.0736211538461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7222222222222">
                <text:p>0.227222222222222</text:p>
              </table:table-cell>
              <table:table-cell office:value-type="float" office:value="0.088462962962963">
                <text:p>0.08846296296296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229821428571429">
                <text:p>0.229821428571429</text:p>
              </table:table-cell>
              <table:table-cell office:value-type="float" office:value="0.10215">
                <text:p>0.10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2068965517241">
                <text:p>0.232068965517241</text:p>
              </table:table-cell>
              <table:table-cell office:value-type="float" office:value="0.114984482758621">
                <text:p>0.11498448275862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234666666666667">
                <text:p>0.234666666666667</text:p>
              </table:table-cell>
              <table:table-cell office:value-type="float" office:value="0.126875">
                <text:p>0.12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7096774193548">
                <text:p>0.237096774193548</text:p>
              </table:table-cell>
              <table:table-cell office:value-type="float" office:value="0.137998387096774">
                <text:p>0.13799838709677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23953125">
                <text:p>0.23953125</text:p>
              </table:table-cell>
              <table:table-cell office:value-type="float" office:value="0.148509375">
                <text:p>0.1485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2272727272727">
                <text:p>0.242272727272727</text:p>
              </table:table-cell>
              <table:table-cell office:value-type="float" office:value="0.159186363636364">
                <text:p>0.15918636363636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245294117647059">
                <text:p>0.245294117647059</text:p>
              </table:table-cell>
              <table:table-cell office:value-type="float" office:value="0.170092647058824">
                <text:p>0.170092647058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8428571428571">
                <text:p>0.248428571428571</text:p>
              </table:table-cell>
              <table:table-cell office:value-type="float" office:value="0.180375714285714">
                <text:p>0.180375714285714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251527777777778">
                <text:p>0.251527777777778</text:p>
              </table:table-cell>
              <table:table-cell office:value-type="float" office:value="0.1900875">
                <text:p>0.1900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4594594594595">
                <text:p>0.254594594594595</text:p>
              </table:table-cell>
              <table:table-cell office:value-type="float" office:value="0.199274324324324">
                <text:p>0.199274324324324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257631578947368">
                <text:p>0.257631578947368</text:p>
              </table:table-cell>
              <table:table-cell office:value-type="float" office:value="0.207977631578947">
                <text:p>0.207977631578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0641025641026">
                <text:p>0.260641025641026</text:p>
              </table:table-cell>
              <table:table-cell office:value-type="float" office:value="0.216234615384615">
                <text:p>0.21623461538461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6375">
                <text:p>0.26375</text:p>
              </table:table-cell>
              <table:table-cell office:value-type="float" office:value="0.22407875">
                <text:p>0.22407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6707317073171">
                <text:p>0.266707317073171</text:p>
              </table:table-cell>
              <table:table-cell office:value-type="float" office:value="0.231540243902439">
                <text:p>0.23154024390243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269761904761905">
                <text:p>0.269761904761905</text:p>
              </table:table-cell>
              <table:table-cell office:value-type="float" office:value="0.238646428571429">
                <text:p>0.23864642857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2674418604651">
                <text:p>0.272674418604651</text:p>
              </table:table-cell>
              <table:table-cell office:value-type="float" office:value="0.245422093023256">
                <text:p>0.245422093023256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275681818181818">
                <text:p>0.275681818181818</text:p>
              </table:table-cell>
              <table:table-cell office:value-type="float" office:value="0.251889772727273">
                <text:p>0.251889772727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8666666666667">
                <text:p>0.278666666666667</text:p>
              </table:table-cell>
              <table:table-cell office:value-type="float" office:value="0.25807">
                <text:p>0.25807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281630434782609">
                <text:p>0.281630434782609</text:p>
              </table:table-cell>
              <table:table-cell office:value-type="float" office:value="0.26398152173913">
                <text:p>0.26398152173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4574468085106">
                <text:p>0.284574468085106</text:p>
              </table:table-cell>
              <table:table-cell office:value-type="float" office:value="0.269641489361702">
                <text:p>0.26964148936170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2875">
                <text:p>0.2875</text:p>
              </table:table-cell>
              <table:table-cell office:value-type="float" office:value="0.275065625">
                <text:p>0.2750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0510204081633">
                <text:p>0.290510204081633</text:p>
              </table:table-cell>
              <table:table-cell office:value-type="float" office:value="0.280268367346939">
                <text:p>0.28026836734693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934">
                <text:p>0.2934</text:p>
              </table:table-cell>
              <table:table-cell office:value-type="float" office:value="0.285263">
                <text:p>0.28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6372549019608">
                <text:p>0.296372549019608</text:p>
              </table:table-cell>
              <table:table-cell office:value-type="float" office:value="0.290061764705882">
                <text:p>0.290061764705882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299134615384615">
                <text:p>0.299134615384615</text:p>
              </table:table-cell>
              <table:table-cell office:value-type="float" office:value="0.294675961538462">
                <text:p>0.294675961538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188679245283">
                <text:p>0.30188679245283</text:p>
              </table:table-cell>
              <table:table-cell office:value-type="float" office:value="0.299116037735849">
                <text:p>0.299116037735849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304537037037037">
                <text:p>0.304537037037037</text:p>
              </table:table-cell>
              <table:table-cell office:value-type="float" office:value="0.303391666666667">
                <text:p>0.303391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">
                <text:p>0.307</text:p>
              </table:table-cell>
              <table:table-cell office:value-type="float" office:value="0.307511818181818">
                <text:p>0.307511818181818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0.309464285714286">
                <text:p>0.309464285714286</text:p>
              </table:table-cell>
              <table:table-cell office:value-type="float" office:value="0.311484821428571">
                <text:p>0.311484821428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1754385964912">
                <text:p>0.311754385964912</text:p>
              </table:table-cell>
              <table:table-cell office:value-type="float" office:value="0.315318421052632">
                <text:p>0.315318421052632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314051724137931">
                <text:p>0.314051724137931</text:p>
              </table:table-cell>
              <table:table-cell office:value-type="float" office:value="0.319019827586207">
                <text:p>0.319019827586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271186440678">
                <text:p>0.316271186440678</text:p>
              </table:table-cell>
              <table:table-cell office:value-type="float" office:value="0.322595762711864">
                <text:p>0.32259576271186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318333333333333">
                <text:p>0.318333333333333</text:p>
              </table:table-cell>
              <table:table-cell office:value-type="float" office:value="0.3260525">
                <text:p>0.3260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0409836065574">
                <text:p>0.320409836065574</text:p>
              </table:table-cell>
              <table:table-cell office:value-type="float" office:value="0.329395901639344">
                <text:p>0.329395901639344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0.32241935483871">
                <text:p>0.32241935483871</text:p>
              </table:table-cell>
              <table:table-cell office:value-type="float" office:value="0.332631451612903">
                <text:p>0.332631451612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4285714285714">
                <text:p>0.324285714285714</text:p>
              </table:table-cell>
              <table:table-cell office:value-type="float" office:value="0.335764285714286">
                <text:p>0.335764285714286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326171875">
                <text:p>0.326171875</text:p>
              </table:table-cell>
              <table:table-cell office:value-type="float" office:value="0.33879921875">
                <text:p>0.3387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7923076923077">
                <text:p>0.327923076923077</text:p>
              </table:table-cell>
              <table:table-cell office:value-type="float" office:value="0.341740769230769">
                <text:p>0.34174076923076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32969696969697">
                <text:p>0.32969696969697</text:p>
              </table:table-cell>
              <table:table-cell office:value-type="float" office:value="0.344593181818182">
                <text:p>0.344593181818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1417910447761">
                <text:p>0.331417910447761</text:p>
              </table:table-cell>
              <table:table-cell office:value-type="float" office:value="0.347360447761194">
                <text:p>0.347360447761194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333014705882353">
                <text:p>0.333014705882353</text:p>
              </table:table-cell>
              <table:table-cell office:value-type="float" office:value="0.350046323529412">
                <text:p>0.3500463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463768115942">
                <text:p>0.33463768115942</text:p>
              </table:table-cell>
              <table:table-cell office:value-type="float" office:value="0.352654347826087">
                <text:p>0.35265434782608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336142857142857">
                <text:p>0.336142857142857</text:p>
              </table:table-cell>
              <table:table-cell office:value-type="float" office:value="0.355187857142857">
                <text:p>0.355187857142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7676056338028">
                <text:p>0.337676056338028</text:p>
              </table:table-cell>
              <table:table-cell office:value-type="float" office:value="0.35765">
                <text:p>0.35765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0.339166666666667">
                <text:p>0.339166666666667</text:p>
              </table:table-cell>
              <table:table-cell office:value-type="float" office:value="0.36004375">
                <text:p>0.3600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0547945205479">
                <text:p>0.340547945205479</text:p>
              </table:table-cell>
              <table:table-cell office:value-type="float" office:value="0.362371917808219">
                <text:p>0.362371917808219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0.341959459459459">
                <text:p>0.341959459459459</text:p>
              </table:table-cell>
              <table:table-cell office:value-type="float" office:value="0.364637162162162">
                <text:p>0.364637162162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0.366842">
                <text:p>0.366842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0.344605263157895">
                <text:p>0.344605263157895</text:p>
              </table:table-cell>
              <table:table-cell office:value-type="float" office:value="0.368988815789474">
                <text:p>0.368988815789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5909090909091">
                <text:p>0.345909090909091</text:p>
              </table:table-cell>
              <table:table-cell office:value-type="float" office:value="0.37107987012987">
                <text:p>0.37107987012987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347115384615385">
                <text:p>0.347115384615385</text:p>
              </table:table-cell>
              <table:table-cell office:value-type="float" office:value="0.373117307692308">
                <text:p>0.373117307692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8354430379747">
                <text:p>0.348354430379747</text:p>
              </table:table-cell>
              <table:table-cell office:value-type="float" office:value="0.375103164556962">
                <text:p>0.37510316455696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3495625">
                <text:p>0.3495625</text:p>
              </table:table-cell>
              <table:table-cell office:value-type="float" office:value="0.377039375">
                <text:p>0.377039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</office:styles>
</office:document-styles>
</file>